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9944in" table:align="left"/>
    </style:style>
    <style:style style:name="Table1.A" style:family="table-column">
      <style:table-column-properties style:column-width="1.0389in"/>
    </style:style>
    <style:style style:name="Table1.B" style:family="table-column">
      <style:table-column-properties style:column-width="2.2319in"/>
    </style:style>
    <style:style style:name="Table1.C" style:family="table-column">
      <style:table-column-properties style:column-width="2.723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3951in" table:align="left"/>
    </style:style>
    <style:style style:name="Table2.A" style:family="table-column">
      <style:table-column-properties style:column-width="0.6861in"/>
    </style:style>
    <style:style style:name="Table2.B" style:family="table-column">
      <style:table-column-properties style:column-width="3.70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3868in" table:align="left"/>
    </style:style>
    <style:style style:name="Table3.A" style:family="table-column">
      <style:table-column-properties style:column-width="0.9736in"/>
    </style:style>
    <style:style style:name="Table3.B" style:family="table-column">
      <style:table-column-properties style:column-width="2.4132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9236in" table:align="left"/>
    </style:style>
    <style:style style:name="Table4.A" style:family="table-column">
      <style:table-column-properties style:column-width="1.159in"/>
    </style:style>
    <style:style style:name="Table4.B" style:family="table-column">
      <style:table-column-properties style:column-width="3.7646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3.2194in"/>
    </style:style>
    <style:style style:name="Table5.B" style:family="table-column">
      <style:table-column-properties style:column-width="3.4736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font-size="15pt" style:font-size-asian="15pt" style:font-size-complex="15pt"/>
    </style:style>
    <style:style style:name="P2" style:family="paragraph" style:parent-style-name="Heading_20_3">
      <style:text-properties fo:font-size="15pt" style:font-size-asian="15pt" style:font-size-complex="15pt"/>
    </style:style>
    <style:style style:name="P3" style:family="paragraph" style:parent-style-name="Horizontal_20_Line">
      <style:text-properties fo:font-size="15pt" style:font-size-asian="15pt" style:font-size-complex="15pt"/>
    </style:style>
    <style:style style:name="P4" style:family="paragraph" style:parent-style-name="Standard">
      <style:text-properties fo:font-size="15pt" officeooo:rsid="001ff513" officeooo:paragraph-rsid="001ff513" style:font-size-asian="15pt" style:font-size-complex="15pt"/>
    </style:style>
    <style:style style:name="P5" style:family="paragraph" style:parent-style-name="Standard">
      <style:text-properties fo:font-size="15pt" officeooo:rsid="001ff513" style:font-size-asian="15pt" style:font-size-complex="15pt"/>
    </style:style>
    <style:style style:name="P6" style:family="paragraph" style:parent-style-name="Standard">
      <style:text-properties fo:font-size="15pt" officeooo:rsid="0023c392" officeooo:paragraph-rsid="0023c392" style:font-size-asian="15pt" style:font-size-complex="15pt"/>
    </style:style>
    <style:style style:name="P7" style:family="paragraph" style:parent-style-name="Standard">
      <style:text-properties fo:font-size="15pt" officeooo:rsid="0025a71b" officeooo:paragraph-rsid="0025a71b" style:font-size-asian="15pt" style:font-size-complex="15pt"/>
    </style:style>
    <style:style style:name="P8" style:family="paragraph" style:parent-style-name="Standard">
      <style:text-properties fo:font-size="15pt" officeooo:rsid="0025a71b" officeooo:paragraph-rsid="0023c392" style:font-size-asian="15pt" style:font-size-complex="15pt"/>
    </style:style>
    <style:style style:name="P9" style:family="paragraph" style:parent-style-name="Standard">
      <style:text-properties fo:font-size="15pt" officeooo:rsid="0029009d" officeooo:paragraph-rsid="0029009d" style:font-size-asian="15pt" style:font-size-complex="15pt"/>
    </style:style>
    <style:style style:name="P10" style:family="paragraph" style:parent-style-name="Standard">
      <style:text-properties fo:font-size="15pt" style:font-size-asian="15pt" style:font-size-complex="15pt"/>
    </style:style>
    <style:style style:name="P11" style:family="paragraph" style:parent-style-name="Standard">
      <style:text-properties fo:font-size="15pt" officeooo:paragraph-rsid="001ff513" style:font-size-asian="15pt" style:font-size-complex="15pt"/>
    </style:style>
    <style:style style:name="P12" style:family="paragraph" style:parent-style-name="Standard">
      <style:text-properties fo:font-size="15pt" officeooo:rsid="002bc487" officeooo:paragraph-rsid="002bc487" style:font-size-asian="15pt" style:font-size-complex="15pt"/>
    </style:style>
    <style:style style:name="P13" style:family="paragraph" style:parent-style-name="Standard">
      <style:paragraph-properties style:line-height-at-least="0.198in"/>
      <style:text-properties fo:font-size="15pt" style:font-size-asian="15pt" style:font-size-complex="15pt"/>
    </style:style>
    <style:style style:name="P14" style:family="paragraph" style:parent-style-name="Standard">
      <style:text-properties fo:font-size="15pt" officeooo:rsid="0021d2cb" officeooo:paragraph-rsid="0021d2cb" style:font-size-asian="15pt" style:font-size-complex="15pt"/>
    </style:style>
    <style:style style:name="P15" style:family="paragraph" style:parent-style-name="Standard">
      <style:paragraph-properties fo:text-align="center" style:justify-single-word="false"/>
      <style:text-properties fo:font-size="15pt" officeooo:rsid="0026ec85" officeooo:paragraph-rsid="0026ec85" style:font-size-asian="15pt" style:font-size-complex="15pt"/>
    </style:style>
    <style:style style:name="P16" style:family="paragraph" style:parent-style-name="Standard">
      <style:text-properties fo:font-size="15pt" officeooo:rsid="0026ec85" officeooo:paragraph-rsid="0026ec85" style:font-size-asian="15pt" style:font-size-complex="15pt"/>
    </style:style>
    <style:style style:name="P17" style:family="paragraph" style:parent-style-name="Standard">
      <style:text-properties fo:font-size="15pt" officeooo:rsid="002cef23" officeooo:paragraph-rsid="002cef23" style:font-size-asian="15pt" style:font-size-complex="15pt"/>
    </style:style>
    <style:style style:name="P18" style:family="paragraph" style:parent-style-name="Standard">
      <style:text-properties fo:font-size="15pt" officeooo:rsid="002d1ef6" officeooo:paragraph-rsid="002d1ef6" style:font-size-asian="15pt" style:font-size-complex="15pt"/>
    </style:style>
    <style:style style:name="P19" style:family="paragraph" style:parent-style-name="Standard">
      <style:text-properties fo:font-size="15pt" officeooo:rsid="002ee656" officeooo:paragraph-rsid="002ee656" style:font-size-asian="15pt" style:font-size-complex="15pt"/>
    </style:style>
    <style:style style:name="P20" style:family="paragraph" style:parent-style-name="Table_20_Contents">
      <style:text-properties fo:font-size="15pt" style:font-size-asian="15pt" style:font-size-complex="15pt"/>
    </style:style>
    <style:style style:name="P21" style:family="paragraph" style:parent-style-name="Table_20_Heading">
      <style:text-properties fo:font-size="15pt" style:font-size-asian="15pt" style:font-size-complex="15pt"/>
    </style:style>
    <style:style style:name="P22" style:family="paragraph" style:parent-style-name="Text_20_body">
      <style:text-properties fo:font-size="15pt" style:font-size-asian="15pt" style:font-size-complex="15pt"/>
    </style:style>
    <style:style style:name="P23" style:family="paragraph" style:parent-style-name="Text_20_body">
      <style:paragraph-properties fo:margin-top="0in" fo:margin-bottom="0in" style:contextual-spacing="false"/>
      <style:text-properties fo:font-size="15pt" style:font-size-asian="15pt" style:font-size-complex="15pt"/>
    </style:style>
    <style:style style:name="P2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5pt" fo:font-weight="normal" fo:background-color="#1f1f1f" style:font-size-asian="15pt" style:font-size-complex="15pt"/>
    </style:style>
    <style:style style:name="P25" style:family="paragraph" style:parent-style-name="Standard">
      <style:paragraph-properties style:line-height-at-least="0.198in"/>
      <style:text-properties fo:color="#cccccc" loext:opacity="100%" style:font-name="Droid Sans Mono" fo:font-size="15pt" fo:font-weight="normal" fo:background-color="#1f1f1f" style:font-size-asian="15pt" style:font-size-complex="15pt"/>
    </style:style>
    <style:style style:name="P26" style:family="paragraph" style:parent-style-name="Standard">
      <style:text-properties fo:color="#cccccc" loext:opacity="100%" style:font-name="Droid Sans Mono" fo:font-size="15pt" fo:font-weight="normal" officeooo:rsid="002bc487" officeooo:paragraph-rsid="002bc487" fo:background-color="#1f1f1f" style:font-size-asian="15pt" style:font-size-complex="15pt"/>
    </style:style>
    <style:style style:name="P27" style:family="paragraph" style:parent-style-name="Standard">
      <style:text-properties fo:color="#cccccc" loext:opacity="100%" style:font-name="Droid Sans Mono" fo:font-size="15pt" fo:font-weight="normal" officeooo:rsid="0029009d" officeooo:paragraph-rsid="0029009d" fo:background-color="#1f1f1f" style:font-size-asian="15pt" style:font-size-complex="15pt"/>
    </style:style>
    <style:style style:name="P28" style:family="paragraph" style:parent-style-name="Standard">
      <style:text-properties fo:color="#cccccc" loext:opacity="100%" style:font-name="Droid Sans Mono" fo:font-size="15pt" fo:font-weight="normal" officeooo:rsid="002cef23" officeooo:paragraph-rsid="002cef23" fo:background-color="#1f1f1f" style:font-size-asian="15pt" style:font-size-complex="15pt"/>
    </style:style>
    <style:style style:name="P29" style:family="paragraph" style:parent-style-name="Standard">
      <style:text-properties fo:color="#cccccc" loext:opacity="100%" style:font-name="Droid Sans Mono" fo:font-size="15pt" fo:font-weight="normal" officeooo:rsid="002d1ef6" officeooo:paragraph-rsid="002d1ef6" fo:background-color="#1f1f1f" style:font-size-asian="15pt" style:font-size-complex="15pt"/>
    </style:style>
    <style:style style:name="P3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fo:font-size="15pt" fo:background-color="#1f1f1f" style:font-size-asian="15pt" style:font-size-complex="15pt"/>
    </style:style>
    <style:style style:name="P31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5pt" fo:font-weight="normal" fo:background-color="#1f1f1f" style:font-size-asian="15pt" style:font-size-complex="15pt"/>
    </style:style>
    <style:style style:name="P32" style:family="paragraph" style:parent-style-name="Standard">
      <style:text-properties fo:color="#6a9955" loext:opacity="100%" style:font-name="Droid Sans Mono" fo:font-size="15pt" fo:font-weight="normal" officeooo:rsid="0023c392" officeooo:paragraph-rsid="0023c392" fo:background-color="#1f1f1f" style:font-size-asian="15pt" style:font-size-complex="15pt"/>
    </style:style>
    <style:style style:name="P33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Droid Sans Mono" fo:font-size="15pt" fo:font-weight="normal" fo:background-color="#1f1f1f" style:font-size-asian="15pt" style:font-size-complex="15pt"/>
    </style:style>
    <style:style style:name="P34" style:family="paragraph" style:parent-style-name="Standard">
      <style:text-properties officeooo:paragraph-rsid="001e475d"/>
    </style:style>
    <style:style style:name="P35" style:family="paragraph" style:parent-style-name="Text_20_body">
      <style:text-properties officeooo:paragraph-rsid="001e475d"/>
    </style:style>
    <style:style style:name="P36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1ff513" officeooo:paragraph-rsid="001ff513" style:font-size-asian="15pt" style:font-weight-asian="bold" style:font-size-complex="15pt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3c392" officeooo:paragraph-rsid="0023c392" style:font-size-asian="15pt" style:font-weight-asian="bold" style:font-size-complex="15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9009d" officeooo:paragraph-rsid="0029009d" style:font-size-asian="15pt" style:font-weight-asian="bold" style:font-size-complex="15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bc487" officeooo:paragraph-rsid="002bc487" style:font-size-asian="15pt" style:font-weight-asian="bold" style:font-size-complex="15pt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cef23" officeooo:paragraph-rsid="002cef23" style:font-size-asian="15pt" style:font-weight-asian="bold" style:font-size-complex="15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d1ef6" officeooo:paragraph-rsid="002d1ef6" style:font-size-asian="15pt" style:font-weight-asian="bold" style:font-size-complex="15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e1c5e" officeooo:paragraph-rsid="002e1c5e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2ee656" officeooo:paragraph-rsid="002ee656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text-align="center" style:justify-single-word="false"/>
      <style:text-properties officeooo:paragraph-rsid="001e475d"/>
    </style:style>
    <style:style style:name="P45" style:family="paragraph" style:parent-style-name="Heading_20_2">
      <style:text-properties fo:font-size="15pt" officeooo:rsid="002cef23" officeooo:paragraph-rsid="002cef23" style:font-size-asian="15pt" style:font-size-complex="15pt"/>
    </style:style>
    <style:style style:name="P46" style:family="paragraph" style:parent-style-name="Heading_20_3">
      <style:text-properties fo:font-size="15pt" officeooo:rsid="002cef23" officeooo:paragraph-rsid="002cef23" style:font-size-asian="15pt" style:font-size-complex="15pt"/>
    </style:style>
    <style:style style:name="P47" style:family="paragraph" style:parent-style-name="Standard">
      <style:text-properties fo:font-size="15pt" officeooo:rsid="002cef23" officeooo:paragraph-rsid="002cef23" style:font-size-asian="15pt" style:font-size-complex="15pt"/>
    </style:style>
    <style:style style:name="P48" style:family="paragraph" style:parent-style-name="Standard">
      <style:text-properties fo:font-size="15pt" officeooo:rsid="00342da9" officeooo:paragraph-rsid="002cef23" style:font-size-asian="15pt" style:font-size-complex="15pt"/>
    </style:style>
    <style:style style:name="P4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50" style:family="paragraph" style:parent-style-name="Standard">
      <style:text-properties fo:color="#cccccc" loext:opacity="100%" style:font-name="Droid Sans Mono" fo:font-size="10.5pt" fo:font-weight="normal" officeooo:rsid="00342da9" officeooo:paragraph-rsid="002cef23" fo:background-color="#1f1f1f" style:font-size-asian="15pt" style:font-size-complex="15pt"/>
    </style:style>
    <style:style style:name="P51" style:family="paragraph" style:parent-style-name="Standard">
      <style:paragraph-properties fo:margin-left="0in" fo:margin-right="0in" style:line-height-at-least="0.198in" fo:text-indent="0in" style:auto-text-indent="false"/>
      <style:text-properties fo:color="#d4d4d4" loext:opacity="100%" style:font-name="Droid Sans Mono" fo:font-size="10.5pt" fo:font-weight="normal" fo:background-color="#1f1f1f"/>
    </style:style>
    <style:style style:name="P52" style:family="paragraph" style:parent-style-name="Standard">
      <style:paragraph-properties style:line-height-at-least="0.198in"/>
    </style:style>
    <style:style style:name="P53" style:family="paragraph" style:parent-style-name="Standard">
      <style:paragraph-properties fo:text-align="center" style:justify-single-word="false"/>
      <style:text-properties fo:color="#c9211e" loext:opacity="100%" fo:font-size="15pt" style:text-underline-style="solid" style:text-underline-width="auto" style:text-underline-color="font-color" fo:font-weight="bold" officeooo:rsid="00342da9" officeooo:paragraph-rsid="002cef23" style:font-size-asian="15pt" style:font-weight-asian="bold" style:font-size-complex="15pt" style:font-weight-complex="bold"/>
    </style:style>
    <style:style style:name="P54" style:family="paragraph" style:parent-style-name="Text_20_body" style:list-style-name="L1">
      <style:text-properties fo:font-size="15pt" style:font-size-asian="15pt" style:font-size-complex="15pt"/>
    </style:style>
    <style:style style:name="P55" style:family="paragraph" style:parent-style-name="Text_20_body" style:list-style-name="L2">
      <style:text-properties fo:font-size="15pt" style:font-size-asian="15pt" style:font-size-complex="15pt"/>
    </style:style>
    <style:style style:name="P56" style:family="paragraph" style:parent-style-name="Text_20_body" style:list-style-name="L3">
      <style:text-properties fo:font-size="15pt" style:font-size-asian="15pt" style:font-size-complex="15pt"/>
    </style:style>
    <style:style style:name="P57" style:family="paragraph" style:parent-style-name="Text_20_body" style:list-style-name="L4">
      <style:text-properties fo:font-size="15pt" style:font-size-asian="15pt" style:font-size-complex="15pt"/>
    </style:style>
    <style:style style:name="P58" style:family="paragraph" style:parent-style-name="Text_20_body" style:list-style-name="L5">
      <style:text-properties fo:font-size="15pt" style:font-size-asian="15pt" style:font-size-complex="15pt"/>
    </style:style>
    <style:style style:name="P59" style:family="paragraph" style:parent-style-name="Text_20_body" style:list-style-name="L6">
      <style:text-properties fo:font-size="15pt" style:font-size-asian="15pt" style:font-size-complex="15pt"/>
    </style:style>
    <style:style style:name="P60" style:family="paragraph" style:parent-style-name="Text_20_body" style:list-style-name="L7">
      <style:text-properties fo:font-size="15pt" style:font-size-asian="15pt" style:font-size-complex="15pt"/>
    </style:style>
    <style:style style:name="P61" style:family="paragraph" style:parent-style-name="Text_20_body" style:list-style-name="L8">
      <style:text-properties fo:font-size="15pt" style:font-size-asian="15pt" style:font-size-complex="15pt"/>
    </style:style>
    <style:style style:name="P62" style:family="paragraph" style:parent-style-name="Text_20_body" style:list-style-name="L9">
      <style:text-properties fo:font-size="15pt" style:font-size-asian="15pt" style:font-size-complex="15pt"/>
    </style:style>
    <style:style style:name="P63" style:family="paragraph" style:parent-style-name="Text_20_body" style:list-style-name="L11">
      <style:text-properties fo:font-size="15pt" style:font-size-asian="15pt" style:font-size-complex="15pt"/>
    </style:style>
    <style:style style:name="P64" style:family="paragraph" style:parent-style-name="Text_20_body" style:list-style-name="L10"/>
    <style:style style:name="P65" style:family="paragraph" style:parent-style-name="Text_20_body" style:list-style-name="L12"/>
    <style:style style:name="P66" style:family="paragraph" style:parent-style-name="Text_20_body" style:list-style-name="L13"/>
    <style:style style:name="P67" style:family="paragraph" style:parent-style-name="Text_20_body" style:list-style-name="L14"/>
    <style:style style:name="P68" style:family="paragraph" style:parent-style-name="Text_20_body" style:list-style-name="L15"/>
    <style:style style:name="P69" style:family="paragraph" style:parent-style-name="Text_20_body" style:list-style-name="L16"/>
    <style:style style:name="P70" style:family="paragraph" style:parent-style-name="Text_20_body" style:list-style-name="L17"/>
    <style:style style:name="P71" style:family="paragraph" style:parent-style-name="Text_20_body" style:list-style-name="L18"/>
    <style:style style:name="P72" style:family="paragraph" style:parent-style-name="Text_20_body" style:list-style-name="L19"/>
    <style:style style:name="P73" style:family="paragraph" style:parent-style-name="Text_20_body" style:list-style-name="L20"/>
    <style:style style:name="P74" style:family="paragraph" style:parent-style-name="Text_20_body" style:list-style-name="L21"/>
    <style:style style:name="P75" style:family="paragraph" style:parent-style-name="Text_20_body" style:list-style-name="L22"/>
    <style:style style:name="P76" style:family="paragraph" style:parent-style-name="Text_20_body" style:list-style-name="L23"/>
    <style:style style:name="P77" style:family="paragraph" style:parent-style-name="Text_20_body" style:list-style-name="L24"/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c9211e" loext:opacity="100%" fo:font-size="15pt" style:text-underline-style="solid" style:text-underline-width="auto" style:text-underline-color="font-color" officeooo:rsid="001e475d" style:font-size-asian="15pt" style:font-size-complex="15pt"/>
    </style:style>
    <style:style style:name="T3" style:family="text">
      <style:text-properties style:font-name="Droid Sans Mono" fo:font-weight="normal"/>
    </style:style>
    <style:style style:name="T4" style:family="text">
      <style:text-properties fo:color="#6a9955" loext:opacity="100%"/>
    </style:style>
    <style:style style:name="T5" style:family="text">
      <style:text-properties fo:color="#6a9955" loext:opacity="100%" style:font-name="Droid Sans Mono" fo:font-weight="normal" fo:background-color="#1f1f1f" loext:char-shading-value="0"/>
    </style:style>
    <style:style style:name="T6" style:family="text">
      <style:text-properties fo:color="#6a9955" loext:opacity="100%" style:font-name="Droid Sans Mono" fo:font-size="15pt" fo:font-weight="normal" fo:background-color="#1f1f1f" loext:char-shading-value="0" style:font-size-asian="15pt" style:font-size-complex="15pt"/>
    </style:style>
    <style:style style:name="T7" style:family="text">
      <style:text-properties fo:color="#6a9955" loext:opacity="100%" style:font-name="Droid Sans Mono" fo:font-size="15pt" fo:font-weight="normal" officeooo:rsid="001e475d" fo:background-color="#1f1f1f" loext:char-shading-value="0" style:font-size-asian="15pt" style:font-size-complex="15pt"/>
    </style:style>
    <style:style style:name="T8" style:family="text">
      <style:text-properties fo:color="#808080" loext:opacity="100%"/>
    </style:style>
    <style:style style:name="T9" style:family="text">
      <style:text-properties fo:color="#569cd6" loext:opacity="100%"/>
    </style:style>
    <style:style style:name="T10" style:family="text">
      <style:text-properties fo:color="#9cdcfe" loext:opacity="100%"/>
    </style:style>
    <style:style style:name="T11" style:family="text">
      <style:text-properties fo:color="#ce9178" loext:opacity="100%"/>
    </style:style>
    <style:style style:name="T12" style:family="text">
      <style:text-properties fo:color="#d4d4d4" loext:opacity="100%"/>
    </style:style>
    <style:style style:name="T13" style:family="text">
      <style:text-properties fo:color="#d7ba7d" loext:opacity="100%"/>
    </style:style>
    <style:style style:name="T14" style:family="text">
      <style:text-properties fo:color="#b5cea8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4fc1ff" loext:opacity="100%"/>
    </style:style>
    <style:style style:name="T17" style:family="text">
      <style:text-properties fo:color="#c586c0" loext:opacity="100%"/>
    </style:style>
    <style:style style:name="T18" style:family="text">
      <style:text-properties fo:color="#4ec9b0" loext:opacity="100%"/>
    </style:style>
    <style:style style:name="T19" style:family="text">
      <style:text-properties fo:color="#f44747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That sounds like a wonderful and meaningful project! Creating a </text:span><text:span text:style-name="Strong_20_Emphasis"><text:span text:style-name="T1">fun learning platform or set of activities</text:span></text:span><text:span text:style-name="T1"> for </text:span><text:span text:style-name="Strong_20_Emphasis"><text:span text:style-name="T1">Transitional Kindergarten (TK) to Grade 12 (K–12)</text:span></text:span><text:span text:style-name="T1"> students, especially for </text:span><text:span text:style-name="Strong_20_Emphasis"><text:span text:style-name="T1">math and writing</text:span></text:span><text:span text:style-name="T1">, can be both educational and engaging.</text:span></text:p>
      <text:p text:style-name="Text_20_body"><text:span text:style-name="T1">Let’s break this down </text:span><text:span text:style-name="Strong_20_Emphasis"><text:span text:style-name="T1">step by step</text:span></text:span><text:span text:style-name="T1"> and start small. We'll first define the </text:span><text:span text:style-name="Strong_20_Emphasis"><text:span text:style-name="T1">scope</text:span></text:span><text:span text:style-name="T1">, then go grade by grade or level by level, creating interactive or printable content (digital worksheets, web activities, or games) appropriate to each age.</text:span></text:p>
      <text:p text:style-name="P3"/>
      <text:h text:style-name="P2" text:outline-level="3">✅ STEP 1: DEFINE THE PROJECT GOALS</text:h>
      <text:p text:style-name="Text_20_body"><text:span text:style-name="Strong_20_Emphasis"><text:span text:style-name="T1">Goal:</text:span></text:span><text:span text:style-name="T1"><text:line-break/>Create a fun, engaging platform or resource for kids in TK–12 to learn and practice </text:span><text:span text:style-name="Strong_20_Emphasis"><text:span text:style-name="T1">Math and Writing</text:span></text:span><text:span text:style-name="T1"> through:</text:span></text:p>
      <text:list text:style-name="L1">
        <text:list-item>
          <text:p text:style-name="P54">Games</text:p>
        </text:list-item>
        <text:list-item>
          <text:p text:style-name="P54">Interactive exercises</text:p>
        </text:list-item>
        <text:list-item>
          <text:p text:style-name="P54">Printable worksheets</text:p>
        </text:list-item>
        <text:list-item>
          <text:p text:style-name="P54">Creative prompts</text:p>
        </text:list-item>
        <text:list-item>
          <text:p text:style-name="P54">Visual aids</text:p>
        </text:list-item>
      </text:list>
      <text:p text:style-name="P3"/>
      <text:h text:style-name="P2" text:outline-level="3">✅ STEP 2: START SMALL – CHOOSE A LEVEL TO BEGIN</text:h>
      <text:p text:style-name="Text_20_body"><text:span text:style-name="T1">We’ll begin with </text:span><text:span text:style-name="Strong_20_Emphasis"><text:span text:style-name="T1">TK–Kindergarten</text:span></text:span><text:span text:style-name="T1">, and gradually move up.</text:span></text:p>
      <text:h text:style-name="Heading_20_4" text:outline-level="4"><text:span text:style-name="T1">➤ </text:span><text:span text:style-name="Strong_20_Emphasis"><text:span text:style-name="T1">Focus Area: TK (Transitional Kindergarten) – Ages 4–5</text:span></text:span></text:h>
      <text:p text:style-name="P22">We’ll create:</text:p>
      <text:list text:style-name="L2">
        <text:list-item>
          <text:p text:style-name="P55">Basic math: counting, shapes, patterns</text:p>
        </text:list-item>
        <text:list-item>
          <text:p text:style-name="P55">Basic writing: letters, tracing, simple words</text:p>
        </text:list-item>
      </text:list>
      <text:p text:style-name="P3"/>
      <text:h text:style-name="P2" text:outline-level="3"><text:soft-page-break/>✅ STEP 3: CREATE MATH AND WRITING ACTIVITIES FOR TK</text:h>
      <text:h text:style-name="Heading_20_4" text:outline-level="4"><text:span text:style-name="T1">🟦 A. </text:span><text:span text:style-name="Strong_20_Emphasis"><text:span text:style-name="T1">TK Math Topics</text:span></text:span></text:h>
      <text:list text:style-name="L3">
        <text:list-item>
          <text:p text:style-name="P56">Counting from 1 to 10 (and eventually 20)</text:p>
        </text:list-item>
        <text:list-item>
          <text:p text:style-name="P56">Identifying shapes (circle, square, triangle)</text:p>
        </text:list-item>
        <text:list-item>
          <text:p text:style-name="P56">Comparing sizes (big/small, more/less)</text:p>
        </text:list-item>
        <text:list-item>
          <text:p text:style-name="P56">Recognizing patterns</text:p>
        </text:list-item>
      </text:list>
      <text:p text:style-name="Text_20_body"><text:span text:style-name="Strong_20_Emphasis"><text:span text:style-name="T1">Example Activity:</text:span></text:span><text:span text:style-name="T1"><text:line-break/>🔢 </text:span><text:span text:style-name="Strong_20_Emphasis"><text:span text:style-name="T1">Count the Animals</text:span></text:span><text:span text:style-name="T1"><text:line-break/>"Count how many cats are in the picture and circle the right number."</text:span></text:p>
      <text:p text:style-name="P22">✍️ We can generate this as:</text:p>
      <text:list text:style-name="L4">
        <text:list-item>
          <text:p text:style-name="P57">A worksheet</text:p>
        </text:list-item>
        <text:list-item>
          <text:p text:style-name="P57">A web page</text:p>
        </text:list-item>
        <text:list-item>
          <text:p text:style-name="P57">A drag-and-drop game</text:p>
        </text:list-item>
      </text:list>
      <text:h text:style-name="Heading_20_4" text:outline-level="4"><text:span text:style-name="T1">🟩 B. </text:span><text:span text:style-name="Strong_20_Emphasis"><text:span text:style-name="T1">TK Writing Topics</text:span></text:span></text:h>
      <text:list text:style-name="L5">
        <text:list-item>
          <text:p text:style-name="P58">Tracing uppercase/lowercase letters</text:p>
        </text:list-item>
        <text:list-item>
          <text:p text:style-name="P58">Writing their name</text:p>
        </text:list-item>
        <text:list-item>
          <text:p text:style-name="P58">Tracing simple words: cat, dog, sun, etc.</text:p>
        </text:list-item>
        <text:list-item>
          <text:p text:style-name="P58">Matching letters to sounds (A = apple)</text:p>
        </text:list-item>
      </text:list>
      <text:p text:style-name="Text_20_body"><text:span text:style-name="Strong_20_Emphasis"><text:span text:style-name="T1">Example Activity:</text:span></text:span><text:span text:style-name="T1"><text:line-break/>✏️ </text:span><text:span text:style-name="Strong_20_Emphasis"><text:span text:style-name="T1">Trace and Color the Letter A</text:span></text:span><text:span text:style-name="T1"><text:line-break/>"Trace the letter A and then color the apple."</text:span></text:p>
      <text:p text:style-name="P3"/>
      <text:h text:style-name="P2" text:outline-level="3">✅ STEP 4: ORGANIZE THE MATERIALS BY GRADE AND SUBJECT</text:h>
      <text:p text:style-name="P22">We’ll create a structure like this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1">Grade Level</text:p>
            </table:table-cell>
            <table:table-cell table:style-name="Table1.A1" office:value-type="string">
              <text:p text:style-name="P21">Math Topics</text:p>
            </table:table-cell>
            <table:table-cell table:style-name="Table1.A1" office:value-type="string">
              <text:p text:style-name="P21">Writing Topics</text:p>
            </table:table-cell>
          </table:table-row>
        </table:table-header-rows>
        <table:table-row>
          <table:table-cell table:style-name="Table1.A1" office:value-type="string">
            <text:p text:style-name="P20">TK</text:p>
          </table:table-cell>
          <table:table-cell table:style-name="Table1.A1" office:value-type="string">
            <text:p text:style-name="P20">Counting, Shapes</text:p>
          </table:table-cell>
          <table:table-cell table:style-name="Table1.A1" office:value-type="string">
            <text:p text:style-name="P20">Tracing Letters, Simple Words</text:p>
          </table:table-cell>
        </table:table-row>
        <table:table-row>
          <table:table-cell table:style-name="Table1.A1" office:value-type="string">
            <text:p text:style-name="P20">K</text:p>
          </table:table-cell>
          <table:table-cell table:style-name="Table1.A1" office:value-type="string">
            <text:p text:style-name="P20">Add/Subtract within 10</text:p>
          </table:table-cell>
          <table:table-cell table:style-name="Table1.A1" office:value-type="string">
            <text:p text:style-name="P20">Sentence Building</text:p>
          </table:table-cell>
        </table:table-row>
        <text:soft-page-break/>
        <table:table-row>
          <table:table-cell table:style-name="Table1.A1" office:value-type="string">
            <text:p text:style-name="P20">1st</text:p>
          </table:table-cell>
          <table:table-cell table:style-name="Table1.A1" office:value-type="string">
            <text:p text:style-name="P20">Place Value, Word Problems</text:p>
          </table:table-cell>
          <table:table-cell table:style-name="Table1.A1" office:value-type="string">
            <text:p text:style-name="P20">Creative Writing, Grammar</text:p>
          </table:table-cell>
        </table:table-row>
        <table:table-row>
          <table:table-cell table:style-name="Table1.A1" office:value-type="string">
            <text:p text:style-name="P20">...</text:p>
          </table:table-cell>
          <table:table-cell table:style-name="Table1.A1" office:value-type="string">
            <text:p text:style-name="P20">...</text:p>
          </table:table-cell>
          <table:table-cell table:style-name="Table1.A1" office:value-type="string">
            <text:p text:style-name="P20">...</text:p>
          </table:table-cell>
        </table:table-row>
        <table:table-row>
          <table:table-cell table:style-name="Table1.A1" office:value-type="string">
            <text:p text:style-name="P20">12th</text:p>
          </table:table-cell>
          <table:table-cell table:style-name="Table1.A1" office:value-type="string">
            <text:p text:style-name="P20">Algebra, Geometry, Statistics</text:p>
          </table:table-cell>
          <table:table-cell table:style-name="Table1.A1" office:value-type="string">
            <text:p text:style-name="P20">Essays, Research, Creative Writing</text:p>
          </table:table-cell>
        </table:table-row>
      </table:table>
      <text:p text:style-name="P3"/>
      <text:h text:style-name="P2" text:outline-level="3">✅ STEP 5: CHOOSE FORMAT</text:h>
      <text:p text:style-name="P22">Would you like this as:</text:p>
      <text:list text:style-name="L6">
        <text:list-item>
          <text:p text:style-name="P59">A website or web app (interactive)?</text:p>
        </text:list-item>
        <text:list-item>
          <text:p text:style-name="P59">A PDF workbook (printable)?</text:p>
        </text:list-item>
        <text:list-item>
          <text:p text:style-name="P59">A mobile app?</text:p>
        </text:list-item>
        <text:list-item>
          <text:p text:style-name="P59">All of the above over time?</text:p>
        </text:list-item>
      </text:list>
      <text:p text:style-name="Text_20_body"><text:span text:style-name="T1">We can start with </text:span><text:span text:style-name="Strong_20_Emphasis"><text:span text:style-name="T1">printable PDF worksheets or a simple web-based version</text:span></text:span><text:span text:style-name="T1">.</text:span></text:p>
      <text:p text:style-name="P3"/>
      <text:h text:style-name="P2" text:outline-level="3">✅ STEP 6: EXAMPLE PDF / WORKSHEET (TK Math)</text:h>
      <text:p text:style-name="P22">Would you like me to:</text:p>
      <text:list text:style-name="L7">
        <text:list-item>
          <text:p text:style-name="P60">🖼️ Generate a sample worksheet with tracing and counting?</text:p>
        </text:list-item>
        <text:list-item>
          <text:p text:style-name="P60">🧮 Create simple math game ideas?</text:p>
        </text:list-item>
        <text:list-item>
          <text:p text:style-name="P60">💻 Show a basic HTML/JavaScript page for interactive counting?</text:p>
        </text:list-item>
      </text:list>
      <text:p text:style-name="P22">Let me know what you'd like to start with — printable, web-based, or both — and we’ll begin creating real content!</text:p>
      <text:p text:style-name="P23">Ask ChatGPT</text:p>
      <text:p text:style-name="P10"/>
      <text:p text:style-name="P10"/>
      <text:h text:style-name="P1" text:outline-level="2"><text:soft-page-break/>🎯 TK Focus: Math &amp; Writing</text:h>
      <text:h text:style-name="P2" text:outline-level="3">📘 Subjects to Include: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1">Subject</text:p>
            </table:table-cell>
            <table:table-cell table:style-name="Table2.A1" office:value-type="string">
              <text:p text:style-name="P21">Topic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<text:span text:style-name="T1">Math</text:span></text:span></text:p>
          </table:table-cell>
          <table:table-cell table:style-name="Table2.A1" office:value-type="string">
            <text:p text:style-name="P20">Counting (1–10), Shapes, Pattern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1">Writing</text:span></text:span></text:p>
          </table:table-cell>
          <table:table-cell table:style-name="Table2.A1" office:value-type="string">
            <text:p text:style-name="P20">Tracing Letters (A–Z), Matching Letters to Words</text:p>
          </table:table-cell>
        </table:table-row>
      </table:table>
      <text:p text:style-name="P3"/>
      <text:h text:style-name="P2" text:outline-level="3">🖥️ STEP 2: Decide Tech Stack</text:h>
      <text:p text:style-name="P22">To keep things simple and browser-friendly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1">Area</text:p>
            </table:table-cell>
            <table:table-cell table:style-name="Table3.A1" office:value-type="string">
              <text:p text:style-name="P21">Tech</text:p>
            </table:table-cell>
          </table:table-row>
        </table:table-header-rows>
        <table:table-row>
          <table:table-cell table:style-name="Table3.A1" office:value-type="string">
            <text:p text:style-name="P20">Structure</text:p>
          </table:table-cell>
          <table:table-cell table:style-name="Table3.A1" office:value-type="string">
            <text:p text:style-name="P20">HTML</text:p>
          </table:table-cell>
        </table:table-row>
        <table:table-row>
          <table:table-cell table:style-name="Table3.A1" office:value-type="string">
            <text:p text:style-name="P20">Styling</text:p>
          </table:table-cell>
          <table:table-cell table:style-name="Table3.A1" office:value-type="string">
            <text:p text:style-name="P20">Tailwind CSS (or plain CSS)</text:p>
          </table:table-cell>
        </table:table-row>
        <table:table-row>
          <table:table-cell table:style-name="Table3.A1" office:value-type="string">
            <text:p text:style-name="P20">Interaction</text:p>
          </table:table-cell>
          <table:table-cell table:style-name="Table3.A1" office:value-type="string">
            <text:p text:style-name="P20">JavaScript</text:p>
          </table:table-cell>
        </table:table-row>
        <table:table-row>
          <table:table-cell table:style-name="Table3.A1" office:value-type="string">
            <text:p text:style-name="P20">Deployment</text:p>
          </table:table-cell>
          <table:table-cell table:style-name="Table3.A1" office:value-type="string">
            <text:p text:style-name="P20">GitHub Pages (for free hosting)</text:p>
          </table:table-cell>
        </table:table-row>
      </table:table>
      <text:p text:style-name="P3"/>
      <text:h text:style-name="P2" text:outline-level="3">✅ STEP 3: Start with First Web Page</text:h>
      <text:p text:style-name="Text_20_body"><text:span text:style-name="T1">Let's build a </text:span><text:span text:style-name="Strong_20_Emphasis"><text:span text:style-name="T1">simple interactive web page</text:span></text:span><text:span text:style-name="T1"> to:</text:span></text:p>
      <text:list text:style-name="L8">
        <text:list-item>
          <text:p text:style-name="P61">Count objects</text:p>
        </text:list-item>
        <text:list-item>
          <text:p text:style-name="P61">Choose the right number</text:p>
        </text:list-item>
      </text:list>
      <text:p text:style-name="P3"/>
      <text:h text:style-name="P2" text:outline-level="3">🌟 TK Math Activity 1: Count the Apples</text:h>
      <text:p text:style-name="Text_20_body"><text:span text:style-name="Strong_20_Emphasis"><text:span text:style-name="T1">Page Features:</text:span></text:span></text:p>
      <text:list text:style-name="L9">
        <text:list-item>
          <text:p text:style-name="P62">Show an image of apples (e.g. 🍎🍎🍎🍎)</text:p>
        </text:list-item>
        <text:list-item>
          <text:p text:style-name="P62">Ask: "How many apples do you see?"</text:p>
        </text:list-item>
        <text:list-item>
          <text:p text:style-name="P62">Provide multiple-choice buttons (3, 4, 5)</text:p>
        </text:list-item>
        <text:list-item>
          <text:p text:style-name="P62">Give feedback: ✅ or ❌</text:p>
        </text:list-item>
      </text:list>
      <text:p text:style-name="P3"><text:soft-page-break/></text:p>
      <text:p text:style-name="P22">Would you like to:</text:p>
      <text:list text:style-name="L10">
        <text:list-item>
          <text:p text:style-name="P64"><text:span text:style-name="Strong_20_Emphasis"><text:span text:style-name="T1">View the HTML + JavaScript code now?</text:span></text:span></text:p>
        </text:list-item>
        <text:list-item>
          <text:p text:style-name="P64"><text:span text:style-name="T1">Or have me generate a </text:span><text:span text:style-name="Strong_20_Emphasis"><text:span text:style-name="T1">preview page</text:span></text:span><text:span text:style-name="T1"> you can open directly?</text:span></text:p>
        </text:list-item>
      </text:list>
      <text:p text:style-name="P22">Once confirmed, I’ll show you the first activity code block right here. Then we can build more — like:</text:p>
      <text:list text:style-name="L11">
        <text:list-item>
          <text:p text:style-name="P63">Shapes recognition</text:p>
        </text:list-item>
        <text:list-item>
          <text:p text:style-name="P63">Letter tracing using canvas</text:p>
        </text:list-item>
        <text:list-item>
          <text:p text:style-name="P63">Pattern matching</text:p>
        </text:list-item>
      </text:list>
      <text:p text:style-name="Text_20_body"><text:span text:style-name="T1">🔹 What would you like to do next:<text:line-break/></text:span><text:span text:style-name="Strong_20_Emphasis"><text:span text:style-name="T1">(1) See the code</text:span></text:span><text:span text:style-name="T1">, or<text:line-break/></text:span><text:span text:style-name="Strong_20_Emphasis"><text:span text:style-name="T1">(2) Open a preview</text:span></text:span><text:span text:style-name="T1">, or<text:line-break/></text:span><text:span text:style-name="Strong_20_Emphasis"><text:span text:style-name="T1">(3) Move to writing activity first?</text:span></text:span></text:p>
      <text:p text:style-name="Text_20_body"><text:span text:style-name="Strong_20_Emphasis"><text:span text:style-name="T1"/></text:span></text:p>
      <text:p text:style-name="P44"><text:span text:style-name="Strong_20_Emphasis"><text:span text:style-name="T2">Login.html</text:span></text:span></text:p>
      <text:p text:style-name="P34"><text:span text:style-name="Strong_20_Emphasis"><text:span text:style-name="T7">&lt;!-- ============================= --&gt;</text:span></text:span></text:p>
      <text:p text:style-name="P31">&lt;!-- 1. login.html --&gt;</text:p>
      <text:p text:style-name="P31">&lt;!-- ============================= --&gt;</text:p>
      <text:p text:style-name="P24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 <text:span text:style-name="T10">lang</text:span>=<text:span text:style-name="T11">"en"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Login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text:span text:style-name="T12"> </text:span><text:span text:style-name="T13">body</text:span><text:span text:style-name="T12"> { </text:span><text:span text:style-name="T10">text-align</text:span><text:span text:style-name="T12">: </text:span><text:span text:style-name="T11">center</text:span><text:span text:style-name="T12">; </text:span><text:span text:style-name="T10">padding</text:span><text:span text:style-name="T12">: </text:span><text:span text:style-name="T14">2rem</text:span><text:span text:style-name="T12">; </text:span><text:span text:style-name="T10">font-family</text:span><text:span text:style-name="T12">: </text:span><text:span text:style-name="T11">'Comic Sans MS'</text:span><text:span text:style-name="T12">; } </text:span><text:span text:style-name="T13">input</text:span><text:span text:style-name="T12">, </text:span><text:span text:style-name="T13">button</text:span><text:span text:style-name="T12"> { </text:span><text:span text:style-name="T10">padding</text:span><text:span text:style-name="T12">: </text:span><text:span text:style-name="T14">0.7rem</text:span><text:span text:style-name="T12">; </text:span><text:span text:style-name="T10">margin</text:span><text:span text:style-name="T12">: </text:span><text:span text:style-name="T14">0.5rem</text:span><text:span text:style-name="T12">; } </text:span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pan text:style-name="T8">&lt;</text:span><text:span text:style-name="T9">h1</text:span><text:span text:style-name="T8">&gt;</text:span>🔐 Login<text:span text:style-name="T8">&lt;/</text:span><text:span text:style-name="T9">h1</text:span><text:span text:style-name="T8">&gt;</text:span></text:p>
      <text:p text:style-name="P24"><text:span text:style-name="T8">&lt;</text:span><text:span text:style-name="T9">input</text:span> <text:span text:style-name="T10">id</text:span>=<text:span text:style-name="T11">"username"</text:span> <text:span text:style-name="T10">placeholder</text:span>=<text:span text:style-name="T11">"Username"</text:span><text:span text:style-name="T8">&gt;&lt;</text:span><text:span text:style-name="T9">br</text:span><text:span text:style-name="T8">&gt;</text:span></text:p>
      <text:p text:style-name="P24"><text:span text:style-name="T8">&lt;</text:span><text:span text:style-name="T9">input</text:span> <text:span text:style-name="T10">type</text:span>=<text:span text:style-name="T11">"password"</text:span> <text:span text:style-name="T10">id</text:span>=<text:span text:style-name="T11">"password"</text:span> <text:span text:style-name="T10">placeholder</text:span>=<text:span text:style-name="T11">"Password"</text:span><text:span text:style-name="T8">&gt;&lt;</text:span><text:span text:style-name="T9">br</text:span><text:span text:style-name="T8">&gt;</text:span></text:p>
      <text:p text:style-name="P24"><text:soft-page-break/><text:span text:style-name="T8">&lt;</text:span><text:span text:style-name="T9">button</text:span> <text:span text:style-name="T10">onclick</text:span>=<text:span text:style-name="T11">"</text:span><text:span text:style-name="T15">login</text:span><text:span text:style-name="T11">()"</text:span><text:span text:style-name="T8">&gt;</text:span>Login<text:span text:style-name="T8">&lt;/</text:span><text:span text:style-name="T9">button</text:span><text:span text:style-name="T8">&gt;</text:span></text:p>
      <text:p text:style-name="P24"><text:span text:style-name="T8">&lt;</text:span><text:span text:style-name="T9">p</text:span><text:span text:style-name="T8">&gt;</text:span>Don't have an account? <text:span text:style-name="T8">&lt;</text:span><text:span text:style-name="T9">a</text:span> <text:span text:style-name="T10">href</text:span>=<text:span text:style-name="T11">"signup.html"</text:span><text:span text:style-name="T8">&gt;</text:span>Sign Up<text:span text:style-name="T8">&lt;/</text:span><text:span text:style-name="T9">a</text:span><text:span text:style-name="T8">&gt;&lt;/</text:span><text:span text:style-name="T9">p</text:span><text:span text:style-name="T8">&gt;</text:span></text:p>
      <text:p text:style-name="P24"><text:span text:style-name="T8">&lt;</text:span><text:span text:style-name="T9">script</text:span><text:span text:style-name="T8">&gt;</text:span></text:p>
      <text:p text:style-name="P24"><text:span text:style-name="T9">function</text:span><text:span text:style-name="T12"> </text:span><text:span text:style-name="T15">login</text:span><text:span text:style-name="T12">() {</text:span></text:p>
      <text:p text:style-name="P24"><text:span text:style-name="T9">const</text:span><text:span text:style-name="T12"> </text:span><text:span text:style-name="T16">u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username'</text:span><text:span text:style-name="T12">).</text:span><text:span text:style-name="T10">value</text:span><text:span text:style-name="T12">.</text:span><text:span text:style-name="T15">trim</text:span><text:span text:style-name="T12">().</text:span><text:span text:style-name="T15">toLowerCase</text:span><text:span text:style-name="T12">();</text:span></text:p>
      <text:p text:style-name="P24"><text:span text:style-name="T9">const</text:span><text:span text:style-name="T12"> </text:span><text:span text:style-name="T16">p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password'</text:span><text:span text:style-name="T12">).</text:span><text:span text:style-name="T10">value</text:span><text:span text:style-name="T12">;</text:span></text:p>
      <text:p text:style-name="P24"><text:span text:style-name="T9">const</text:span><text:span text:style-name="T12"> </text:span><text:span text:style-name="T16">users</text:span><text:span text:style-name="T12"> = </text:span><text:span text:style-name="T10">JSON</text:span><text:span text:style-name="T12">.</text:span><text:span text:style-name="T15">parse</text:span><text:span text:style-name="T12">(</text:span><text:span text:style-name="T10">localStorage</text:span><text:span text:style-name="T12">.</text:span><text:span text:style-name="T15">getItem</text:span><text:span text:style-name="T12">(</text:span><text:span text:style-name="T11">"kids_users"</text:span><text:span text:style-name="T12">)) || {};</text:span></text:p>
      <text:p text:style-name="P24"><text:span text:style-name="T17">if</text:span><text:span text:style-name="T12"> (</text:span><text:span text:style-name="T16">users</text:span><text:span text:style-name="T12">[</text:span><text:span text:style-name="T16">u</text:span><text:span text:style-name="T12">] &amp;&amp; </text:span><text:span text:style-name="T16">users</text:span><text:span text:style-name="T12">[</text:span><text:span text:style-name="T16">u</text:span><text:span text:style-name="T12">] === </text:span><text:span text:style-name="T16">p</text:span><text:span text:style-name="T12">) {</text:span></text:p>
      <text:p text:style-name="P24"><text:span text:style-name="T10">localStorage</text:span><text:span text:style-name="T12">.</text:span><text:span text:style-name="T15">setItem</text:span><text:span text:style-name="T12">(</text:span><text:span text:style-name="T11">"current_user"</text:span><text:span text:style-name="T12">, </text:span><text:span text:style-name="T16">u</text:span><text:span text:style-name="T12">)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"select-grade.html"</text:span><text:span text:style-name="T12">;</text:span></text:p>
      <text:p text:style-name="P24"><text:span text:style-name="T12">} </text:span><text:span text:style-name="T17">else</text:span><text:span text:style-name="T12"> {</text:span></text:p>
      <text:p text:style-name="P24"><text:span text:style-name="T15">alert</text:span><text:span text:style-name="T12">(</text:span><text:span text:style-name="T11">"❌ Invalid username or password"</text:span><text:span text:style-name="T12">);</text:span></text:p>
      <text:p text:style-name="P33">}</text:p>
      <text:p text:style-name="P33">}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35"><text:span text:style-name="Strong_20_Emphasis"><text:span text:style-name="T1"/></text:span></text:p>
      <text:p text:style-name="P35"><text:span text:style-name="Strong_20_Emphasis"><text:span text:style-name="T1"/></text:span></text:p>
      <text:p text:style-name="P44"><text:span text:style-name="Strong_20_Emphasis"><text:span text:style-name="T2">Signup.html</text:span></text:span></text:p>
      <text:p text:style-name="P34"><text:span text:style-name="Strong_20_Emphasis"><text:span text:style-name="T6">&lt;!-- ============================= --&gt;</text:span></text:span></text:p>
      <text:p text:style-name="P31">&lt;!-- 2. signup.html --&gt;</text:p>
      <text:p text:style-name="P31">&lt;!-- ============================= --&gt;</text:p>
      <text:p text:style-name="P24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 <text:span text:style-name="T10">lang</text:span>=<text:span text:style-name="T11">"en"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Sign Up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text:span text:style-name="T12"> </text:span><text:span text:style-name="T13">body</text:span><text:span text:style-name="T12"> { </text:span><text:span text:style-name="T10">text-align</text:span><text:span text:style-name="T12">: </text:span><text:span text:style-name="T11">center</text:span><text:span text:style-name="T12">; </text:span><text:span text:style-name="T10">padding</text:span><text:span text:style-name="T12">: </text:span><text:span text:style-name="T14">2rem</text:span><text:span text:style-name="T12">; </text:span><text:span text:style-name="T10">font-family</text:span><text:span text:style-name="T12">: </text:span><text:span text:style-name="T11">'Comic Sans MS'</text:span><text:span text:style-name="T12">; } </text:span><text:span text:style-name="T13">input</text:span><text:span text:style-name="T12">, </text:span><text:span text:style-name="T13">button</text:span><text:span text:style-name="T12"> { </text:span><text:span text:style-name="T10">padding</text:span><text:span text:style-name="T12">: </text:span><text:span text:style-name="T14">0.7rem</text:span><text:span text:style-name="T12">; </text:span><text:span text:style-name="T10">margin</text:span><text:span text:style-name="T12">: </text:span><text:span text:style-name="T14">0.5rem</text:span><text:span text:style-name="T12">; } </text:span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oft-page-break/><text:span text:style-name="T8">&lt;</text:span><text:span text:style-name="T9">h1</text:span><text:span text:style-name="T8">&gt;</text:span>📝 Sign Up<text:span text:style-name="T8">&lt;/</text:span><text:span text:style-name="T9">h1</text:span><text:span text:style-name="T8">&gt;</text:span></text:p>
      <text:p text:style-name="P24"><text:span text:style-name="T8">&lt;</text:span><text:span text:style-name="T9">input</text:span> <text:span text:style-name="T10">id</text:span>=<text:span text:style-name="T11">"username"</text:span> <text:span text:style-name="T10">placeholder</text:span>=<text:span text:style-name="T11">"New username"</text:span><text:span text:style-name="T8">&gt;&lt;</text:span><text:span text:style-name="T9">br</text:span><text:span text:style-name="T8">&gt;</text:span></text:p>
      <text:p text:style-name="P24"><text:span text:style-name="T8">&lt;</text:span><text:span text:style-name="T9">input</text:span> <text:span text:style-name="T10">type</text:span>=<text:span text:style-name="T11">"password"</text:span> <text:span text:style-name="T10">id</text:span>=<text:span text:style-name="T11">"password"</text:span> <text:span text:style-name="T10">placeholder</text:span>=<text:span text:style-name="T11">"Password"</text:span><text:span text:style-name="T8">&gt;&lt;</text:span><text:span text:style-name="T9">br</text:span><text:span text:style-name="T8">&gt;</text:span></text:p>
      <text:p text:style-name="P24"><text:span text:style-name="T8">&lt;</text:span><text:span text:style-name="T9">input</text:span> <text:span text:style-name="T10">type</text:span>=<text:span text:style-name="T11">"password"</text:span> <text:span text:style-name="T10">id</text:span>=<text:span text:style-name="T11">"confirm"</text:span> <text:span text:style-name="T10">placeholder</text:span>=<text:span text:style-name="T11">"Confirm Password"</text:span><text:span text:style-name="T8">&gt;&lt;</text:span><text:span text:style-name="T9">br</text:span><text:span text:style-name="T8">&gt;</text:span></text:p>
      <text:p text:style-name="P24"><text:span text:style-name="T8">&lt;</text:span><text:span text:style-name="T9">label</text:span><text:span text:style-name="T8">&gt;&lt;</text:span><text:span text:style-name="T9">input</text:span> <text:span text:style-name="T10">type</text:span>=<text:span text:style-name="T11">"checkbox"</text:span> <text:span text:style-name="T10">onclick</text:span>=<text:span text:style-name="T11">"</text:span><text:span text:style-name="T15">togglePassword</text:span><text:span text:style-name="T11">()"</text:span><text:span text:style-name="T8">&gt;</text:span> Show Password<text:span text:style-name="T8">&lt;/</text:span><text:span text:style-name="T9">label</text:span><text:span text:style-name="T8">&gt;&lt;</text:span><text:span text:style-name="T9">br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5">signup</text:span><text:span text:style-name="T11">()"</text:span><text:span text:style-name="T8">&gt;</text:span>Create Account<text:span text:style-name="T8">&lt;/</text:span><text:span text:style-name="T9">button</text:span><text:span text:style-name="T8">&gt;</text:span></text:p>
      <text:p text:style-name="P24"><text:span text:style-name="T8">&lt;</text:span><text:span text:style-name="T9">p</text:span><text:span text:style-name="T8">&gt;</text:span>Have an account? <text:span text:style-name="T8">&lt;</text:span><text:span text:style-name="T9">a</text:span> <text:span text:style-name="T10">href</text:span>=<text:span text:style-name="T11">"login.html"</text:span><text:span text:style-name="T8">&gt;</text:span>Login<text:span text:style-name="T8">&lt;/</text:span><text:span text:style-name="T9">a</text:span><text:span text:style-name="T8">&gt;&lt;/</text:span><text:span text:style-name="T9">p</text:span><text:span text:style-name="T8">&gt;</text:span></text:p>
      <text:p text:style-name="P24"><text:span text:style-name="T8">&lt;</text:span><text:span text:style-name="T9">script</text:span><text:span text:style-name="T8">&gt;</text:span></text:p>
      <text:p text:style-name="P24"><text:span text:style-name="T9">function</text:span><text:span text:style-name="T12"> </text:span><text:span text:style-name="T15">togglePassword</text:span><text:span text:style-name="T12">() {</text:span></text:p>
      <text:p text:style-name="P24"><text:span text:style-name="T9">const</text:span><text:span text:style-name="T12"> </text:span><text:span text:style-name="T16">p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password'</text:span><text:span text:style-name="T12">);</text:span></text:p>
      <text:p text:style-name="P24"><text:span text:style-name="T9">const</text:span><text:span text:style-name="T12"> </text:span><text:span text:style-name="T16">c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confirm'</text:span><text:span text:style-name="T12">);</text:span></text:p>
      <text:p text:style-name="P24"><text:span text:style-name="T9">const</text:span><text:span text:style-name="T12"> </text:span><text:span text:style-name="T16">type</text:span><text:span text:style-name="T12"> = </text:span><text:span text:style-name="T16">p</text:span><text:span text:style-name="T12">.</text:span><text:span text:style-name="T10">type</text:span><text:span text:style-name="T12"> === </text:span><text:span text:style-name="T11">'password'</text:span><text:span text:style-name="T12"> ? </text:span><text:span text:style-name="T11">'text'</text:span><text:span text:style-name="T12"> : </text:span><text:span text:style-name="T11">'password'</text:span><text:span text:style-name="T12">;</text:span></text:p>
      <text:p text:style-name="P24"><text:span text:style-name="T16">p</text:span><text:span text:style-name="T12">.</text:span><text:span text:style-name="T10">type</text:span><text:span text:style-name="T12"> = </text:span><text:span text:style-name="T16">c</text:span><text:span text:style-name="T12">.</text:span><text:span text:style-name="T10">type</text:span><text:span text:style-name="T12"> = </text:span><text:span text:style-name="T16">type</text:span><text:span text:style-name="T12">;</text:span></text:p>
      <text:p text:style-name="P33">}</text:p>
      <text:p text:style-name="P24"><text:span text:style-name="T9">function</text:span><text:span text:style-name="T12"> </text:span><text:span text:style-name="T15">signup</text:span><text:span text:style-name="T12">() {</text:span></text:p>
      <text:p text:style-name="P24"><text:span text:style-name="T9">const</text:span><text:span text:style-name="T12"> </text:span><text:span text:style-name="T16">u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username'</text:span><text:span text:style-name="T12">).</text:span><text:span text:style-name="T10">value</text:span><text:span text:style-name="T12">.</text:span><text:span text:style-name="T15">trim</text:span><text:span text:style-name="T12">().</text:span><text:span text:style-name="T15">toLowerCase</text:span><text:span text:style-name="T12">();</text:span></text:p>
      <text:p text:style-name="P24"><text:span text:style-name="T9">const</text:span><text:span text:style-name="T12"> </text:span><text:span text:style-name="T16">p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password'</text:span><text:span text:style-name="T12">).</text:span><text:span text:style-name="T10">value</text:span><text:span text:style-name="T12">;</text:span></text:p>
      <text:p text:style-name="P24"><text:span text:style-name="T9">const</text:span><text:span text:style-name="T12"> </text:span><text:span text:style-name="T16">c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confirm'</text:span><text:span text:style-name="T12">).</text:span><text:span text:style-name="T10">value</text:span><text:span text:style-name="T12">;</text:span></text:p>
      <text:p text:style-name="P24"><text:span text:style-name="T17">if</text:span><text:span text:style-name="T12"> (!</text:span><text:span text:style-name="T16">u</text:span><text:span text:style-name="T12"> || !</text:span><text:span text:style-name="T16">p</text:span><text:span text:style-name="T12"> || !</text:span><text:span text:style-name="T16">c</text:span><text:span text:style-name="T12">) </text:span><text:span text:style-name="T17">return</text:span><text:span text:style-name="T12"> </text:span><text:span text:style-name="T15">alert</text:span><text:span text:style-name="T12">(</text:span><text:span text:style-name="T11">"All fields required"</text:span><text:span text:style-name="T12">);</text:span></text:p>
      <text:p text:style-name="P24"><text:span text:style-name="T17">if</text:span><text:span text:style-name="T12"> (</text:span><text:span text:style-name="T16">p</text:span><text:span text:style-name="T12"> !== </text:span><text:span text:style-name="T16">c</text:span><text:span text:style-name="T12">) </text:span><text:span text:style-name="T17">return</text:span><text:span text:style-name="T12"> </text:span><text:span text:style-name="T15">alert</text:span><text:span text:style-name="T12">(</text:span><text:span text:style-name="T11">"Passwords do not match"</text:span><text:span text:style-name="T12">);</text:span></text:p>
      <text:p text:style-name="P24"><text:span text:style-name="T9">const</text:span><text:span text:style-name="T12"> </text:span><text:span text:style-name="T16">users</text:span><text:span text:style-name="T12"> = </text:span><text:span text:style-name="T10">JSON</text:span><text:span text:style-name="T12">.</text:span><text:span text:style-name="T15">parse</text:span><text:span text:style-name="T12">(</text:span><text:span text:style-name="T10">localStorage</text:span><text:span text:style-name="T12">.</text:span><text:span text:style-name="T15">getItem</text:span><text:span text:style-name="T12">(</text:span><text:span text:style-name="T11">"kids_users"</text:span><text:span text:style-name="T12">)) || {};</text:span></text:p>
      <text:p text:style-name="P24"><text:span text:style-name="T17">if</text:span><text:span text:style-name="T12"> (</text:span><text:span text:style-name="T16">users</text:span><text:span text:style-name="T12">[</text:span><text:span text:style-name="T16">u</text:span><text:span text:style-name="T12">]) </text:span><text:span text:style-name="T17">return</text:span><text:span text:style-name="T12"> </text:span><text:span text:style-name="T15">alert</text:span><text:span text:style-name="T12">(</text:span><text:span text:style-name="T11">"User exists"</text:span><text:span text:style-name="T12">);</text:span></text:p>
      <text:p text:style-name="P24"><text:span text:style-name="T16">users</text:span><text:span text:style-name="T12">[</text:span><text:span text:style-name="T16">u</text:span><text:span text:style-name="T12">] = </text:span><text:span text:style-name="T16">p</text:span><text:span text:style-name="T12">;</text:span></text:p>
      <text:p text:style-name="P24"><text:span text:style-name="T10">localStorage</text:span><text:span text:style-name="T12">.</text:span><text:span text:style-name="T15">setItem</text:span><text:span text:style-name="T12">(</text:span><text:span text:style-name="T11">"kids_users"</text:span><text:span text:style-name="T12">, </text:span><text:span text:style-name="T10">JSON</text:span><text:span text:style-name="T12">.</text:span><text:span text:style-name="T15">stringify</text:span><text:span text:style-name="T12">(</text:span><text:span text:style-name="T16">users</text:span><text:span text:style-name="T12">));</text:span></text:p>
      <text:p text:style-name="P24"><text:span text:style-name="T15">alert</text:span><text:span text:style-name="T12">(</text:span><text:span text:style-name="T11">"Account created!"</text:span><text:span text:style-name="T12">)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"login.html"</text:span><text:span text:style-name="T12">;</text:span></text:p>
      <text:p text:style-name="P33">}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25"/>
      <text:p text:style-name="P35"><text:soft-page-break/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P44"><text:span text:style-name="Strong_20_Emphasis"><text:span text:style-name="T2">Main-menu.html</text:span></text:span></text:p>
      <text:p text:style-name="P10">&lt;!DOCTYPE html&gt;</text:p>
      <text:p text:style-name="P10">&lt;html lang="en"&gt;</text:p>
      <text:p text:style-name="P10">&lt;head&gt;</text:p>
      <text:p text:style-name="P10"><text:s text:c="2"/>&lt;meta charset="UTF-8"&gt;</text:p>
      <text:p text:style-name="P10"><text:s text:c="2"/>&lt;title&gt;Main Menu&lt;/title&gt;</text:p>
      <text:p text:style-name="P10"><text:s text:c="2"/>&lt;style&gt;</text:p>
      <text:p text:style-name="P10"><text:s text:c="4"/>body {</text:p>
      <text:p text:style-name="P10"><text:s text:c="6"/>font-family: 'Comic Sans MS', cursive;</text:p>
      <text:p text:style-name="P10"><text:s text:c="6"/>text-align: center;</text:p>
      <text:p text:style-name="P10"><text:s text:c="6"/>background-color: #f1f8e9;</text:p>
      <text:p text:style-name="P10"><text:s text:c="6"/>padding: 2rem;</text:p>
      <text:p text:style-name="P10"><text:s text:c="4"/>}</text:p>
      <text:p text:style-name="P10"><text:s text:c="4"/>h1 {</text:p>
      <text:p text:style-name="P10"><text:s text:c="6"/>color: #33691e;</text:p>
      <text:p text:style-name="P10"><text:s text:c="4"/>}</text:p>
      <text:p text:style-name="P10"><text:s text:c="4"/>.menu button {</text:p>
      <text:p text:style-name="P10"><text:s text:c="6"/>display: block;</text:p>
      <text:p text:style-name="P10"><text:s text:c="6"/>margin: 1rem auto;</text:p>
      <text:p text:style-name="P10"><text:s text:c="6"/>padding: 1rem 2rem;</text:p>
      <text:p text:style-name="P10"><text:s text:c="6"/>font-size: 1.2rem;</text:p>
      <text:p text:style-name="P10"><text:s text:c="6"/>border: none;</text:p>
      <text:p text:style-name="P10"><text:s text:c="6"/>border-radius: 12px;</text:p>
      <text:p text:style-name="P10"><text:s text:c="6"/>background-color: #aed581;</text:p>
      <text:p text:style-name="P10"><text:s text:c="6"/>cursor: pointer;</text:p>
      <text:p text:style-name="P10"><text:s text:c="4"/>}</text:p>
      <text:p text:style-name="P10"><text:s text:c="4"/>#logout {</text:p>
      <text:p text:style-name="P10"><text:s text:c="6"/>position: absolute;</text:p>
      <text:p text:style-name="P10"><text:s text:c="6"/>top: 1rem;</text:p>
      <text:p text:style-name="P10"><text:s text:c="6"/>right: 1rem;</text:p>
      <text:p text:style-name="P10"><text:s text:c="6"/>padding: 0.5rem 1rem;</text:p>
      <text:p text:style-name="P10"><text:s text:c="6"/>background-color: #f44336;</text:p>
      <text:p text:style-name="P10"><text:s text:c="6"/>color: white;</text:p>
      <text:p text:style-name="P10"><text:s text:c="6"/>border: none;</text:p>
      <text:p text:style-name="P10"><text:soft-page-break/><text:s text:c="6"/>border-radius: 8px;</text:p>
      <text:p text:style-name="P10"><text:s text:c="6"/>cursor: pointer;</text:p>
      <text:p text:style-name="P10"><text:s text:c="4"/>}</text:p>
      <text:p text:style-name="P10"><text:s text:c="2"/>&lt;/style&gt;</text:p>
      <text:p text:style-name="P10">&lt;/head&gt;</text:p>
      <text:p text:style-name="P10">&lt;body&gt;</text:p>
      <text:p text:style-name="P10"><text:s text:c="2"/>&lt;button id="logout" onclick="logout()"&gt;Logout&lt;/button&gt;</text:p>
      <text:p text:style-name="P10"><text:s text:c="2"/>&lt;h1&gt;🎓 Kids Learning Fun&lt;/h1&gt;</text:p>
      <text:p text:style-name="P10"><text:s text:c="2"/>&lt;div class="menu"&gt;</text:p>
      <text:p text:style-name="P10"><text:s text:c="4"/>&lt;button onclick="location.href='select-grade.html'"&gt;🎯 Start Learning (Choose Grade)&lt;/button&gt;</text:p>
      <text:p text:style-name="P10"><text:s text:c="4"/>&lt;button onclick="alert('Coming soon!')"&gt;📊 Progress&lt;/button&gt;</text:p>
      <text:p text:style-name="P10"><text:s text:c="4"/>&lt;button onclick="alert('Coming soon!')"&gt;🧩 Game Library&lt;/button&gt;</text:p>
      <text:p text:style-name="P10"><text:s text:c="4"/>&lt;button onclick="alert('Coming soon!')"&gt;🎮 Free Play Mode&lt;/button&gt;</text:p>
      <text:p text:style-name="P10"><text:s text:c="2"/>&lt;/div&gt;</text:p>
      <text:p text:style-name="P10"/>
      <text:p text:style-name="P10"><text:s text:c="2"/>&lt;script&gt;</text:p>
      <text:p text:style-name="P10"><text:s text:c="4"/>function logout() {</text:p>
      <text:p text:style-name="P10"><text:s text:c="6"/>localStorage.removeItem("current_user");</text:p>
      <text:p text:style-name="P10"><text:s text:c="6"/>localStorage.removeItem("selected_grade");</text:p>
      <text:p text:style-name="P10"><text:s text:c="6"/>window.location.href = "login.html";</text:p>
      <text:p text:style-name="P10"><text:s text:c="4"/>}</text:p>
      <text:p text:style-name="P10"><text:s text:c="2"/>&lt;/script&gt;</text:p>
      <text:p text:style-name="P10">&lt;/body&gt;</text:p>
      <text:p text:style-name="P10">&lt;/html&gt;</text:p>
      <text:p text:style-name="P10"/>
      <text:p text:style-name="P36">localStorage.html</text:p>
      <text:p text:style-name="P10"/>
      <text:p text:style-name="P24">{</text:p>
      <text:p text:style-name="P24"><text:span text:style-name="T10">"deepa"</text:span>: <text:span text:style-name="T11">"Deepa@369"</text:span>,</text:p>
      <text:p text:style-name="P24"><text:span text:style-name="T10">"shelly"</text:span>: <text:span text:style-name="T11">"123456"</text:span></text:p>
      <text:p text:style-name="P24">}</text:p>
      <text:p text:style-name="P10"/>
      <text:p text:style-name="P5"/>
      <text:p text:style-name="P4"/>
      <text:p text:style-name="P11"><text:span text:style-name="T5"/></text:p>
      <text:p text:style-name="P39">count-items.html</text:p>
      <text:p text:style-name="P12"/>
      <text:p text:style-name="P26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 <text:span text:style-name="T10">lang</text:span>=<text:span text:style-name="T11">"en"</text:span><text:span text:style-name="T8">&gt;</text:span></text:p>
      <text:p text:style-name="P24"><text:soft-page-break/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 <text:span text:style-name="T8">/&gt;</text:span></text:p>
      <text:p text:style-name="P24"><text:span text:style-name="T8">&lt;</text:span><text:span text:style-name="T9">title</text:span><text:span text:style-name="T8">&gt;</text:span>Count the Items!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/text:p>
      <text:p text:style-name="P24"><text:span text:style-name="T13">body</text:span><text:span text:style-name="T12"> {</text:span></text:p>
      <text:p text:style-name="P24"><text:span text:style-name="T10">font-family</text:span><text:span text:style-name="T12">: </text:span><text:span text:style-name="T11">'Comic Sans MS'</text:span><text:span text:style-name="T12">, cursive;</text:span></text:p>
      <text:p text:style-name="P24"><text:span text:style-name="T10">text-align</text:span><text:span text:style-name="T12">: </text:span><text:span text:style-name="T11">center</text:span><text:span text:style-name="T12">;</text:span></text:p>
      <text:p text:style-name="P24"><text:span text:style-name="T10">background-color</text:span><text:span text:style-name="T12">: </text:span><text:span text:style-name="T11">#fff8e1</text:span><text:span text:style-name="T12">;</text:span></text:p>
      <text:p text:style-name="P24"><text:span text:style-name="T10">padding</text:span><text:span text:style-name="T12">: </text:span><text:span text:style-name="T14">2rem</text:span><text:span text:style-name="T12">;</text:span></text:p>
      <text:p text:style-name="P33">}</text:p>
      <text:p text:style-name="P24"><text:span text:style-name="T13">h1</text:span><text:span text:style-name="T12"> {</text:span></text:p>
      <text:p text:style-name="P24"><text:span text:style-name="T10">color</text:span><text:span text:style-name="T12">: </text:span><text:span text:style-name="T11">#d84315</text:span><text:span text:style-name="T12">;</text:span></text:p>
      <text:p text:style-name="P33">}</text:p>
      <text:p text:style-name="P24"><text:span text:style-name="T13">.items</text:span><text:span text:style-name="T12"> {</text:span></text:p>
      <text:p text:style-name="P24"><text:span text:style-name="T10">font-size</text:span><text:span text:style-name="T12">: </text:span><text:span text:style-name="T14">3rem</text:span><text:span text:style-name="T12">;</text:span></text:p>
      <text:p text:style-name="P24"><text:span text:style-name="T10">margin</text:span><text:span text:style-name="T12">: </text:span><text:span text:style-name="T14">1rem</text:span><text:span text:style-name="T12"> </text:span><text:span text:style-name="T11">auto</text:span><text:span text:style-name="T12">;</text:span></text:p>
      <text:p text:style-name="P24"><text:span text:style-name="T10">word-wrap</text:span><text:span text:style-name="T12">: </text:span><text:span text:style-name="T11">break-word</text:span><text:span text:style-name="T12">;</text:span></text:p>
      <text:p text:style-name="P24"><text:span text:style-name="T10">max-width</text:span><text:span text:style-name="T12">: </text:span><text:span text:style-name="T14">600px</text:span><text:span text:style-name="T12">;</text:span></text:p>
      <text:p text:style-name="P33">}</text:p>
      <text:p text:style-name="P24"><text:span text:style-name="T13">.choices</text:span><text:span text:style-name="T12"> {</text:span></text:p>
      <text:p text:style-name="P24"><text:span text:style-name="T10">margin</text:span><text:span text:style-name="T12">: </text:span><text:span text:style-name="T14">1rem</text:span><text:span text:style-name="T12"> </text:span><text:span text:style-name="T11">auto</text:span><text:span text:style-name="T12">;</text:span></text:p>
      <text:p text:style-name="P33">}</text:p>
      <text:p text:style-name="P24"><text:span text:style-name="T13">.choices</text:span><text:span text:style-name="T12"> </text:span><text:span text:style-name="T13">button</text:span><text:span text:style-name="T12"> {</text:span></text:p>
      <text:p text:style-name="P24"><text:span text:style-name="T10">margin</text:span><text:span text:style-name="T12">: </text:span><text:span text:style-name="T14">0.3rem</text:span><text:span text:style-name="T12">;</text:span></text:p>
      <text:p text:style-name="P24"><text:span text:style-name="T10">padding</text:span><text:span text:style-name="T12">: </text:span><text:span text:style-name="T14">0.7rem</text:span><text:span text:style-name="T12"> </text:span><text:span text:style-name="T14">1.2rem</text:span><text:span text:style-name="T12">;</text:span></text:p>
      <text:p text:style-name="P24"><text:span text:style-name="T10">font-size</text:span><text:span text:style-name="T12">: </text:span><text:span text:style-name="T14">1rem</text:span><text:span text:style-name="T12">;</text:span></text:p>
      <text:p text:style-name="P24"><text:span text:style-name="T10">background-color</text:span><text:span text:style-name="T12">: </text:span><text:span text:style-name="T11">#ffcc80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order-radius</text:span><text:span text:style-name="T12">: </text:span><text:span text:style-name="T14">10px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33">}</text:p>
      <text:p text:style-name="P24"><text:span text:style-name="T13">#result</text:span><text:span text:style-name="T12"> {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24"><text:span text:style-name="T10">font-size</text:span><text:span text:style-name="T12">: </text:span><text:span text:style-name="T14">1.2rem</text:span><text:span text:style-name="T12">;</text:span></text:p>
      <text:p text:style-name="P33">}</text:p>
      <text:p text:style-name="P24"><text:soft-page-break/><text:span text:style-name="T13">#score</text:span><text:span text:style-name="T12">, </text:span><text:span text:style-name="T13">#final</text:span><text:span text:style-name="T12"> {</text:span></text:p>
      <text:p text:style-name="P24"><text:span text:style-name="T10">font-size</text:span><text:span text:style-name="T12">: </text:span><text:span text:style-name="T14">1.2rem</text:span><text:span text:style-name="T12">;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33">}</text:p>
      <text:p text:style-name="P24"><text:span text:style-name="T13">#menu-btn</text:span><text:span text:style-name="T12"> {</text:span></text:p>
      <text:p text:style-name="P24"><text:span text:style-name="T10">display</text:span><text:span text:style-name="T12">: </text:span><text:span text:style-name="T11">none</text:span><text:span text:style-name="T12">;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24"><text:span text:style-name="T10">padding</text:span><text:span text:style-name="T12">: </text:span><text:span text:style-name="T14">0.7rem</text:span><text:span text:style-name="T12"> </text:span><text:span text:style-name="T14">1.2rem</text:span><text:span text:style-name="T12">;</text:span></text:p>
      <text:p text:style-name="P24"><text:span text:style-name="T10">font-size</text:span><text:span text:style-name="T12">: </text:span><text:span text:style-name="T14">1rem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order-radius</text:span><text:span text:style-name="T12">: </text:span><text:span text:style-name="T14">10px</text:span><text:span text:style-name="T12">;</text:span></text:p>
      <text:p text:style-name="P24"><text:span text:style-name="T10">background-color</text:span><text:span text:style-name="T12">: </text:span><text:span text:style-name="T11">#81d4fa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33">}</text:p>
      <text:p text:style-name="P24"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pan text:style-name="T8">&lt;</text:span><text:span text:style-name="T9">h1</text:span><text:span text:style-name="T8">&gt;&lt;</text:span><text:span text:style-name="T9">button</text:span> <text:span text:style-name="T10">onclick</text:span>=<text:span text:style-name="T11">"</text:span><text:span text:style-name="T15">goToMenu</text:span><text:span text:style-name="T11">()"</text:span> </text:p>
      <text:p text:style-name="P24"><text:span text:style-name="T10">style</text:span>=<text:span text:style-name="T11">"position: absolute; top: 1rem; left: 1rem; padding: 0.5rem 1rem; background-color: #4caf50; color: white; border: none; border-radius: 8px;"</text:span><text:span text:style-name="T8">&gt;</text:span></text:p>
      <text:p text:style-name="P30">🏠 <text:span text:style-name="T3">Menu</text:span></text:p>
      <text:p text:style-name="P24"><text:span text:style-name="T8">&lt;/</text:span><text:span text:style-name="T9">button</text:span><text:span text:style-name="T8">&gt;&lt;/</text:span><text:span text:style-name="T9">h1</text:span><text:span text:style-name="T8">&gt;</text:span></text:p>
      <text:p text:style-name="P13"/>
      <text:p text:style-name="P24"><text:span text:style-name="T8">&lt;</text:span><text:span text:style-name="T9">h2</text:span> <text:span text:style-name="T10">id</text:span>=<text:span text:style-name="T11">"welcome-user"</text:span><text:span text:style-name="T8">&gt;&lt;/</text:span><text:span text:style-name="T9">h2</text:span><text:span text:style-name="T8">&gt;</text:span></text:p>
      <text:p text:style-name="P24"><text:span text:style-name="T8">&lt;</text:span><text:span text:style-name="T9">button</text:span> <text:span text:style-name="T10">id</text:span>=<text:span text:style-name="T11">"logout"</text:span> <text:span text:style-name="T10">onclick</text:span>=<text:span text:style-name="T11">"</text:span><text:span text:style-name="T15">logout</text:span><text:span text:style-name="T11">()"</text:span><text:span text:style-name="T8">&gt;</text:span>🚪 Logout<text:span text:style-name="T8">&lt;/</text:span><text:span text:style-name="T9">button</text:span><text:span text:style-name="T8">&gt;</text:span></text:p>
      <text:p text:style-name="P13"/>
      <text:p text:style-name="P24"><text:span text:style-name="T8">&lt;</text:span><text:span text:style-name="T9">h1</text:span><text:span text:style-name="T8">&gt;</text:span>🌼 Count the Items!<text:span text:style-name="T8">&lt;/</text:span><text:span text:style-name="T9">h1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items"</text:span> <text:span text:style-name="T10">id</text:span>=<text:span text:style-name="T11">"item-box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p</text:span><text:span text:style-name="T8">&gt;</text:span>How many <text:span text:style-name="T8">&lt;</text:span><text:span text:style-name="T9">span</text:span> <text:span text:style-name="T10">id</text:span>=<text:span text:style-name="T11">"item-name"</text:span><text:span text:style-name="T8">&gt;</text:span>items<text:span text:style-name="T8">&lt;/</text:span><text:span text:style-name="T9">span</text:span><text:span text:style-name="T8">&gt;</text:span> do you see?<text:span text:style-name="T8">&lt;/</text:span><text:span text:style-name="T9">p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choices"</text:span> <text:span text:style-name="T10">id</text:span>=<text:span text:style-name="T11">"choices-box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result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score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final"</text:span><text:span text:style-name="T8">&gt;&lt;/</text:span><text:span text:style-name="T9">div</text:span><text:span text:style-name="T8">&gt;</text:span></text:p>
      <text:p text:style-name="P24"><text:soft-page-break/><text:span text:style-name="T8">&lt;</text:span><text:span text:style-name="T9">button</text:span> <text:span text:style-name="T10">id</text:span>=<text:span text:style-name="T11">"menu-btn"</text:span> <text:span text:style-name="T10">onclick</text:span>=<text:span text:style-name="T11">"</text:span><text:span text:style-name="T15">goToMenu</text:span><text:span text:style-name="T11">()"</text:span><text:span text:style-name="T8">&gt;</text:span>🏠 Back to Menu<text:span text:style-name="T8">&lt;/</text:span><text:span text:style-name="T9">button</text:span><text:span text:style-name="T8">&gt;</text:span></text:p>
      <text:p text:style-name="P13"/>
      <text:p text:style-name="P24"><text:span text:style-name="T8">&lt;</text:span><text:span text:style-name="T9">script</text:span><text:span text:style-name="T8">&gt;</text:span></text:p>
      <text:p text:style-name="P24"><text:span text:style-name="T9">const</text:span><text:span text:style-name="T12"> </text:span><text:span text:style-name="T16">user</text:span><text:span text:style-name="T12"> = </text:span><text:span text:style-name="T10">localStorage</text:span><text:span text:style-name="T12">.</text:span><text:span text:style-name="T15">getItem</text:span><text:span text:style-name="T12">(</text:span><text:span text:style-name="T11">"current_user"</text:span><text:span text:style-name="T12">);</text:span></text:p>
      <text:p text:style-name="P24"><text:span text:style-name="T17">if</text:span><text:span text:style-name="T12"> (!</text:span><text:span text:style-name="T16">user</text:span><text:span text:style-name="T12">) {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"login.html"</text:span><text:span text:style-name="T12">;</text:span></text:p>
      <text:p text:style-name="P24"><text:span text:style-name="T12">} </text:span><text:span text:style-name="T17">else</text:span><text:span text:style-name="T12"> {</text:span></text:p>
      <text:p text:style-name="P24"><text:span text:style-name="T10">document</text:span><text:span text:style-name="T12">.</text:span><text:span text:style-name="T15">getElementById</text:span><text:span text:style-name="T12">(</text:span><text:span text:style-name="T11">"welcome-user"</text:span><text:span text:style-name="T12">).</text:span><text:span text:style-name="T10">textContent</text:span><text:span text:style-name="T12"> = </text:span><text:span text:style-name="T11">`👋 Welcome, </text:span><text:span text:style-name="T9">${</text:span><text:span text:style-name="T16">user</text:span><text:span text:style-name="T9">}</text:span><text:span text:style-name="T11">!`</text:span><text:span text:style-name="T12">;</text:span></text:p>
      <text:p text:style-name="P33">}</text:p>
      <text:p text:style-name="P13"/>
      <text:p text:style-name="P24"><text:span text:style-name="T9">function</text:span><text:span text:style-name="T12"> </text:span><text:span text:style-name="T15">logout</text:span><text:span text:style-name="T12">() {</text:span></text:p>
      <text:p text:style-name="P24"><text:span text:style-name="T10">localStorage</text:span><text:span text:style-name="T12">.</text:span><text:span text:style-name="T15">removeItem</text:span><text:span text:style-name="T12">(</text:span><text:span text:style-name="T11">"current_user"</text:span><text:span text:style-name="T12">)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"login.html"</text:span><text:span text:style-name="T12">;</text:span></text:p>
      <text:p text:style-name="P33">}</text:p>
      <text:p text:style-name="P13"/>
      <text:p text:style-name="P24"><text:span text:style-name="T9">function</text:span><text:span text:style-name="T12"> </text:span><text:span text:style-name="T15">speak</text:span><text:span text:style-name="T12">(</text:span><text:span text:style-name="T10">text</text:span><text:span text:style-name="T12">) {</text:span></text:p>
      <text:p text:style-name="P24"><text:span text:style-name="T9">const</text:span><text:span text:style-name="T12"> </text:span><text:span text:style-name="T16">msg</text:span><text:span text:style-name="T12"> = </text:span><text:span text:style-name="T9">new</text:span><text:span text:style-name="T12"> </text:span><text:span text:style-name="T18">SpeechSynthesisUtterance</text:span><text:span text:style-name="T12">(</text:span><text:span text:style-name="T10">text</text:span><text:span text:style-name="T12">);</text:span></text:p>
      <text:p text:style-name="P24"><text:span text:style-name="T10">window</text:span><text:span text:style-name="T12">.</text:span><text:span text:style-name="T10">speechSynthesis</text:span><text:span text:style-name="T12">.</text:span><text:span text:style-name="T15">speak</text:span><text:span text:style-name="T12">(</text:span><text:span text:style-name="T16">msg</text:span><text:span text:style-name="T12">);</text:span></text:p>
      <text:p text:style-name="P33">}</text:p>
      <text:p text:style-name="P13"/>
      <text:p text:style-name="P24"><text:span text:style-name="T9">const</text:span><text:span text:style-name="T12"> </text:span><text:span text:style-name="T16">items</text:span><text:span text:style-name="T12"> = [</text:span></text:p>
      <text:p text:style-name="P24"><text:span text:style-name="T12">{ </text:span><text:span text:style-name="T10">name:</text:span><text:span text:style-name="T12"> </text:span><text:span text:style-name="T11">"apples"</text:span><text:span text:style-name="T12">, </text:span><text:span text:style-name="T10">emoji:</text:span><text:span text:style-name="T12"> </text:span><text:span text:style-name="T11">"🍎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bananas"</text:span><text:span text:style-name="T12">, </text:span><text:span text:style-name="T10">emoji:</text:span><text:span text:style-name="T12"> </text:span><text:span text:style-name="T11">"🍌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cherries"</text:span><text:span text:style-name="T12">, </text:span><text:span text:style-name="T10">emoji:</text:span><text:span text:style-name="T12"> </text:span><text:span text:style-name="T11">"🍒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grapes"</text:span><text:span text:style-name="T12">, </text:span><text:span text:style-name="T10">emoji:</text:span><text:span text:style-name="T12"> </text:span><text:span text:style-name="T11">"🍇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peaches"</text:span><text:span text:style-name="T12">, </text:span><text:span text:style-name="T10">emoji:</text:span><text:span text:style-name="T12"> </text:span><text:span text:style-name="T11">"🍑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strawberries"</text:span><text:span text:style-name="T12">, </text:span><text:span text:style-name="T10">emoji:</text:span><text:span text:style-name="T12"> </text:span><text:span text:style-name="T11">"🍓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roses"</text:span><text:span text:style-name="T12">, </text:span><text:span text:style-name="T10">emoji:</text:span><text:span text:style-name="T12"> </text:span><text:span text:style-name="T11">"🌹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sunflowers"</text:span><text:span text:style-name="T12">, </text:span><text:span text:style-name="T10">emoji:</text:span><text:span text:style-name="T12"> </text:span><text:span text:style-name="T11">"🌻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tulips"</text:span><text:span text:style-name="T12">, </text:span><text:span text:style-name="T10">emoji:</text:span><text:span text:style-name="T12"> </text:span><text:span text:style-name="T11">"🌷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blossoms"</text:span><text:span text:style-name="T12">, </text:span><text:span text:style-name="T10">emoji:</text:span><text:span text:style-name="T12"> </text:span><text:span text:style-name="T11">"🌸"</text:span><text:span text:style-name="T12"> }</text:span></text:p>
      <text:p text:style-name="P33">];</text:p>
      <text:p text:style-name="P13"/>
      <text:p text:style-name="P24"><text:span text:style-name="T9">let</text:span><text:span text:style-name="T12"> </text:span><text:span text:style-name="T10">currentLevel</text:span><text:span text:style-name="T12"> = </text:span><text:span text:style-name="T14">1</text:span><text:span text:style-name="T12">; </text:span><text:span text:style-name="T4">// Levels 1 to 12</text:span></text:p>
      <text:p text:style-name="P24"><text:soft-page-break/><text:span text:style-name="T9">let</text:span><text:span text:style-name="T12"> </text:span><text:span text:style-name="T10">questionIndex</text:span><text:span text:style-name="T12"> = </text:span><text:span text:style-name="T14">0</text:span><text:span text:style-name="T12">; </text:span><text:span text:style-name="T4">// 0 to 5 per level</text:span></text:p>
      <text:p text:style-name="P24"><text:span text:style-name="T9">let</text:span><text:span text:style-name="T12"> </text:span><text:span text:style-name="T10">score</text:span><text:span text:style-name="T12"> = </text:span><text:span text:style-name="T14">0</text:span><text:span text:style-name="T12">;</text:span></text:p>
      <text:p text:style-name="P24"><text:span text:style-name="T9">const</text:span><text:span text:style-name="T12"> </text:span><text:span text:style-name="T16">questionsPerLevel</text:span><text:span text:style-name="T12"> = </text:span><text:span text:style-name="T14">6</text:span><text:span text:style-name="T12">;</text:span></text:p>
      <text:p text:style-name="P24"><text:span text:style-name="T9">const</text:span><text:span text:style-name="T12"> </text:span><text:span text:style-name="T16">maxLevels</text:span><text:span text:style-name="T12"> = </text:span><text:span text:style-name="T14">12</text:span><text:span text:style-name="T12">;</text:span></text:p>
      <text:p text:style-name="P13"/>
      <text:p text:style-name="P24"><text:span text:style-name="T9">function</text:span><text:span text:style-name="T12"> </text:span><text:span text:style-name="T15">getRangeForLevel</text:span><text:span text:style-name="T12">(</text:span><text:span text:style-name="T10">level</text:span><text:span text:style-name="T12">) {</text:span></text:p>
      <text:p text:style-name="P24"><text:span text:style-name="T9">const</text:span><text:span text:style-name="T12"> </text:span><text:span text:style-name="T16">start</text:span><text:span text:style-name="T12"> = (</text:span><text:span text:style-name="T10">level</text:span><text:span text:style-name="T12"> - </text:span><text:span text:style-name="T14">1</text:span><text:span text:style-name="T12">) * </text:span><text:span text:style-name="T14">6</text:span><text:span text:style-name="T12"> + </text:span><text:span text:style-name="T14">1</text:span><text:span text:style-name="T12">;</text:span></text:p>
      <text:p text:style-name="P24"><text:span text:style-name="T9">const</text:span><text:span text:style-name="T12"> </text:span><text:span text:style-name="T16">end</text:span><text:span text:style-name="T12"> = </text:span><text:span text:style-name="T10">level</text:span><text:span text:style-name="T12"> * </text:span><text:span text:style-name="T14">6</text:span><text:span text:style-name="T12">;</text:span></text:p>
      <text:p text:style-name="P24"><text:span text:style-name="T17">return</text:span><text:span text:style-name="T12"> {</text:span><text:span text:style-name="T10">start</text:span><text:span text:style-name="T12">, </text:span><text:span text:style-name="T10">end</text:span><text:span text:style-name="T12">};</text:span></text:p>
      <text:p text:style-name="P33">}</text:p>
      <text:p text:style-name="P13"/>
      <text:p text:style-name="P24"><text:span text:style-name="T9">let</text:span><text:span text:style-name="T12"> </text:span><text:span text:style-name="T10">correctAnswer</text:span><text:span text:style-name="T12"> = </text:span><text:span text:style-name="T14">0</text:span><text:span text:style-name="T12">;</text:span></text:p>
      <text:p text:style-name="P13"/>
      <text:p text:style-name="P24"><text:span text:style-name="T9">function</text:span><text:span text:style-name="T12"> </text:span><text:span text:style-name="T15">generateQuestion</text:span><text:span text:style-name="T12">() {</text:span></text:p>
      <text:p text:style-name="P24"><text:span text:style-name="T9">const</text:span><text:span text:style-name="T12"> </text:span><text:span text:style-name="T16">itemBox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item-box"</text:span><text:span text:style-name="T12">);</text:span></text:p>
      <text:p text:style-name="P24"><text:span text:style-name="T9">const</text:span><text:span text:style-name="T12"> </text:span><text:span text:style-name="T16">choicesBox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choices-box"</text:span><text:span text:style-name="T12">);</text:span></text:p>
      <text:p text:style-name="P24"><text:span text:style-name="T9">const</text:span><text:span text:style-name="T12"> </text:span><text:span text:style-name="T16">result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result"</text:span><text:span text:style-name="T12">);</text:span></text:p>
      <text:p text:style-name="P24"><text:span text:style-name="T9">const</text:span><text:span text:style-name="T12"> </text:span><text:span text:style-name="T16">itemName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item-name"</text:span><text:span text:style-name="T12">);</text:span></text:p>
      <text:p text:style-name="P24"><text:span text:style-name="T9">const</text:span><text:span text:style-name="T12"> </text:span><text:span text:style-name="T16">scoreDisplay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score"</text:span><text:span text:style-name="T12">);</text:span></text:p>
      <text:p text:style-name="P24"><text:span text:style-name="T9">const</text:span><text:span text:style-name="T12"> </text:span><text:span text:style-name="T16">final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final"</text:span><text:span text:style-name="T12">);</text:span></text:p>
      <text:p text:style-name="P24"><text:span text:style-name="T9">const</text:span><text:span text:style-name="T12"> </text:span><text:span text:style-name="T16">menuBtn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menu-btn"</text:span><text:span text:style-name="T12">);</text:span></text:p>
      <text:p text:style-name="P13"/>
      <text:p text:style-name="P24"><text:span text:style-name="T16">result</text:span><text:span text:style-name="T12">.</text:span><text:span text:style-name="T10">textContent</text:span><text:span text:style-name="T12"> = </text:span><text:span text:style-name="T11">""</text:span><text:span text:style-name="T12">;</text:span></text:p>
      <text:p text:style-name="P24"><text:span text:style-name="T16">final</text:span><text:span text:style-name="T12">.</text:span><text:span text:style-name="T10">textContent</text:span><text:span text:style-name="T12"> = </text:span><text:span text:style-name="T11">""</text:span><text:span text:style-name="T12">;</text:span></text:p>
      <text:p text:style-name="P24"><text:span text:style-name="T16">menuBtn</text:span><text:span text:style-name="T12">.</text:span><text:span text:style-name="T10">style</text:span><text:span text:style-name="T12">.</text:span><text:span text:style-name="T10">display</text:span><text:span text:style-name="T12"> = </text:span><text:span text:style-name="T11">"none"</text:span><text:span text:style-name="T12">;</text:span></text:p>
      <text:p text:style-name="P13"/>
      <text:p text:style-name="P24"><text:span text:style-name="T9">const</text:span><text:span text:style-name="T12"> { </text:span><text:span text:style-name="T16">start</text:span><text:span text:style-name="T12">, </text:span><text:span text:style-name="T16">end</text:span><text:span text:style-name="T12"> } = </text:span><text:span text:style-name="T15">getRangeForLevel</text:span><text:span text:style-name="T12">(</text:span><text:span text:style-name="T10">currentLevel</text:span><text:span text:style-name="T12">);</text:span></text:p>
      <text:p text:style-name="P13"/>
      <text:p text:style-name="P24"><text:span text:style-name="T17">if</text:span><text:span text:style-name="T12"> (</text:span><text:span text:style-name="T10">questionIndex</text:span><text:span text:style-name="T12"> &gt;= </text:span><text:span text:style-name="T16">questionsPerLevel</text:span><text:span text:style-name="T12">) {</text:span></text:p>
      <text:p text:style-name="P24"><text:span text:style-name="T17">if</text:span><text:span text:style-name="T12"> (</text:span><text:span text:style-name="T10">score</text:span><text:span text:style-name="T12"> === </text:span><text:span text:style-name="T16">questionsPerLevel</text:span><text:span text:style-name="T12">) {</text:span></text:p>
      <text:p text:style-name="P24"><text:span text:style-name="T17">if</text:span><text:span text:style-name="T12"> (</text:span><text:span text:style-name="T10">currentLevel</text:span><text:span text:style-name="T12"> === </text:span><text:span text:style-name="T16">maxLevels</text:span><text:span text:style-name="T12">) {</text:span></text:p>
      <text:p text:style-name="P24"><text:span text:style-name="T16">itemBox</text:span><text:span text:style-name="T12">.</text:span><text:span text:style-name="T10">textContent</text:span><text:span text:style-name="T12"> = </text:span><text:span text:style-name="T11">""</text:span><text:span text:style-name="T12">;</text:span></text:p>
      <text:p text:style-name="P24"><text:span text:style-name="T16">choicesBox</text:span><text:span text:style-name="T12">.</text:span><text:span text:style-name="T10">innerHTML</text:span><text:span text:style-name="T12"> = </text:span><text:span text:style-name="T11">""</text:span><text:span text:style-name="T12">;</text:span></text:p>
      <text:p text:style-name="P24"><text:span text:style-name="T16">final</text:span><text:span text:style-name="T12">.</text:span><text:span text:style-name="T10">textContent</text:span><text:span text:style-name="T12"> = </text:span><text:span text:style-name="T11">`🎉 Congratulations! You completed all levels! Final Score: </text:span><text:span text:style-name="T9">${</text:span><text:span text:style-name="T10">score</text:span><text:span text:style-name="T9">}</text:span><text:span text:style-name="T11"> / </text:span><text:span text:style-name="T9">${</text:span><text:span text:style-name="T16">questionsPerLevel</text:span><text:span text:style-name="T12"> * </text:span><text:span text:style-name="T16">maxLevels</text:span><text:span text:style-name="T9">}</text:span><text:span text:style-name="T11">`</text:span><text:span text:style-name="T12">;</text:span></text:p>
      <text:p text:style-name="P24"><text:span text:style-name="T16">menuBtn</text:span><text:span text:style-name="T12">.</text:span><text:span text:style-name="T10">style</text:span><text:span text:style-name="T12">.</text:span><text:span text:style-name="T10">display</text:span><text:span text:style-name="T12"> = </text:span><text:span text:style-name="T11">"inline-block"</text:span><text:span text:style-name="T12">;</text:span></text:p>
      <text:p text:style-name="P24"><text:soft-page-break/><text:span text:style-name="T17">return</text:span><text:span text:style-name="T12">;</text:span></text:p>
      <text:p text:style-name="P24"><text:span text:style-name="T12">} </text:span><text:span text:style-name="T17">else</text:span><text:span text:style-name="T12"> {</text:span></text:p>
      <text:p text:style-name="P24"><text:span text:style-name="T10">currentLevel</text:span><text:span text:style-name="T12">++;</text:span></text:p>
      <text:p text:style-name="P24"><text:span text:style-name="T10">questionIndex</text:span><text:span text:style-name="T12"> = </text:span><text:span text:style-name="T14">0</text:span><text:span text:style-name="T12">;</text:span></text:p>
      <text:p text:style-name="P24"><text:span text:style-name="T10">score</text:span><text:span text:style-name="T12"> = </text:span><text:span text:style-name="T14">0</text:span><text:span text:style-name="T12">;</text:span></text:p>
      <text:p text:style-name="P24"><text:span text:style-name="T15">alert</text:span><text:span text:style-name="T12">(</text:span><text:span text:style-name="T11">`🎉 Great! Moving to Level </text:span><text:span text:style-name="T9">${</text:span><text:span text:style-name="T10">currentLevel</text:span><text:span text:style-name="T9">}</text:span><text:span text:style-name="T11">`</text:span><text:span text:style-name="T12">);</text:span></text:p>
      <text:p text:style-name="P33">}</text:p>
      <text:p text:style-name="P24"><text:span text:style-name="T12">} </text:span><text:span text:style-name="T17">else</text:span><text:span text:style-name="T12"> {</text:span></text:p>
      <text:p text:style-name="P24"><text:span text:style-name="T15">alert</text:span><text:span text:style-name="T12">(</text:span><text:span text:style-name="T11">`You scored </text:span><text:span text:style-name="T9">${</text:span><text:span text:style-name="T10">score</text:span><text:span text:style-name="T9">}</text:span><text:span text:style-name="T11"> / </text:span><text:span text:style-name="T9">${</text:span><text:span text:style-name="T16">questionsPerLevel</text:span><text:span text:style-name="T9">}</text:span><text:span text:style-name="T11"> in Level </text:span><text:span text:style-name="T9">${</text:span><text:span text:style-name="T10">currentLevel</text:span><text:span text:style-name="T9">}</text:span><text:span text:style-name="T11">. Try again to advance!`</text:span><text:span text:style-name="T12">);</text:span></text:p>
      <text:p text:style-name="P24"><text:span text:style-name="T10">questionIndex</text:span><text:span text:style-name="T12"> = </text:span><text:span text:style-name="T14">0</text:span><text:span text:style-name="T12">;</text:span></text:p>
      <text:p text:style-name="P24"><text:span text:style-name="T10">score</text:span><text:span text:style-name="T12"> = </text:span><text:span text:style-name="T14">0</text:span><text:span text:style-name="T12">;</text:span></text:p>
      <text:p text:style-name="P33">}</text:p>
      <text:p text:style-name="P33">}</text:p>
      <text:p text:style-name="P13"/>
      <text:p text:style-name="P24"><text:span text:style-name="T16">scoreDisplay</text:span><text:span text:style-name="T12">.</text:span><text:span text:style-name="T10">textContent</text:span><text:span text:style-name="T12"> = </text:span><text:span text:style-name="T11">`Level </text:span><text:span text:style-name="T9">${</text:span><text:span text:style-name="T10">currentLevel</text:span><text:span text:style-name="T9">}</text:span><text:span text:style-name="T11"> - Question </text:span><text:span text:style-name="T9">${</text:span><text:span text:style-name="T10">questionIndex</text:span><text:span text:style-name="T12"> + </text:span><text:span text:style-name="T14">1</text:span><text:span text:style-name="T9">}</text:span><text:span text:style-name="T11"> / </text:span><text:span text:style-name="T9">${</text:span><text:span text:style-name="T16">questionsPerLevel</text:span><text:span text:style-name="T9">}</text:span><text:span text:style-name="T11"> | Score: </text:span><text:span text:style-name="T9">${</text:span><text:span text:style-name="T10">score</text:span><text:span text:style-name="T9">}</text:span><text:span text:style-name="T11">`</text:span><text:span text:style-name="T12">;</text:span></text:p>
      <text:p text:style-name="P13"/>
      <text:p text:style-name="P24"><text:span text:style-name="T9">const</text:span><text:span text:style-name="T12"> </text:span><text:span text:style-name="T16">selected</text:span><text:span text:style-name="T12"> = </text:span><text:span text:style-name="T16">items</text:span><text:span text:style-name="T12">[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</text:span><text:span text:style-name="T16">items</text:span><text:span text:style-name="T12">.</text:span><text:span text:style-name="T10">length</text:span><text:span text:style-name="T12">)];</text:span></text:p>
      <text:p text:style-name="P24"><text:span text:style-name="T10">correctAnswer</text:span><text:span text:style-name="T12"> = 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(</text:span><text:span text:style-name="T16">end</text:span><text:span text:style-name="T12"> - </text:span><text:span text:style-name="T16">start</text:span><text:span text:style-name="T12"> + </text:span><text:span text:style-name="T14">1</text:span><text:span text:style-name="T12">)) + </text:span><text:span text:style-name="T16">start</text:span><text:span text:style-name="T12">;</text:span></text:p>
      <text:p text:style-name="P13"/>
      <text:p text:style-name="P24"><text:span text:style-name="T16">itemBox</text:span><text:span text:style-name="T12">.</text:span><text:span text:style-name="T10">textContent</text:span><text:span text:style-name="T12"> = </text:span><text:span text:style-name="T16">selected</text:span><text:span text:style-name="T12">.</text:span><text:span text:style-name="T10">emoji</text:span><text:span text:style-name="T12">.</text:span><text:span text:style-name="T15">repeat</text:span><text:span text:style-name="T12">(</text:span><text:span text:style-name="T10">correctAnswer</text:span><text:span text:style-name="T12">);</text:span></text:p>
      <text:p text:style-name="P24"><text:span text:style-name="T16">itemName</text:span><text:span text:style-name="T12">.</text:span><text:span text:style-name="T10">textContent</text:span><text:span text:style-name="T12"> = </text:span><text:span text:style-name="T16">selected</text:span><text:span text:style-name="T12">.</text:span><text:span text:style-name="T10">name</text:span><text:span text:style-name="T12">;</text:span></text:p>
      <text:p text:style-name="P13"/>
      <text:p text:style-name="P24"><text:span text:style-name="T9">let</text:span><text:span text:style-name="T12"> </text:span><text:span text:style-name="T10">options</text:span><text:span text:style-name="T12"> = </text:span><text:span text:style-name="T9">new</text:span><text:span text:style-name="T12"> </text:span><text:span text:style-name="T18">Set</text:span><text:span text:style-name="T12">();</text:span></text:p>
      <text:p text:style-name="P24"><text:span text:style-name="T10">options</text:span><text:span text:style-name="T12">.</text:span><text:span text:style-name="T15">add</text:span><text:span text:style-name="T12">(</text:span><text:span text:style-name="T10">correctAnswer</text:span><text:span text:style-name="T12">);</text:span></text:p>
      <text:p text:style-name="P24"><text:span text:style-name="T17">while</text:span><text:span text:style-name="T12"> (</text:span><text:span text:style-name="T10">options</text:span><text:span text:style-name="T12">.</text:span><text:span text:style-name="T10">size</text:span><text:span text:style-name="T12"> &lt; </text:span><text:span text:style-name="T14">3</text:span><text:span text:style-name="T12">) {</text:span></text:p>
      <text:p text:style-name="P24"><text:span text:style-name="T9">const</text:span><text:span text:style-name="T12"> </text:span><text:span text:style-name="T16">fake</text:span><text:span text:style-name="T12"> = 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(</text:span><text:span text:style-name="T16">end</text:span><text:span text:style-name="T12"> - </text:span><text:span text:style-name="T16">start</text:span><text:span text:style-name="T12"> + </text:span><text:span text:style-name="T14">1</text:span><text:span text:style-name="T12">)) + </text:span><text:span text:style-name="T16">start</text:span><text:span text:style-name="T12">;</text:span></text:p>
      <text:p text:style-name="P24"><text:span text:style-name="T17">if</text:span><text:span text:style-name="T12"> (</text:span><text:span text:style-name="T16">fake</text:span><text:span text:style-name="T12"> !== </text:span><text:span text:style-name="T10">correctAnswer</text:span><text:span text:style-name="T12">) </text:span><text:span text:style-name="T10">options</text:span><text:span text:style-name="T12">.</text:span><text:span text:style-name="T15">add</text:span><text:span text:style-name="T12">(</text:span><text:span text:style-name="T16">fake</text:span><text:span text:style-name="T12">);</text:span></text:p>
      <text:p text:style-name="P33">}</text:p>
      <text:p text:style-name="P13"/>
      <text:p text:style-name="P24"><text:span text:style-name="T9">const</text:span><text:span text:style-name="T12"> </text:span><text:span text:style-name="T16">shuffled</text:span><text:span text:style-name="T12"> = </text:span><text:span text:style-name="T18">Array</text:span><text:span text:style-name="T12">.</text:span><text:span text:style-name="T15">from</text:span><text:span text:style-name="T12">(</text:span><text:span text:style-name="T10">options</text:span><text:span text:style-name="T12">).</text:span><text:span text:style-name="T15">sort</text:span><text:span text:style-name="T12">(() </text:span><text:span text:style-name="T9">=&gt;</text:span><text:span text:style-name="T12"> </text:span><text:span text:style-name="T10">Math</text:span><text:span text:style-name="T12">.</text:span><text:span text:style-name="T15">random</text:span><text:span text:style-name="T12">() - </text:span><text:span text:style-name="T14">0.5</text:span><text:span text:style-name="T12">);</text:span></text:p>
      <text:p text:style-name="P13"/>
      <text:p text:style-name="P24"><text:span text:style-name="T16">choicesBox</text:span><text:span text:style-name="T12">.</text:span><text:span text:style-name="T10">innerHTML</text:span><text:span text:style-name="T12"> = </text:span><text:span text:style-name="T11">""</text:span><text:span text:style-name="T12">;</text:span></text:p>
      <text:p text:style-name="P24"><text:span text:style-name="T16">shuffled</text:span><text:span text:style-name="T12">.</text:span><text:span text:style-name="T15">forEach</text:span><text:span text:style-name="T12">(</text:span><text:span text:style-name="T10">num</text:span><text:span text:style-name="T12"> </text:span><text:span text:style-name="T9">=&gt;</text:span><text:span text:style-name="T12"> {</text:span></text:p>
      <text:p text:style-name="P24"><text:soft-page-break/><text:span text:style-name="T9">const</text:span><text:span text:style-name="T12"> </text:span><text:span text:style-name="T16">btn</text:span><text:span text:style-name="T12"> = </text:span><text:span text:style-name="T10">document</text:span><text:span text:style-name="T12">.</text:span><text:span text:style-name="T15">createElement</text:span><text:span text:style-name="T12">(</text:span><text:span text:style-name="T11">"button"</text:span><text:span text:style-name="T12">);</text:span></text:p>
      <text:p text:style-name="P24"><text:span text:style-name="T16">btn</text:span><text:span text:style-name="T12">.</text:span><text:span text:style-name="T10">textContent</text:span><text:span text:style-name="T12"> = </text:span><text:span text:style-name="T10">num</text:span><text:span text:style-name="T12">;</text:span></text:p>
      <text:p text:style-name="P24"><text:span text:style-name="T16">btn</text:span><text:span text:style-name="T12">.</text:span><text:span text:style-name="T15">onclick</text:span><text:span text:style-name="T12"> = () </text:span><text:span text:style-name="T9">=&gt;</text:span><text:span text:style-name="T12"> </text:span><text:span text:style-name="T15">checkAnswer</text:span><text:span text:style-name="T12">(</text:span><text:span text:style-name="T10">num</text:span><text:span text:style-name="T12">);</text:span></text:p>
      <text:p text:style-name="P24"><text:span text:style-name="T16">choicesBox</text:span><text:span text:style-name="T12">.</text:span><text:span text:style-name="T15">appendChild</text:span><text:span text:style-name="T12">(</text:span><text:span text:style-name="T16">btn</text:span><text:span text:style-name="T12">);</text:span></text:p>
      <text:p text:style-name="P33">});</text:p>
      <text:p text:style-name="P33">}</text:p>
      <text:p text:style-name="P13"/>
      <text:p text:style-name="P24"><text:span text:style-name="T9">function</text:span><text:span text:style-name="T12"> </text:span><text:span text:style-name="T15">checkAnswer</text:span><text:span text:style-name="T12">(</text:span><text:span text:style-name="T10">answer</text:span><text:span text:style-name="T12">) {</text:span></text:p>
      <text:p text:style-name="P24"><text:span text:style-name="T9">const</text:span><text:span text:style-name="T12"> </text:span><text:span text:style-name="T16">result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result"</text:span><text:span text:style-name="T12">);</text:span></text:p>
      <text:p text:style-name="P24"><text:span text:style-name="T15">speak</text:span><text:span text:style-name="T12">(</text:span><text:span text:style-name="T10">answer</text:span><text:span text:style-name="T12">); </text:span><text:span text:style-name="T4">// Say clicked number</text:span></text:p>
      <text:p text:style-name="P13"/>
      <text:p text:style-name="P24"><text:span text:style-name="T17">if</text:span><text:span text:style-name="T12"> (</text:span><text:span text:style-name="T10">answer</text:span><text:span text:style-name="T12"> === </text:span><text:span text:style-name="T10">correctAnswer</text:span><text:span text:style-name="T12">) {</text:span></text:p>
      <text:p text:style-name="P24"><text:span text:style-name="T16">result</text:span><text:span text:style-name="T12">.</text:span><text:span text:style-name="T10">style</text:span><text:span text:style-name="T12">.</text:span><text:span text:style-name="T10">color</text:span><text:span text:style-name="T12"> = </text:span><text:span text:style-name="T11">"green"</text:span><text:span text:style-name="T12">;</text:span></text:p>
      <text:p text:style-name="P24"><text:span text:style-name="T16">result</text:span><text:span text:style-name="T12">.</text:span><text:span text:style-name="T10">textContent</text:span><text:span text:style-name="T12"> = </text:span><text:span text:style-name="T11">"✅ Correct!"</text:span><text:span text:style-name="T12">;</text:span></text:p>
      <text:p text:style-name="P24"><text:span text:style-name="T15">speak</text:span><text:span text:style-name="T12">(</text:span><text:span text:style-name="T11">"Correct"</text:span><text:span text:style-name="T12">);</text:span></text:p>
      <text:p text:style-name="P24"><text:span text:style-name="T10">score</text:span><text:span text:style-name="T12">++;</text:span></text:p>
      <text:p text:style-name="P24"><text:span text:style-name="T12">} </text:span><text:span text:style-name="T17">else</text:span><text:span text:style-name="T12"> {</text:span></text:p>
      <text:p text:style-name="P24"><text:span text:style-name="T16">result</text:span><text:span text:style-name="T12">.</text:span><text:span text:style-name="T10">style</text:span><text:span text:style-name="T12">.</text:span><text:span text:style-name="T10">color</text:span><text:span text:style-name="T12"> = </text:span><text:span text:style-name="T11">"red"</text:span><text:span text:style-name="T12">;</text:span></text:p>
      <text:p text:style-name="P24"><text:span text:style-name="T16">result</text:span><text:span text:style-name="T12">.</text:span><text:span text:style-name="T10">textContent</text:span><text:span text:style-name="T12"> = </text:span><text:span text:style-name="T11">`❌ Wrong! Correct answer was </text:span><text:span text:style-name="T9">${</text:span><text:span text:style-name="T10">correctAnswer</text:span><text:span text:style-name="T9">}</text:span><text:span text:style-name="T11">.`</text:span><text:span text:style-name="T12">;</text:span></text:p>
      <text:p text:style-name="P24"><text:span text:style-name="T15">speak</text:span><text:span text:style-name="T12">(</text:span><text:span text:style-name="T11">`Wrong. The correct answer was </text:span><text:span text:style-name="T9">${</text:span><text:span text:style-name="T10">correctAnswer</text:span><text:span text:style-name="T9">}</text:span><text:span text:style-name="T11">`</text:span><text:span text:style-name="T12">);</text:span></text:p>
      <text:p text:style-name="P33">}</text:p>
      <text:p text:style-name="P13"/>
      <text:p text:style-name="P24"><text:span text:style-name="T10">questionIndex</text:span><text:span text:style-name="T12">++;</text:span></text:p>
      <text:p text:style-name="P24"><text:span text:style-name="T15">setTimeout</text:span><text:span text:style-name="T12">(</text:span><text:span text:style-name="T15">generateQuestion</text:span><text:span text:style-name="T12">, </text:span><text:span text:style-name="T14">2000</text:span><text:span text:style-name="T12">);</text:span></text:p>
      <text:p text:style-name="P33">}</text:p>
      <text:p text:style-name="P13"/>
      <text:p text:style-name="P24"><text:span text:style-name="T9">function</text:span><text:span text:style-name="T12"> </text:span><text:span text:style-name="T15">goToMenu</text:span><text:span text:style-name="T12">() {</text:span></text:p>
      <text:p text:style-name="P24"><text:span text:style-name="T9">const</text:span><text:span text:style-name="T12"> </text:span><text:span text:style-name="T16">grade</text:span><text:span text:style-name="T12"> = </text:span><text:span text:style-name="T10">localStorage</text:span><text:span text:style-name="T12">.</text:span><text:span text:style-name="T15">getItem</text:span><text:span text:style-name="T12">(</text:span><text:span text:style-name="T11">"selected_grade"</text:span><text:span text:style-name="T12">) || </text:span><text:span text:style-name="T11">"tk"</text:span><text:span text:style-name="T12">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`menu-</text:span><text:span text:style-name="T9">${</text:span><text:span text:style-name="T16">grade</text:span><text:span text:style-name="T9">}</text:span><text:span text:style-name="T11">.html`</text:span><text:span text:style-name="T12">;</text:span></text:p>
      <text:p text:style-name="P33">}</text:p>
      <text:p text:style-name="P13"/>
      <text:p text:style-name="P24"><text:span text:style-name="T15">generateQuestion</text:span><text:span text:style-name="T12">();</text:span>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25"><text:soft-page-break/></text:p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37">menu-tk.html</text:p>
      <text:p text:style-name="P6"/>
      <text:p text:style-name="P32">&lt;!-- ============================= --&gt;</text:p>
      <text:p text:style-name="P31">&lt;!-- 4. menu-tk.html (others similar) --&gt;</text:p>
      <text:p text:style-name="P31">&lt;!-- ============================= --&gt;</text:p>
      <text:p text:style-name="P24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TK &amp; Kinder Menu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text:span text:style-name="T12"> </text:span><text:span text:style-name="T13">body</text:span><text:span text:style-name="T12"> { </text:span><text:span text:style-name="T10">text-align</text:span><text:span text:style-name="T12">: </text:span><text:span text:style-name="T11">center</text:span><text:span text:style-name="T12">; </text:span><text:span text:style-name="T10">padding</text:span><text:span text:style-name="T12">: </text:span><text:span text:style-name="T14">2rem</text:span><text:span text:style-name="T12">; </text:span><text:span text:style-name="T10">font-family</text:span><text:span text:style-name="T12">: </text:span><text:span text:style-name="T11">'Comic Sans MS'</text:span><text:span text:style-name="T12">; } </text:span><text:span text:style-name="T13">button</text:span><text:span text:style-name="T12"> { </text:span><text:span text:style-name="T10">margin</text:span><text:span text:style-name="T12">: </text:span><text:span text:style-name="T14">1rem</text:span><text:span text:style-name="T12">; </text:span><text:span text:style-name="T10">padding</text:span><text:span text:style-name="T12">: </text:span><text:span text:style-name="T14">1rem</text:span><text:span text:style-name="T12"> </text:span><text:span text:style-name="T14">2rem</text:span><text:span text:style-name="T12">; </text:span><text:span text:style-name="T10">font-size</text:span><text:span text:style-name="T12">: </text:span><text:span text:style-name="T14">1.2rem</text:span><text:span text:style-name="T12">; } </text:span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pan text:style-name="T8">&lt;</text:span><text:span text:style-name="T9">h1</text:span><text:span text:style-name="T8">&gt;</text:span>🧒 TK &amp; Kinder Menu<text:span text:style-name="T8">&lt;/</text:span><text:span text:style-name="T9">h1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0">location</text:span><text:span text:style-name="T11">.</text:span><text:span text:style-name="T10">href</text:span><text:span text:style-name="T12">=</text:span><text:span text:style-name="T11">'count-items.html'"</text:span><text:span text:style-name="T8">&gt;</text:span>🍓 Count Items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5">alert</text:span><text:span text:style-name="T11">('Coming soon!')"</text:span><text:span text:style-name="T8">&gt;</text:span>🔺 Learn Shapes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5">alert</text:span><text:span text:style-name="T11">('Coming soon!')"</text:span><text:span text:style-name="T8">&gt;</text:span>➕ Addition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5">alert</text:span><text:span text:style-name="T11">('Coming soon!')"</text:span><text:span text:style-name="T8">&gt;</text:span>➖ Subtraction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0">location</text:span><text:span text:style-name="T11">.</text:span><text:span text:style-name="T10">href</text:span><text:span text:style-name="T12">=</text:span><text:span text:style-name="T11">'select-grade.html'"</text:span><text:span text:style-name="T8">&gt;</text:span>🔙 Back to Grade Select<text:span text:style-name="T8">&lt;/</text:span><text:span text:style-name="T9">button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25"/>
      <text:p text:style-name="P25"/>
      <text:p text:style-name="P37">select-grade.html</text:p>
      <text:p text:style-name="P6"/>
      <text:p text:style-name="P32"><text:soft-page-break/>&lt;!-- ============================= --&gt;</text:p>
      <text:p text:style-name="P31">&lt;!-- 3. select-grade.html --&gt;</text:p>
      <text:p text:style-name="P31">&lt;!-- ============================= --&gt;</text:p>
      <text:p text:style-name="P24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Select Grade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text:span text:style-name="T12"> </text:span><text:span text:style-name="T13">body</text:span><text:span text:style-name="T12"> { </text:span><text:span text:style-name="T10">text-align</text:span><text:span text:style-name="T12">: </text:span><text:span text:style-name="T11">center</text:span><text:span text:style-name="T12">; </text:span><text:span text:style-name="T10">font-family</text:span><text:span text:style-name="T12">: </text:span><text:span text:style-name="T11">'Comic Sans MS'</text:span><text:span text:style-name="T12">; </text:span><text:span text:style-name="T10">padding</text:span><text:span text:style-name="T12">: </text:span><text:span text:style-name="T14">2rem</text:span><text:span text:style-name="T12">; } </text:span><text:span text:style-name="T13">.grade-btn</text:span><text:span text:style-name="T12"> { </text:span><text:span text:style-name="T10">margin</text:span><text:span text:style-name="T12">: </text:span><text:span text:style-name="T14">1rem</text:span><text:span text:style-name="T12">; </text:span><text:span text:style-name="T10">padding</text:span><text:span text:style-name="T12">: </text:span><text:span text:style-name="T14">1rem</text:span><text:span text:style-name="T12"> </text:span><text:span text:style-name="T14">2rem</text:span><text:span text:style-name="T12">; </text:span><text:span text:style-name="T10">font-size</text:span><text:span text:style-name="T12">: </text:span><text:span text:style-name="T14">1.2rem</text:span><text:span text:style-name="T12">; } </text:span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pan text:style-name="T8">&lt;</text:span><text:span text:style-name="T9">h1</text:span><text:span text:style-name="T8">&gt;</text:span>🎓 Select Your Grade<text:span text:style-name="T8">&lt;/</text:span><text:span text:style-name="T9">h1</text:span><text:span text:style-name="T8">&gt;</text:span></text:p>
      <text:p text:style-name="P24"><text:span text:style-name="T8">&lt;</text:span><text:span text:style-name="T9">button</text:span> <text:span text:style-name="T10">class</text:span>=<text:span text:style-name="T11">"grade-btn"</text:span> <text:span text:style-name="T10">onclick</text:span>=<text:span text:style-name="T11">"</text:span><text:span text:style-name="T15">select</text:span><text:span text:style-name="T11">('tk')"</text:span><text:span text:style-name="T8">&gt;</text:span>🧒 TK &amp; Kinder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class</text:span>=<text:span text:style-name="T11">"grade-btn"</text:span> <text:span text:style-name="T10">onclick</text:span>=<text:span text:style-name="T11">"</text:span><text:span text:style-name="T15">select</text:span><text:span text:style-name="T11">('1st')"</text:span><text:span text:style-name="T8">&gt;</text:span>1️⃣ 1st Grade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class</text:span>=<text:span text:style-name="T11">"grade-btn"</text:span> <text:span text:style-name="T10">onclick</text:span>=<text:span text:style-name="T11">"</text:span><text:span text:style-name="T15">select</text:span><text:span text:style-name="T11">('2nd')"</text:span><text:span text:style-name="T8">&gt;</text:span>2️⃣ 2nd Grade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class</text:span>=<text:span text:style-name="T11">"grade-btn"</text:span> <text:span text:style-name="T10">onclick</text:span>=<text:span text:style-name="T11">"</text:span><text:span text:style-name="T15">select</text:span><text:span text:style-name="T11">('3rd')"</text:span><text:span text:style-name="T8">&gt;</text:span>3️⃣ 3rd Grade<text:span text:style-name="T8">&lt;/</text:span><text:span text:style-name="T9">button</text:span><text:span text:style-name="T8">&gt;</text:span></text:p>
      <text:p text:style-name="P24"><text:span text:style-name="T8">&lt;</text:span><text:span text:style-name="T9">script</text:span><text:span text:style-name="T8">&gt;</text:span></text:p>
      <text:p text:style-name="P24"><text:span text:style-name="T9">function</text:span><text:span text:style-name="T12"> </text:span><text:span text:style-name="T15">select</text:span><text:span text:style-name="T12">(</text:span><text:span text:style-name="T10">grade</text:span><text:span text:style-name="T12">) {</text:span></text:p>
      <text:p text:style-name="P24"><text:span text:style-name="T10">localStorage</text:span><text:span text:style-name="T12">.</text:span><text:span text:style-name="T15">setItem</text:span><text:span text:style-name="T12">(</text:span><text:span text:style-name="T11">"selected_grade"</text:span><text:span text:style-name="T12">, </text:span><text:span text:style-name="T10">grade</text:span><text:span text:style-name="T12">)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`menu-</text:span><text:span text:style-name="T9">${</text:span><text:span text:style-name="T10">grade</text:span><text:span text:style-name="T9">}</text:span><text:span text:style-name="T11">.html`</text:span><text:span text:style-name="T12">;</text:span></text:p>
      <text:p text:style-name="P33">}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6"/>
      <text:p text:style-name="P8"/>
      <text:p text:style-name="P7"/>
      <text:p text:style-name="P15"/>
      <text:p text:style-name="P16"/>
      <text:p text:style-name="P38">learn-shapes.html</text:p>
      <text:p text:style-name="P9"><text:soft-page-break/></text:p>
      <text:p text:style-name="P27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 <text:span text:style-name="T10">lang</text:span>=<text:span text:style-name="T11">"en"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Learn Shapes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/text:p>
      <text:p text:style-name="P24"><text:span text:style-name="T13">body</text:span><text:span text:style-name="T12"> {</text:span></text:p>
      <text:p text:style-name="P24"><text:span text:style-name="T10">font-family</text:span><text:span text:style-name="T12">: </text:span><text:span text:style-name="T11">'Comic Sans MS'</text:span><text:span text:style-name="T12">, cursive;</text:span></text:p>
      <text:p text:style-name="P24"><text:span text:style-name="T10">text-align</text:span><text:span text:style-name="T12">: </text:span><text:span text:style-name="T11">center</text:span><text:span text:style-name="T12">;</text:span></text:p>
      <text:p text:style-name="P24"><text:span text:style-name="T10">background-color</text:span><text:span text:style-name="T12">: </text:span><text:span text:style-name="T11">#e1f5fe</text:span><text:span text:style-name="T12">;</text:span></text:p>
      <text:p text:style-name="P24"><text:span text:style-name="T10">padding</text:span><text:span text:style-name="T12">: </text:span><text:span text:style-name="T14">2rem</text:span><text:span text:style-name="T12">;</text:span></text:p>
      <text:p text:style-name="P24"><text:span text:style-name="T10">overflow</text:span><text:span text:style-name="T12">: </text:span><text:span text:style-name="T11">hidden</text:span><text:span text:style-name="T12">;</text:span></text:p>
      <text:p text:style-name="P33">}</text:p>
      <text:p text:style-name="P24"><text:span text:style-name="T13">h1</text:span><text:span text:style-name="T12"> {</text:span></text:p>
      <text:p text:style-name="P24"><text:span text:style-name="T10">color</text:span><text:span text:style-name="T12">: </text:span><text:span text:style-name="T11">#0288d1</text:span><text:span text:style-name="T12">;</text:span></text:p>
      <text:p text:style-name="P33">}</text:p>
      <text:p text:style-name="P24"><text:span text:style-name="T13">.shapes</text:span><text:span text:style-name="T12">, </text:span><text:span text:style-name="T13">#falling-area</text:span><text:span text:style-name="T12"> {</text:span></text:p>
      <text:p text:style-name="P24"><text:span text:style-name="T10">display</text:span><text:span text:style-name="T12">: </text:span><text:span text:style-name="T11">flex</text:span><text:span text:style-name="T12">;</text:span></text:p>
      <text:p text:style-name="P24"><text:span text:style-name="T10">flex-wrap</text:span><text:span text:style-name="T12">: </text:span><text:span text:style-name="T11">wrap</text:span><text:span text:style-name="T12">;</text:span></text:p>
      <text:p text:style-name="P24"><text:span text:style-name="T10">justify-content</text:span><text:span text:style-name="T12">: </text:span><text:span text:style-name="T11">center</text:span><text:span text:style-name="T12">;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33">}</text:p>
      <text:p text:style-name="P24"><text:span text:style-name="T13">.shape</text:span><text:span text:style-name="T12"> {</text:span></text:p>
      <text:p text:style-name="P24"><text:span text:style-name="T10">font-size</text:span><text:span text:style-name="T12">: </text:span><text:span text:style-name="T14">5rem</text:span><text:span text:style-name="T12">;</text:span></text:p>
      <text:p text:style-name="P24"><text:span text:style-name="T10">margin</text:span><text:span text:style-name="T12">: </text:span><text:span text:style-name="T14">1rem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24"><text:span text:style-name="T10">transition</text:span><text:span text:style-name="T12">: transform </text:span><text:span text:style-name="T14">0.2s</text:span><text:span text:style-name="T12">;</text:span></text:p>
      <text:p text:style-name="P33">}</text:p>
      <text:p text:style-name="P24"><text:span text:style-name="T13">.shape:hover</text:span><text:span text:style-name="T12"> {</text:span></text:p>
      <text:p text:style-name="P24"><text:span text:style-name="T10">transform</text:span><text:span text:style-name="T12">: </text:span><text:span text:style-name="T15">scale</text:span><text:span text:style-name="T12">(</text:span><text:span text:style-name="T14">1.2</text:span><text:span text:style-name="T12">);</text:span></text:p>
      <text:p text:style-name="P33">}</text:p>
      <text:p text:style-name="P24"><text:span text:style-name="T13">#instruction</text:span><text:span text:style-name="T12"> {</text:span></text:p>
      <text:p text:style-name="P24"><text:span text:style-name="T10">font-size</text:span><text:span text:style-name="T12">: </text:span><text:span text:style-name="T14">1.5rem</text:span><text:span text:style-name="T12">;</text:span></text:p>
      <text:p text:style-name="P24"><text:span text:style-name="T10">margin</text:span><text:span text:style-name="T12">: </text:span><text:span text:style-name="T14">1rem</text:span><text:span text:style-name="T12"> </text:span><text:span text:style-name="T14">0</text:span><text:span text:style-name="T12">;</text:span></text:p>
      <text:p text:style-name="P24"><text:soft-page-break/><text:span text:style-name="T10">color</text:span><text:span text:style-name="T12">: </text:span><text:span text:style-name="T11">#00796b</text:span><text:span text:style-name="T12">;</text:span></text:p>
      <text:p text:style-name="P33">}</text:p>
      <text:p text:style-name="P24"><text:span text:style-name="T13">#score</text:span><text:span text:style-name="T12"> {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24"><text:span text:style-name="T10">font-size</text:span><text:span text:style-name="T12">: </text:span><text:span text:style-name="T14">1.2rem</text:span><text:span text:style-name="T12">;</text:span></text:p>
      <text:p text:style-name="P33">}</text:p>
      <text:p text:style-name="P24"><text:span text:style-name="T13">button</text:span><text:span text:style-name="T12"> {</text:span></text:p>
      <text:p text:style-name="P24"><text:span text:style-name="T10">margin-top</text:span><text:span text:style-name="T12">: </text:span><text:span text:style-name="T14">2rem</text:span><text:span text:style-name="T12">;</text:span></text:p>
      <text:p text:style-name="P24"><text:span text:style-name="T10">padding</text:span><text:span text:style-name="T12">: </text:span><text:span text:style-name="T14">0.7rem</text:span><text:span text:style-name="T12"> </text:span><text:span text:style-name="T14">1.5rem</text:span><text:span text:style-name="T12">;</text:span></text:p>
      <text:p text:style-name="P24"><text:span text:style-name="T10">font-size</text:span><text:span text:style-name="T12">: </text:span><text:span text:style-name="T14">1rem</text:span><text:span text:style-name="T12">;</text:span></text:p>
      <text:p text:style-name="P24"><text:span text:style-name="T10">background-color</text:span><text:span text:style-name="T12">: </text:span><text:span text:style-name="T11">#ffb74d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order-radius</text:span><text:span text:style-name="T12">: </text:span><text:span text:style-name="T14">8px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33">}</text:p>
      <text:p text:style-name="P24"><text:span text:style-name="T13">.falling-shape</text:span><text:span text:style-name="T12"> {</text:span></text:p>
      <text:p text:style-name="P24"><text:span text:style-name="T10">position</text:span><text:span text:style-name="T12">: </text:span><text:span text:style-name="T11">absolute</text:span><text:span text:style-name="T12">;</text:span></text:p>
      <text:p text:style-name="P24"><text:span text:style-name="T10">font-size</text:span><text:span text:style-name="T12">: </text:span><text:span text:style-name="T14">3rem</text:span><text:span text:style-name="T12">;</text:span></text:p>
      <text:p text:style-name="P24"><text:span text:style-name="T10">animation</text:span><text:span text:style-name="T12">: fall </text:span><text:span text:style-name="T14">8s</text:span><text:span text:style-name="T12"> </text:span><text:span text:style-name="T11">linear</text:span><text:span text:style-name="T12">;</text:span></text:p>
      <text:p text:style-name="P33">}</text:p>
      <text:p text:style-name="P24"><text:span text:style-name="T17">@keyframes</text:span><text:span text:style-name="T12"> </text:span><text:span text:style-name="T10">fall</text:span><text:span text:style-name="T12"> {</text:span></text:p>
      <text:p text:style-name="P24"><text:span text:style-name="T12">0% { </text:span><text:span text:style-name="T10">top</text:span><text:span text:style-name="T12">: </text:span><text:span text:style-name="T14">-50px</text:span><text:span text:style-name="T12">; }</text:span></text:p>
      <text:p text:style-name="P24"><text:span text:style-name="T12">100% { </text:span><text:span text:style-name="T10">top</text:span><text:span text:style-name="T12">: </text:span><text:span text:style-name="T14">100vh</text:span><text:span text:style-name="T12">; }</text:span></text:p>
      <text:p text:style-name="P33">}</text:p>
      <text:p text:style-name="P24"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13"/>
      <text:p text:style-name="P24"><text:span text:style-name="T8">&lt;</text:span><text:span text:style-name="T9">button</text:span> <text:span text:style-name="T10">onclick</text:span>=<text:span text:style-name="T11">"</text:span><text:span text:style-name="T15">goToMenu</text:span><text:span text:style-name="T11">()"</text:span><text:span text:style-name="T8">&gt;</text:span>🏠 Menu<text:span text:style-name="T8">&lt;/</text:span><text:span text:style-name="T9">button</text:span><text:span text:style-name="T8">&gt;</text:span></text:p>
      <text:p text:style-name="P13"/>
      <text:p text:style-name="P24"><text:span text:style-name="T8">&lt;</text:span><text:span text:style-name="T9">h1</text:span><text:span text:style-name="T8">&gt;</text:span>🔺 Learn Shapes<text:span text:style-name="T8">&lt;/</text:span><text:span text:style-name="T9">h1</text:span><text:span text:style-name="T8">&gt;</text:span></text:p>
      <text:p text:style-name="P24"><text:span text:style-name="T8">&lt;</text:span><text:span text:style-name="T9">p</text:span> <text:span text:style-name="T10">id</text:span>=<text:span text:style-name="T11">"instruction"</text:span><text:span text:style-name="T8">&gt;</text:span>Touch a shape to hear its name<text:span text:style-name="T8">&lt;/</text:span><text:span text:style-name="T9">p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shapes"</text:span> <text:span text:style-name="T10">id</text:span>=<text:span text:style-name="T11">"shape-container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falling-area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p</text:span> <text:span text:style-name="T10">id</text:span>=<text:span text:style-name="T11">"score"</text:span><text:span text:style-name="T8">&gt;&lt;/</text:span><text:span text:style-name="T9">p</text:span><text:span text:style-name="T8">&gt;</text:span></text:p>
      <text:p text:style-name="P24"><text:soft-page-break/><text:span text:style-name="T8">&lt;</text:span><text:span text:style-name="T9">audio</text:span> <text:span text:style-name="T10">id</text:span>=<text:span text:style-name="T11">"bg-music"</text:span> <text:span text:style-name="T10">loop</text:span> <text:span text:style-name="T10">autoplay</text:span><text:span text:style-name="T8">&gt;</text:span></text:p>
      <text:p text:style-name="P24"><text:span text:style-name="T8">&lt;</text:span><text:span text:style-name="T9">source</text:span> <text:span text:style-name="T10">src</text:span>=<text:span text:style-name="T11">"https://www.bensound.com/bensound-music/bensound-littleidea.mp3"</text:span> <text:span text:style-name="T10">type</text:span>=<text:span text:style-name="T11">"audio/mpeg"</text:span><text:span text:style-name="T8">&gt;</text:span></text:p>
      <text:p text:style-name="P24">Your browser does not support background music.</text:p>
      <text:p text:style-name="P24"><text:span text:style-name="T8">&lt;/</text:span><text:span text:style-name="T9">audio</text:span><text:span text:style-name="T8">&gt;</text:span></text:p>
      <text:p text:style-name="P13"/>
      <text:p text:style-name="P24"><text:span text:style-name="T8">&lt;</text:span><text:span text:style-name="T9">script</text:span><text:span text:style-name="T8">&gt;</text:span></text:p>
      <text:p text:style-name="P24"><text:span text:style-name="T9">const</text:span><text:span text:style-name="T12"> </text:span><text:span text:style-name="T16">shapes</text:span><text:span text:style-name="T12"> = [</text:span></text:p>
      <text:p text:style-name="P24"><text:span text:style-name="T12">{ </text:span><text:span text:style-name="T10">name:</text:span><text:span text:style-name="T12"> </text:span><text:span text:style-name="T11">"circle"</text:span><text:span text:style-name="T12">, </text:span><text:span text:style-name="T10">emoji:</text:span><text:span text:style-name="T12"> </text:span><text:span text:style-name="T11">"⚪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square"</text:span><text:span text:style-name="T12">, </text:span><text:span text:style-name="T10">emoji:</text:span><text:span text:style-name="T12"> </text:span><text:span text:style-name="T11">"⬜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triangle"</text:span><text:span text:style-name="T12">, </text:span><text:span text:style-name="T10">emoji:</text:span><text:span text:style-name="T12"> </text:span><text:span text:style-name="T11">"🔺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star"</text:span><text:span text:style-name="T12">, </text:span><text:span text:style-name="T10">emoji:</text:span><text:span text:style-name="T12"> </text:span><text:span text:style-name="T11">"⭐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heart"</text:span><text:span text:style-name="T12">, </text:span><text:span text:style-name="T10">emoji:</text:span><text:span text:style-name="T12"> </text:span><text:span text:style-name="T11">"❤️"</text:span><text:span text:style-name="T12"> },</text:span></text:p>
      <text:p text:style-name="P24"><text:span text:style-name="T12">{ </text:span><text:span text:style-name="T10">name:</text:span><text:span text:style-name="T12"> </text:span><text:span text:style-name="T11">"diamond"</text:span><text:span text:style-name="T12">, </text:span><text:span text:style-name="T10">emoji:</text:span><text:span text:style-name="T12"> </text:span><text:span text:style-name="T11">"🔷"</text:span><text:span text:style-name="T12"> }</text:span></text:p>
      <text:p text:style-name="P33">];</text:p>
      <text:p text:style-name="P13"/>
      <text:p text:style-name="P24"><text:span text:style-name="T9">let</text:span><text:span text:style-name="T12"> </text:span><text:span text:style-name="T10">currentRound</text:span><text:span text:style-name="T12"> = </text:span><text:span text:style-name="T14">0</text:span><text:span text:style-name="T12">;</text:span></text:p>
      <text:p text:style-name="P24"><text:span text:style-name="T9">let</text:span><text:span text:style-name="T12"> </text:span><text:span text:style-name="T10">score</text:span><text:span text:style-name="T12"> = </text:span><text:span text:style-name="T14">0</text:span><text:span text:style-name="T12">;</text:span></text:p>
      <text:p text:style-name="P24"><text:span text:style-name="T9">let</text:span><text:span text:style-name="T12"> </text:span><text:span text:style-name="T10">gameMode</text:span><text:span text:style-name="T12"> = </text:span><text:span text:style-name="T9">true</text:span><text:span text:style-name="T12">;</text:span></text:p>
      <text:p text:style-name="P24"><text:span text:style-name="T9">const</text:span><text:span text:style-name="T12"> </text:span><text:span text:style-name="T16">totalRounds</text:span><text:span text:style-name="T12"> = </text:span><text:span text:style-name="T14">6</text:span><text:span text:style-name="T12">;</text:span></text:p>
      <text:p text:style-name="P13"/>
      <text:p text:style-name="P24"><text:span text:style-name="T9">const</text:span><text:span text:style-name="T12"> </text:span><text:span text:style-name="T16">instruction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instruction"</text:span><text:span text:style-name="T12">);</text:span></text:p>
      <text:p text:style-name="P24"><text:span text:style-name="T9">const</text:span><text:span text:style-name="T12"> </text:span><text:span text:style-name="T16">shapeContainer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shape-container"</text:span><text:span text:style-name="T12">);</text:span></text:p>
      <text:p text:style-name="P24"><text:span text:style-name="T9">const</text:span><text:span text:style-name="T12"> </text:span><text:span text:style-name="T16">fallingArea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falling-area"</text:span><text:span text:style-name="T12">);</text:span></text:p>
      <text:p text:style-name="P24"><text:span text:style-name="T9">const</text:span><text:span text:style-name="T12"> </text:span><text:span text:style-name="T16">scoreBox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score"</text:span><text:span text:style-name="T12">);</text:span></text:p>
      <text:p text:style-name="P13"/>
      <text:p text:style-name="P24"><text:span text:style-name="T9">function</text:span><text:span text:style-name="T12"> </text:span><text:span text:style-name="T15">speak</text:span><text:span text:style-name="T12">(</text:span><text:span text:style-name="T10">text</text:span><text:span text:style-name="T12">) {</text:span></text:p>
      <text:p text:style-name="P24"><text:span text:style-name="T9">const</text:span><text:span text:style-name="T12"> </text:span><text:span text:style-name="T16">msg</text:span><text:span text:style-name="T12"> = </text:span><text:span text:style-name="T9">new</text:span><text:span text:style-name="T12"> </text:span><text:span text:style-name="T18">SpeechSynthesisUtterance</text:span><text:span text:style-name="T12">(</text:span><text:span text:style-name="T10">text</text:span><text:span text:style-name="T12">);</text:span></text:p>
      <text:p text:style-name="P24"><text:span text:style-name="T10">window</text:span><text:span text:style-name="T12">.</text:span><text:span text:style-name="T10">speechSynthesis</text:span><text:span text:style-name="T12">.</text:span><text:span text:style-name="T15">speak</text:span><text:span text:style-name="T12">(</text:span><text:span text:style-name="T16">msg</text:span><text:span text:style-name="T12">);</text:span></text:p>
      <text:p text:style-name="P33">}</text:p>
      <text:p text:style-name="P13"/>
      <text:p text:style-name="P24"><text:span text:style-name="T9">function</text:span><text:span text:style-name="T12"> </text:span><text:span text:style-name="T15">setupGame</text:span><text:span text:style-name="T12">() {</text:span></text:p>
      <text:p text:style-name="P24"><text:span text:style-name="T16">shapeContainer</text:span><text:span text:style-name="T12">.</text:span><text:span text:style-name="T10">innerHTML</text:span><text:span text:style-name="T12"> = </text:span><text:span text:style-name="T11">""</text:span><text:span text:style-name="T12">;</text:span></text:p>
      <text:p text:style-name="P24"><text:span text:style-name="T16">shapes</text:span><text:span text:style-name="T12">.</text:span><text:span text:style-name="T15">forEach</text:span><text:span text:style-name="T12">(</text:span><text:span text:style-name="T10">shape</text:span><text:span text:style-name="T12"> </text:span><text:span text:style-name="T9">=&gt;</text:span><text:span text:style-name="T12"> {</text:span></text:p>
      <text:p text:style-name="P24"><text:soft-page-break/><text:span text:style-name="T9">const</text:span><text:span text:style-name="T12"> </text:span><text:span text:style-name="T16">div</text:span><text:span text:style-name="T12"> = </text:span><text:span text:style-name="T10">document</text:span><text:span text:style-name="T12">.</text:span><text:span text:style-name="T15">createElement</text:span><text:span text:style-name="T12">(</text:span><text:span text:style-name="T11">"div"</text:span><text:span text:style-name="T12">);</text:span></text:p>
      <text:p text:style-name="P24"><text:span text:style-name="T16">div</text:span><text:span text:style-name="T12">.</text:span><text:span text:style-name="T10">className</text:span><text:span text:style-name="T12"> = </text:span><text:span text:style-name="T11">"shape"</text:span><text:span text:style-name="T12">;</text:span></text:p>
      <text:p text:style-name="P24"><text:span text:style-name="T16">div</text:span><text:span text:style-name="T12">.</text:span><text:span text:style-name="T10">textContent</text:span><text:span text:style-name="T12"> = </text:span><text:span text:style-name="T10">shape</text:span><text:span text:style-name="T12">.</text:span><text:span text:style-name="T10">emoji</text:span><text:span text:style-name="T12">;</text:span></text:p>
      <text:p text:style-name="P24"><text:span text:style-name="T16">div</text:span><text:span text:style-name="T12">.</text:span><text:span text:style-name="T15">onclick</text:span><text:span text:style-name="T12"> = () </text:span><text:span text:style-name="T9">=&gt;</text:span><text:span text:style-name="T12"> </text:span><text:span text:style-name="T15">handleShapeClick</text:span><text:span text:style-name="T12">(</text:span><text:span text:style-name="T10">shape</text:span><text:span text:style-name="T12">.</text:span><text:span text:style-name="T10">name</text:span><text:span text:style-name="T12">);</text:span></text:p>
      <text:p text:style-name="P24"><text:span text:style-name="T16">shapeContainer</text:span><text:span text:style-name="T12">.</text:span><text:span text:style-name="T15">appendChild</text:span><text:span text:style-name="T12">(</text:span><text:span text:style-name="T16">div</text:span><text:span text:style-name="T12">);</text:span></text:p>
      <text:p text:style-name="P33">});</text:p>
      <text:p text:style-name="P24"><text:span text:style-name="T17">if</text:span><text:span text:style-name="T12"> (</text:span><text:span text:style-name="T10">gameMode</text:span><text:span text:style-name="T12">) </text:span><text:span text:style-name="T15">askNextShape</text:span><text:span text:style-name="T12">();</text:span></text:p>
      <text:p text:style-name="P33">}</text:p>
      <text:p text:style-name="P13"/>
      <text:p text:style-name="P24"><text:span text:style-name="T9">let</text:span><text:span text:style-name="T12"> </text:span><text:span text:style-name="T10">targetShape</text:span><text:span text:style-name="T12"> = </text:span><text:span text:style-name="T11">""</text:span><text:span text:style-name="T12">;</text:span></text:p>
      <text:p text:style-name="P13"/>
      <text:p text:style-name="P24"><text:span text:style-name="T9">function</text:span><text:span text:style-name="T12"> </text:span><text:span text:style-name="T15">askNextShape</text:span><text:span text:style-name="T12">() {</text:span></text:p>
      <text:p text:style-name="P24"><text:span text:style-name="T10">targetShape</text:span><text:span text:style-name="T12"> = </text:span><text:span text:style-name="T16">shapes</text:span><text:span text:style-name="T12">[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</text:span><text:span text:style-name="T16">shapes</text:span><text:span text:style-name="T12">.</text:span><text:span text:style-name="T10">length</text:span><text:span text:style-name="T12">)].</text:span><text:span text:style-name="T10">name</text:span><text:span text:style-name="T12">;</text:span></text:p>
      <text:p text:style-name="P24"><text:span text:style-name="T16">instruction</text:span><text:span text:style-name="T12">.</text:span><text:span text:style-name="T10">textContent</text:span><text:span text:style-name="T12"> = </text:span><text:span text:style-name="T11">`Click the </text:span><text:span text:style-name="T9">${</text:span><text:span text:style-name="T10">targetShape</text:span><text:span text:style-name="T9">}</text:span><text:span text:style-name="T11">`</text:span><text:span text:style-name="T12">;</text:span></text:p>
      <text:p text:style-name="P24"><text:span text:style-name="T15">speak</text:span><text:span text:style-name="T12">(</text:span><text:span text:style-name="T11">`Click the </text:span><text:span text:style-name="T9">${</text:span><text:span text:style-name="T10">targetShape</text:span><text:span text:style-name="T9">}</text:span><text:span text:style-name="T11">`</text:span><text:span text:style-name="T12">);</text:span></text:p>
      <text:p text:style-name="P33">}</text:p>
      <text:p text:style-name="P13"/>
      <text:p text:style-name="P24"><text:span text:style-name="T9">function</text:span><text:span text:style-name="T12"> </text:span><text:span text:style-name="T15">handleShapeClick</text:span><text:span text:style-name="T12">(</text:span><text:span text:style-name="T10">name</text:span><text:span text:style-name="T12">) {</text:span></text:p>
      <text:p text:style-name="P24"><text:span text:style-name="T15">speak</text:span><text:span text:style-name="T12">(</text:span><text:span text:style-name="T10">name</text:span><text:span text:style-name="T12">);</text:span></text:p>
      <text:p text:style-name="P24"><text:span text:style-name="T17">if</text:span><text:span text:style-name="T12"> (</text:span><text:span text:style-name="T10">gameMode</text:span><text:span text:style-name="T12">) {</text:span></text:p>
      <text:p text:style-name="P24"><text:span text:style-name="T17">if</text:span><text:span text:style-name="T12"> (</text:span><text:span text:style-name="T10">name</text:span><text:span text:style-name="T12"> === </text:span><text:span text:style-name="T10">targetShape</text:span><text:span text:style-name="T12">) {</text:span></text:p>
      <text:p text:style-name="P24"><text:span text:style-name="T10">score</text:span><text:span text:style-name="T12">++;</text:span></text:p>
      <text:p text:style-name="P24"><text:span text:style-name="T16">instruction</text:span><text:span text:style-name="T12">.</text:span><text:span text:style-name="T10">textContent</text:span><text:span text:style-name="T12"> = </text:span><text:span text:style-name="T11">`✅ Correct!`</text:span><text:span text:style-name="T12">;</text:span></text:p>
      <text:p text:style-name="P24"><text:span text:style-name="T15">setTimeout</text:span><text:span text:style-name="T12">(() </text:span><text:span text:style-name="T9">=&gt;</text:span><text:span text:style-name="T12"> {</text:span></text:p>
      <text:p text:style-name="P24"><text:span text:style-name="T10">currentRound</text:span><text:span text:style-name="T12">++;</text:span></text:p>
      <text:p text:style-name="P24"><text:span text:style-name="T17">if</text:span><text:span text:style-name="T12"> (</text:span><text:span text:style-name="T10">currentRound</text:span><text:span text:style-name="T12"> &lt; </text:span><text:span text:style-name="T16">totalRounds</text:span><text:span text:style-name="T12">) {</text:span></text:p>
      <text:p text:style-name="P24"><text:span text:style-name="T15">askNextShape</text:span><text:span text:style-name="T12">();</text:span></text:p>
      <text:p text:style-name="P24"><text:span text:style-name="T12">} </text:span><text:span text:style-name="T17">else</text:span><text:span text:style-name="T12"> {</text:span></text:p>
      <text:p text:style-name="P24"><text:span text:style-name="T16">instruction</text:span><text:span text:style-name="T12">.</text:span><text:span text:style-name="T10">textContent</text:span><text:span text:style-name="T12"> = </text:span><text:span text:style-name="T11">`🎉 Great job! Final score: </text:span><text:span text:style-name="T9">${</text:span><text:span text:style-name="T10">score</text:span><text:span text:style-name="T9">}</text:span><text:span text:style-name="T11"> / </text:span><text:span text:style-name="T9">${</text:span><text:span text:style-name="T16">totalRounds</text:span><text:span text:style-name="T9">}</text:span><text:span text:style-name="T11">`</text:span><text:span text:style-name="T12">;</text:span></text:p>
      <text:p text:style-name="P24"><text:span text:style-name="T10">gameMode</text:span><text:span text:style-name="T12"> = </text:span><text:span text:style-name="T9">false</text:span><text:span text:style-name="T12">;</text:span></text:p>
      <text:p text:style-name="P24"><text:span text:style-name="T15">launchCatchGame</text:span><text:span text:style-name="T12">();</text:span></text:p>
      <text:p text:style-name="P33">}</text:p>
      <text:p text:style-name="P24"><text:span text:style-name="T12">}, </text:span><text:span text:style-name="T14">1000</text:span><text:span text:style-name="T12">);</text:span></text:p>
      <text:p text:style-name="P24"><text:span text:style-name="T12">} </text:span><text:span text:style-name="T17">else</text:span><text:span text:style-name="T12"> {</text:span></text:p>
      <text:p text:style-name="P24"><text:soft-page-break/><text:span text:style-name="T16">instruction</text:span><text:span text:style-name="T12">.</text:span><text:span text:style-name="T10">textContent</text:span><text:span text:style-name="T12"> = </text:span><text:span text:style-name="T11">`❌ Try again. Click the </text:span><text:span text:style-name="T9">${</text:span><text:span text:style-name="T10">targetShape</text:span><text:span text:style-name="T9">}</text:span><text:span text:style-name="T11">`</text:span><text:span text:style-name="T12">;</text:span></text:p>
      <text:p text:style-name="P33">}</text:p>
      <text:p text:style-name="P24"><text:span text:style-name="T16">scoreBox</text:span><text:span text:style-name="T12">.</text:span><text:span text:style-name="T10">textContent</text:span><text:span text:style-name="T12"> = </text:span><text:span text:style-name="T11">`Score: </text:span><text:span text:style-name="T9">${</text:span><text:span text:style-name="T10">score</text:span><text:span text:style-name="T9">}</text:span><text:span text:style-name="T11"> / </text:span><text:span text:style-name="T9">${</text:span><text:span text:style-name="T16">totalRounds</text:span><text:span text:style-name="T9">}</text:span><text:span text:style-name="T11">`</text:span><text:span text:style-name="T12">;</text:span></text:p>
      <text:p text:style-name="P33">}</text:p>
      <text:p text:style-name="P33">}</text:p>
      <text:p text:style-name="P13"/>
      <text:p text:style-name="P24"><text:span text:style-name="T9">function</text:span><text:span text:style-name="T12"> </text:span><text:span text:style-name="T15">goToMenu</text:span><text:span text:style-name="T12">() {</text:span></text:p>
      <text:p text:style-name="P24"><text:span text:style-name="T9">const</text:span><text:span text:style-name="T12"> </text:span><text:span text:style-name="T16">grade</text:span><text:span text:style-name="T12"> = </text:span><text:span text:style-name="T10">localStorage</text:span><text:span text:style-name="T12">.</text:span><text:span text:style-name="T15">getItem</text:span><text:span text:style-name="T12">(</text:span><text:span text:style-name="T11">"selected_grade"</text:span><text:span text:style-name="T12">) || </text:span><text:span text:style-name="T11">"tk"</text:span><text:span text:style-name="T12">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`menu-</text:span><text:span text:style-name="T9">${</text:span><text:span text:style-name="T16">grade</text:span><text:span text:style-name="T9">}</text:span><text:span text:style-name="T11">.html`</text:span><text:span text:style-name="T12">;</text:span></text:p>
      <text:p text:style-name="P33">}</text:p>
      <text:p text:style-name="P13"/>
      <text:p text:style-name="P31">// Bonus game: Catch the falling shapes</text:p>
      <text:p text:style-name="P24"><text:span text:style-name="T9">let</text:span><text:span text:style-name="T12"> </text:span><text:span text:style-name="T10">catchScore</text:span><text:span text:style-name="T12"> = </text:span><text:span text:style-name="T14">0</text:span><text:span text:style-name="T12">;</text:span></text:p>
      <text:p text:style-name="P24"><text:span text:style-name="T9">let</text:span><text:span text:style-name="T12"> </text:span><text:span text:style-name="T10">caughtShapes</text:span><text:span text:style-name="T12"> = </text:span><text:span text:style-name="T14">0</text:span><text:span text:style-name="T12">;</text:span></text:p>
      <text:p text:style-name="P24"><text:span text:style-name="T9">const</text:span><text:span text:style-name="T12"> </text:span><text:span text:style-name="T16">maxCatchShapes</text:span><text:span text:style-name="T12"> = </text:span><text:span text:style-name="T14">15</text:span><text:span text:style-name="T12">;</text:span></text:p>
      <text:p text:style-name="P13"/>
      <text:p text:style-name="P24"><text:span text:style-name="T9">function</text:span><text:span text:style-name="T12"> </text:span><text:span text:style-name="T15">launchCatchGame</text:span><text:span text:style-name="T12">() {</text:span></text:p>
      <text:p text:style-name="P24"><text:span text:style-name="T16">instruction</text:span><text:span text:style-name="T12">.</text:span><text:span text:style-name="T10">textContent</text:span><text:span text:style-name="T12"> = </text:span><text:span text:style-name="T11">"🎮 Bonus: Catch the shapes! Click any shape before it hits the bottom!"</text:span><text:span text:style-name="T12">;</text:span></text:p>
      <text:p text:style-name="P24"><text:span text:style-name="T16">scoreBox</text:span><text:span text:style-name="T12">.</text:span><text:span text:style-name="T10">textContent</text:span><text:span text:style-name="T12"> = </text:span><text:span text:style-name="T11">`Catch Score: 0 / </text:span><text:span text:style-name="T9">${</text:span><text:span text:style-name="T16">maxCatchShapes</text:span><text:span text:style-name="T9">}</text:span><text:span text:style-name="T11">`</text:span><text:span text:style-name="T12">;</text:span></text:p>
      <text:p text:style-name="P24"><text:span text:style-name="T16">shapeContainer</text:span><text:span text:style-name="T12">.</text:span><text:span text:style-name="T10">innerHTML</text:span><text:span text:style-name="T12"> = </text:span><text:span text:style-name="T11">""</text:span><text:span text:style-name="T12">;</text:span></text:p>
      <text:p text:style-name="P24"><text:span text:style-name="T10">catchScore</text:span><text:span text:style-name="T12"> = </text:span><text:span text:style-name="T14">0</text:span><text:span text:style-name="T12">;</text:span></text:p>
      <text:p text:style-name="P24"><text:span text:style-name="T10">caughtShapes</text:span><text:span text:style-name="T12"> = </text:span><text:span text:style-name="T14">0</text:span><text:span text:style-name="T12">;</text:span></text:p>
      <text:p text:style-name="P13"/>
      <text:p text:style-name="P24"><text:span text:style-name="T17">for</text:span><text:span text:style-name="T12"> (</text:span><text:span text:style-name="T9">let</text:span><text:span text:style-name="T12"> </text:span><text:span text:style-name="T10">i</text:span><text:span text:style-name="T12"> = </text:span><text:span text:style-name="T14">0</text:span><text:span text:style-name="T12">; </text:span><text:span text:style-name="T10">i</text:span><text:span text:style-name="T12"> &lt; </text:span><text:span text:style-name="T16">maxCatchShapes</text:span><text:span text:style-name="T12">; </text:span><text:span text:style-name="T10">i</text:span><text:span text:style-name="T12">++) {</text:span></text:p>
      <text:p text:style-name="P24"><text:span text:style-name="T15">setTimeout</text:span><text:span text:style-name="T12">(() </text:span><text:span text:style-name="T9">=&gt;</text:span><text:span text:style-name="T12"> </text:span><text:span text:style-name="T15">dropRandomShape</text:span><text:span text:style-name="T12">(), </text:span><text:span text:style-name="T10">i</text:span><text:span text:style-name="T12"> * </text:span><text:span text:style-name="T14">1000</text:span><text:span text:style-name="T12">);</text:span></text:p>
      <text:p text:style-name="P33">}</text:p>
      <text:p text:style-name="P33">}</text:p>
      <text:p text:style-name="P13"/>
      <text:p text:style-name="P24"><text:span text:style-name="T9">function</text:span><text:span text:style-name="T12"> </text:span><text:span text:style-name="T15">dropRandomShape</text:span><text:span text:style-name="T12">() {</text:span></text:p>
      <text:p text:style-name="P24"><text:span text:style-name="T9">const</text:span><text:span text:style-name="T12"> </text:span><text:span text:style-name="T16">randomShape</text:span><text:span text:style-name="T12"> = </text:span><text:span text:style-name="T16">shapes</text:span><text:span text:style-name="T12">[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</text:span><text:span text:style-name="T16">shapes</text:span><text:span text:style-name="T12">.</text:span><text:span text:style-name="T10">length</text:span><text:span text:style-name="T12">)];</text:span></text:p>
      <text:p text:style-name="P24"><text:span text:style-name="T9">const</text:span><text:span text:style-name="T12"> </text:span><text:span text:style-name="T16">div</text:span><text:span text:style-name="T12"> = </text:span><text:span text:style-name="T10">document</text:span><text:span text:style-name="T12">.</text:span><text:span text:style-name="T15">createElement</text:span><text:span text:style-name="T12">(</text:span><text:span text:style-name="T11">"div"</text:span><text:span text:style-name="T12">);</text:span></text:p>
      <text:p text:style-name="P24"><text:span text:style-name="T16">div</text:span><text:span text:style-name="T12">.</text:span><text:span text:style-name="T10">className</text:span><text:span text:style-name="T12"> = </text:span><text:span text:style-name="T11">"falling-shape"</text:span><text:span text:style-name="T12">;</text:span></text:p>
      <text:p text:style-name="P24"><text:span text:style-name="T16">div</text:span><text:span text:style-name="T12">.</text:span><text:span text:style-name="T10">style</text:span><text:span text:style-name="T12">.</text:span><text:span text:style-name="T10">left</text:span><text:span text:style-name="T12"> = </text:span><text:span text:style-name="T10">Math</text:span><text:span text:style-name="T12">.</text:span><text:span text:style-name="T15">random</text:span><text:span text:style-name="T12">() * </text:span><text:span text:style-name="T14">90</text:span><text:span text:style-name="T12"> + </text:span><text:span text:style-name="T11">"vw"</text:span><text:span text:style-name="T12">;</text:span></text:p>
      <text:p text:style-name="P24"><text:span text:style-name="T16">div</text:span><text:span text:style-name="T12">.</text:span><text:span text:style-name="T10">textContent</text:span><text:span text:style-name="T12"> = </text:span><text:span text:style-name="T16">randomShape</text:span><text:span text:style-name="T12">.</text:span><text:span text:style-name="T10">emoji</text:span><text:span text:style-name="T12">;</text:span></text:p>
      <text:p text:style-name="P24"><text:soft-page-break/><text:span text:style-name="T16">div</text:span><text:span text:style-name="T12">.</text:span><text:span text:style-name="T15">onclick</text:span><text:span text:style-name="T12"> = () </text:span><text:span text:style-name="T9">=&gt;</text:span><text:span text:style-name="T12"> {</text:span></text:p>
      <text:p text:style-name="P24"><text:span text:style-name="T15">speak</text:span><text:span text:style-name="T12">(</text:span><text:span text:style-name="T16">randomShape</text:span><text:span text:style-name="T12">.</text:span><text:span text:style-name="T10">name</text:span><text:span text:style-name="T12">);</text:span></text:p>
      <text:p text:style-name="P24"><text:span text:style-name="T16">div</text:span><text:span text:style-name="T12">.</text:span><text:span text:style-name="T15">remove</text:span><text:span text:style-name="T12">();</text:span></text:p>
      <text:p text:style-name="P24"><text:span text:style-name="T10">catchScore</text:span><text:span text:style-name="T12">++;</text:span></text:p>
      <text:p text:style-name="P24"><text:span text:style-name="T15">updateCatchScore</text:span><text:span text:style-name="T12">();</text:span></text:p>
      <text:p text:style-name="P33">};</text:p>
      <text:p text:style-name="P24"><text:span text:style-name="T16">fallingArea</text:span><text:span text:style-name="T12">.</text:span><text:span text:style-name="T15">appendChild</text:span><text:span text:style-name="T12">(</text:span><text:span text:style-name="T16">div</text:span><text:span text:style-name="T12">);</text:span></text:p>
      <text:p text:style-name="P13"/>
      <text:p text:style-name="P24"><text:span text:style-name="T15">setTimeout</text:span><text:span text:style-name="T12">(() </text:span><text:span text:style-name="T9">=&gt;</text:span><text:span text:style-name="T12"> {</text:span></text:p>
      <text:p text:style-name="P24"><text:span text:style-name="T17">if</text:span><text:span text:style-name="T12"> (</text:span><text:span text:style-name="T16">fallingArea</text:span><text:span text:style-name="T12">.</text:span><text:span text:style-name="T15">contains</text:span><text:span text:style-name="T12">(</text:span><text:span text:style-name="T16">div</text:span><text:span text:style-name="T12">)) </text:span><text:span text:style-name="T16">div</text:span><text:span text:style-name="T12">.</text:span><text:span text:style-name="T15">remove</text:span><text:span text:style-name="T12">();</text:span></text:p>
      <text:p text:style-name="P24"><text:span text:style-name="T10">caughtShapes</text:span><text:span text:style-name="T12">++;</text:span></text:p>
      <text:p text:style-name="P24"><text:span text:style-name="T17">if</text:span><text:span text:style-name="T12"> (</text:span><text:span text:style-name="T10">caughtShapes</text:span><text:span text:style-name="T12"> &gt;= </text:span><text:span text:style-name="T16">maxCatchShapes</text:span><text:span text:style-name="T12">) {</text:span></text:p>
      <text:p text:style-name="P24"><text:span text:style-name="T15">endCatchGame</text:span><text:span text:style-name="T12">();</text:span></text:p>
      <text:p text:style-name="P33">}</text:p>
      <text:p text:style-name="P24"><text:span text:style-name="T12">}, </text:span><text:span text:style-name="T14">9000</text:span><text:span text:style-name="T12">);</text:span></text:p>
      <text:p text:style-name="P33">}</text:p>
      <text:p text:style-name="P13"/>
      <text:p text:style-name="P24"><text:span text:style-name="T9">function</text:span><text:span text:style-name="T12"> </text:span><text:span text:style-name="T15">updateCatchScore</text:span><text:span text:style-name="T12">() {</text:span></text:p>
      <text:p text:style-name="P24"><text:span text:style-name="T16">scoreBox</text:span><text:span text:style-name="T12">.</text:span><text:span text:style-name="T10">textContent</text:span><text:span text:style-name="T12"> = </text:span><text:span text:style-name="T11">`Catch Score: </text:span><text:span text:style-name="T9">${</text:span><text:span text:style-name="T10">catchScore</text:span><text:span text:style-name="T9">}</text:span><text:span text:style-name="T11"> / </text:span><text:span text:style-name="T9">${</text:span><text:span text:style-name="T16">maxCatchShapes</text:span><text:span text:style-name="T9">}</text:span><text:span text:style-name="T11">`</text:span><text:span text:style-name="T12">;</text:span></text:p>
      <text:p text:style-name="P33">}</text:p>
      <text:p text:style-name="P13"/>
      <text:p text:style-name="P24"><text:span text:style-name="T9">function</text:span><text:span text:style-name="T12"> </text:span><text:span text:style-name="T15">endCatchGame</text:span><text:span text:style-name="T12">() {</text:span></text:p>
      <text:p text:style-name="P24"><text:span text:style-name="T16">instruction</text:span><text:span text:style-name="T12">.</text:span><text:span text:style-name="T10">textContent</text:span><text:span text:style-name="T12"> = </text:span><text:span text:style-name="T11">`🏁 Bonus Game Over! You caught </text:span><text:span text:style-name="T9">${</text:span><text:span text:style-name="T10">catchScore</text:span><text:span text:style-name="T9">}</text:span><text:span text:style-name="T11"> of </text:span><text:span text:style-name="T9">${</text:span><text:span text:style-name="T16">maxCatchShapes</text:span><text:span text:style-name="T9">}</text:span><text:span text:style-name="T11"> shapes.`</text:span><text:span text:style-name="T12">;</text:span></text:p>
      <text:p text:style-name="P33">}</text:p>
      <text:p text:style-name="P13"/>
      <text:p text:style-name="P24"><text:span text:style-name="T15">setupGame</text:span><text:span text:style-name="T12">();</text:span>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25"/>
      <text:p text:style-name="P17"/>
      <text:p text:style-name="P40">learn-letters.html</text:p>
      <text:p text:style-name="P17"/>
      <text:p text:style-name="P28"><text:span text:style-name="T8">&lt;!</text:span><text:span text:style-name="T9">DOCTYPE</text:span> <text:span text:style-name="T10">html</text:span><text:span text:style-name="T8">&gt;</text:span></text:p>
      <text:p text:style-name="P24"><text:soft-page-break/><text:span text:style-name="T8">&lt;</text:span><text:span text:style-name="T9">html</text:span> <text:span text:style-name="T10">lang</text:span>=<text:span text:style-name="T11">"en"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Learn Letters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/text:p>
      <text:p text:style-name="P24"><text:span text:style-name="T13">body</text:span><text:span text:style-name="T12"> {</text:span></text:p>
      <text:p text:style-name="P24"><text:span text:style-name="T10">font-family</text:span><text:span text:style-name="T12">: </text:span><text:span text:style-name="T11">'Comic Sans MS'</text:span><text:span text:style-name="T12">, cursive;</text:span></text:p>
      <text:p text:style-name="P24"><text:span text:style-name="T10">background-color</text:span><text:span text:style-name="T12">: </text:span><text:span text:style-name="T11">#fff3e0</text:span><text:span text:style-name="T12">;</text:span></text:p>
      <text:p text:style-name="P24"><text:span text:style-name="T10">text-align</text:span><text:span text:style-name="T12">: </text:span><text:span text:style-name="T11">center</text:span><text:span text:style-name="T12">;</text:span></text:p>
      <text:p text:style-name="P24"><text:span text:style-name="T10">padding</text:span><text:span text:style-name="T12">: </text:span><text:span text:style-name="T14">2rem</text:span><text:span text:style-name="T12">;</text:span></text:p>
      <text:p text:style-name="P33">}</text:p>
      <text:p text:style-name="P24"><text:span text:style-name="T13">h1</text:span><text:span text:style-name="T12"> {</text:span></text:p>
      <text:p text:style-name="P24"><text:span text:style-name="T10">color</text:span><text:span text:style-name="T12">: </text:span><text:span text:style-name="T11">#ff7043</text:span><text:span text:style-name="T12">;</text:span></text:p>
      <text:p text:style-name="P33">}</text:p>
      <text:p text:style-name="P24"><text:span text:style-name="T13">.letters</text:span><text:span text:style-name="T12"> {</text:span></text:p>
      <text:p text:style-name="P24"><text:span text:style-name="T10">display</text:span><text:span text:style-name="T12">: </text:span><text:span text:style-name="T11">flex</text:span><text:span text:style-name="T12">;</text:span></text:p>
      <text:p text:style-name="P24"><text:span text:style-name="T10">flex-wrap</text:span><text:span text:style-name="T12">: </text:span><text:span text:style-name="T11">wrap</text:span><text:span text:style-name="T12">;</text:span></text:p>
      <text:p text:style-name="P24"><text:span text:style-name="T10">justify-content</text:span><text:span text:style-name="T12">: </text:span><text:span text:style-name="T11">center</text:span><text:span text:style-name="T12">;</text:span></text:p>
      <text:p text:style-name="P24"><text:span text:style-name="T10">gap</text:span><text:span text:style-name="T12">: </text:span><text:span text:style-name="T14">1rem</text:span><text:span text:style-name="T12">;</text:span></text:p>
      <text:p text:style-name="P24"><text:span text:style-name="T10">margin</text:span><text:span text:style-name="T12">: </text:span><text:span text:style-name="T14">2rem</text:span><text:span text:style-name="T12"> </text:span><text:span text:style-name="T14">0</text:span><text:span text:style-name="T12">;</text:span></text:p>
      <text:p text:style-name="P33">}</text:p>
      <text:p text:style-name="P24"><text:span text:style-name="T13">.letter</text:span><text:span text:style-name="T12"> {</text:span></text:p>
      <text:p text:style-name="P24"><text:span text:style-name="T10">font-size</text:span><text:span text:style-name="T12">: </text:span><text:span text:style-name="T14">2rem</text:span><text:span text:style-name="T12">;</text:span></text:p>
      <text:p text:style-name="P24"><text:span text:style-name="T10">background-color</text:span><text:span text:style-name="T12">: </text:span><text:span text:style-name="T11">#ffccbc</text:span><text:span text:style-name="T12">;</text:span></text:p>
      <text:p text:style-name="P24"><text:span text:style-name="T10">border-radius</text:span><text:span text:style-name="T12">: </text:span><text:span text:style-name="T14">12px</text:span><text:span text:style-name="T12">;</text:span></text:p>
      <text:p text:style-name="P24"><text:span text:style-name="T10">padding</text:span><text:span text:style-name="T12">: </text:span><text:span text:style-name="T14">1rem</text:span><text:span text:style-name="T12"> </text:span><text:span text:style-name="T14">1.5rem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24"><text:span text:style-name="T10">box-shadow</text:span><text:span text:style-name="T12">: </text:span><text:span text:style-name="T14">2px</text:span><text:span text:style-name="T12"> </text:span><text:span text:style-name="T14">2px</text:span><text:span text:style-name="T12"> </text:span><text:span text:style-name="T14">6px</text:span><text:span text:style-name="T12"> </text:span><text:span text:style-name="T11">#aaa</text:span><text:span text:style-name="T12">;</text:span></text:p>
      <text:p text:style-name="P24"><text:span text:style-name="T10">transition</text:span><text:span text:style-name="T12">: background-color </text:span><text:span text:style-name="T14">0.3s</text:span><text:span text:style-name="T12">;</text:span></text:p>
      <text:p text:style-name="P33">}</text:p>
      <text:p text:style-name="P24"><text:span text:style-name="T13">.letter:hover</text:span><text:span text:style-name="T12"> {</text:span></text:p>
      <text:p text:style-name="P24"><text:span text:style-name="T10">background-color</text:span><text:span text:style-name="T12">: </text:span><text:span text:style-name="T11">#ffab91</text:span><text:span text:style-name="T12">;</text:span></text:p>
      <text:p text:style-name="P33">}</text:p>
      <text:p text:style-name="P24"><text:span text:style-name="T13">#canvas-container</text:span><text:span text:style-name="T12"> {</text:span></text:p>
      <text:p text:style-name="P24"><text:span text:style-name="T10">margin-top</text:span><text:span text:style-name="T12">: </text:span><text:span text:style-name="T14">2rem</text:span><text:span text:style-name="T12">;</text:span></text:p>
      <text:p text:style-name="P33"><text:soft-page-break/>}</text:p>
      <text:p text:style-name="P24"><text:span text:style-name="T13">canvas</text:span><text:span text:style-name="T12"> {</text:span></text:p>
      <text:p text:style-name="P24"><text:span text:style-name="T10">border</text:span><text:span text:style-name="T12">: </text:span><text:span text:style-name="T14">2px</text:span><text:span text:style-name="T12"> </text:span><text:span text:style-name="T11">dashed</text:span><text:span text:style-name="T12"> </text:span><text:span text:style-name="T11">#ff7043</text:span><text:span text:style-name="T12">;</text:span></text:p>
      <text:p text:style-name="P24"><text:span text:style-name="T10">background-color</text:span><text:span text:style-name="T12">: </text:span><text:span text:style-name="T11">#ffffff</text:span><text:span text:style-name="T12">;</text:span></text:p>
      <text:p text:style-name="P33">}</text:p>
      <text:p text:style-name="P24"><text:span text:style-name="T13">button</text:span><text:span text:style-name="T12"> {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24"><text:span text:style-name="T10">padding</text:span><text:span text:style-name="T12">: </text:span><text:span text:style-name="T14">0.5rem</text:span><text:span text:style-name="T12"> </text:span><text:span text:style-name="T14">1rem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order-radius</text:span><text:span text:style-name="T12">: </text:span><text:span text:style-name="T14">8px</text:span><text:span text:style-name="T12">;</text:span></text:p>
      <text:p text:style-name="P24"><text:span text:style-name="T10">background-color</text:span><text:span text:style-name="T12">: </text:span><text:span text:style-name="T11">#81d4fa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24"><text:span text:style-name="T10">font-size</text:span><text:span text:style-name="T12">: </text:span><text:span text:style-name="T14">1rem</text:span><text:span text:style-name="T12">;</text:span></text:p>
      <text:p text:style-name="P33">}</text:p>
      <text:p text:style-name="P24"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pan text:style-name="T8">&lt;</text:span><text:span text:style-name="T9">h1</text:span><text:span text:style-name="T8">&gt;&lt;</text:span><text:span text:style-name="T9">button</text:span> <text:span text:style-name="T10">onclick</text:span>=<text:span text:style-name="T11">"</text:span><text:span text:style-name="T15">goToMenu</text:span><text:span text:style-name="T11">()"</text:span> </text:p>
      <text:p text:style-name="P24"><text:span text:style-name="T10">style</text:span>=<text:span text:style-name="T11">"position: absolute; top: 1rem; left: 1rem; padding: 0.5rem 1rem; background-color: #4caf50; color: white; border: none; border-radius: 8px;"</text:span><text:span text:style-name="T8">&gt;</text:span></text:p>
      <text:p text:style-name="P30">🏠 <text:span text:style-name="T3">Menu</text:span></text:p>
      <text:p text:style-name="P24"><text:span text:style-name="T8">&lt;/</text:span><text:span text:style-name="T9">button</text:span><text:span text:style-name="T8">&gt;&lt;/</text:span><text:span text:style-name="T9">h1</text:span><text:span text:style-name="T8">&gt;</text:span></text:p>
      <text:p text:style-name="P24"><text:span text:style-name="T8">&lt;</text:span><text:span text:style-name="T9">h1</text:span><text:span text:style-name="T8">&gt;</text:span>🔠 Learn Letters<text:span text:style-name="T8">&lt;/</text:span><text:span text:style-name="T9">h1</text:span><text:span text:style-name="T8">&gt;</text:span></text:p>
      <text:p text:style-name="P13"/>
      <text:p text:style-name="P31">&lt;!-- Uppercase --&gt;</text:p>
      <text:p text:style-name="P24"><text:span text:style-name="T8">&lt;</text:span><text:span text:style-name="T9">h2</text:span> <text:span text:style-name="T10">style</text:span>=<text:span text:style-name="T11">"color: #ff7043;"</text:span><text:span text:style-name="T8">&gt;</text:span>Capital Letters<text:span text:style-name="T8">&lt;/</text:span><text:span text:style-name="T9">h2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letters"</text:span> <text:span text:style-name="T10">id</text:span>=<text:span text:style-name="T11">"uppercase"</text:span><text:span text:style-name="T8">&gt;&lt;/</text:span><text:span text:style-name="T9">div</text:span><text:span text:style-name="T8">&gt;</text:span></text:p>
      <text:p text:style-name="P13"/>
      <text:p text:style-name="P31">&lt;!-- Lowercase --&gt;</text:p>
      <text:p text:style-name="P24"><text:span text:style-name="T8">&lt;</text:span><text:span text:style-name="T9">h2</text:span> <text:span text:style-name="T10">style</text:span>=<text:span text:style-name="T11">"color: #ff7043;"</text:span><text:span text:style-name="T8">&gt;</text:span>Small Letters<text:span text:style-name="T8">&lt;/</text:span><text:span text:style-name="T9">h2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letters"</text:span> <text:span text:style-name="T10">id</text:span>=<text:span text:style-name="T11">"lowercase"</text:span><text:span text:style-name="T8">&gt;&lt;/</text:span><text:span text:style-name="T9">div</text:span><text:span text:style-name="T8">&gt;</text:span></text:p>
      <text:p text:style-name="P13"/>
      <text:p text:style-name="P24"><text:span text:style-name="T8">&lt;</text:span><text:span text:style-name="T9">div</text:span> <text:span text:style-name="T10">id</text:span>=<text:span text:style-name="T11">"canvas-container"</text:span><text:span text:style-name="T8">&gt;</text:span></text:p>
      <text:p text:style-name="P24"><text:span text:style-name="T8">&lt;</text:span><text:span text:style-name="T9">h2</text:span><text:span text:style-name="T8">&gt;</text:span>📝 Practice Writing<text:span text:style-name="T8">&lt;/</text:span><text:span text:style-name="T9">h2</text:span><text:span text:style-name="T8">&gt;</text:span></text:p>
      <text:p text:style-name="P24"><text:span text:style-name="T8">&lt;</text:span><text:span text:style-name="T9">canvas</text:span> <text:span text:style-name="T10">id</text:span>=<text:span text:style-name="T11">"drawCanvas"</text:span> <text:span text:style-name="T10">width</text:span>=<text:span text:style-name="T11">"400"</text:span> <text:span text:style-name="T10">height</text:span>=<text:span text:style-name="T11">"300"</text:span><text:span text:style-name="T8">&gt;&lt;/</text:span><text:span text:style-name="T9">canvas</text:span><text:span text:style-name="T8">&gt;&lt;</text:span><text:span text:style-name="T9">br</text:span><text:span text:style-name="T8">&gt;</text:span></text:p>
      <text:p text:style-name="P24"><text:soft-page-break/><text:span text:style-name="T8">&lt;</text:span><text:span text:style-name="T9">button</text:span> <text:span text:style-name="T10">onclick</text:span>=<text:span text:style-name="T11">"</text:span><text:span text:style-name="T15">clearCanvas</text:span><text:span text:style-name="T11">()"</text:span><text:span text:style-name="T8">&gt;</text:span>🧹 Clear<text:span text:style-name="T8">&lt;/</text:span><text:span text:style-name="T9">button</text:span><text:span text:style-name="T8">&gt;</text:span></text:p>
      <text:p text:style-name="P24"><text:span text:style-name="T8">&lt;/</text:span><text:span text:style-name="T9">div</text:span><text:span text:style-name="T8">&gt;</text:span></text:p>
      <text:p text:style-name="P13"/>
      <text:p text:style-name="P24"><text:span text:style-name="T8">&lt;</text:span><text:span text:style-name="T9">script</text:span><text:span text:style-name="T8">&gt;</text:span></text:p>
      <text:p text:style-name="P24"><text:span text:style-name="T9">function</text:span><text:span text:style-name="T12"> </text:span><text:span text:style-name="T15">goToMenu</text:span><text:span text:style-name="T12">() {</text:span></text:p>
      <text:p text:style-name="P24"><text:span text:style-name="T9">const</text:span><text:span text:style-name="T12"> </text:span><text:span text:style-name="T16">grade</text:span><text:span text:style-name="T12"> = </text:span><text:span text:style-name="T10">localStorage</text:span><text:span text:style-name="T12">.</text:span><text:span text:style-name="T15">getItem</text:span><text:span text:style-name="T12">(</text:span><text:span text:style-name="T11">"selected_grade"</text:span><text:span text:style-name="T12">) || </text:span><text:span text:style-name="T11">"tk"</text:span><text:span text:style-name="T12">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`menu-</text:span><text:span text:style-name="T9">${</text:span><text:span text:style-name="T16">grade</text:span><text:span text:style-name="T9">}</text:span><text:span text:style-name="T11">.html`</text:span><text:span text:style-name="T12">;</text:span></text:p>
      <text:p text:style-name="P33">}</text:p>
      <text:p text:style-name="P13"/>
      <text:p text:style-name="P24"><text:span text:style-name="T9">const</text:span><text:span text:style-name="T12"> </text:span><text:span text:style-name="T16">uppercaseLetters</text:span><text:span text:style-name="T12"> = </text:span><text:span text:style-name="T11">'ABCDEFGHIJKLMNOPQRSTUVWXYZ'</text:span><text:span text:style-name="T12">.</text:span><text:span text:style-name="T15">split</text:span><text:span text:style-name="T12">(</text:span><text:span text:style-name="T11">''</text:span><text:span text:style-name="T12">);</text:span></text:p>
      <text:p text:style-name="P24"><text:span text:style-name="T9">const</text:span><text:span text:style-name="T12"> </text:span><text:span text:style-name="T16">lowercaseLetters</text:span><text:span text:style-name="T12"> = </text:span><text:span text:style-name="T11">'abcdefghijklmnopqrstuvwxyz'</text:span><text:span text:style-name="T12">.</text:span><text:span text:style-name="T15">split</text:span><text:span text:style-name="T12">(</text:span><text:span text:style-name="T11">''</text:span><text:span text:style-name="T12">);</text:span></text:p>
      <text:p text:style-name="P13"/>
      <text:p text:style-name="P24"><text:span text:style-name="T9">const</text:span><text:span text:style-name="T12"> </text:span><text:span text:style-name="T16">uppercaseContainer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uppercase'</text:span><text:span text:style-name="T12">);</text:span></text:p>
      <text:p text:style-name="P24"><text:span text:style-name="T9">const</text:span><text:span text:style-name="T12"> </text:span><text:span text:style-name="T16">lowercaseContainer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lowercase'</text:span><text:span text:style-name="T12">);</text:span></text:p>
      <text:p text:style-name="P13"/>
      <text:p text:style-name="P24"><text:span text:style-name="T9">function</text:span><text:span text:style-name="T12"> </text:span><text:span text:style-name="T15">createLetterButtons</text:span><text:span text:style-name="T12">(</text:span><text:span text:style-name="T10">container</text:span><text:span text:style-name="T12">, </text:span><text:span text:style-name="T10">lettersArray</text:span><text:span text:style-name="T12">) {</text:span></text:p>
      <text:p text:style-name="P24"><text:span text:style-name="T10">lettersArray</text:span><text:span text:style-name="T12">.</text:span><text:span text:style-name="T15">forEach</text:span><text:span text:style-name="T12">(</text:span><text:span text:style-name="T10">letter</text:span><text:span text:style-name="T12"> </text:span><text:span text:style-name="T9">=&gt;</text:span><text:span text:style-name="T12"> {</text:span></text:p>
      <text:p text:style-name="P24"><text:span text:style-name="T9">const</text:span><text:span text:style-name="T12"> </text:span><text:span text:style-name="T16">span</text:span><text:span text:style-name="T12"> = </text:span><text:span text:style-name="T10">document</text:span><text:span text:style-name="T12">.</text:span><text:span text:style-name="T15">createElement</text:span><text:span text:style-name="T12">(</text:span><text:span text:style-name="T11">'div'</text:span><text:span text:style-name="T12">);</text:span></text:p>
      <text:p text:style-name="P24"><text:span text:style-name="T16">span</text:span><text:span text:style-name="T12">.</text:span><text:span text:style-name="T10">className</text:span><text:span text:style-name="T12"> = </text:span><text:span text:style-name="T11">'letter'</text:span><text:span text:style-name="T12">;</text:span></text:p>
      <text:p text:style-name="P24"><text:span text:style-name="T16">span</text:span><text:span text:style-name="T12">.</text:span><text:span text:style-name="T10">textContent</text:span><text:span text:style-name="T12"> = </text:span><text:span text:style-name="T10">letter</text:span><text:span text:style-name="T12">;</text:span></text:p>
      <text:p text:style-name="P24"><text:span text:style-name="T16">span</text:span><text:span text:style-name="T12">.</text:span><text:span text:style-name="T15">onclick</text:span><text:span text:style-name="T12"> = () </text:span><text:span text:style-name="T9">=&gt;</text:span><text:span text:style-name="T12"> </text:span><text:span text:style-name="T15">speak</text:span><text:span text:style-name="T12">(</text:span><text:span text:style-name="T10">letter</text:span><text:span text:style-name="T12">);</text:span></text:p>
      <text:p text:style-name="P24"><text:span text:style-name="T10">container</text:span><text:span text:style-name="T12">.</text:span><text:span text:style-name="T15">appendChild</text:span><text:span text:style-name="T12">(</text:span><text:span text:style-name="T16">span</text:span><text:span text:style-name="T12">);</text:span></text:p>
      <text:p text:style-name="P33">});</text:p>
      <text:p text:style-name="P33">}</text:p>
      <text:p text:style-name="P13"/>
      <text:p text:style-name="P24"><text:span text:style-name="T15">createLetterButtons</text:span><text:span text:style-name="T12">(</text:span><text:span text:style-name="T16">uppercaseContainer</text:span><text:span text:style-name="T12">, </text:span><text:span text:style-name="T16">uppercaseLetters</text:span><text:span text:style-name="T12">);</text:span></text:p>
      <text:p text:style-name="P24"><text:span text:style-name="T15">createLetterButtons</text:span><text:span text:style-name="T12">(</text:span><text:span text:style-name="T16">lowercaseContainer</text:span><text:span text:style-name="T12">, </text:span><text:span text:style-name="T16">lowercaseLetters</text:span><text:span text:style-name="T12">);</text:span></text:p>
      <text:p text:style-name="P13"/>
      <text:p text:style-name="P24"><text:span text:style-name="T9">function</text:span><text:span text:style-name="T12"> </text:span><text:span text:style-name="T15">speak</text:span><text:span text:style-name="T12">(</text:span><text:span text:style-name="T10">text</text:span><text:span text:style-name="T12">) {</text:span></text:p>
      <text:p text:style-name="P24"><text:span text:style-name="T9">const</text:span><text:span text:style-name="T12"> </text:span><text:span text:style-name="T16">msg</text:span><text:span text:style-name="T12"> = </text:span><text:span text:style-name="T9">new</text:span><text:span text:style-name="T12"> </text:span><text:span text:style-name="T18">SpeechSynthesisUtterance</text:span><text:span text:style-name="T12">(</text:span><text:span text:style-name="T10">text</text:span><text:span text:style-name="T12">);</text:span></text:p>
      <text:p text:style-name="P24"><text:span text:style-name="T10">window</text:span><text:span text:style-name="T12">.</text:span><text:span text:style-name="T10">speechSynthesis</text:span><text:span text:style-name="T12">.</text:span><text:span text:style-name="T15">speak</text:span><text:span text:style-name="T12">(</text:span><text:span text:style-name="T16">msg</text:span><text:span text:style-name="T12">);</text:span></text:p>
      <text:p text:style-name="P33">}</text:p>
      <text:p text:style-name="P13"/>
      <text:p text:style-name="P31">// Drawing functionality</text:p>
      <text:p text:style-name="P24"><text:soft-page-break/><text:span text:style-name="T9">const</text:span><text:span text:style-name="T12"> </text:span><text:span text:style-name="T16">canvas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drawCanvas'</text:span><text:span text:style-name="T12">);</text:span></text:p>
      <text:p text:style-name="P24"><text:span text:style-name="T9">const</text:span><text:span text:style-name="T12"> </text:span><text:span text:style-name="T16">ctx</text:span><text:span text:style-name="T12"> = </text:span><text:span text:style-name="T16">canvas</text:span><text:span text:style-name="T12">.</text:span><text:span text:style-name="T15">getContext</text:span><text:span text:style-name="T12">(</text:span><text:span text:style-name="T11">'2d'</text:span><text:span text:style-name="T12">);</text:span></text:p>
      <text:p text:style-name="P24"><text:span text:style-name="T9">let</text:span><text:span text:style-name="T12"> </text:span><text:span text:style-name="T10">drawing</text:span><text:span text:style-name="T12"> = </text:span><text:span text:style-name="T9">false</text:span><text:span text:style-name="T12">;</text:span></text:p>
      <text:p text:style-name="P13"/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down'</text:span><text:span text:style-name="T12">, () </text:span><text:span text:style-name="T9">=&gt;</text:span><text:span text:style-name="T12"> </text:span><text:span text:style-name="T10">drawing</text:span><text:span text:style-name="T12"> = </text:span><text:span text:style-name="T9">true</text:span><text:span text:style-name="T12">);</text:span></text:p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up'</text:span><text:span text:style-name="T12">, () </text:span><text:span text:style-name="T9">=&gt;</text:span><text:span text:style-name="T12"> </text:span><text:span text:style-name="T10">drawing</text:span><text:span text:style-name="T12"> = </text:span><text:span text:style-name="T9">false</text:span><text:span text:style-name="T12">);</text:span></text:p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out'</text:span><text:span text:style-name="T12">, () </text:span><text:span text:style-name="T9">=&gt;</text:span><text:span text:style-name="T12"> </text:span><text:span text:style-name="T10">drawing</text:span><text:span text:style-name="T12"> = </text:span><text:span text:style-name="T9">false</text:span><text:span text:style-name="T12">);</text:span></text:p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move'</text:span><text:span text:style-name="T12">, </text:span><text:span text:style-name="T15">draw</text:span><text:span text:style-name="T12">);</text:span></text:p>
      <text:p text:style-name="P13"/>
      <text:p text:style-name="P24"><text:span text:style-name="T9">function</text:span><text:span text:style-name="T12"> </text:span><text:span text:style-name="T15">draw</text:span><text:span text:style-name="T12">(</text:span><text:span text:style-name="T10">event</text:span><text:span text:style-name="T12">) {</text:span></text:p>
      <text:p text:style-name="P24"><text:span text:style-name="T17">if</text:span><text:span text:style-name="T12"> (!</text:span><text:span text:style-name="T10">drawing</text:span><text:span text:style-name="T12">) </text:span><text:span text:style-name="T17">return</text:span><text:span text:style-name="T12">;</text:span></text:p>
      <text:p text:style-name="P24"><text:span text:style-name="T9">const</text:span><text:span text:style-name="T12"> </text:span><text:span text:style-name="T16">rect</text:span><text:span text:style-name="T12"> = </text:span><text:span text:style-name="T16">canvas</text:span><text:span text:style-name="T12">.</text:span><text:span text:style-name="T15">getBoundingClientRect</text:span><text:span text:style-name="T12">();</text:span></text:p>
      <text:p text:style-name="P24"><text:span text:style-name="T9">const</text:span><text:span text:style-name="T12"> </text:span><text:span text:style-name="T16">x</text:span><text:span text:style-name="T12"> = </text:span><text:span text:style-name="T10">event</text:span><text:span text:style-name="T12">.</text:span><text:span text:style-name="T10">clientX</text:span><text:span text:style-name="T12"> - </text:span><text:span text:style-name="T16">rect</text:span><text:span text:style-name="T12">.</text:span><text:span text:style-name="T10">left</text:span><text:span text:style-name="T12">;</text:span></text:p>
      <text:p text:style-name="P24"><text:span text:style-name="T9">const</text:span><text:span text:style-name="T12"> </text:span><text:span text:style-name="T16">y</text:span><text:span text:style-name="T12"> = </text:span><text:span text:style-name="T10">event</text:span><text:span text:style-name="T12">.</text:span><text:span text:style-name="T10">clientY</text:span><text:span text:style-name="T12"> - </text:span><text:span text:style-name="T16">rect</text:span><text:span text:style-name="T12">.</text:span><text:span text:style-name="T10">top</text:span><text:span text:style-name="T12">;</text:span></text:p>
      <text:p text:style-name="P24"><text:span text:style-name="T16">ctx</text:span><text:span text:style-name="T12">.</text:span><text:span text:style-name="T10">fillStyle</text:span><text:span text:style-name="T12"> = </text:span><text:span text:style-name="T11">'#4a148c'</text:span><text:span text:style-name="T12">;</text:span></text:p>
      <text:p text:style-name="P24"><text:span text:style-name="T16">ctx</text:span><text:span text:style-name="T12">.</text:span><text:span text:style-name="T15">beginPath</text:span><text:span text:style-name="T12">();</text:span></text:p>
      <text:p text:style-name="P24"><text:span text:style-name="T16">ctx</text:span><text:span text:style-name="T12">.</text:span><text:span text:style-name="T15">arc</text:span><text:span text:style-name="T12">(</text:span><text:span text:style-name="T16">x</text:span><text:span text:style-name="T12">, </text:span><text:span text:style-name="T16">y</text:span><text:span text:style-name="T12">, </text:span><text:span text:style-name="T14">4</text:span><text:span text:style-name="T12">, </text:span><text:span text:style-name="T14">0</text:span><text:span text:style-name="T12">, </text:span><text:span text:style-name="T10">Math</text:span><text:span text:style-name="T12">.</text:span><text:span text:style-name="T10">PI</text:span><text:span text:style-name="T12"> * </text:span><text:span text:style-name="T14">2</text:span><text:span text:style-name="T12">);</text:span></text:p>
      <text:p text:style-name="P24"><text:span text:style-name="T16">ctx</text:span><text:span text:style-name="T12">.</text:span><text:span text:style-name="T15">fill</text:span><text:span text:style-name="T12">();</text:span></text:p>
      <text:p text:style-name="P33">}</text:p>
      <text:p text:style-name="P13"/>
      <text:p text:style-name="P24"><text:span text:style-name="T9">function</text:span><text:span text:style-name="T12"> </text:span><text:span text:style-name="T15">clearCanvas</text:span><text:span text:style-name="T12">() {</text:span></text:p>
      <text:p text:style-name="P24"><text:span text:style-name="T16">ctx</text:span><text:span text:style-name="T12">.</text:span><text:span text:style-name="T15">clearRect</text:span><text:span text:style-name="T12">(</text:span><text:span text:style-name="T14">0</text:span><text:span text:style-name="T12">, </text:span><text:span text:style-name="T14">0</text:span><text:span text:style-name="T12">, </text:span><text:span text:style-name="T16">canvas</text:span><text:span text:style-name="T12">.</text:span><text:span text:style-name="T10">width</text:span><text:span text:style-name="T12">, </text:span><text:span text:style-name="T16">canvas</text:span><text:span text:style-name="T12">.</text:span><text:span text:style-name="T10">height</text:span><text:span text:style-name="T12">);</text:span></text:p>
      <text:p text:style-name="P33">}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25"/>
      <text:p text:style-name="P17"/>
      <text:p text:style-name="P41">learn-numbers.html</text:p>
      <text:p text:style-name="P18"/>
      <text:p text:style-name="P29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 <text:span text:style-name="T10">lang</text:span>=<text:span text:style-name="T11">"en"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Learn Numbers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/text:p>
      <text:p text:style-name="P24"><text:soft-page-break/><text:span text:style-name="T13">body</text:span><text:span text:style-name="T12"> {</text:span></text:p>
      <text:p text:style-name="P24"><text:span text:style-name="T10">font-family</text:span><text:span text:style-name="T12">: </text:span><text:span text:style-name="T11">'Comic Sans MS'</text:span><text:span text:style-name="T12">, cursive;</text:span></text:p>
      <text:p text:style-name="P24"><text:span text:style-name="T10">background-color</text:span><text:span text:style-name="T12">: </text:span><text:span text:style-name="T11">#e1f5fe</text:span><text:span text:style-name="T12">;</text:span></text:p>
      <text:p text:style-name="P24"><text:span text:style-name="T10">text-align</text:span><text:span text:style-name="T12">: </text:span><text:span text:style-name="T11">center</text:span><text:span text:style-name="T12">;</text:span></text:p>
      <text:p text:style-name="P24"><text:span text:style-name="T10">padding</text:span><text:span text:style-name="T12">: </text:span><text:span text:style-name="T14">2rem</text:span><text:span text:style-name="T12">;</text:span></text:p>
      <text:p text:style-name="P33">}</text:p>
      <text:p text:style-name="P24"><text:span text:style-name="T13">h1</text:span><text:span text:style-name="T12"> {</text:span></text:p>
      <text:p text:style-name="P24"><text:span text:style-name="T10">color</text:span><text:span text:style-name="T12">: </text:span><text:span text:style-name="T11">#0288d1</text:span><text:span text:style-name="T12">;</text:span></text:p>
      <text:p text:style-name="P33">}</text:p>
      <text:p text:style-name="P24"><text:span text:style-name="T13">.numbers</text:span><text:span text:style-name="T12"> {</text:span></text:p>
      <text:p text:style-name="P24"><text:span text:style-name="T10">display</text:span><text:span text:style-name="T12">: </text:span><text:span text:style-name="T11">flex</text:span><text:span text:style-name="T12">;</text:span></text:p>
      <text:p text:style-name="P24"><text:span text:style-name="T10">flex-wrap</text:span><text:span text:style-name="T12">: </text:span><text:span text:style-name="T11">wrap</text:span><text:span text:style-name="T12">;</text:span></text:p>
      <text:p text:style-name="P24"><text:span text:style-name="T10">justify-content</text:span><text:span text:style-name="T12">: </text:span><text:span text:style-name="T11">center</text:span><text:span text:style-name="T12">;</text:span></text:p>
      <text:p text:style-name="P24"><text:span text:style-name="T10">gap</text:span><text:span text:style-name="T12">: </text:span><text:span text:style-name="T14">1rem</text:span><text:span text:style-name="T12">;</text:span></text:p>
      <text:p text:style-name="P24"><text:span text:style-name="T10">margin</text:span><text:span text:style-name="T12">: </text:span><text:span text:style-name="T14">2rem</text:span><text:span text:style-name="T12"> </text:span><text:span text:style-name="T14">0</text:span><text:span text:style-name="T12">;</text:span></text:p>
      <text:p text:style-name="P33">}</text:p>
      <text:p text:style-name="P24"><text:span text:style-name="T13">.number</text:span><text:span text:style-name="T12"> {</text:span></text:p>
      <text:p text:style-name="P24"><text:span text:style-name="T10">font-size</text:span><text:span text:style-name="T12">: </text:span><text:span text:style-name="T14">2rem</text:span><text:span text:style-name="T12">;</text:span></text:p>
      <text:p text:style-name="P24"><text:span text:style-name="T10">background-color</text:span><text:span text:style-name="T12">: </text:span><text:span text:style-name="T11">#b3e5fc</text:span><text:span text:style-name="T12">;</text:span></text:p>
      <text:p text:style-name="P24"><text:span text:style-name="T10">border-radius</text:span><text:span text:style-name="T12">: </text:span><text:span text:style-name="T14">12px</text:span><text:span text:style-name="T12">;</text:span></text:p>
      <text:p text:style-name="P24"><text:span text:style-name="T10">padding</text:span><text:span text:style-name="T12">: </text:span><text:span text:style-name="T14">1rem</text:span><text:span text:style-name="T12"> </text:span><text:span text:style-name="T14">1.5rem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24"><text:span text:style-name="T10">box-shadow</text:span><text:span text:style-name="T12">: </text:span><text:span text:style-name="T14">2px</text:span><text:span text:style-name="T12"> </text:span><text:span text:style-name="T14">2px</text:span><text:span text:style-name="T12"> </text:span><text:span text:style-name="T14">6px</text:span><text:span text:style-name="T12"> </text:span><text:span text:style-name="T11">#aaa</text:span><text:span text:style-name="T12">;</text:span></text:p>
      <text:p text:style-name="P24"><text:span text:style-name="T10">transition</text:span><text:span text:style-name="T12">: background-color </text:span><text:span text:style-name="T14">0.3s</text:span><text:span text:style-name="T12">;</text:span></text:p>
      <text:p text:style-name="P33">}</text:p>
      <text:p text:style-name="P24"><text:span text:style-name="T13">.number:hover</text:span><text:span text:style-name="T12"> {</text:span></text:p>
      <text:p text:style-name="P24"><text:span text:style-name="T10">background-color</text:span><text:span text:style-name="T12">: </text:span><text:span text:style-name="T11">#81d4fa</text:span><text:span text:style-name="T12">;</text:span></text:p>
      <text:p text:style-name="P33">}</text:p>
      <text:p text:style-name="P24"><text:span text:style-name="T13">#canvas-container</text:span><text:span text:style-name="T12"> {</text:span></text:p>
      <text:p text:style-name="P24"><text:span text:style-name="T10">margin-top</text:span><text:span text:style-name="T12">: </text:span><text:span text:style-name="T14">2rem</text:span><text:span text:style-name="T12">;</text:span></text:p>
      <text:p text:style-name="P33">}</text:p>
      <text:p text:style-name="P24"><text:span text:style-name="T13">canvas</text:span><text:span text:style-name="T12"> {</text:span></text:p>
      <text:p text:style-name="P24"><text:span text:style-name="T10">border</text:span><text:span text:style-name="T12">: </text:span><text:span text:style-name="T14">2px</text:span><text:span text:style-name="T12"> </text:span><text:span text:style-name="T11">dashed</text:span><text:span text:style-name="T12"> </text:span><text:span text:style-name="T11">#0288d1</text:span><text:span text:style-name="T12">;</text:span></text:p>
      <text:p text:style-name="P24"><text:span text:style-name="T10">background-color</text:span><text:span text:style-name="T12">: </text:span><text:span text:style-name="T11">#ffffff</text:span><text:span text:style-name="T12">;</text:span></text:p>
      <text:p text:style-name="P33">}</text:p>
      <text:p text:style-name="P24"><text:soft-page-break/><text:span text:style-name="T13">button</text:span><text:span text:style-name="T12"> {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24"><text:span text:style-name="T10">padding</text:span><text:span text:style-name="T12">: </text:span><text:span text:style-name="T14">0.5rem</text:span><text:span text:style-name="T12"> </text:span><text:span text:style-name="T14">1rem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order-radius</text:span><text:span text:style-name="T12">: </text:span><text:span text:style-name="T14">8px</text:span><text:span text:style-name="T12">;</text:span></text:p>
      <text:p text:style-name="P24"><text:span text:style-name="T10">background-color</text:span><text:span text:style-name="T12">: </text:span><text:span text:style-name="T11">#ffcc80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24"><text:span text:style-name="T10">font-size</text:span><text:span text:style-name="T12">: </text:span><text:span text:style-name="T14">1rem</text:span><text:span text:style-name="T12">;</text:span></text:p>
      <text:p text:style-name="P33">}</text:p>
      <text:p text:style-name="P24"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pan text:style-name="T8">&lt;</text:span><text:span text:style-name="T9">h1</text:span><text:span text:style-name="T8">&gt;&lt;</text:span><text:span text:style-name="T9">button</text:span> <text:span text:style-name="T10">onclick</text:span>=<text:span text:style-name="T11">"</text:span><text:span text:style-name="T15">goToMenu</text:span><text:span text:style-name="T11">()"</text:span> </text:p>
      <text:p text:style-name="P24"><text:span text:style-name="T10">style</text:span>=<text:span text:style-name="T11">"position: absolute; top: 1rem; left: 1rem; padding: 0.5rem 1rem; background-color: #4caf50; color: white; border: none; border-radius: 8px;"</text:span><text:span text:style-name="T8">&gt;</text:span></text:p>
      <text:p text:style-name="P30">🏠 <text:span text:style-name="T3">Menu</text:span></text:p>
      <text:p text:style-name="P24"><text:span text:style-name="T8">&lt;/</text:span><text:span text:style-name="T9">button</text:span><text:span text:style-name="T8">&gt;&lt;/</text:span><text:span text:style-name="T9">h1</text:span><text:span text:style-name="T8">&gt;</text:span></text:p>
      <text:p text:style-name="P24"><text:span text:style-name="T8">&lt;</text:span><text:span text:style-name="T9">h1</text:span><text:span text:style-name="T8">&gt;</text:span>🔢 Learn Numbers<text:span text:style-name="T8">&lt;/</text:span><text:span text:style-name="T9">h1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numbers"</text:span> <text:span text:style-name="T10">id</text:span>=<text:span text:style-name="T11">"numbers"</text:span><text:span text:style-name="T8">&gt;&lt;/</text:span><text:span text:style-name="T9">div</text:span><text:span text:style-name="T8">&gt;</text:span></text:p>
      <text:p text:style-name="P13"/>
      <text:p text:style-name="P24"><text:span text:style-name="T8">&lt;</text:span><text:span text:style-name="T9">div</text:span> <text:span text:style-name="T10">id</text:span>=<text:span text:style-name="T11">"canvas-container"</text:span><text:span text:style-name="T8">&gt;</text:span></text:p>
      <text:p text:style-name="P24"><text:span text:style-name="T8">&lt;</text:span><text:span text:style-name="T9">h2</text:span><text:span text:style-name="T8">&gt;</text:span>📝 Practice Writing<text:span text:style-name="T8">&lt;/</text:span><text:span text:style-name="T9">h2</text:span><text:span text:style-name="T8">&gt;</text:span></text:p>
      <text:p text:style-name="P24"><text:span text:style-name="T8">&lt;</text:span><text:span text:style-name="T9">canvas</text:span> <text:span text:style-name="T10">id</text:span>=<text:span text:style-name="T11">"drawCanvas"</text:span> <text:span text:style-name="T10">width</text:span>=<text:span text:style-name="T11">"400"</text:span> <text:span text:style-name="T10">height</text:span>=<text:span text:style-name="T11">"300"</text:span><text:span text:style-name="T8">&gt;&lt;/</text:span><text:span text:style-name="T9">canvas</text:span><text:span text:style-name="T8">&gt;&lt;</text:span><text:span text:style-name="T9">br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5">clearCanvas</text:span><text:span text:style-name="T11">()"</text:span><text:span text:style-name="T8">&gt;</text:span>🧹 Clear<text:span text:style-name="T8">&lt;/</text:span><text:span text:style-name="T9">button</text:span><text:span text:style-name="T8">&gt;</text:span></text:p>
      <text:p text:style-name="P24"><text:span text:style-name="T8">&lt;/</text:span><text:span text:style-name="T9">div</text:span><text:span text:style-name="T8">&gt;</text:span></text:p>
      <text:p text:style-name="P13"/>
      <text:p text:style-name="P24"><text:span text:style-name="T8">&lt;</text:span><text:span text:style-name="T9">script</text:span><text:span text:style-name="T8">&gt;</text:span></text:p>
      <text:p text:style-name="P24"><text:span text:style-name="T9">function</text:span><text:span text:style-name="T12"> </text:span><text:span text:style-name="T15">goToMenu</text:span><text:span text:style-name="T12">() {</text:span></text:p>
      <text:p text:style-name="P24"><text:span text:style-name="T9">const</text:span><text:span text:style-name="T12"> </text:span><text:span text:style-name="T16">grade</text:span><text:span text:style-name="T12"> = </text:span><text:span text:style-name="T10">localStorage</text:span><text:span text:style-name="T12">.</text:span><text:span text:style-name="T15">getItem</text:span><text:span text:style-name="T12">(</text:span><text:span text:style-name="T11">"selected_grade"</text:span><text:span text:style-name="T12">) || </text:span><text:span text:style-name="T11">"tk"</text:span><text:span text:style-name="T12">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`menu-</text:span><text:span text:style-name="T9">${</text:span><text:span text:style-name="T16">grade</text:span><text:span text:style-name="T9">}</text:span><text:span text:style-name="T11">.html`</text:span><text:span text:style-name="T12">;</text:span></text:p>
      <text:p text:style-name="P33">}</text:p>
      <text:p text:style-name="P13"/>
      <text:p text:style-name="P24"><text:span text:style-name="T9">const</text:span><text:span text:style-name="T12"> </text:span><text:span text:style-name="T16">numbers</text:span><text:span text:style-name="T12"> = </text:span><text:span text:style-name="T18">Array</text:span><text:span text:style-name="T12">.</text:span><text:span text:style-name="T15">from</text:span><text:span text:style-name="T12">({</text:span><text:span text:style-name="T10">length:</text:span><text:span text:style-name="T12"> </text:span><text:span text:style-name="T14">25</text:span><text:span text:style-name="T12">}, (</text:span><text:span text:style-name="T10">_</text:span><text:span text:style-name="T12">, </text:span><text:span text:style-name="T10">i</text:span><text:span text:style-name="T12">) </text:span><text:span text:style-name="T9">=&gt;</text:span><text:span text:style-name="T12"> </text:span><text:span text:style-name="T10">i</text:span><text:span text:style-name="T12"> + </text:span><text:span text:style-name="T14">1</text:span><text:span text:style-name="T12">); </text:span><text:span text:style-name="T4">// 1 to 25</text:span></text:p>
      <text:p text:style-name="P24"><text:span text:style-name="T9">const</text:span><text:span text:style-name="T12"> </text:span><text:span text:style-name="T16">numbersContainer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numbers'</text:span><text:span text:style-name="T12">);</text:span></text:p>
      <text:p text:style-name="P13"/>
      <text:p text:style-name="P24"><text:soft-page-break/><text:span text:style-name="T16">numbers</text:span><text:span text:style-name="T12">.</text:span><text:span text:style-name="T15">forEach</text:span><text:span text:style-name="T12">(</text:span><text:span text:style-name="T10">num</text:span><text:span text:style-name="T12"> </text:span><text:span text:style-name="T9">=&gt;</text:span><text:span text:style-name="T12"> {</text:span></text:p>
      <text:p text:style-name="P24"><text:span text:style-name="T9">const</text:span><text:span text:style-name="T12"> </text:span><text:span text:style-name="T16">div</text:span><text:span text:style-name="T12"> = </text:span><text:span text:style-name="T10">document</text:span><text:span text:style-name="T12">.</text:span><text:span text:style-name="T15">createElement</text:span><text:span text:style-name="T12">(</text:span><text:span text:style-name="T11">'div'</text:span><text:span text:style-name="T12">);</text:span></text:p>
      <text:p text:style-name="P24"><text:span text:style-name="T16">div</text:span><text:span text:style-name="T12">.</text:span><text:span text:style-name="T10">className</text:span><text:span text:style-name="T12"> = </text:span><text:span text:style-name="T11">'number'</text:span><text:span text:style-name="T12">;</text:span></text:p>
      <text:p text:style-name="P24"><text:span text:style-name="T16">div</text:span><text:span text:style-name="T12">.</text:span><text:span text:style-name="T10">textContent</text:span><text:span text:style-name="T12"> = </text:span><text:span text:style-name="T10">num</text:span><text:span text:style-name="T12">;</text:span></text:p>
      <text:p text:style-name="P24"><text:span text:style-name="T16">div</text:span><text:span text:style-name="T12">.</text:span><text:span text:style-name="T15">onclick</text:span><text:span text:style-name="T12"> = () </text:span><text:span text:style-name="T9">=&gt;</text:span><text:span text:style-name="T12"> </text:span><text:span text:style-name="T15">speak</text:span><text:span text:style-name="T12">(</text:span><text:span text:style-name="T10">num</text:span><text:span text:style-name="T12">);</text:span></text:p>
      <text:p text:style-name="P24"><text:span text:style-name="T16">numbersContainer</text:span><text:span text:style-name="T12">.</text:span><text:span text:style-name="T15">appendChild</text:span><text:span text:style-name="T12">(</text:span><text:span text:style-name="T16">div</text:span><text:span text:style-name="T12">);</text:span></text:p>
      <text:p text:style-name="P33">});</text:p>
      <text:p text:style-name="P13"/>
      <text:p text:style-name="P24"><text:span text:style-name="T9">function</text:span><text:span text:style-name="T12"> </text:span><text:span text:style-name="T15">speak</text:span><text:span text:style-name="T12">(</text:span><text:span text:style-name="T10">text</text:span><text:span text:style-name="T12">) {</text:span></text:p>
      <text:p text:style-name="P24"><text:span text:style-name="T9">const</text:span><text:span text:style-name="T12"> </text:span><text:span text:style-name="T16">msg</text:span><text:span text:style-name="T12"> = </text:span><text:span text:style-name="T9">new</text:span><text:span text:style-name="T12"> </text:span><text:span text:style-name="T18">SpeechSynthesisUtterance</text:span><text:span text:style-name="T12">(</text:span><text:span text:style-name="T10">text</text:span><text:span text:style-name="T12">);</text:span></text:p>
      <text:p text:style-name="P24"><text:span text:style-name="T10">window</text:span><text:span text:style-name="T12">.</text:span><text:span text:style-name="T10">speechSynthesis</text:span><text:span text:style-name="T12">.</text:span><text:span text:style-name="T15">speak</text:span><text:span text:style-name="T12">(</text:span><text:span text:style-name="T16">msg</text:span><text:span text:style-name="T12">);</text:span></text:p>
      <text:p text:style-name="P33">}</text:p>
      <text:p text:style-name="P13"/>
      <text:p text:style-name="P31">// Drawing functionality</text:p>
      <text:p text:style-name="P24"><text:span text:style-name="T9">const</text:span><text:span text:style-name="T12"> </text:span><text:span text:style-name="T16">canvas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'drawCanvas'</text:span><text:span text:style-name="T12">);</text:span></text:p>
      <text:p text:style-name="P24"><text:span text:style-name="T9">const</text:span><text:span text:style-name="T12"> </text:span><text:span text:style-name="T16">ctx</text:span><text:span text:style-name="T12"> = </text:span><text:span text:style-name="T16">canvas</text:span><text:span text:style-name="T12">.</text:span><text:span text:style-name="T15">getContext</text:span><text:span text:style-name="T12">(</text:span><text:span text:style-name="T11">'2d'</text:span><text:span text:style-name="T12">);</text:span></text:p>
      <text:p text:style-name="P24"><text:span text:style-name="T9">let</text:span><text:span text:style-name="T12"> </text:span><text:span text:style-name="T10">drawing</text:span><text:span text:style-name="T12"> = </text:span><text:span text:style-name="T9">false</text:span><text:span text:style-name="T12">;</text:span></text:p>
      <text:p text:style-name="P13"/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down'</text:span><text:span text:style-name="T12">, () </text:span><text:span text:style-name="T9">=&gt;</text:span><text:span text:style-name="T12"> </text:span><text:span text:style-name="T10">drawing</text:span><text:span text:style-name="T12"> = </text:span><text:span text:style-name="T9">true</text:span><text:span text:style-name="T12">);</text:span></text:p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up'</text:span><text:span text:style-name="T12">, () </text:span><text:span text:style-name="T9">=&gt;</text:span><text:span text:style-name="T12"> </text:span><text:span text:style-name="T10">drawing</text:span><text:span text:style-name="T12"> = </text:span><text:span text:style-name="T9">false</text:span><text:span text:style-name="T12">);</text:span></text:p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out'</text:span><text:span text:style-name="T12">, () </text:span><text:span text:style-name="T9">=&gt;</text:span><text:span text:style-name="T12"> </text:span><text:span text:style-name="T10">drawing</text:span><text:span text:style-name="T12"> = </text:span><text:span text:style-name="T9">false</text:span><text:span text:style-name="T12">);</text:span></text:p>
      <text:p text:style-name="P24"><text:span text:style-name="T16">canvas</text:span><text:span text:style-name="T12">.</text:span><text:span text:style-name="T15">addEventListener</text:span><text:span text:style-name="T12">(</text:span><text:span text:style-name="T11">'mousemove'</text:span><text:span text:style-name="T12">, </text:span><text:span text:style-name="T15">draw</text:span><text:span text:style-name="T12">);</text:span></text:p>
      <text:p text:style-name="P13"/>
      <text:p text:style-name="P24"><text:span text:style-name="T9">function</text:span><text:span text:style-name="T12"> </text:span><text:span text:style-name="T15">draw</text:span><text:span text:style-name="T12">(</text:span><text:span text:style-name="T10">event</text:span><text:span text:style-name="T12">) {</text:span></text:p>
      <text:p text:style-name="P24"><text:span text:style-name="T17">if</text:span><text:span text:style-name="T12"> (!</text:span><text:span text:style-name="T10">drawing</text:span><text:span text:style-name="T12">) </text:span><text:span text:style-name="T17">return</text:span><text:span text:style-name="T12">;</text:span></text:p>
      <text:p text:style-name="P24"><text:span text:style-name="T9">const</text:span><text:span text:style-name="T12"> </text:span><text:span text:style-name="T16">rect</text:span><text:span text:style-name="T12"> = </text:span><text:span text:style-name="T16">canvas</text:span><text:span text:style-name="T12">.</text:span><text:span text:style-name="T15">getBoundingClientRect</text:span><text:span text:style-name="T12">();</text:span></text:p>
      <text:p text:style-name="P24"><text:span text:style-name="T9">const</text:span><text:span text:style-name="T12"> </text:span><text:span text:style-name="T16">x</text:span><text:span text:style-name="T12"> = </text:span><text:span text:style-name="T10">event</text:span><text:span text:style-name="T12">.</text:span><text:span text:style-name="T10">clientX</text:span><text:span text:style-name="T12"> - </text:span><text:span text:style-name="T16">rect</text:span><text:span text:style-name="T12">.</text:span><text:span text:style-name="T10">left</text:span><text:span text:style-name="T12">;</text:span></text:p>
      <text:p text:style-name="P24"><text:span text:style-name="T9">const</text:span><text:span text:style-name="T12"> </text:span><text:span text:style-name="T16">y</text:span><text:span text:style-name="T12"> = </text:span><text:span text:style-name="T10">event</text:span><text:span text:style-name="T12">.</text:span><text:span text:style-name="T10">clientY</text:span><text:span text:style-name="T12"> - </text:span><text:span text:style-name="T16">rect</text:span><text:span text:style-name="T12">.</text:span><text:span text:style-name="T10">top</text:span><text:span text:style-name="T12">;</text:span></text:p>
      <text:p text:style-name="P24"><text:span text:style-name="T16">ctx</text:span><text:span text:style-name="T12">.</text:span><text:span text:style-name="T10">fillStyle</text:span><text:span text:style-name="T12"> = </text:span><text:span text:style-name="T11">'#006064'</text:span><text:span text:style-name="T12">;</text:span></text:p>
      <text:p text:style-name="P24"><text:span text:style-name="T16">ctx</text:span><text:span text:style-name="T12">.</text:span><text:span text:style-name="T15">beginPath</text:span><text:span text:style-name="T12">();</text:span></text:p>
      <text:p text:style-name="P24"><text:span text:style-name="T16">ctx</text:span><text:span text:style-name="T12">.</text:span><text:span text:style-name="T15">arc</text:span><text:span text:style-name="T12">(</text:span><text:span text:style-name="T16">x</text:span><text:span text:style-name="T12">, </text:span><text:span text:style-name="T16">y</text:span><text:span text:style-name="T12">, </text:span><text:span text:style-name="T14">4</text:span><text:span text:style-name="T12">, </text:span><text:span text:style-name="T14">0</text:span><text:span text:style-name="T12">, </text:span><text:span text:style-name="T10">Math</text:span><text:span text:style-name="T12">.</text:span><text:span text:style-name="T10">PI</text:span><text:span text:style-name="T12"> * </text:span><text:span text:style-name="T14">2</text:span><text:span text:style-name="T12">);</text:span></text:p>
      <text:p text:style-name="P24"><text:span text:style-name="T16">ctx</text:span><text:span text:style-name="T12">.</text:span><text:span text:style-name="T15">fill</text:span><text:span text:style-name="T12">();</text:span></text:p>
      <text:p text:style-name="P33">}</text:p>
      <text:p text:style-name="P13"/>
      <text:p text:style-name="P24"><text:span text:style-name="T9">function</text:span><text:span text:style-name="T12"> </text:span><text:span text:style-name="T15">clearCanvas</text:span><text:span text:style-name="T12">() {</text:span></text:p>
      <text:p text:style-name="P24"><text:span text:style-name="T16">ctx</text:span><text:span text:style-name="T12">.</text:span><text:span text:style-name="T15">clearRect</text:span><text:span text:style-name="T12">(</text:span><text:span text:style-name="T14">0</text:span><text:span text:style-name="T12">, </text:span><text:span text:style-name="T14">0</text:span><text:span text:style-name="T12">, </text:span><text:span text:style-name="T16">canvas</text:span><text:span text:style-name="T12">.</text:span><text:span text:style-name="T10">width</text:span><text:span text:style-name="T12">, </text:span><text:span text:style-name="T16">canvas</text:span><text:span text:style-name="T12">.</text:span><text:span text:style-name="T10">height</text:span><text:span text:style-name="T12">);</text:span></text:p>
      <text:p text:style-name="P33"><text:soft-page-break/>}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25"/>
      <text:p text:style-name="P18"/>
      <text:p text:style-name="P42">addition-game.html</text:p>
      <text:p text:style-name="P17"/>
      <text:p text:style-name="P17"/>
      <text:p text:style-name="P28"><text:span text:style-name="T8">&lt;!</text:span><text:span text:style-name="T9">DOCTYPE</text:span> <text:span text:style-name="T10">html</text:span><text:span text:style-name="T8">&gt;</text:span></text:p>
      <text:p text:style-name="P24"><text:span text:style-name="T8">&lt;</text:span><text:span text:style-name="T9">html</text:span> <text:span text:style-name="T10">lang</text:span>=<text:span text:style-name="T11">"en"</text:span><text:span text:style-name="T8">&gt;</text:span></text:p>
      <text:p text:style-name="P24"><text:span text:style-name="T8">&lt;</text:span><text:span text:style-name="T9">head</text:span><text:span text:style-name="T8">&gt;</text:span></text:p>
      <text:p text:style-name="P24"><text:span text:style-name="T8">&lt;</text:span><text:span text:style-name="T9">meta</text:span> <text:span text:style-name="T10">charset</text:span>=<text:span text:style-name="T11">"UTF-8"</text:span><text:span text:style-name="T8">&gt;</text:span></text:p>
      <text:p text:style-name="P24"><text:span text:style-name="T8">&lt;</text:span><text:span text:style-name="T9">title</text:span><text:span text:style-name="T8">&gt;</text:span>Learn Addition<text:span text:style-name="T8">&lt;/</text:span><text:span text:style-name="T9">title</text:span><text:span text:style-name="T8">&gt;</text:span></text:p>
      <text:p text:style-name="P24"><text:span text:style-name="T8">&lt;</text:span><text:span text:style-name="T9">style</text:span><text:span text:style-name="T8">&gt;</text:span></text:p>
      <text:p text:style-name="P24"><text:span text:style-name="T13">body</text:span><text:span text:style-name="T12"> {</text:span></text:p>
      <text:p text:style-name="P24"><text:span text:style-name="T10">font-family</text:span><text:span text:style-name="T12">: </text:span><text:span text:style-name="T11">'Comic Sans MS'</text:span><text:span text:style-name="T12">, cursive;</text:span></text:p>
      <text:p text:style-name="P24"><text:span text:style-name="T10">background-color</text:span><text:span text:style-name="T12">: </text:span><text:span text:style-name="T11">#fce4ec</text:span><text:span text:style-name="T12">;</text:span></text:p>
      <text:p text:style-name="P24"><text:span text:style-name="T10">text-align</text:span><text:span text:style-name="T12">: </text:span><text:span text:style-name="T11">center</text:span><text:span text:style-name="T12">;</text:span></text:p>
      <text:p text:style-name="P24"><text:span text:style-name="T10">padding</text:span><text:span text:style-name="T12">: </text:span><text:span text:style-name="T14">2rem</text:span><text:span text:style-name="T12">;</text:span></text:p>
      <text:p text:style-name="P33">}</text:p>
      <text:p text:style-name="P24"><text:span text:style-name="T13">h1</text:span><text:span text:style-name="T12"> {</text:span></text:p>
      <text:p text:style-name="P24"><text:span text:style-name="T10">color</text:span><text:span text:style-name="T12">: </text:span><text:span text:style-name="T11">#ec407a</text:span><text:span text:style-name="T12">;</text:span></text:p>
      <text:p text:style-name="P33">}</text:p>
      <text:p text:style-name="P24"><text:span text:style-name="T13">#question</text:span><text:span text:style-name="T12"> {</text:span></text:p>
      <text:p text:style-name="P24"><text:span text:style-name="T10">font-size</text:span><text:span text:style-name="T12">: </text:span><text:span text:style-name="T14">2rem</text:span><text:span text:style-name="T12">;</text:span></text:p>
      <text:p text:style-name="P24"><text:span text:style-name="T10">margin</text:span><text:span text:style-name="T12">: </text:span><text:span text:style-name="T14">2rem</text:span><text:span text:style-name="T12"> </text:span><text:span text:style-name="T14">0</text:span><text:span text:style-name="T12">;</text:span></text:p>
      <text:p text:style-name="P33">}</text:p>
      <text:p text:style-name="P24"><text:span text:style-name="T13">.emoji-set</text:span><text:span text:style-name="T12"> {</text:span></text:p>
      <text:p text:style-name="P24"><text:span text:style-name="T10">font-size</text:span><text:span text:style-name="T12">: </text:span><text:span text:style-name="T14">2.5rem</text:span><text:span text:style-name="T12">;</text:span></text:p>
      <text:p text:style-name="P24"><text:span text:style-name="T10">margin</text:span><text:span text:style-name="T12">: </text:span><text:span text:style-name="T14">1rem</text:span><text:span text:style-name="T12">;</text:span></text:p>
      <text:p text:style-name="P33">}</text:p>
      <text:p text:style-name="P24"><text:span text:style-name="T13">.choices</text:span><text:span text:style-name="T12"> {</text:span></text:p>
      <text:p text:style-name="P24"><text:span text:style-name="T10">margin</text:span><text:span text:style-name="T12">: </text:span><text:span text:style-name="T14">2rem</text:span><text:span text:style-name="T12"> </text:span><text:span text:style-name="T14">0</text:span><text:span text:style-name="T12">;</text:span></text:p>
      <text:p text:style-name="P33">}</text:p>
      <text:p text:style-name="P24"><text:span text:style-name="T13">.choices</text:span><text:span text:style-name="T12"> </text:span><text:span text:style-name="T13">button</text:span><text:span text:style-name="T12"> {</text:span></text:p>
      <text:p text:style-name="P24"><text:soft-page-break/><text:span text:style-name="T10">margin</text:span><text:span text:style-name="T12">: </text:span><text:span text:style-name="T14">0.5rem</text:span><text:span text:style-name="T12">;</text:span></text:p>
      <text:p text:style-name="P24"><text:span text:style-name="T10">padding</text:span><text:span text:style-name="T12">: </text:span><text:span text:style-name="T14">0.7rem</text:span><text:span text:style-name="T12"> </text:span><text:span text:style-name="T14">1.5rem</text:span><text:span text:style-name="T12">;</text:span></text:p>
      <text:p text:style-name="P24"><text:span text:style-name="T10">font-size</text:span><text:span text:style-name="T12">: </text:span><text:span text:style-name="T14">1.2rem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ackground-color</text:span><text:span text:style-name="T12">: </text:span><text:span text:style-name="T11">#f8bbd0</text:span><text:span text:style-name="T12">;</text:span></text:p>
      <text:p text:style-name="P24"><text:span text:style-name="T10">border-radius</text:span><text:span text:style-name="T12">: </text:span><text:span text:style-name="T14">10px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33">}</text:p>
      <text:p text:style-name="P24"><text:span text:style-name="T13">#feedback</text:span><text:span text:style-name="T12">, </text:span><text:span text:style-name="T13">#stars</text:span><text:span text:style-name="T12"> {</text:span></text:p>
      <text:p text:style-name="P24"><text:span text:style-name="T10">font-size</text:span><text:span text:style-name="T12">: </text:span><text:span text:style-name="T14">1.2rem</text:span><text:span text:style-name="T12">;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33">}</text:p>
      <text:p text:style-name="P24"><text:span text:style-name="T13">#score</text:span><text:span text:style-name="T12"> {</text:span></text:p>
      <text:p text:style-name="P24"><text:span text:style-name="T10">font-size</text:span><text:span text:style-name="T12">: </text:span><text:span text:style-name="T14">1.2rem</text:span><text:span text:style-name="T12">;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33">}</text:p>
      <text:p text:style-name="P24"><text:span text:style-name="T13">#final</text:span><text:span text:style-name="T12"> {</text:span></text:p>
      <text:p text:style-name="P24"><text:span text:style-name="T10">font-size</text:span><text:span text:style-name="T12">: </text:span><text:span text:style-name="T14">1.4rem</text:span><text:span text:style-name="T12">;</text:span></text:p>
      <text:p text:style-name="P24"><text:span text:style-name="T10">margin-top</text:span><text:span text:style-name="T12">: </text:span><text:span text:style-name="T14">2rem</text:span><text:span text:style-name="T12">;</text:span></text:p>
      <text:p text:style-name="P24"><text:span text:style-name="T10">color</text:span><text:span text:style-name="T12">: </text:span><text:span text:style-name="T11">green</text:span><text:span text:style-name="T12">;</text:span></text:p>
      <text:p text:style-name="P33">}</text:p>
      <text:p text:style-name="P24"><text:span text:style-name="T13">#menu-btn</text:span><text:span text:style-name="T12"> {</text:span></text:p>
      <text:p text:style-name="P24"><text:span text:style-name="T10">display</text:span><text:span text:style-name="T12">: </text:span><text:span text:style-name="T11">none</text:span><text:span text:style-name="T12">;</text:span></text:p>
      <text:p text:style-name="P24"><text:span text:style-name="T10">margin-top</text:span><text:span text:style-name="T12">: </text:span><text:span text:style-name="T14">1rem</text:span><text:span text:style-name="T12">;</text:span></text:p>
      <text:p text:style-name="P24"><text:span text:style-name="T10">padding</text:span><text:span text:style-name="T12">: </text:span><text:span text:style-name="T14">0.7rem</text:span><text:span text:style-name="T12"> </text:span><text:span text:style-name="T14">1.2rem</text:span><text:span text:style-name="T12">;</text:span></text:p>
      <text:p text:style-name="P24"><text:span text:style-name="T10">font-size</text:span><text:span text:style-name="T12">: </text:span><text:span text:style-name="T14">1rem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order-radius</text:span><text:span text:style-name="T12">: </text:span><text:span text:style-name="T14">10px</text:span><text:span text:style-name="T12">;</text:span></text:p>
      <text:p text:style-name="P24"><text:span text:style-name="T10">background-color</text:span><text:span text:style-name="T12">: </text:span><text:span text:style-name="T11">#81d4fa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33">}</text:p>
      <text:p text:style-name="P24"><text:span text:style-name="T13">button.top-btn</text:span><text:span text:style-name="T12"> {</text:span></text:p>
      <text:p text:style-name="P24"><text:span text:style-name="T10">position</text:span><text:span text:style-name="T12">: </text:span><text:span text:style-name="T11">absolute</text:span><text:span text:style-name="T12">;</text:span></text:p>
      <text:p text:style-name="P24"><text:span text:style-name="T10">top</text:span><text:span text:style-name="T12">: </text:span><text:span text:style-name="T14">1rem</text:span><text:span text:style-name="T12">;</text:span></text:p>
      <text:p text:style-name="P24"><text:span text:style-name="T10">left</text:span><text:span text:style-name="T12">: </text:span><text:span text:style-name="T14">1rem</text:span><text:span text:style-name="T12">;</text:span></text:p>
      <text:p text:style-name="P24"><text:soft-page-break/><text:span text:style-name="T10">background-color</text:span><text:span text:style-name="T12">: </text:span><text:span text:style-name="T11">#4caf50</text:span><text:span text:style-name="T12">;</text:span></text:p>
      <text:p text:style-name="P24"><text:span text:style-name="T10">color</text:span><text:span text:style-name="T12">: </text:span><text:span text:style-name="T11">white</text:span><text:span text:style-name="T12">;</text:span></text:p>
      <text:p text:style-name="P24"><text:span text:style-name="T10">border</text:span><text:span text:style-name="T12">: </text:span><text:span text:style-name="T11">none</text:span><text:span text:style-name="T12">;</text:span></text:p>
      <text:p text:style-name="P24"><text:span text:style-name="T10">border-radius</text:span><text:span text:style-name="T12">: </text:span><text:span text:style-name="T14">8px</text:span><text:span text:style-name="T12">;</text:span></text:p>
      <text:p text:style-name="P24"><text:span text:style-name="T10">padding</text:span><text:span text:style-name="T12">: </text:span><text:span text:style-name="T14">0.5rem</text:span><text:span text:style-name="T12"> </text:span><text:span text:style-name="T14">1rem</text:span><text:span text:style-name="T12">;</text:span></text:p>
      <text:p text:style-name="P24"><text:span text:style-name="T10">cursor</text:span><text:span text:style-name="T12">: </text:span><text:span text:style-name="T11">pointer</text:span><text:span text:style-name="T12">;</text:span></text:p>
      <text:p text:style-name="P33">}</text:p>
      <text:p text:style-name="P24"><text:span text:style-name="T8">&lt;/</text:span><text:span text:style-name="T9">style</text:span><text:span text:style-name="T8">&gt;</text:span></text:p>
      <text:p text:style-name="P24"><text:span text:style-name="T8">&lt;/</text:span><text:span text:style-name="T9">head</text:span><text:span text:style-name="T8">&gt;</text:span></text:p>
      <text:p text:style-name="P24"><text:span text:style-name="T8">&lt;</text:span><text:span text:style-name="T9">body</text:span><text:span text:style-name="T8">&gt;</text:span></text:p>
      <text:p text:style-name="P24"><text:span text:style-name="T8">&lt;</text:span><text:span text:style-name="T9">button</text:span> <text:span text:style-name="T10">class</text:span>=<text:span text:style-name="T11">"top-btn"</text:span> <text:span text:style-name="T10">onclick</text:span>=<text:span text:style-name="T11">"</text:span><text:span text:style-name="T15">goToMenu</text:span><text:span text:style-name="T11">()"</text:span><text:span text:style-name="T8">&gt;</text:span>🏠 Menu<text:span text:style-name="T8">&lt;/</text:span><text:span text:style-name="T9">button</text:span><text:span text:style-name="T8">&gt;</text:span></text:p>
      <text:p text:style-name="P24"><text:span text:style-name="T8">&lt;</text:span><text:span text:style-name="T9">button</text:span> <text:span text:style-name="T10">class</text:span>=<text:span text:style-name="T11">"top-btn"</text:span> <text:span text:style-name="T10">style</text:span>=<text:span text:style-name="T11">"left: 9rem; background-color: #e53935;"</text:span> <text:span text:style-name="T10">onclick</text:span>=<text:span text:style-name="T11">"</text:span><text:span text:style-name="T15">logout</text:span><text:span text:style-name="T11">()"</text:span><text:span text:style-name="T8">&gt;</text:span>🚪 Logout<text:span text:style-name="T8">&lt;/</text:span><text:span text:style-name="T9">button</text:span><text:span text:style-name="T8">&gt;</text:span></text:p>
      <text:p text:style-name="P13"/>
      <text:p text:style-name="P24"><text:span text:style-name="T8">&lt;</text:span><text:span text:style-name="T9">h1</text:span><text:span text:style-name="T8">&gt;</text:span>➕ Learn Addition<text:span text:style-name="T8">&lt;/</text:span><text:span text:style-name="T9">h1</text:span><text:span text:style-name="T8">&gt;</text:span></text:p>
      <text:p text:style-name="P24"><text:span text:style-name="T8">&lt;</text:span><text:span text:style-name="T9">audio</text:span> <text:span text:style-name="T10">id</text:span>=<text:span text:style-name="T11">"bg-music"</text:span> <text:span text:style-name="T10">autoplay</text:span> <text:span text:style-name="T10">loop</text:span><text:span text:style-name="T8">&gt;</text:span></text:p>
      <text:p text:style-name="P24"><text:span text:style-name="T8">&lt;</text:span><text:span text:style-name="T9">source</text:span> <text:span text:style-name="T10">src</text:span>=<text:span text:style-name="T11">"music/kids-bgm.mp3"</text:span> <text:span text:style-name="T10">type</text:span>=<text:span text:style-name="T11">"audio/mpeg"</text:span><text:span text:style-name="T8">&gt;</text:span></text:p>
      <text:p text:style-name="P24">Your browser does not support audio.</text:p>
      <text:p text:style-name="P24"><text:span text:style-name="T8">&lt;/</text:span><text:span text:style-name="T9">audio</text:span><text:span text:style-name="T8">&gt;</text:span></text:p>
      <text:p text:style-name="P24"><text:span text:style-name="T8">&lt;</text:span><text:span text:style-name="T9">button</text:span> <text:span text:style-name="T10">onclick</text:span>=<text:span text:style-name="T11">"</text:span><text:span text:style-name="T15">toggleMusic</text:span><text:span text:style-name="T11">()"</text:span> <text:span text:style-name="T10">style</text:span>=<text:span text:style-name="T11">"margin-bottom: 1rem; background-color: #ffd54f; border: none; padding: 0.5rem 1rem; border-radius: 8px; cursor: pointer;"</text:span><text:span text:style-name="T8">&gt;</text:span></text:p>
      <text:p text:style-name="P30">🔊 <text:span text:style-name="T3">Toggle Music</text:span></text:p>
      <text:p text:style-name="P24"><text:span text:style-name="T8">&lt;/</text:span><text:span text:style-name="T9">button</text:span><text:span text:style-name="T8">&gt;</text:span></text:p>
      <text:p text:style-name="P13"/>
      <text:p text:style-name="P24"><text:span text:style-name="T8">&lt;</text:span><text:span text:style-name="T9">div</text:span> <text:span text:style-name="T10">id</text:span>=<text:span text:style-name="T11">"question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emoji-set"</text:span> <text:span text:style-name="T10">id</text:span>=<text:span text:style-name="T11">"set1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style</text:span>=<text:span text:style-name="T11">"font-size: 2rem;"</text:span><text:span text:style-name="T8">&gt;</text:span>+<text:span text:style-name="T8">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emoji-set"</text:span> <text:span text:style-name="T10">id</text:span>=<text:span text:style-name="T11">"set2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class</text:span>=<text:span text:style-name="T11">"choices"</text:span> <text:span text:style-name="T10">id</text:span>=<text:span text:style-name="T11">"choices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feedback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score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stars"</text:span><text:span text:style-name="T8">&gt;&lt;/</text:span><text:span text:style-name="T9">div</text:span><text:span text:style-name="T8">&gt;</text:span></text:p>
      <text:p text:style-name="P24"><text:span text:style-name="T8">&lt;</text:span><text:span text:style-name="T9">div</text:span> <text:span text:style-name="T10">id</text:span>=<text:span text:style-name="T11">"final"</text:span><text:span text:style-name="T8">&gt;&lt;/</text:span><text:span text:style-name="T9">div</text:span><text:span text:style-name="T8">&gt;</text:span></text:p>
      <text:p text:style-name="P24"><text:soft-page-break/><text:span text:style-name="T8">&lt;</text:span><text:span text:style-name="T9">button</text:span> <text:span text:style-name="T10">id</text:span>=<text:span text:style-name="T11">"menu-btn"</text:span> <text:span text:style-name="T10">onclick</text:span>=<text:span text:style-name="T11">"</text:span><text:span text:style-name="T15">goToMenu</text:span><text:span text:style-name="T11">()"</text:span><text:span text:style-name="T8">&gt;</text:span>🏠 Back to Menu<text:span text:style-name="T8">&lt;/</text:span><text:span text:style-name="T9">button</text:span><text:span text:style-name="T8">&gt;</text:span></text:p>
      <text:p text:style-name="P13"/>
      <text:p text:style-name="P24"><text:span text:style-name="T8">&lt;</text:span><text:span text:style-name="T9">script</text:span><text:span text:style-name="T8">&gt;</text:span></text:p>
      <text:p text:style-name="P24"><text:span text:style-name="T9">const</text:span><text:span text:style-name="T12"> </text:span><text:span text:style-name="T16">emojis</text:span><text:span text:style-name="T12"> = [</text:span><text:span text:style-name="T11">'🍎'</text:span><text:span text:style-name="T12">,</text:span><text:span text:style-name="T11">'🍓'</text:span><text:span text:style-name="T12">,</text:span><text:span text:style-name="T11">'🍊'</text:span><text:span text:style-name="T12">,</text:span><text:span text:style-name="T11">'🍇'</text:span><text:span text:style-name="T12">,</text:span><text:span text:style-name="T11">'🍉'</text:span><text:span text:style-name="T12">,</text:span><text:span text:style-name="T11">'🍌'</text:span><text:span text:style-name="T12">,</text:span><text:span text:style-name="T11">'🍍'</text:span><text:span text:style-name="T12">,</text:span><text:span text:style-name="T11">'🥝'</text:span><text:span text:style-name="T12">];</text:span></text:p>
      <text:p text:style-name="P24"><text:span text:style-name="T9">const</text:span><text:span text:style-name="T12"> </text:span><text:span text:style-name="T16">user</text:span><text:span text:style-name="T12"> = </text:span><text:span text:style-name="T10">localStorage</text:span><text:span text:style-name="T12">.</text:span><text:span text:style-name="T15">getItem</text:span><text:span text:style-name="T12">(</text:span><text:span text:style-name="T11">"current_user"</text:span><text:span text:style-name="T12">);</text:span></text:p>
      <text:p text:style-name="P24"><text:span text:style-name="T17">if</text:span><text:span text:style-name="T12"> (!</text:span><text:span text:style-name="T16">user</text:span><text:span text:style-name="T12">) </text:span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"login.html"</text:span><text:span text:style-name="T12">;</text:span></text:p>
      <text:p text:style-name="P13"/>
      <text:p text:style-name="P24"><text:span text:style-name="T9">let</text:span><text:span text:style-name="T12"> </text:span><text:span text:style-name="T10">level</text:span><text:span text:style-name="T12"> = </text:span><text:span text:style-name="T14">1</text:span><text:span text:style-name="T12">;</text:span></text:p>
      <text:p text:style-name="P24"><text:span text:style-name="T9">let</text:span><text:span text:style-name="T12"> </text:span><text:span text:style-name="T10">questionNumber</text:span><text:span text:style-name="T12"> = </text:span><text:span text:style-name="T14">0</text:span><text:span text:style-name="T12">;</text:span></text:p>
      <text:p text:style-name="P24"><text:span text:style-name="T9">let</text:span><text:span text:style-name="T12"> </text:span><text:span text:style-name="T10">score</text:span><text:span text:style-name="T12"> = </text:span><text:span text:style-name="T14">0</text:span><text:span text:style-name="T12">;</text:span></text:p>
      <text:p text:style-name="P24"><text:span text:style-name="T9">const</text:span><text:span text:style-name="T12"> </text:span><text:span text:style-name="T16">questionsPerLevel</text:span><text:span text:style-name="T12"> = </text:span><text:span text:style-name="T14">15</text:span><text:span text:style-name="T12">;</text:span></text:p>
      <text:p text:style-name="P24"><text:span text:style-name="T9">const</text:span><text:span text:style-name="T12"> </text:span><text:span text:style-name="T16">maxLevels</text:span><text:span text:style-name="T12"> = </text:span><text:span text:style-name="T14">12</text:span><text:span text:style-name="T12">;</text:span></text:p>
      <text:p text:style-name="P24"><text:span text:style-name="T9">let</text:span><text:span text:style-name="T12"> </text:span><text:span text:style-name="T10">correctAnswer</text:span><text:span text:style-name="T12"> = </text:span><text:span text:style-name="T14">0</text:span><text:span text:style-name="T12">;</text:span></text:p>
      <text:p text:style-name="P13"/>
      <text:p text:style-name="P24"><text:span text:style-name="T9">function</text:span><text:span text:style-name="T12"> </text:span><text:span text:style-name="T15">goToMenu</text:span><text:span text:style-name="T12">() {</text:span></text:p>
      <text:p text:style-name="P24"><text:span text:style-name="T9">const</text:span><text:span text:style-name="T12"> </text:span><text:span text:style-name="T16">grade</text:span><text:span text:style-name="T12"> = </text:span><text:span text:style-name="T10">localStorage</text:span><text:span text:style-name="T12">.</text:span><text:span text:style-name="T15">getItem</text:span><text:span text:style-name="T12">(</text:span><text:span text:style-name="T11">"selected_grade"</text:span><text:span text:style-name="T12">) || </text:span><text:span text:style-name="T11">"tk"</text:span><text:span text:style-name="T12">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`menu-</text:span><text:span text:style-name="T9">${</text:span><text:span text:style-name="T16">grade</text:span><text:span text:style-name="T9">}</text:span><text:span text:style-name="T11">.html`</text:span><text:span text:style-name="T12">;</text:span></text:p>
      <text:p text:style-name="P33">}</text:p>
      <text:p text:style-name="P13"/>
      <text:p text:style-name="P24"><text:span text:style-name="T9">function</text:span><text:span text:style-name="T12"> </text:span><text:span text:style-name="T15">logout</text:span><text:span text:style-name="T12">() {</text:span></text:p>
      <text:p text:style-name="P24"><text:span text:style-name="T10">localStorage</text:span><text:span text:style-name="T12">.</text:span><text:span text:style-name="T15">removeItem</text:span><text:span text:style-name="T12">(</text:span><text:span text:style-name="T11">"current_user"</text:span><text:span text:style-name="T12">);</text:span></text:p>
      <text:p text:style-name="P24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"login.html"</text:span><text:span text:style-name="T12">;</text:span></text:p>
      <text:p text:style-name="P33">}</text:p>
      <text:p text:style-name="P13"/>
      <text:p text:style-name="P24"><text:span text:style-name="T9">function</text:span><text:span text:style-name="T12"> </text:span><text:span text:style-name="T15">speak</text:span><text:span text:style-name="T12">(</text:span><text:span text:style-name="T10">text</text:span><text:span text:style-name="T12">) {</text:span></text:p>
      <text:p text:style-name="P24"><text:span text:style-name="T9">const</text:span><text:span text:style-name="T12"> </text:span><text:span text:style-name="T16">msg</text:span><text:span text:style-name="T12"> = </text:span><text:span text:style-name="T9">new</text:span><text:span text:style-name="T12"> </text:span><text:span text:style-name="T18">SpeechSynthesisUtterance</text:span><text:span text:style-name="T12">(</text:span><text:span text:style-name="T10">text</text:span><text:span text:style-name="T12">);</text:span></text:p>
      <text:p text:style-name="P24"><text:span text:style-name="T10">window</text:span><text:span text:style-name="T12">.</text:span><text:span text:style-name="T10">speechSynthesis</text:span><text:span text:style-name="T12">.</text:span><text:span text:style-name="T15">speak</text:span><text:span text:style-name="T12">(</text:span><text:span text:style-name="T16">msg</text:span><text:span text:style-name="T12">);</text:span></text:p>
      <text:p text:style-name="P33">}</text:p>
      <text:p text:style-name="P13"/>
      <text:p text:style-name="P24"><text:span text:style-name="T9">function</text:span><text:span text:style-name="T12"> </text:span><text:span text:style-name="T15">toggleMusic</text:span><text:span text:style-name="T12">() {</text:span></text:p>
      <text:p text:style-name="P24"><text:span text:style-name="T9">const</text:span><text:span text:style-name="T12"> </text:span><text:span text:style-name="T16">music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bg-music"</text:span><text:span text:style-name="T12">);</text:span></text:p>
      <text:p text:style-name="P24"><text:span text:style-name="T16">music</text:span><text:span text:style-name="T12">.</text:span><text:span text:style-name="T10">paused</text:span><text:span text:style-name="T12"> ? </text:span><text:span text:style-name="T16">music</text:span><text:span text:style-name="T12">.</text:span><text:span text:style-name="T15">play</text:span><text:span text:style-name="T12">() : </text:span><text:span text:style-name="T16">music</text:span><text:span text:style-name="T12">.</text:span><text:span text:style-name="T15">pause</text:span><text:span text:style-name="T12">();</text:span></text:p>
      <text:p text:style-name="P33">}</text:p>
      <text:p text:style-name="P13"/>
      <text:p text:style-name="P24"><text:span text:style-name="T9">function</text:span><text:span text:style-name="T12"> </text:span><text:span text:style-name="T15">generateQuestion</text:span><text:span text:style-name="T12">() {</text:span></text:p>
      <text:p text:style-name="P24"><text:soft-page-break/><text:span text:style-name="T9">const</text:span><text:span text:style-name="T12"> </text:span><text:span text:style-name="T16">set1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set1"</text:span><text:span text:style-name="T12">);</text:span></text:p>
      <text:p text:style-name="P24"><text:span text:style-name="T9">const</text:span><text:span text:style-name="T12"> </text:span><text:span text:style-name="T16">set2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set2"</text:span><text:span text:style-name="T12">);</text:span></text:p>
      <text:p text:style-name="P24"><text:span text:style-name="T9">const</text:span><text:span text:style-name="T12"> </text:span><text:span text:style-name="T16">question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question"</text:span><text:span text:style-name="T12">);</text:span></text:p>
      <text:p text:style-name="P24"><text:span text:style-name="T9">const</text:span><text:span text:style-name="T12"> </text:span><text:span text:style-name="T16">choices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choices"</text:span><text:span text:style-name="T12">);</text:span></text:p>
      <text:p text:style-name="P24"><text:span text:style-name="T9">const</text:span><text:span text:style-name="T12"> </text:span><text:span text:style-name="T16">feedback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feedback"</text:span><text:span text:style-name="T12">);</text:span></text:p>
      <text:p text:style-name="P24"><text:span text:style-name="T9">const</text:span><text:span text:style-name="T12"> </text:span><text:span text:style-name="T16">scoreBox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score"</text:span><text:span text:style-name="T12">);</text:span></text:p>
      <text:p text:style-name="P24"><text:span text:style-name="T9">const</text:span><text:span text:style-name="T12"> </text:span><text:span text:style-name="T16">final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final"</text:span><text:span text:style-name="T12">);</text:span></text:p>
      <text:p text:style-name="P24"><text:span text:style-name="T9">const</text:span><text:span text:style-name="T12"> </text:span><text:span text:style-name="T16">menuBtn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menu-btn"</text:span><text:span text:style-name="T12">);</text:span></text:p>
      <text:p text:style-name="P24"><text:span text:style-name="T9">const</text:span><text:span text:style-name="T12"> </text:span><text:span text:style-name="T16">starsBox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stars"</text:span><text:span text:style-name="T12">);</text:span></text:p>
      <text:p text:style-name="P13"/>
      <text:p text:style-name="P24"><text:span text:style-name="T17">if</text:span><text:span text:style-name="T12"> (</text:span><text:span text:style-name="T10">questionNumber</text:span><text:span text:style-name="T12"> &gt;= </text:span><text:span text:style-name="T16">questionsPerLevel</text:span><text:span text:style-name="T12">) {</text:span></text:p>
      <text:p text:style-name="P24"><text:span text:style-name="T9">let</text:span><text:span text:style-name="T12"> </text:span><text:span text:style-name="T10">levelStars</text:span><text:span text:style-name="T12"> = </text:span><text:span text:style-name="T11">'⭐'</text:span><text:span text:style-name="T12">.</text:span><text:span text:style-name="T15">repeat</text:span><text:span text:style-name="T12">(</text:span><text:span text:style-name="T10">score</text:span><text:span text:style-name="T12"> &gt;= </text:span><text:span text:style-name="T14">12</text:span><text:span text:style-name="T12"> ? </text:span><text:span text:style-name="T14">3</text:span><text:span text:style-name="T12"> : </text:span><text:span text:style-name="T10">score</text:span><text:span text:style-name="T12"> &gt;= </text:span><text:span text:style-name="T14">8</text:span><text:span text:style-name="T12"> ? </text:span><text:span text:style-name="T14">2</text:span><text:span text:style-name="T12"> : </text:span><text:span text:style-name="T10">score</text:span><text:span text:style-name="T12"> &gt;= </text:span><text:span text:style-name="T14">4</text:span><text:span text:style-name="T12"> ? </text:span><text:span text:style-name="T14">1</text:span><text:span text:style-name="T12"> : </text:span><text:span text:style-name="T14">0</text:span><text:span text:style-name="T12">);</text:span></text:p>
      <text:p text:style-name="P24"><text:span text:style-name="T16">starsBox</text:span><text:span text:style-name="T12">.</text:span><text:span text:style-name="T10">textContent</text:span><text:span text:style-name="T12"> = </text:span><text:span text:style-name="T11">`🌟 Level </text:span><text:span text:style-name="T9">${</text:span><text:span text:style-name="T10">level</text:span><text:span text:style-name="T9">}</text:span><text:span text:style-name="T11"> Stars: </text:span><text:span text:style-name="T9">${</text:span><text:span text:style-name="T10">levelStars</text:span><text:span text:style-name="T9">}</text:span><text:span text:style-name="T11">`</text:span><text:span text:style-name="T12">;</text:span></text:p>
      <text:p text:style-name="P24"><text:span text:style-name="T17">if</text:span><text:span text:style-name="T12"> (</text:span><text:span text:style-name="T10">level</text:span><text:span text:style-name="T12"> === </text:span><text:span text:style-name="T16">maxLevels</text:span><text:span text:style-name="T12">) {</text:span></text:p>
      <text:p text:style-name="P24"><text:span text:style-name="T16">final</text:span><text:span text:style-name="T12">.</text:span><text:span text:style-name="T10">textContent</text:span><text:span text:style-name="T12"> = </text:span><text:span text:style-name="T11">`🎉 You completed all levels! Final Score: </text:span><text:span text:style-name="T9">${</text:span><text:span text:style-name="T10">score</text:span><text:span text:style-name="T9">}</text:span><text:span text:style-name="T11"> / </text:span><text:span text:style-name="T9">${</text:span><text:span text:style-name="T16">questionsPerLevel</text:span><text:span text:style-name="T12"> * </text:span><text:span text:style-name="T16">maxLevels</text:span><text:span text:style-name="T9">}</text:span><text:span text:style-name="T11">`</text:span><text:span text:style-name="T12">;</text:span></text:p>
      <text:p text:style-name="P24"><text:span text:style-name="T15">speak</text:span><text:span text:style-name="T12">(</text:span><text:span text:style-name="T11">"Congratulations! You finished all levels!"</text:span><text:span text:style-name="T12">);</text:span></text:p>
      <text:p text:style-name="P24"><text:span text:style-name="T16">menuBtn</text:span><text:span text:style-name="T12">.</text:span><text:span text:style-name="T10">style</text:span><text:span text:style-name="T12">.</text:span><text:span text:style-name="T10">display</text:span><text:span text:style-name="T12"> = </text:span><text:span text:style-name="T11">"inline-block"</text:span><text:span text:style-name="T12">;</text:span></text:p>
      <text:p text:style-name="P24"><text:span text:style-name="T17">return</text:span><text:span text:style-name="T12">;</text:span></text:p>
      <text:p text:style-name="P24"><text:span text:style-name="T12">} </text:span><text:span text:style-name="T17">else</text:span><text:span text:style-name="T12"> {</text:span></text:p>
      <text:p text:style-name="P24"><text:span text:style-name="T15">alert</text:span><text:span text:style-name="T12">(</text:span><text:span text:style-name="T11">`🎉 Great job! Moving to Level </text:span><text:span text:style-name="T9">${</text:span><text:span text:style-name="T10">level</text:span><text:span text:style-name="T12"> + </text:span><text:span text:style-name="T14">1</text:span><text:span text:style-name="T9">}</text:span><text:span text:style-name="T11">`</text:span><text:span text:style-name="T12">);</text:span></text:p>
      <text:p text:style-name="P24"><text:span text:style-name="T10">level</text:span><text:span text:style-name="T12">++;</text:span></text:p>
      <text:p text:style-name="P24"><text:span text:style-name="T10">questionNumber</text:span><text:span text:style-name="T12"> = </text:span><text:span text:style-name="T14">0</text:span><text:span text:style-name="T12">;</text:span></text:p>
      <text:p text:style-name="P33">}</text:p>
      <text:p text:style-name="P33">}</text:p>
      <text:p text:style-name="P13"/>
      <text:p text:style-name="P24"><text:span text:style-name="T16">feedback</text:span><text:span text:style-name="T12">.</text:span><text:span text:style-name="T10">textContent</text:span><text:span text:style-name="T12"> = </text:span><text:span text:style-name="T11">""</text:span><text:span text:style-name="T12">;</text:span></text:p>
      <text:p text:style-name="P24"><text:span text:style-name="T16">menuBtn</text:span><text:span text:style-name="T12">.</text:span><text:span text:style-name="T10">style</text:span><text:span text:style-name="T12">.</text:span><text:span text:style-name="T10">display</text:span><text:span text:style-name="T12"> = </text:span><text:span text:style-name="T11">"none"</text:span><text:span text:style-name="T12">;</text:span></text:p>
      <text:p text:style-name="P24"><text:span text:style-name="T16">final</text:span><text:span text:style-name="T12">.</text:span><text:span text:style-name="T10">textContent</text:span><text:span text:style-name="T12"> = </text:span><text:span text:style-name="T11">""</text:span><text:span text:style-name="T12">;</text:span></text:p>
      <text:p text:style-name="P13"/>
      <text:p text:style-name="P24"><text:span text:style-name="T9">const</text:span><text:span text:style-name="T12"> </text:span><text:span text:style-name="T16">rangeStart</text:span><text:span text:style-name="T12"> = (</text:span><text:span text:style-name="T10">level</text:span><text:span text:style-name="T12"> - </text:span><text:span text:style-name="T14">1</text:span><text:span text:style-name="T12">) * </text:span><text:span text:style-name="T14">3</text:span><text:span text:style-name="T12"> + </text:span><text:span text:style-name="T14">1</text:span><text:span text:style-name="T12">;</text:span></text:p>
      <text:p text:style-name="P24"><text:span text:style-name="T9">const</text:span><text:span text:style-name="T12"> </text:span><text:span text:style-name="T16">rangeEnd</text:span><text:span text:style-name="T12"> = </text:span><text:span text:style-name="T16">rangeStart</text:span><text:span text:style-name="T12"> + </text:span><text:span text:style-name="T14">4</text:span><text:span text:style-name="T12">;</text:span></text:p>
      <text:p text:style-name="P13"/>
      <text:p text:style-name="P24"><text:span text:style-name="T9">const</text:span><text:span text:style-name="T12"> </text:span><text:span text:style-name="T16">num1</text:span><text:span text:style-name="T12"> = 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(</text:span><text:span text:style-name="T16">rangeEnd</text:span><text:span text:style-name="T12"> - </text:span><text:span text:style-name="T16">rangeStart</text:span><text:span text:style-name="T12"> + </text:span><text:span text:style-name="T14">1</text:span><text:span text:style-name="T12">)) + </text:span><text:span text:style-name="T16">rangeStart</text:span><text:span text:style-name="T12">;</text:span></text:p>
      <text:p text:style-name="P24"><text:soft-page-break/><text:span text:style-name="T9">const</text:span><text:span text:style-name="T12"> </text:span><text:span text:style-name="T16">num2</text:span><text:span text:style-name="T12"> = 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(</text:span><text:span text:style-name="T16">rangeEnd</text:span><text:span text:style-name="T12"> - </text:span><text:span text:style-name="T16">rangeStart</text:span><text:span text:style-name="T12"> + </text:span><text:span text:style-name="T14">1</text:span><text:span text:style-name="T12">)) + </text:span><text:span text:style-name="T16">rangeStart</text:span><text:span text:style-name="T12">;</text:span></text:p>
      <text:p text:style-name="P13"/>
      <text:p text:style-name="P24"><text:span text:style-name="T10">correctAnswer</text:span><text:span text:style-name="T12"> = </text:span><text:span text:style-name="T16">num1</text:span><text:span text:style-name="T12"> + </text:span><text:span text:style-name="T16">num2</text:span><text:span text:style-name="T12">;</text:span></text:p>
      <text:p text:style-name="P13"/>
      <text:p text:style-name="P24"><text:span text:style-name="T9">const</text:span><text:span text:style-name="T12"> </text:span><text:span text:style-name="T16">emoji</text:span><text:span text:style-name="T12"> = </text:span><text:span text:style-name="T16">emojis</text:span><text:span text:style-name="T12">[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</text:span><text:span text:style-name="T16">emojis</text:span><text:span text:style-name="T12">.</text:span><text:span text:style-name="T10">length</text:span><text:span text:style-name="T12">)];</text:span></text:p>
      <text:p text:style-name="P24"><text:span text:style-name="T16">set1</text:span><text:span text:style-name="T12">.</text:span><text:span text:style-name="T10">textContent</text:span><text:span text:style-name="T12"> = </text:span><text:span text:style-name="T16">emoji</text:span><text:span text:style-name="T12">.</text:span><text:span text:style-name="T15">repeat</text:span><text:span text:style-name="T12">(</text:span><text:span text:style-name="T16">num1</text:span><text:span text:style-name="T12">);</text:span></text:p>
      <text:p text:style-name="P24"><text:span text:style-name="T16">set2</text:span><text:span text:style-name="T12">.</text:span><text:span text:style-name="T10">textContent</text:span><text:span text:style-name="T12"> = </text:span><text:span text:style-name="T16">emoji</text:span><text:span text:style-name="T12">.</text:span><text:span text:style-name="T15">repeat</text:span><text:span text:style-name="T12">(</text:span><text:span text:style-name="T16">num2</text:span><text:span text:style-name="T12">);</text:span></text:p>
      <text:p text:style-name="P24"><text:span text:style-name="T16">question</text:span><text:span text:style-name="T12">.</text:span><text:span text:style-name="T10">textContent</text:span><text:span text:style-name="T12"> = </text:span><text:span text:style-name="T11">`What is </text:span><text:span text:style-name="T9">${</text:span><text:span text:style-name="T16">num1</text:span><text:span text:style-name="T9">}</text:span><text:span text:style-name="T11"> + </text:span><text:span text:style-name="T9">${</text:span><text:span text:style-name="T16">num2</text:span><text:span text:style-name="T9">}</text:span><text:span text:style-name="T11"> ?`</text:span><text:span text:style-name="T12">;</text:span></text:p>
      <text:p text:style-name="P13"/>
      <text:p text:style-name="P24"><text:span text:style-name="T15">speak</text:span><text:span text:style-name="T12">(</text:span><text:span text:style-name="T11">`</text:span><text:span text:style-name="T9">${</text:span><text:span text:style-name="T16">num1</text:span><text:span text:style-name="T9">}</text:span><text:span text:style-name="T11"> plus </text:span><text:span text:style-name="T9">${</text:span><text:span text:style-name="T16">num2</text:span><text:span text:style-name="T9">}</text:span><text:span text:style-name="T11">. What is the answer?`</text:span><text:span text:style-name="T12">);</text:span></text:p>
      <text:p text:style-name="P13"/>
      <text:p text:style-name="P24"><text:span text:style-name="T9">let</text:span><text:span text:style-name="T12"> </text:span><text:span text:style-name="T10">options</text:span><text:span text:style-name="T12"> = </text:span><text:span text:style-name="T9">new</text:span><text:span text:style-name="T12"> </text:span><text:span text:style-name="T18">Set</text:span><text:span text:style-name="T12">();</text:span></text:p>
      <text:p text:style-name="P24"><text:span text:style-name="T10">options</text:span><text:span text:style-name="T12">.</text:span><text:span text:style-name="T15">add</text:span><text:span text:style-name="T12">(</text:span><text:span text:style-name="T10">correctAnswer</text:span><text:span text:style-name="T12">);</text:span></text:p>
      <text:p text:style-name="P24"><text:span text:style-name="T17">while</text:span><text:span text:style-name="T12"> (</text:span><text:span text:style-name="T10">options</text:span><text:span text:style-name="T12">.</text:span><text:span text:style-name="T10">size</text:span><text:span text:style-name="T12"> &lt; </text:span><text:span text:style-name="T14">3</text:span><text:span text:style-name="T12">) {</text:span></text:p>
      <text:p text:style-name="P24"><text:span text:style-name="T9">const</text:span><text:span text:style-name="T12"> </text:span><text:span text:style-name="T16">fake</text:span><text:span text:style-name="T12"> = </text:span><text:span text:style-name="T10">correctAnswer</text:span><text:span text:style-name="T12"> + </text:span><text:span text:style-name="T10">Math</text:span><text:span text:style-name="T12">.</text:span><text:span text:style-name="T15">floor</text:span><text:span text:style-name="T12">(</text:span><text:span text:style-name="T10">Math</text:span><text:span text:style-name="T12">.</text:span><text:span text:style-name="T15">random</text:span><text:span text:style-name="T12">() * </text:span><text:span text:style-name="T14">5</text:span><text:span text:style-name="T12">) - </text:span><text:span text:style-name="T14">2</text:span><text:span text:style-name="T12">;</text:span></text:p>
      <text:p text:style-name="P24"><text:span text:style-name="T17">if</text:span><text:span text:style-name="T12"> (</text:span><text:span text:style-name="T16">fake</text:span><text:span text:style-name="T12"> &gt; </text:span><text:span text:style-name="T14">0</text:span><text:span text:style-name="T12"> &amp;&amp; </text:span><text:span text:style-name="T16">fake</text:span><text:span text:style-name="T12"> !== </text:span><text:span text:style-name="T10">correctAnswer</text:span><text:span text:style-name="T12">) </text:span><text:span text:style-name="T10">options</text:span><text:span text:style-name="T12">.</text:span><text:span text:style-name="T15">add</text:span><text:span text:style-name="T12">(</text:span><text:span text:style-name="T16">fake</text:span><text:span text:style-name="T12">);</text:span></text:p>
      <text:p text:style-name="P33">}</text:p>
      <text:p text:style-name="P13"/>
      <text:p text:style-name="P24"><text:span text:style-name="T9">const</text:span><text:span text:style-name="T12"> </text:span><text:span text:style-name="T16">shuffled</text:span><text:span text:style-name="T12"> = </text:span><text:span text:style-name="T18">Array</text:span><text:span text:style-name="T12">.</text:span><text:span text:style-name="T15">from</text:span><text:span text:style-name="T12">(</text:span><text:span text:style-name="T10">options</text:span><text:span text:style-name="T12">).</text:span><text:span text:style-name="T15">sort</text:span><text:span text:style-name="T12">(() </text:span><text:span text:style-name="T9">=&gt;</text:span><text:span text:style-name="T12"> </text:span><text:span text:style-name="T10">Math</text:span><text:span text:style-name="T12">.</text:span><text:span text:style-name="T15">random</text:span><text:span text:style-name="T12">() - </text:span><text:span text:style-name="T14">0.5</text:span><text:span text:style-name="T12">);</text:span></text:p>
      <text:p text:style-name="P24"><text:span text:style-name="T16">choices</text:span><text:span text:style-name="T12">.</text:span><text:span text:style-name="T10">innerHTML</text:span><text:span text:style-name="T12"> = </text:span><text:span text:style-name="T11">""</text:span><text:span text:style-name="T12">;</text:span></text:p>
      <text:p text:style-name="P24"><text:span text:style-name="T16">shuffled</text:span><text:span text:style-name="T12">.</text:span><text:span text:style-name="T15">forEach</text:span><text:span text:style-name="T12">(</text:span><text:span text:style-name="T10">option</text:span><text:span text:style-name="T12"> </text:span><text:span text:style-name="T9">=&gt;</text:span><text:span text:style-name="T12"> {</text:span></text:p>
      <text:p text:style-name="P24"><text:span text:style-name="T9">const</text:span><text:span text:style-name="T12"> </text:span><text:span text:style-name="T16">btn</text:span><text:span text:style-name="T12"> = </text:span><text:span text:style-name="T10">document</text:span><text:span text:style-name="T12">.</text:span><text:span text:style-name="T15">createElement</text:span><text:span text:style-name="T12">(</text:span><text:span text:style-name="T11">"button"</text:span><text:span text:style-name="T12">);</text:span></text:p>
      <text:p text:style-name="P24"><text:span text:style-name="T16">btn</text:span><text:span text:style-name="T12">.</text:span><text:span text:style-name="T10">textContent</text:span><text:span text:style-name="T12"> = </text:span><text:span text:style-name="T10">option</text:span><text:span text:style-name="T12">;</text:span></text:p>
      <text:p text:style-name="P24"><text:span text:style-name="T16">btn</text:span><text:span text:style-name="T12">.</text:span><text:span text:style-name="T15">onclick</text:span><text:span text:style-name="T12"> = () </text:span><text:span text:style-name="T9">=&gt;</text:span><text:span text:style-name="T12"> </text:span><text:span text:style-name="T15">checkAnswer</text:span><text:span text:style-name="T12">(</text:span><text:span text:style-name="T10">option</text:span><text:span text:style-name="T12">);</text:span></text:p>
      <text:p text:style-name="P24"><text:span text:style-name="T16">choices</text:span><text:span text:style-name="T12">.</text:span><text:span text:style-name="T15">appendChild</text:span><text:span text:style-name="T12">(</text:span><text:span text:style-name="T16">btn</text:span><text:span text:style-name="T12">);</text:span></text:p>
      <text:p text:style-name="P33">});</text:p>
      <text:p text:style-name="P13"/>
      <text:p text:style-name="P24"><text:span text:style-name="T16">scoreBox</text:span><text:span text:style-name="T12">.</text:span><text:span text:style-name="T10">textContent</text:span><text:span text:style-name="T12"> = </text:span><text:span text:style-name="T11">`Level </text:span><text:span text:style-name="T9">${</text:span><text:span text:style-name="T10">level</text:span><text:span text:style-name="T9">}</text:span><text:span text:style-name="T11"> | Question </text:span><text:span text:style-name="T9">${</text:span><text:span text:style-name="T10">questionNumber</text:span><text:span text:style-name="T12"> + </text:span><text:span text:style-name="T14">1</text:span><text:span text:style-name="T9">}</text:span><text:span text:style-name="T11"> / </text:span><text:span text:style-name="T9">${</text:span><text:span text:style-name="T16">questionsPerLevel</text:span><text:span text:style-name="T9">}</text:span><text:span text:style-name="T11"> | Score: </text:span><text:span text:style-name="T9">${</text:span><text:span text:style-name="T10">score</text:span><text:span text:style-name="T9">}</text:span><text:span text:style-name="T11">`</text:span><text:span text:style-name="T12">;</text:span></text:p>
      <text:p text:style-name="P33">}</text:p>
      <text:p text:style-name="P13"/>
      <text:p text:style-name="P24"><text:span text:style-name="T9">function</text:span><text:span text:style-name="T12"> </text:span><text:span text:style-name="T15">checkAnswer</text:span><text:span text:style-name="T12">(</text:span><text:span text:style-name="T10">answer</text:span><text:span text:style-name="T12">) {</text:span></text:p>
      <text:p text:style-name="P24"><text:span text:style-name="T9">const</text:span><text:span text:style-name="T12"> </text:span><text:span text:style-name="T16">feedback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feedback"</text:span><text:span text:style-name="T12">);</text:span></text:p>
      <text:p text:style-name="P24"><text:span text:style-name="T17">if</text:span><text:span text:style-name="T12"> (</text:span><text:span text:style-name="T10">answer</text:span><text:span text:style-name="T12"> === </text:span><text:span text:style-name="T10">correctAnswer</text:span><text:span text:style-name="T12">) {</text:span></text:p>
      <text:p text:style-name="P24"><text:span text:style-name="T16">feedback</text:span><text:span text:style-name="T12">.</text:span><text:span text:style-name="T10">style</text:span><text:span text:style-name="T12">.</text:span><text:span text:style-name="T10">color</text:span><text:span text:style-name="T12"> = </text:span><text:span text:style-name="T11">"green"</text:span><text:span text:style-name="T12">;</text:span></text:p>
      <text:p text:style-name="P24"><text:soft-page-break/><text:span text:style-name="T16">feedback</text:span><text:span text:style-name="T12">.</text:span><text:span text:style-name="T10">textContent</text:span><text:span text:style-name="T12"> = </text:span><text:span text:style-name="T11">"✅ Correct!"</text:span><text:span text:style-name="T12">;</text:span></text:p>
      <text:p text:style-name="P24"><text:span text:style-name="T10">score</text:span><text:span text:style-name="T12">++;</text:span></text:p>
      <text:p text:style-name="P24"><text:span text:style-name="T12">} </text:span><text:span text:style-name="T17">else</text:span><text:span text:style-name="T12"> {</text:span></text:p>
      <text:p text:style-name="P24"><text:span text:style-name="T16">feedback</text:span><text:span text:style-name="T12">.</text:span><text:span text:style-name="T10">style</text:span><text:span text:style-name="T12">.</text:span><text:span text:style-name="T10">color</text:span><text:span text:style-name="T12"> = </text:span><text:span text:style-name="T11">"red"</text:span><text:span text:style-name="T12">;</text:span></text:p>
      <text:p text:style-name="P24"><text:span text:style-name="T16">feedback</text:span><text:span text:style-name="T12">.</text:span><text:span text:style-name="T10">textContent</text:span><text:span text:style-name="T12"> = </text:span><text:span text:style-name="T11">`❌ Oops! Answer was </text:span><text:span text:style-name="T9">${</text:span><text:span text:style-name="T10">correctAnswer</text:span><text:span text:style-name="T9">}</text:span><text:span text:style-name="T11">.`</text:span><text:span text:style-name="T12">;</text:span></text:p>
      <text:p text:style-name="P33">}</text:p>
      <text:p text:style-name="P24"><text:span text:style-name="T10">questionNumber</text:span><text:span text:style-name="T12">++;</text:span></text:p>
      <text:p text:style-name="P24"><text:span text:style-name="T15">setTimeout</text:span><text:span text:style-name="T12">(</text:span><text:span text:style-name="T15">generateQuestion</text:span><text:span text:style-name="T12">, </text:span><text:span text:style-name="T14">1500</text:span><text:span text:style-name="T12">);</text:span></text:p>
      <text:p text:style-name="P33">}</text:p>
      <text:p text:style-name="P13"/>
      <text:p text:style-name="P24"><text:span text:style-name="T15">generateQuestion</text:span><text:span text:style-name="T12">();</text:span></text:p>
      <text:p text:style-name="P24"><text:span text:style-name="T8">&lt;/</text:span><text:span text:style-name="T9">script</text:span><text:span text:style-name="T8">&gt;</text:span></text:p>
      <text:p text:style-name="P24"><text:span text:style-name="T8">&lt;/</text:span><text:span text:style-name="T9">body</text:span><text:span text:style-name="T8">&gt;</text:span></text:p>
      <text:p text:style-name="P24"><text:span text:style-name="T8">&lt;/</text:span><text:span text:style-name="T9">html</text:span><text:span text:style-name="T8">&gt;</text:span></text:p>
      <text:p text:style-name="P25"/>
      <text:p text:style-name="P43">subtraction-game.html</text:p>
      <text:p text:style-name="P19"/>
      <text:p text:style-name="P19">&lt;!DOCTYPE html&gt;</text:p>
      <text:p text:style-name="P19">&lt;html lang="en"&gt;</text:p>
      <text:p text:style-name="P19">&lt;head&gt;</text:p>
      <text:p text:style-name="P19"><text:s text:c="2"/>&lt;meta charset="UTF-8"&gt;</text:p>
      <text:p text:style-name="P19"><text:s text:c="2"/>&lt;title&gt;Learn Subtraction&lt;/title&gt;</text:p>
      <text:p text:style-name="P19"><text:s text:c="2"/>&lt;style&gt;</text:p>
      <text:p text:style-name="P19"><text:s text:c="4"/>body {</text:p>
      <text:p text:style-name="P19"><text:s text:c="6"/>font-family: 'Comic Sans MS', cursive;</text:p>
      <text:p text:style-name="P19"><text:s text:c="6"/>background-color: #e1f5fe;</text:p>
      <text:p text:style-name="P19"><text:s text:c="6"/>text-align: center;</text:p>
      <text:p text:style-name="P19"><text:s text:c="6"/>padding: 2rem;</text:p>
      <text:p text:style-name="P19"><text:s text:c="4"/>}</text:p>
      <text:p text:style-name="P19"><text:s text:c="4"/>h1 {</text:p>
      <text:p text:style-name="P19"><text:s text:c="6"/>color: #039be5;</text:p>
      <text:p text:style-name="P19"><text:s text:c="4"/>}</text:p>
      <text:p text:style-name="P19"><text:s text:c="4"/>#question {</text:p>
      <text:p text:style-name="P19"><text:s text:c="6"/>font-size: 2rem;</text:p>
      <text:p text:style-name="P19"><text:s text:c="6"/>margin: 2rem 0;</text:p>
      <text:p text:style-name="P19"><text:s text:c="4"/>}</text:p>
      <text:p text:style-name="P19"><text:s text:c="4"/>.emoji-set {</text:p>
      <text:p text:style-name="P19"><text:s text:c="6"/>font-size: 2.5rem;</text:p>
      <text:p text:style-name="P19"><text:s text:c="6"/>margin: 1rem;</text:p>
      <text:p text:style-name="P19"><text:soft-page-break/><text:s text:c="4"/>}</text:p>
      <text:p text:style-name="P19"><text:s text:c="4"/>.choices {</text:p>
      <text:p text:style-name="P19"><text:s text:c="6"/>margin: 2rem 0;</text:p>
      <text:p text:style-name="P19"><text:s text:c="4"/>}</text:p>
      <text:p text:style-name="P19"><text:s text:c="4"/>.choices button {</text:p>
      <text:p text:style-name="P19"><text:s text:c="6"/>margin: 0.5rem;</text:p>
      <text:p text:style-name="P19"><text:s text:c="6"/>padding: 0.7rem 1.5rem;</text:p>
      <text:p text:style-name="P19"><text:s text:c="6"/>font-size: 1.2rem;</text:p>
      <text:p text:style-name="P19"><text:s text:c="6"/>border: none;</text:p>
      <text:p text:style-name="P19"><text:s text:c="6"/>background-color: #b3e5fc;</text:p>
      <text:p text:style-name="P19"><text:s text:c="6"/>border-radius: 10px;</text:p>
      <text:p text:style-name="P19"><text:s text:c="6"/>cursor: pointer;</text:p>
      <text:p text:style-name="P19"><text:s text:c="4"/>}</text:p>
      <text:p text:style-name="P19"><text:s text:c="4"/>#feedback, #stars {</text:p>
      <text:p text:style-name="P19"><text:s text:c="6"/>font-size: 1.2rem;</text:p>
      <text:p text:style-name="P19"><text:s text:c="6"/>margin-top: 1rem;</text:p>
      <text:p text:style-name="P19"><text:s text:c="4"/>}</text:p>
      <text:p text:style-name="P19"><text:s text:c="4"/>#score {</text:p>
      <text:p text:style-name="P19"><text:s text:c="6"/>font-size: 1.2rem;</text:p>
      <text:p text:style-name="P19"><text:s text:c="6"/>margin-top: 1rem;</text:p>
      <text:p text:style-name="P19"><text:s text:c="4"/>}</text:p>
      <text:p text:style-name="P19"><text:s text:c="4"/>#final {</text:p>
      <text:p text:style-name="P19"><text:s text:c="6"/>font-size: 1.4rem;</text:p>
      <text:p text:style-name="P19"><text:s text:c="6"/>margin-top: 2rem;</text:p>
      <text:p text:style-name="P19"><text:s text:c="6"/>color: green;</text:p>
      <text:p text:style-name="P19"><text:s text:c="4"/>}</text:p>
      <text:p text:style-name="P19"><text:s text:c="4"/>#menu-btn {</text:p>
      <text:p text:style-name="P19"><text:s text:c="6"/>display: none;</text:p>
      <text:p text:style-name="P19"><text:s text:c="6"/>margin-top: 1rem;</text:p>
      <text:p text:style-name="P19"><text:s text:c="6"/>padding: 0.7rem 1.2rem;</text:p>
      <text:p text:style-name="P19"><text:s text:c="6"/>font-size: 1rem;</text:p>
      <text:p text:style-name="P19"><text:s text:c="6"/>border: none;</text:p>
      <text:p text:style-name="P19"><text:s text:c="6"/>border-radius: 10px;</text:p>
      <text:p text:style-name="P19"><text:s text:c="6"/>background-color: #81d4fa;</text:p>
      <text:p text:style-name="P19"><text:s text:c="6"/>cursor: pointer;</text:p>
      <text:p text:style-name="P19"><text:s text:c="4"/>}</text:p>
      <text:p text:style-name="P19"><text:s text:c="4"/>button.top-btn {</text:p>
      <text:p text:style-name="P19"><text:s text:c="6"/>position: absolute;</text:p>
      <text:p text:style-name="P19"><text:s text:c="6"/>top: 1rem;</text:p>
      <text:p text:style-name="P19"><text:s text:c="6"/>left: 1rem;</text:p>
      <text:p text:style-name="P19"><text:s text:c="6"/>background-color: #4caf50;</text:p>
      <text:p text:style-name="P19"><text:s text:c="6"/>color: white;</text:p>
      <text:p text:style-name="P19"><text:soft-page-break/><text:s text:c="6"/>border: none;</text:p>
      <text:p text:style-name="P19"><text:s text:c="6"/>border-radius: 8px;</text:p>
      <text:p text:style-name="P19"><text:s text:c="6"/>padding: 0.5rem 1rem;</text:p>
      <text:p text:style-name="P19"><text:s text:c="6"/>cursor: pointer;</text:p>
      <text:p text:style-name="P19"><text:s text:c="4"/>}</text:p>
      <text:p text:style-name="P19"><text:s text:c="2"/>&lt;/style&gt;</text:p>
      <text:p text:style-name="P19">&lt;/head&gt;</text:p>
      <text:p text:style-name="P19">&lt;body&gt;</text:p>
      <text:p text:style-name="P19"><text:s text:c="2"/>&lt;button class="top-btn" onclick="goToMenu()"&gt;🏠 Menu&lt;/button&gt;</text:p>
      <text:p text:style-name="P19"><text:s text:c="2"/>&lt;button class="top-btn" style="left: 6rem; background-color: #e53935;" onclick="logout()"&gt;🚪 Logout&lt;/button&gt;</text:p>
      <text:p text:style-name="P19"/>
      <text:p text:style-name="P19"><text:s text:c="2"/>&lt;h1&gt;➖ Learn Subtraction&lt;/h1&gt;</text:p>
      <text:p text:style-name="P19"><text:s text:c="2"/>&lt;audio id="bg-music" autoplay loop&gt;</text:p>
      <text:p text:style-name="P19"><text:s text:c="4"/>&lt;source src="music/kids-bgm.mp3" type="audio/mpeg"&gt;</text:p>
      <text:p text:style-name="P19"><text:s text:c="4"/>Your browser does not support audio.</text:p>
      <text:p text:style-name="P19"><text:s text:c="2"/>&lt;/audio&gt;</text:p>
      <text:p text:style-name="P19"><text:s text:c="2"/>&lt;button onclick="toggleMusic()" style="margin-bottom: 1rem; background-color: #ffd54f; border: none; padding: 0.5rem 1rem; border-radius: 8px; cursor: pointer;"&gt;</text:p>
      <text:p text:style-name="P19"><text:s text:c="4"/>🔊 Toggle Music</text:p>
      <text:p text:style-name="P19"><text:s text:c="2"/>&lt;/button&gt;</text:p>
      <text:p text:style-name="P19"/>
      <text:p text:style-name="P19"><text:s text:c="2"/>&lt;div id="question"&gt;&lt;/div&gt;</text:p>
      <text:p text:style-name="P19"><text:s text:c="2"/>&lt;div class="emoji-set" id="set1"&gt;&lt;/div&gt;</text:p>
      <text:p text:style-name="P19"><text:s text:c="2"/>&lt;div style="font-size: 2rem;"&gt;−&lt;/div&gt;</text:p>
      <text:p text:style-name="P19"><text:s text:c="2"/>&lt;div class="emoji-set" id="set2"&gt;&lt;/div&gt;</text:p>
      <text:p text:style-name="P19"><text:s text:c="2"/>&lt;div class="choices" id="choices"&gt;&lt;/div&gt;</text:p>
      <text:p text:style-name="P19"><text:s text:c="2"/>&lt;div id="feedback"&gt;&lt;/div&gt;</text:p>
      <text:p text:style-name="P19"><text:s text:c="2"/>&lt;div id="score"&gt;&lt;/div&gt;</text:p>
      <text:p text:style-name="P19"><text:s text:c="2"/>&lt;div id="stars"&gt;&lt;/div&gt;</text:p>
      <text:p text:style-name="P19"><text:s text:c="2"/>&lt;div id="final"&gt;&lt;/div&gt;</text:p>
      <text:p text:style-name="P19"><text:s text:c="2"/>&lt;button id="menu-btn" onclick="goToMenu()"&gt;🏠 Back to Menu&lt;/button&gt;</text:p>
      <text:p text:style-name="P19"/>
      <text:p text:style-name="P19"><text:s text:c="2"/>&lt;script&gt;</text:p>
      <text:p text:style-name="P19"><text:s text:c="4"/>const emojis = ['🍎','🍓','🍊','🍇','🍉','🍌','🍍','🥝'];</text:p>
      <text:p text:style-name="P19"><text:s text:c="4"/>const user = localStorage.getItem("current_user");</text:p>
      <text:p text:style-name="P19"><text:s text:c="4"/>if (!user) window.location.href = "login.html";</text:p>
      <text:p text:style-name="P19"/>
      <text:p text:style-name="P19"><text:s text:c="4"/>let level = 1;</text:p>
      <text:p text:style-name="P19"><text:s text:c="4"/>let questionNumber = 0;</text:p>
      <text:p text:style-name="P19"><text:soft-page-break/><text:s text:c="4"/>let score = 0;</text:p>
      <text:p text:style-name="P19"><text:s text:c="4"/>const questionsPerLevel = 15;</text:p>
      <text:p text:style-name="P19"><text:s text:c="4"/>const maxLevels = 12;</text:p>
      <text:p text:style-name="P19"><text:s text:c="4"/>let correctAnswer = 0;</text:p>
      <text:p text:style-name="P19"/>
      <text:p text:style-name="P19"><text:s text:c="4"/>function goToMenu() {</text:p>
      <text:p text:style-name="P19"><text:s text:c="6"/>const grade = localStorage.getItem("selected_grade") || "tk";</text:p>
      <text:p text:style-name="P19"><text:s text:c="6"/>window.location.href = `menu-${grade}.html`;</text:p>
      <text:p text:style-name="P19"><text:s text:c="4"/>}</text:p>
      <text:p text:style-name="P19"/>
      <text:p text:style-name="P19"><text:s text:c="4"/>function logout() {</text:p>
      <text:p text:style-name="P19"><text:s text:c="6"/>localStorage.removeItem("current_user");</text:p>
      <text:p text:style-name="P19"><text:s text:c="6"/>window.location.href = "login.html";</text:p>
      <text:p text:style-name="P19"><text:s text:c="4"/>}</text:p>
      <text:p text:style-name="P19"/>
      <text:p text:style-name="P19"><text:s text:c="4"/>function speak(text) {</text:p>
      <text:p text:style-name="P19"><text:s text:c="6"/>const msg = new SpeechSynthesisUtterance(text);</text:p>
      <text:p text:style-name="P19"><text:s text:c="6"/>window.speechSynthesis.speak(msg);</text:p>
      <text:p text:style-name="P19"><text:s text:c="4"/>}</text:p>
      <text:p text:style-name="P19"/>
      <text:p text:style-name="P19"><text:s text:c="4"/>function toggleMusic() {</text:p>
      <text:p text:style-name="P19"><text:s text:c="6"/>const music = document.getElementById("bg-music");</text:p>
      <text:p text:style-name="P19"><text:s text:c="6"/>music.paused ? music.play() : music.pause();</text:p>
      <text:p text:style-name="P19"><text:s text:c="4"/>}</text:p>
      <text:p text:style-name="P19"/>
      <text:p text:style-name="P19"><text:s text:c="4"/>function generateQuestion() {</text:p>
      <text:p text:style-name="P19"><text:s text:c="6"/>const set1 = document.getElementById("set1");</text:p>
      <text:p text:style-name="P19"><text:s text:c="6"/>const set2 = document.getElementById("set2");</text:p>
      <text:p text:style-name="P19"><text:s text:c="6"/>const question = document.getElementById("question");</text:p>
      <text:p text:style-name="P19"><text:s text:c="6"/>const choices = document.getElementById("choices");</text:p>
      <text:p text:style-name="P19"><text:s text:c="6"/>const feedback = document.getElementById("feedback");</text:p>
      <text:p text:style-name="P19"><text:s text:c="6"/>const scoreBox = document.getElementById("score");</text:p>
      <text:p text:style-name="P19"><text:s text:c="6"/>const final = document.getElementById("final");</text:p>
      <text:p text:style-name="P19"><text:s text:c="6"/>const menuBtn = document.getElementById("menu-btn");</text:p>
      <text:p text:style-name="P19"><text:s text:c="6"/>const starsBox = document.getElementById("stars");</text:p>
      <text:p text:style-name="P19"/>
      <text:p text:style-name="P19"><text:s text:c="6"/>if (questionNumber &gt;= questionsPerLevel) {</text:p>
      <text:p text:style-name="P19"><text:s text:c="8"/>let levelStars = '⭐'.repeat(score &gt;= 12 ? 3 : score &gt;= 8 ? 2 : score &gt;= 4 ? 1 : 0);</text:p>
      <text:p text:style-name="P19"><text:s text:c="8"/>starsBox.textContent = `🌟 Level ${level} Stars: ${levelStars}`;</text:p>
      <text:p text:style-name="P19"><text:s text:c="8"/>if (level === maxLevels) {</text:p>
      <text:p text:style-name="P19"><text:soft-page-break/><text:s text:c="10"/>final.textContent = `🎉 You completed all levels! Final Score: ${score} / ${questionsPerLevel * maxLevels}`;</text:p>
      <text:p text:style-name="P19"><text:s text:c="10"/>speak("Congratulations! You finished all subtraction levels!");</text:p>
      <text:p text:style-name="P19"><text:s text:c="10"/>menuBtn.style.display = "inline-block";</text:p>
      <text:p text:style-name="P19"><text:s text:c="10"/>return;</text:p>
      <text:p text:style-name="P19"><text:s text:c="8"/>} else {</text:p>
      <text:p text:style-name="P19"><text:s text:c="10"/>alert(`🎉 Well done! Moving to Level ${level + 1}`);</text:p>
      <text:p text:style-name="P19"><text:s text:c="10"/>level++;</text:p>
      <text:p text:style-name="P19"><text:s text:c="10"/>questionNumber = 0;</text:p>
      <text:p text:style-name="P19"><text:s text:c="8"/>}</text:p>
      <text:p text:style-name="P19"><text:s text:c="6"/>}</text:p>
      <text:p text:style-name="P19"/>
      <text:p text:style-name="P19"><text:s text:c="6"/>feedback.textContent = "";</text:p>
      <text:p text:style-name="P19"><text:s text:c="6"/>menuBtn.style.display = "none";</text:p>
      <text:p text:style-name="P19"><text:s text:c="6"/>final.textContent = "";</text:p>
      <text:p text:style-name="P19"/>
      <text:p text:style-name="P19"><text:s text:c="6"/>const rangeStart = (level - 1) * 3 + 1;</text:p>
      <text:p text:style-name="P19"><text:s text:c="6"/>const rangeEnd = rangeStart + 4;</text:p>
      <text:p text:style-name="P19"/>
      <text:p text:style-name="P19"><text:s text:c="6"/>const num1 = Math.floor(Math.random() * (rangeEnd - rangeStart + 1)) + rangeStart + 2;</text:p>
      <text:p text:style-name="P19"><text:s text:c="6"/>const num2 = Math.floor(Math.random() * (num1 - 1)) + 1;</text:p>
      <text:p text:style-name="P19"/>
      <text:p text:style-name="P19"><text:s text:c="6"/>correctAnswer = num1 - num2;</text:p>
      <text:p text:style-name="P19"/>
      <text:p text:style-name="P19"><text:s text:c="6"/>const emoji = emojis[Math.floor(Math.random() * emojis.length)];</text:p>
      <text:p text:style-name="P19"><text:s text:c="6"/>set1.textContent = emoji.repeat(num1);</text:p>
      <text:p text:style-name="P19"><text:s text:c="6"/>set2.textContent = emoji.repeat(num2);</text:p>
      <text:p text:style-name="P19"><text:s text:c="6"/>question.textContent = `What is ${num1} − ${num2} ?`;</text:p>
      <text:p text:style-name="P19"/>
      <text:p text:style-name="P19"><text:s text:c="6"/>speak(`${num1} minus ${num2}. What is the answer?`);</text:p>
      <text:p text:style-name="P19"/>
      <text:p text:style-name="P19"><text:s text:c="6"/>let options = new Set();</text:p>
      <text:p text:style-name="P19"><text:s text:c="6"/>options.add(correctAnswer);</text:p>
      <text:p text:style-name="P19"><text:s text:c="6"/>while (options.size &lt; 3) {</text:p>
      <text:p text:style-name="P19"><text:s text:c="8"/>const fake = correctAnswer + Math.floor(Math.random() * 5) - 2;</text:p>
      <text:p text:style-name="P19"><text:s text:c="8"/>if (fake &gt;= 0 &amp;&amp; fake !== correctAnswer) options.add(fake);</text:p>
      <text:p text:style-name="P19"><text:s text:c="6"/>}</text:p>
      <text:p text:style-name="P19"/>
      <text:p text:style-name="P19"><text:s text:c="6"/>const shuffled = Array.from(options).sort(() =&gt; Math.random() - 0.5);</text:p>
      <text:p text:style-name="P19"><text:s text:c="6"/>choices.innerHTML = "";</text:p>
      <text:p text:style-name="P19"><text:s text:c="6"/>shuffled.forEach(option =&gt; {</text:p>
      <text:p text:style-name="P19"><text:soft-page-break/><text:s text:c="8"/>const btn = document.createElement("button");</text:p>
      <text:p text:style-name="P19"><text:s text:c="8"/>btn.textContent = option;</text:p>
      <text:p text:style-name="P19"><text:s text:c="8"/>btn.onclick = () =&gt; checkAnswer(option);</text:p>
      <text:p text:style-name="P19"><text:s text:c="8"/>choices.appendChild(btn);</text:p>
      <text:p text:style-name="P19"><text:s text:c="6"/>});</text:p>
      <text:p text:style-name="P19"/>
      <text:p text:style-name="P19"><text:s text:c="6"/>scoreBox.textContent = `Level ${level} | Question ${questionNumber + 1} / ${questionsPerLevel} | Score: ${score}`;</text:p>
      <text:p text:style-name="P19"><text:s text:c="4"/>}</text:p>
      <text:p text:style-name="P19"/>
      <text:p text:style-name="P19"><text:s text:c="4"/>function checkAnswer(answer) {</text:p>
      <text:p text:style-name="P19"><text:s text:c="6"/>const feedback = document.getElementById("feedback");</text:p>
      <text:p text:style-name="P19"><text:s text:c="6"/>if (answer === correctAnswer) {</text:p>
      <text:p text:style-name="P19"><text:s text:c="8"/>feedback.style.color = "green";</text:p>
      <text:p text:style-name="P19"><text:s text:c="8"/>feedback.textContent = "✅ Correct!";</text:p>
      <text:p text:style-name="P19"><text:s text:c="8"/>score++;</text:p>
      <text:p text:style-name="P19"><text:s text:c="6"/>} else {</text:p>
      <text:p text:style-name="P19"><text:s text:c="8"/>feedback.style.color = "red";</text:p>
      <text:p text:style-name="P19"><text:s text:c="8"/>feedback.textContent = `❌ Oops! Answer was ${correctAnswer}.`;</text:p>
      <text:p text:style-name="P19"><text:s text:c="6"/>}</text:p>
      <text:p text:style-name="P19"><text:s text:c="6"/>questionNumber++;</text:p>
      <text:p text:style-name="P19"><text:s text:c="6"/>setTimeout(generateQuestion, 1500);</text:p>
      <text:p text:style-name="P19"><text:s text:c="4"/>}</text:p>
      <text:p text:style-name="P19"/>
      <text:p text:style-name="P19"><text:s text:c="4"/>generateQuestion();</text:p>
      <text:p text:style-name="P19"><text:s text:c="2"/>&lt;/script&gt;</text:p>
      <text:p text:style-name="P19">&lt;/body&gt;</text:p>
      <text:p text:style-name="P19">&lt;/html&gt;</text:p>
      <text:p text:style-name="P17"/>
      <text:p text:style-name="P17"/>
      <text:h text:style-name="P46" text:outline-level="3">✅ What’s Done</text:h>
      <text:list text:style-name="L12">
        <text:list-item>
          <text:p text:style-name="P65">✅ Core structure for <text:span text:style-name="Strong_20_Emphasis">TK to 3rd grade</text:span></text:p>
        </text:list-item>
        <text:list-item>
          <text:p text:style-name="P65">✅ Games for: counting, letters, numbers, shapes, addition, subtraction</text:p>
        </text:list-item>
        <text:list-item>
          <text:p text:style-name="P65">✅ Multi-level support (up to 12 levels)</text:p>
        </text:list-item>
        <text:list-item>
          <text:p text:style-name="P65">✅ Voice, music, celebration, and login/logout system</text:p>
        </text:list-item>
      </text:list>
      <text:p text:style-name="Horizontal_20_Line"/>
      <text:h text:style-name="Heading_20_3" text:outline-level="3">🧩 What’s Next (Optional Ideas for Grades 4–12)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Grade Group</text:p>
            </table:table-cell>
            <table:table-cell table:style-name="Table4.A1" office:value-type="string">
              <text:p text:style-name="Table_20_Heading">Suggested Content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Grades 4–5</text:span></text:p>
          </table:table-cell>
          <table:table-cell table:style-name="Table4.A1" office:value-type="string">
            <text:p text:style-name="Table_20_Contents">Multiplication, division, grammar games, puzzles</text:p>
          </table:table-cell>
        </table:table-row>
        <text:soft-page-break/>
        <table:table-row>
          <table:table-cell table:style-name="Table4.A1" office:value-type="string">
            <text:p text:style-name="Table_20_Contents"><text:span text:style-name="Strong_20_Emphasis">Grades 6–8</text:span></text:p>
          </table:table-cell>
          <table:table-cell table:style-name="Table4.A1" office:value-type="string">
            <text:p text:style-name="Table_20_Contents">Fractions, decimals, algebra basics, science trivia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Grades 9–10</text:span></text:p>
          </table:table-cell>
          <table:table-cell table:style-name="Table4.A1" office:value-type="string">
            <text:p text:style-name="Table_20_Contents">Geometry, algebra, vocabulary, essay builder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Grades 11–12</text:span></text:p>
          </table:table-cell>
          <table:table-cell table:style-name="Table4.A1" office:value-type="string">
            <text:p text:style-name="Table_20_Contents">SAT prep, coding games, advanced math &amp; logic</text:p>
          </table:table-cell>
        </table:table-row>
      </table:table>
      <text:p text:style-name="Horizontal_20_Line"/>
      <text:h text:style-name="P45" text:outline-level="2">✅ Step 1: Organize Your KidsLearn Project into Core Categories</text:h>
      <text:p text:style-name="Text_20_body">We’ll start by building a <text:span text:style-name="Strong_20_Emphasis">main menu page</text:span> that links to all learning categories.</text:p>
      <text:h text:style-name="Heading_20_3" text:outline-level="3">🎯 Categories to Show in Menu:</text:h>
      <text:list text:style-name="L13">
        <text:list-item>
          <text:p text:style-name="P66"><text:span text:style-name="Strong_20_Emphasis">Learn Letters (A-Z)</text:span></text:p>
        </text:list-item>
        <text:list-item>
          <text:p text:style-name="P66"><text:span text:style-name="Strong_20_Emphasis">Learn Numbers (1–20)</text:span></text:p>
        </text:list-item>
        <text:list-item>
          <text:p text:style-name="P66"><text:span text:style-name="Strong_20_Emphasis">Writing &amp; Tracing Practice</text:span></text:p>
        </text:list-item>
        <text:list-item>
          <text:p text:style-name="P66"><text:span text:style-name="Strong_20_Emphasis">Spelling with Picture Match</text:span></text:p>
        </text:list-item>
        <text:list-item>
          <text:p text:style-name="P66"><text:span text:style-name="Strong_20_Emphasis">Learn Colors</text:span></text:p>
        </text:list-item>
        <text:list-item>
          <text:p text:style-name="P66"><text:span text:style-name="Strong_20_Emphasis">Connect the Dots</text:span></text:p>
        </text:list-item>
        <text:list-item>
          <text:p text:style-name="P66"><text:span text:style-name="Strong_20_Emphasis">Matching Games</text:span></text:p>
        </text:list-item>
        <text:list-item>
          <text:p text:style-name="P66"><text:span text:style-name="Strong_20_Emphasis">Jigsaw Puzzles</text:span></text:p>
        </text:list-item>
        <text:list-item>
          <text:p text:style-name="P66"><text:span text:style-name="Strong_20_Emphasis">Pattern Puzzles</text:span></text:p>
        </text:list-item>
        <text:list-item>
          <text:p text:style-name="P66"><text:span text:style-name="Strong_20_Emphasis">Draw a Scene / Creatures</text:span></text:p>
        </text:list-item>
        <text:list-item>
          <text:p text:style-name="P66"><text:span text:style-name="Strong_20_Emphasis">Left vs Right / Above vs Below</text:span></text:p>
        </text:list-item>
        <text:list-item>
          <text:p text:style-name="P66"><text:span text:style-name="Strong_20_Emphasis">Maze Games</text:span></text:p>
        </text:list-item>
        <text:list-item>
          <text:p text:style-name="P66"><text:span text:style-name="Strong_20_Emphasis">Real vs Pretend</text:span></text:p>
        </text:list-item>
        <text:list-item>
          <text:p text:style-name="P66"><text:span text:style-name="Strong_20_Emphasis">Spot the Difference</text:span></text:p>
        </text:list-item>
        <text:list-item>
          <text:p text:style-name="P66"><text:span text:style-name="Strong_20_Emphasis">Math Fun (Addition/Subtraction)</text:span></text:p>
        </text:list-item>
      </text:list>
      <text:p text:style-name="Text_20_body">We’ll build <text:span text:style-name="Strong_20_Emphasis">each module gradually</text:span>, but first:</text:p>
      <text:p text:style-name="P17"/>
      <text:h text:style-name="P45" text:outline-level="2">🧠 Here's What You Just Added: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New Category</text:p>
            </table:table-cell>
            <table:table-cell table:style-name="Table5.A1" office:value-type="string">
              <text:p text:style-name="Table_20_Heading">Examples</text:p>
            </table:table-cell>
          </table:table-row>
        </table:table-header-rows>
        <table:table-row>
          <table:table-cell table:style-name="Table5.A1" office:value-type="string">
            <text:p text:style-name="Table_20_Contents">📚 <text:span text:style-name="Strong_20_Emphasis">Story Time + Q&amp;A</text:span></text:p>
          </table:table-cell>
          <table:table-cell table:style-name="Table5.A1" office:value-type="string">
            <text:p text:style-name="Table_20_Contents">Short interactive stories with questions at the end</text:p>
          </table:table-cell>
        </table:table-row>
        <table:table-row>
          <table:table-cell table:style-name="Table5.A1" office:value-type="string">
            <text:p text:style-name="Table_20_Contents">✏ <text:span text:style-name="Strong_20_Emphasis">2 &amp; 3 Letter Word Practice</text:span></text:p>
          </table:table-cell>
          <table:table-cell table:style-name="Table5.A1" office:value-type="string">
            <text:p text:style-name="Table_20_Contents">at, in, on, cat, dog, sun, etc.</text:p>
          </table:table-cell>
        </table:table-row>
        <table:table-row>
          <table:table-cell table:style-name="Table5.A1" office:value-type="string">
            <text:p text:style-name="Table_20_Contents">🧩 <text:span text:style-name="Strong_20_Emphasis">Word Puzzles / Fill in the Missing Letter</text:span></text:p>
          </table:table-cell>
          <table:table-cell table:style-name="Table5.A1" office:value-type="string">
            <text:p text:style-name="Table_20_Contents"><text:span text:style-name="Emphasis">a</text:span>, c_t, d_g</text:p>
          </table:table-cell>
        </table:table-row>
        <table:table-row>
          <table:table-cell table:style-name="Table5.A1" office:value-type="string">
            <text:p text:style-name="Table_20_Contents">🔤 <text:span text:style-name="Strong_20_Emphasis">Number Words Practice</text:span></text:p>
          </table:table-cell>
          <table:table-cell table:style-name="Table5.A1" office:value-type="string">
            <text:p text:style-name="Table_20_Contents">one, two, three... twenty</text:p>
          </table:table-cell>
        </table:table-row>
      </table:table>
      <text:p text:style-name="Horizontal_20_Line"/>
      <text:h text:style-name="Heading_20_2" text:outline-level="2"><text:soft-page-break/>💡 More Great Ideas to Add</text:h>
      <text:p text:style-name="Text_20_body">To round it out even more, here are <text:span text:style-name="Strong_20_Emphasis">additional smart categories</text:span> we can add:</text:p>
      <text:h text:style-name="Heading_20_3" text:outline-level="3">🔤 <text:span text:style-name="Strong_20_Emphasis">Sight Words Game</text:span></text:h>
      <text:list text:style-name="L14">
        <text:list-item>
          <text:p text:style-name="P67">Recognize high-frequency words (e.g., “the,” “is,” “am”)</text:p>
        </text:list-item>
        <text:list-item>
          <text:p text:style-name="P67">Tap the word when spoken</text:p>
        </text:list-item>
        <text:list-item>
          <text:p text:style-name="P67">Sentence building with simple words</text:p>
        </text:list-item>
      </text:list>
      <text:h text:style-name="Heading_20_3" text:outline-level="3">📖 <text:span text:style-name="Strong_20_Emphasis">Phonics Practice</text:span></text:h>
      <text:list text:style-name="L15">
        <text:list-item>
          <text:p text:style-name="P68">Match beginning sound to picture (e.g., “B” → ball, bat)</text:p>
        </text:list-item>
        <text:list-item>
          <text:p text:style-name="P68">Blend sounds to form short words (c-a-t → cat)</text:p>
        </text:list-item>
      </text:list>
      <text:h text:style-name="Heading_20_3" text:outline-level="3">🧠 <text:span text:style-name="Strong_20_Emphasis">Word Families &amp; Rhymes</text:span></text:h>
      <text:list text:style-name="L16">
        <text:list-item>
          <text:p text:style-name="P69">-at family: cat, bat, mat</text:p>
        </text:list-item>
        <text:list-item>
          <text:p text:style-name="P69">-ig family: pig, dig, wig</text:p>
        </text:list-item>
        <text:list-item>
          <text:p text:style-name="P69">Drag-and-drop rhyming word match</text:p>
        </text:list-item>
      </text:list>
      <text:h text:style-name="Heading_20_3" text:outline-level="3">🧠 <text:span text:style-name="Strong_20_Emphasis">Yes/No Questions with Pictures</text:span></text:h>
      <text:list text:style-name="L17">
        <text:list-item>
          <text:p text:style-name="P70">“Is this a dog?” (✅ or ❌)</text:p>
        </text:list-item>
        <text:list-item>
          <text:p text:style-name="P70">“Is the sun hot?” (✅ or ❌)</text:p>
        </text:list-item>
      </text:list>
      <text:h text:style-name="Heading_20_3" text:outline-level="3">🧠 <text:span text:style-name="Strong_20_Emphasis">Sequencing Cards</text:span></text:h>
      <text:list text:style-name="L18">
        <text:list-item>
          <text:p text:style-name="P71">Arrange pictures in order:<text:line-break/>First → Then → Last<text:line-break/>(e.g., brushing teeth, getting dressed)</text:p>
        </text:list-item>
      </text:list>
      <text:h text:style-name="Heading_20_3" text:outline-level="3">🧠 <text:span text:style-name="Strong_20_Emphasis">Simple Grammar</text:span></text:h>
      <text:list text:style-name="L19">
        <text:list-item>
          <text:p text:style-name="P72">Choose correct verb:<text:line-break/>“She ___ (run/runs) fast.”<text:line-break/>“They ___ (is/are) playing.”</text:p>
        </text:list-item>
      </text:list>
      <text:h text:style-name="Heading_20_3" text:outline-level="3">🎙️ <text:span text:style-name="Strong_20_Emphasis">Record Your Voice</text:span></text:h>
      <text:list text:style-name="L20">
        <text:list-item>
          <text:p text:style-name="P73">Say a word after hearing it</text:p>
        </text:list-item>
        <text:list-item>
          <text:p text:style-name="P73">Kids can playback their voice</text:p>
        </text:list-item>
        <text:list-item>
          <text:p text:style-name="P73">Helps with pronunciation &amp; fun!</text:p>
        </text:list-item>
      </text:list>
      <text:p text:style-name="Horizontal_20_Line"/>
      <text:h text:style-name="Heading_20_2" text:outline-level="2"><text:soft-page-break/>🏗️ Final Categories List (Grouped for Menu)</text:h>
      <text:h text:style-name="Heading_20_3" text:outline-level="3">🔠 Language &amp; Reading</text:h>
      <text:list text:style-name="L21">
        <text:list-item>
          <text:p text:style-name="P74">Learn Letters</text:p>
        </text:list-item>
        <text:list-item>
          <text:p text:style-name="P74">2- &amp; 3-Letter Word Practice</text:p>
        </text:list-item>
        <text:list-item>
          <text:p text:style-name="P74">Sight Words</text:p>
        </text:list-item>
        <text:list-item>
          <text:p text:style-name="P74">Word Puzzle (Missing Letters)</text:p>
        </text:list-item>
        <text:list-item>
          <text:p text:style-name="P74">Number Words (one, two...)</text:p>
        </text:list-item>
        <text:list-item>
          <text:p text:style-name="P74">Rhyming Words &amp; Word Families</text:p>
        </text:list-item>
        <text:list-item>
          <text:p text:style-name="P74">Spelling Game</text:p>
        </text:list-item>
        <text:list-item>
          <text:p text:style-name="P74">Story Time + Questions</text:p>
        </text:list-item>
        <text:list-item>
          <text:p text:style-name="P74">Grammar &amp; Sentence Building</text:p>
        </text:list-item>
      </text:list>
      <text:h text:style-name="Heading_20_3" text:outline-level="3">✍️ Writing &amp; Drawing</text:h>
      <text:list text:style-name="L22">
        <text:list-item>
          <text:p text:style-name="P75">Tracing Letters &amp; Numbers</text:p>
        </text:list-item>
        <text:list-item>
          <text:p text:style-name="P75">Draw Shapes / Creatures</text:p>
        </text:list-item>
        <text:list-item>
          <text:p text:style-name="P75">Writing Practice Canvas</text:p>
        </text:list-item>
        <text:list-item>
          <text:p text:style-name="P75">Connect the Dots (ABC / 123)</text:p>
        </text:list-item>
        <text:list-item>
          <text:p text:style-name="P75">Complete the Picture</text:p>
        </text:list-item>
      </text:list>
      <text:h text:style-name="Heading_20_3" text:outline-level="3">🔢 Math &amp; Logic</text:h>
      <text:list text:style-name="L23">
        <text:list-item>
          <text:p text:style-name="P76">Count the Items</text:p>
        </text:list-item>
        <text:list-item>
          <text:p text:style-name="P76">Addition &amp; Subtraction</text:p>
        </text:list-item>
        <text:list-item>
          <text:p text:style-name="P76">Matching Quantities</text:p>
        </text:list-item>
        <text:list-item>
          <text:p text:style-name="P76">Comparing Length / Height</text:p>
        </text:list-item>
        <text:list-item>
          <text:p text:style-name="P76">Pattern Puzzles</text:p>
        </text:list-item>
        <text:list-item>
          <text:p text:style-name="P76">Number Maze</text:p>
        </text:list-item>
        <text:list-item>
          <text:p text:style-name="P76">Real vs Pretend</text:p>
        </text:list-item>
        <text:list-item>
          <text:p text:style-name="P76">Spot the Difference</text:p>
        </text:list-item>
        <text:list-item>
          <text:p text:style-name="P76">Left/Right / Above/Below</text:p>
        </text:list-item>
      </text:list>
      <text:h text:style-name="Heading_20_3" text:outline-level="3">🧩 Fun &amp; Creative</text:h>
      <text:list text:style-name="L24">
        <text:list-item>
          <text:p text:style-name="P77">Matching Pairs</text:p>
        </text:list-item>
        <text:list-item>
          <text:p text:style-name="P77">Jigsaw Puzzles</text:p>
        </text:list-item>
        <text:list-item>
          <text:p text:style-name="P77"><text:soft-page-break/>Create a Scene</text:p>
        </text:list-item>
        <text:list-item>
          <text:p text:style-name="P77">Color &amp; Shape Matching</text:p>
        </text:list-item>
        <text:list-item>
          <text:p text:style-name="P77">Coloring Patterns</text:p>
        </text:list-item>
        <text:list-item>
          <text:p text:style-name="P77">Draw with Shapes</text:p>
        </text:list-item>
      </text:list>
      <text:p text:style-name="P17"/>
      <text:p text:style-name="P17"/>
      <text:p text:style-name="P17">import tkinter as tk</text:p>
      <text:p text:style-name="P17">from tkinter import ttk, messagebox</text:p>
      <text:p text:style-name="P17">import random</text:p>
      <text:p text:style-name="P17">import math</text:p>
      <text:p text:style-name="P17"/>
      <text:p text:style-name="P17">class KidsLearnNumbersApp:</text:p>
      <text:p text:style-name="P17"><text:s text:c="4"/>def __init__(self, root):</text:p>
      <text:p text:style-name="P17"><text:s text:c="8"/>self.root = root</text:p>
      <text:p text:style-name="P17"><text:s text:c="8"/>self.root.title("🔢 Kids Learn Numbers - Fun Math Learning!")</text:p>
      <text:p text:style-name="P17"><text:s text:c="8"/>self.root.geometry("900x700")</text:p>
      <text:p text:style-name="P17"><text:s text:c="8"/>self.root.configure(bg='#E8F5E8')</text:p>
      <text:p text:style-name="P17"><text:s text:c="8"/></text:p>
      <text:p text:style-name="P17"><text:s text:c="8"/># Game variables</text:p>
      <text:p text:style-name="P17"><text:s text:c="8"/>self.current_number = 1</text:p>
      <text:p text:style-name="P17"><text:s text:c="8"/>self.score = 0</text:p>
      <text:p text:style-name="P17"><text:s text:c="8"/>self.total_questions = 0</text:p>
      <text:p text:style-name="P17"><text:s text:c="8"/>self.game_mode = 'learn' <text:s/># 'learn', 'quiz', 'counting', 'math'</text:p>
      <text:p text:style-name="P17"><text:s text:c="8"/></text:p>
      <text:p text:style-name="P17"><text:s text:c="8"/># Number facts and examples</text:p>
      <text:p text:style-name="P17"><text:s text:c="8"/>self.number_facts = {</text:p>
      <text:p text:style-name="P17"><text:s text:c="12"/>0: "Zero means nothing! Like having zero cookies 🍪",</text:p>
      <text:p text:style-name="P17"><text:s text:c="12"/>1: "One is the first counting number! Like one sun ☀️",</text:p>
      <text:p text:style-name="P17"><text:s text:c="12"/>2: "Two is a pair! Like two eyes 👀 or two hands ✋✋",</text:p>
      <text:p text:style-name="P17"><text:s text:c="12"/>3: "Three makes a triangle! Like three wheels on a tricycle 🚲",</text:p>
      <text:p text:style-name="P17"><text:s text:c="12"/>4: "Four has four sides! Like a square ⬜ or four legs on a table",</text:p>
      <text:p text:style-name="P17"><text:s text:c="12"/>5: "Five fingers on one hand! ✋ High five!",</text:p>
      <text:p text:style-name="P17"><text:s text:c="12"/>6: "Six legs on an insect! 🐛 Like a beetle or ant",</text:p>
      <text:p text:style-name="P17"><text:s text:c="12"/>7: "Seven days in a week! 📅 Monday to Sunday",</text:p>
      <text:p text:style-name="P17"><text:s text:c="12"/>8: "Eight legs on a spider! 🕷️ Or eight arms on an octopus",</text:p>
      <text:p text:style-name="P17"><text:s text:c="12"/>9: "Nine lives for a cat! 🐱 (Just a saying!)",</text:p>
      <text:p text:style-name="P17"><text:s text:c="12"/>10: "Ten fingers total! ✋✋ Perfect for counting!"</text:p>
      <text:p text:style-name="P17"><text:s text:c="8"/>}</text:p>
      <text:p text:style-name="P17"><text:s text:c="8"/></text:p>
      <text:p text:style-name="P17"><text:s text:c="8"/>self.number_examples = {</text:p>
      <text:p text:style-name="P17"><text:soft-page-break/><text:s text:c="12"/>0: ["Zero apples", "No cars", "Empty box"],</text:p>
      <text:p text:style-name="P17"><text:s text:c="12"/>1: ["One ball", "One cat", "One star"],</text:p>
      <text:p text:style-name="P17"><text:s text:c="12"/>2: ["Two shoes", "Two ears", "Two wings"],</text:p>
      <text:p text:style-name="P17"><text:s text:c="12"/>3: ["Three bears", "Three wheels", "Three colors"],</text:p>
      <text:p text:style-name="P17"><text:s text:c="12"/>4: ["Four seasons", "Four wheels", "Four corners"],</text:p>
      <text:p text:style-name="P17"><text:s text:c="12"/>5: ["Five fingers", "Five senses", "Five toes"],</text:p>
      <text:p text:style-name="P17"><text:s text:c="12"/>6: ["Six sides", "Six pack", "Six strings"],</text:p>
      <text:p text:style-name="P17"><text:s text:c="12"/>7: ["Seven colors", "Seven days", "Seven notes"],</text:p>
      <text:p text:style-name="P17"><text:s text:c="12"/>8: ["Eight legs", "Eight planets", "Eight hours"],</text:p>
      <text:p text:style-name="P17"><text:s text:c="12"/>9: ["Nine lives", "Nine months", "Nine squares"],</text:p>
      <text:p text:style-name="P17"><text:s text:c="12"/>10: ["Ten fingers", "Ten toes", "Ten dollars"]</text:p>
      <text:p text:style-name="P17"><text:s text:c="8"/>}</text:p>
      <text:p text:style-name="P17"><text:s text:c="8"/></text:p>
      <text:p text:style-name="P17"><text:s text:c="8"/>self.setup_ui()</text:p>
      <text:p text:style-name="P17"><text:s text:c="8"/>self.show_learning_mode()</text:p>
      <text:p text:style-name="P17"><text:s text:c="8"/></text:p>
      <text:p text:style-name="P17"><text:s text:c="4"/>def setup_ui(self):</text:p>
      <text:p text:style-name="P17"><text:s text:c="8"/># Title</text:p>
      <text:p text:style-name="P17"><text:s text:c="8"/>title_frame = tk.Frame(self.root, bg='#E8F5E8')</text:p>
      <text:p text:style-name="P17"><text:s text:c="8"/>title_frame.pack(pady=10)</text:p>
      <text:p text:style-name="P17"><text:s text:c="8"/></text:p>
      <text:p text:style-name="P17"><text:s text:c="8"/>title_label = tk.Label(title_frame, text="🔢 Kids Learn Numbers!", </text:p>
      <text:p text:style-name="P17"><text:s text:c="30"/>font=('Comic Sans MS', 24, 'bold'), </text:p>
      <text:p text:style-name="P17"><text:s text:c="30"/>bg='#E8F5E8', fg='#2E7D32')</text:p>
      <text:p text:style-name="P17"><text:s text:c="8"/>title_label.pack()</text:p>
      <text:p text:style-name="P17"><text:s text:c="8"/></text:p>
      <text:p text:style-name="P17"><text:s text:c="8"/># Mode selection buttons</text:p>
      <text:p text:style-name="P17"><text:s text:c="8"/>mode_frame = tk.Frame(self.root, bg='#E8F5E8')</text:p>
      <text:p text:style-name="P17"><text:s text:c="8"/>mode_frame.pack(pady=10)</text:p>
      <text:p text:style-name="P17"><text:s text:c="8"/></text:p>
      <text:p text:style-name="P17"><text:s text:c="8"/>learn_btn = tk.Button(mode_frame, text="📚 Learn Numbers", </text:p>
      <text:p text:style-name="P17"><text:s text:c="29"/>font=('Comic Sans MS', 12, 'bold'),</text:p>
      <text:p text:style-name="P17"><text:s text:c="29"/>bg='#4CAF50', fg='white', </text:p>
      <text:p text:style-name="P17"><text:s text:c="29"/>command=self.show_learning_mode,</text:p>
      <text:p text:style-name="P17"><text:s text:c="29"/>relief='raised', bd=3)</text:p>
      <text:p text:style-name="P17"><text:s text:c="8"/>learn_btn.pack(side=tk.LEFT, padx=5)</text:p>
      <text:p text:style-name="P17"><text:s text:c="8"/></text:p>
      <text:p text:style-name="P17"><text:s text:c="8"/>quiz_btn = tk.Button(mode_frame, text="🎯 Quiz Mode", </text:p>
      <text:p text:style-name="P17"><text:s text:c="28"/>font=('Comic Sans MS', 12, 'bold'),</text:p>
      <text:p text:style-name="P17"><text:s text:c="28"/>bg='#2196F3', fg='white', </text:p>
      <text:p text:style-name="P17"><text:s text:c="28"/>command=self.show_quiz_mode,</text:p>
      <text:p text:style-name="P17"><text:s text:c="28"/>relief='raised', bd=3)</text:p>
      <text:p text:style-name="P17"><text:soft-page-break/><text:s text:c="8"/>quiz_btn.pack(side=tk.LEFT, padx=5)</text:p>
      <text:p text:style-name="P17"><text:s text:c="8"/></text:p>
      <text:p text:style-name="P17"><text:s text:c="8"/>counting_btn = tk.Button(mode_frame, text="🔢 Counting Game", </text:p>
      <text:p text:style-name="P17"><text:s text:c="32"/>font=('Comic Sans MS', 12, 'bold'),</text:p>
      <text:p text:style-name="P17"><text:s text:c="32"/>bg='#FF9800', fg='white', </text:p>
      <text:p text:style-name="P17"><text:s text:c="32"/>command=self.show_counting_mode,</text:p>
      <text:p text:style-name="P17"><text:s text:c="32"/>relief='raised', bd=3)</text:p>
      <text:p text:style-name="P17"><text:s text:c="8"/>counting_btn.pack(side=tk.LEFT, padx=5)</text:p>
      <text:p text:style-name="P17"><text:s text:c="8"/></text:p>
      <text:p text:style-name="P17"><text:s text:c="8"/>math_btn = tk.Button(mode_frame, text="➕ Simple Math", </text:p>
      <text:p text:style-name="P17"><text:s text:c="28"/>font=('Comic Sans MS', 12, 'bold'),</text:p>
      <text:p text:style-name="P17"><text:s text:c="28"/>bg='#9C27B0', fg='white', </text:p>
      <text:p text:style-name="P17"><text:s text:c="28"/>command=self.show_math_mode,</text:p>
      <text:p text:style-name="P17"><text:s text:c="28"/>relief='raised', bd=3)</text:p>
      <text:p text:style-name="P17"><text:s text:c="8"/>math_btn.pack(side=tk.LEFT, padx=5)</text:p>
      <text:p text:style-name="P17"><text:s text:c="8"/></text:p>
      <text:p text:style-name="P17"><text:s text:c="8"/># Score display</text:p>
      <text:p text:style-name="P17"><text:s text:c="8"/>self.score_label = tk.Label(self.root, text="Score: 0/0", </text:p>
      <text:p text:style-name="P17"><text:s text:c="35"/>font=('Comic Sans MS', 14, 'bold'),</text:p>
      <text:p text:style-name="P17"><text:s text:c="35"/>bg='#E8F5E8', fg='#2E7D32')</text:p>
      <text:p text:style-name="P17"><text:s text:c="8"/>self.score_label.pack(pady=5)</text:p>
      <text:p text:style-name="P17"><text:s text:c="8"/></text:p>
      <text:p text:style-name="P17"><text:s text:c="8"/># Main content frame</text:p>
      <text:p text:style-name="P17"><text:s text:c="8"/>self.content_frame = tk.Frame(self.root, bg='#E8F5E8')</text:p>
      <text:p text:style-name="P17"><text:s text:c="8"/>self.content_frame.pack(expand=True, fill='both', padx=20, pady=20)</text:p>
      <text:p text:style-name="P17"><text:s text:c="8"/></text:p>
      <text:p text:style-name="P17"><text:s text:c="4"/>def show_learning_mode(self):</text:p>
      <text:p text:style-name="P17"><text:s text:c="8"/>self.game_mode = 'learn'</text:p>
      <text:p text:style-name="P17"><text:s text:c="8"/>self.clear_content()</text:p>
      <text:p text:style-name="P17"><text:s text:c="8"/></text:p>
      <text:p text:style-name="P17"><text:s text:c="8"/># Number display</text:p>
      <text:p text:style-name="P17"><text:s text:c="8"/>number_frame = tk.Frame(self.content_frame, bg='#E8F5E8')</text:p>
      <text:p text:style-name="P17"><text:s text:c="8"/>number_frame.pack(pady=20)</text:p>
      <text:p text:style-name="P17"><text:s text:c="8"/></text:p>
      <text:p text:style-name="P17"><text:s text:c="8"/>self.number_display = tk.Label(number_frame, text=str(self.current_number), </text:p>
      <text:p text:style-name="P17"><text:s text:c="38"/>font=('Comic Sans MS', 120, 'bold'),</text:p>
      <text:p text:style-name="P17"><text:s text:c="38"/>bg='#E8F5E8', fg='#2E7D32',</text:p>
      <text:p text:style-name="P17"><text:s text:c="38"/>relief='raised', bd=5)</text:p>
      <text:p text:style-name="P17"><text:s text:c="8"/>self.number_display.pack()</text:p>
      <text:p text:style-name="P17"><text:s text:c="8"/></text:p>
      <text:p text:style-name="P17"><text:soft-page-break/><text:s text:c="8"/># Number word</text:p>
      <text:p text:style-name="P17"><text:s text:c="8"/>number_words = ["Zero", "One", "Two", "Three", "Four", "Five", </text:p>
      <text:p text:style-name="P17"><text:s text:c="23"/>"Six", "Seven", "Eight", "Nine", "Ten"]</text:p>
      <text:p text:style-name="P17"><text:s text:c="8"/>self.number_word = tk.Label(number_frame, </text:p>
      <text:p text:style-name="P17"><text:s text:c="35"/>text=number_words[self.current_number],</text:p>
      <text:p text:style-name="P17"><text:s text:c="35"/>font=('Comic Sans MS', 18, 'bold'),</text:p>
      <text:p text:style-name="P17"><text:s text:c="35"/>bg='#E8F5E8', fg='#1976D2')</text:p>
      <text:p text:style-name="P17"><text:s text:c="8"/>self.number_word.pack(pady=10)</text:p>
      <text:p text:style-name="P17"><text:s text:c="8"/></text:p>
      <text:p text:style-name="P17"><text:s text:c="8"/># Visual representation</text:p>
      <text:p text:style-name="P17"><text:s text:c="8"/>visual_frame = tk.Frame(self.content_frame, bg='#E8F5E8')</text:p>
      <text:p text:style-name="P17"><text:s text:c="8"/>visual_frame.pack(pady=20)</text:p>
      <text:p text:style-name="P17"><text:s text:c="8"/></text:p>
      <text:p text:style-name="P17"><text:s text:c="8"/>self.create_visual_representation(visual_frame)</text:p>
      <text:p text:style-name="P17"><text:s text:c="8"/></text:p>
      <text:p text:style-name="P17"><text:s text:c="8"/># Fun fact</text:p>
      <text:p text:style-name="P17"><text:s text:c="8"/>fact_frame = tk.Frame(self.content_frame, bg='#E8F5E8')</text:p>
      <text:p text:style-name="P17"><text:s text:c="8"/>fact_frame.pack(pady=20)</text:p>
      <text:p text:style-name="P17"><text:s text:c="8"/></text:p>
      <text:p text:style-name="P17"><text:s text:c="8"/>tk.Label(fact_frame, text="💡 Fun Fact:", </text:p>
      <text:p text:style-name="P17"><text:s text:c="16"/>font=('Comic Sans MS', 14, 'bold'),</text:p>
      <text:p text:style-name="P17"><text:s text:c="16"/>bg='#E8F5E8', fg='#FF6B9D').pack()</text:p>
      <text:p text:style-name="P17"><text:s text:c="8"/></text:p>
      <text:p text:style-name="P17"><text:s text:c="8"/>self.fact_label = tk.Label(fact_frame, </text:p>
      <text:p text:style-name="P17"><text:s text:c="34"/>text=self.number_facts.get(self.current_number, "Amazing number!"),</text:p>
      <text:p text:style-name="P17"><text:s text:c="34"/>font=('Comic Sans MS', 12),</text:p>
      <text:p text:style-name="P17"><text:s text:c="34"/>bg='#E8F5E8', fg='#333',</text:p>
      <text:p text:style-name="P17"><text:s text:c="34"/>wraplength=600)</text:p>
      <text:p text:style-name="P17"><text:s text:c="8"/>self.fact_label.pack(pady=10)</text:p>
      <text:p text:style-name="P17"><text:s text:c="8"/></text:p>
      <text:p text:style-name="P17"><text:s text:c="8"/># Examples</text:p>
      <text:p text:style-name="P17"><text:s text:c="8"/>examples_frame = tk.Frame(self.content_frame, bg='#E8F5E8')</text:p>
      <text:p text:style-name="P17"><text:s text:c="8"/>examples_frame.pack(pady=10)</text:p>
      <text:p text:style-name="P17"><text:s text:c="8"/></text:p>
      <text:p text:style-name="P17"><text:s text:c="8"/>tk.Label(examples_frame, text="Examples:", </text:p>
      <text:p text:style-name="P17"><text:s text:c="16"/>font=('Comic Sans MS', 12, 'bold'),</text:p>
      <text:p text:style-name="P17"><text:s text:c="16"/>bg='#E8F5E8', fg='#333').pack()</text:p>
      <text:p text:style-name="P17"><text:s text:c="8"/></text:p>
      <text:p text:style-name="P17"><text:s text:c="8"/>self.examples_label = tk.Label(examples_frame, </text:p>
      <text:p text:style-name="P17"><text:soft-page-break/><text:s text:c="38"/>text=", ".join(self.number_examples.get(self.current_number, ["Great number!"])),</text:p>
      <text:p text:style-name="P17"><text:s text:c="38"/>font=('Comic Sans MS', 11),</text:p>
      <text:p text:style-name="P17"><text:s text:c="38"/>bg='#E8F5E8', fg='#666',</text:p>
      <text:p text:style-name="P17"><text:s text:c="38"/>wraplength=600)</text:p>
      <text:p text:style-name="P17"><text:s text:c="8"/>self.examples_label.pack(pady=5)</text:p>
      <text:p text:style-name="P17"><text:s text:c="8"/></text:p>
      <text:p text:style-name="P17"><text:s text:c="8"/># Navigation</text:p>
      <text:p text:style-name="P17"><text:s text:c="8"/>nav_frame = tk.Frame(self.content_frame, bg='#E8F5E8')</text:p>
      <text:p text:style-name="P17"><text:s text:c="8"/>nav_frame.pack(pady=20)</text:p>
      <text:p text:style-name="P17"><text:s text:c="8"/></text:p>
      <text:p text:style-name="P17"><text:s text:c="8"/>prev_btn = tk.Button(nav_frame, text="⬅️ Previous", </text:p>
      <text:p text:style-name="P17"><text:s text:c="28"/>font=('Comic Sans MS', 12, 'bold'),</text:p>
      <text:p text:style-name="P17"><text:s text:c="28"/>bg='#FF9800', fg='white',</text:p>
      <text:p text:style-name="P17"><text:s text:c="28"/>command=self.previous_number,</text:p>
      <text:p text:style-name="P17"><text:s text:c="28"/>relief='raised', bd=3)</text:p>
      <text:p text:style-name="P17"><text:s text:c="8"/>prev_btn.pack(side=tk.LEFT, padx=10)</text:p>
      <text:p text:style-name="P17"><text:s text:c="8"/></text:p>
      <text:p text:style-name="P17"><text:s text:c="8"/>next_btn = tk.Button(nav_frame, text="Next ➡️", </text:p>
      <text:p text:style-name="P17"><text:s text:c="28"/>font=('Comic Sans MS', 12, 'bold'),</text:p>
      <text:p text:style-name="P17"><text:s text:c="28"/>bg='#4CAF50', fg='white',</text:p>
      <text:p text:style-name="P17"><text:s text:c="28"/>command=self.next_number,</text:p>
      <text:p text:style-name="P17"><text:s text:c="28"/>relief='raised', bd=3)</text:p>
      <text:p text:style-name="P17"><text:s text:c="8"/>next_btn.pack(side=tk.LEFT, padx=10)</text:p>
      <text:p text:style-name="P17"><text:s text:c="8"/></text:p>
      <text:p text:style-name="P17"><text:s text:c="8"/># Number buttons (0-10)</text:p>
      <text:p text:style-name="P17"><text:s text:c="8"/>numbers_frame = tk.Frame(self.content_frame, bg='#E8F5E8')</text:p>
      <text:p text:style-name="P17"><text:s text:c="8"/>numbers_frame.pack(pady=20)</text:p>
      <text:p text:style-name="P17"><text:s text:c="8"/></text:p>
      <text:p text:style-name="P17"><text:s text:c="8"/>tk.Label(numbers_frame, text="Click any number:", </text:p>
      <text:p text:style-name="P17"><text:s text:c="16"/>font=('Comic Sans MS', 12, 'bold'),</text:p>
      <text:p text:style-name="P17"><text:s text:c="16"/>bg='#E8F5E8', fg='#333').pack()</text:p>
      <text:p text:style-name="P17"><text:s text:c="8"/></text:p>
      <text:p text:style-name="P17"><text:s text:c="8"/>buttons_frame = tk.Frame(numbers_frame, bg='#E8F5E8')</text:p>
      <text:p text:style-name="P17"><text:s text:c="8"/>buttons_frame.pack(pady=10)</text:p>
      <text:p text:style-name="P17"><text:s text:c="8"/></text:p>
      <text:p text:style-name="P17"><text:s text:c="8"/>for i in range(11):</text:p>
      <text:p text:style-name="P17"><text:s text:c="12"/>btn = tk.Button(buttons_frame, text=str(i), </text:p>
      <text:p text:style-name="P17"><text:s text:c="27"/>font=('Comic Sans MS', 12, 'bold'),</text:p>
      <text:p text:style-name="P17"><text:s text:c="27"/>bg='#E91E63', fg='white',</text:p>
      <text:p text:style-name="P17"><text:s text:c="27"/>width=3, height=1,</text:p>
      <text:p text:style-name="P17"><text:soft-page-break/><text:s text:c="27"/>command=lambda n=i: self.jump_to_number(n),</text:p>
      <text:p text:style-name="P17"><text:s text:c="27"/>relief='raised', bd=2)</text:p>
      <text:p text:style-name="P17"><text:s text:c="12"/>btn.pack(side=tk.LEFT, padx=2)</text:p>
      <text:p text:style-name="P17"><text:s text:c="12"/></text:p>
      <text:p text:style-name="P17"><text:s text:c="4"/>def create_visual_representation(self, parent):</text:p>
      <text:p text:style-name="P17"><text:s text:c="8"/>visual_label = tk.Label(parent, text="Visual:", </text:p>
      <text:p text:style-name="P17"><text:s text:c="31"/>font=('Comic Sans MS', 12, 'bold'),</text:p>
      <text:p text:style-name="P17"><text:s text:c="31"/>bg='#E8F5E8', fg='#333')</text:p>
      <text:p text:style-name="P17"><text:s text:c="8"/>visual_label.pack()</text:p>
      <text:p text:style-name="P17"><text:s text:c="8"/></text:p>
      <text:p text:style-name="P17"><text:s text:c="8"/>dots_frame = tk.Frame(parent, bg='#E8F5E8')</text:p>
      <text:p text:style-name="P17"><text:s text:c="8"/>dots_frame.pack(pady=10)</text:p>
      <text:p text:style-name="P17"><text:s text:c="8"/></text:p>
      <text:p text:style-name="P17"><text:s text:c="8"/># Create visual dots/shapes</text:p>
      <text:p text:style-name="P17"><text:s text:c="8"/>if self.current_number == 0:</text:p>
      <text:p text:style-name="P17"><text:s text:c="12"/>empty_label = tk.Label(dots_frame, text="∅ (Empty)", </text:p>
      <text:p text:style-name="P17"><text:s text:c="34"/>font=('Comic Sans MS', 20, 'bold'),</text:p>
      <text:p text:style-name="P17"><text:s text:c="34"/>bg='#E8F5E8', fg='#666')</text:p>
      <text:p text:style-name="P17"><text:s text:c="12"/>empty_label.pack()</text:p>
      <text:p text:style-name="P17"><text:s text:c="8"/>else:</text:p>
      <text:p text:style-name="P17"><text:s text:c="12"/># Create dots in rows</text:p>
      <text:p text:style-name="P17"><text:s text:c="12"/>dots_per_row = 5</text:p>
      <text:p text:style-name="P17"><text:s text:c="12"/>rows = math.ceil(self.current_number / dots_per_row)</text:p>
      <text:p text:style-name="P17"><text:s text:c="12"/></text:p>
      <text:p text:style-name="P17"><text:s text:c="12"/>for row in range(rows):</text:p>
      <text:p text:style-name="P17"><text:s text:c="16"/>row_frame = tk.Frame(dots_frame, bg='#E8F5E8')</text:p>
      <text:p text:style-name="P17"><text:s text:c="16"/>row_frame.pack(pady=2)</text:p>
      <text:p text:style-name="P17"><text:s text:c="16"/></text:p>
      <text:p text:style-name="P17"><text:s text:c="16"/>dots_in_row = min(dots_per_row, self.current_number - row * dots_per_row)</text:p>
      <text:p text:style-name="P17"><text:s text:c="16"/>for dot in range(dots_in_row):</text:p>
      <text:p text:style-name="P17"><text:s text:c="20"/>dot_label = tk.Label(row_frame, text="●", </text:p>
      <text:p text:style-name="P17"><text:s text:c="40"/>font=('Comic Sans MS', 20, 'bold'),</text:p>
      <text:p text:style-name="P17"><text:s text:c="40"/>bg='#E8F5E8', fg='#4CAF50')</text:p>
      <text:p text:style-name="P17"><text:s text:c="20"/>dot_label.pack(side=tk.LEFT, padx=2)</text:p>
      <text:p text:style-name="P17"><text:s text:c="20"/></text:p>
      <text:p text:style-name="P17"><text:s text:c="4"/>def show_quiz_mode(self):</text:p>
      <text:p text:style-name="P17"><text:s text:c="8"/>self.game_mode = 'quiz'</text:p>
      <text:p text:style-name="P17"><text:s text:c="8"/>self.clear_content()</text:p>
      <text:p text:style-name="P17"><text:s text:c="8"/></text:p>
      <text:p text:style-name="P17"><text:s text:c="8"/># Generate random question</text:p>
      <text:p text:style-name="P17"><text:s text:c="8"/>question_type = random.choice(['identify', 'count', 'next', 'previous'])</text:p>
      <text:p text:style-name="P17"><text:soft-page-break/><text:s text:c="8"/></text:p>
      <text:p text:style-name="P17"><text:s text:c="8"/>if question_type == 'identify':</text:p>
      <text:p text:style-name="P17"><text:s text:c="12"/>self.quiz_number = random.randint(0, 10)</text:p>
      <text:p text:style-name="P17"><text:s text:c="12"/>question_text = f"What number is this?"</text:p>
      <text:p text:style-name="P17"><text:s text:c="12"/></text:p>
      <text:p text:style-name="P17"><text:s text:c="12"/># Show visual representation</text:p>
      <text:p text:style-name="P17"><text:s text:c="12"/>visual_frame = tk.Frame(self.content_frame, bg='#E8F5E8')</text:p>
      <text:p text:style-name="P17"><text:s text:c="12"/>visual_frame.pack(pady=20)</text:p>
      <text:p text:style-name="P17"><text:s text:c="12"/></text:p>
      <text:p text:style-name="P17"><text:s text:c="12"/>if self.quiz_number == 0:</text:p>
      <text:p text:style-name="P17"><text:s text:c="16"/>tk.Label(visual_frame, text="∅ (Empty)", </text:p>
      <text:p text:style-name="P17"><text:s text:c="24"/>font=('Comic Sans MS', 30, 'bold'),</text:p>
      <text:p text:style-name="P17"><text:s text:c="24"/>bg='#E8F5E8', fg='#666').pack()</text:p>
      <text:p text:style-name="P17"><text:s text:c="12"/>else:</text:p>
      <text:p text:style-name="P17"><text:s text:c="16"/>dots_frame = tk.Frame(visual_frame, bg='#E8F5E8')</text:p>
      <text:p text:style-name="P17"><text:s text:c="16"/>dots_frame.pack()</text:p>
      <text:p text:style-name="P17"><text:s text:c="16"/></text:p>
      <text:p text:style-name="P17"><text:s text:c="16"/>dots_per_row = 5</text:p>
      <text:p text:style-name="P17"><text:s text:c="16"/>rows = math.ceil(self.quiz_number / dots_per_row)</text:p>
      <text:p text:style-name="P17"><text:s text:c="16"/></text:p>
      <text:p text:style-name="P17"><text:s text:c="16"/>for row in range(rows):</text:p>
      <text:p text:style-name="P17"><text:s text:c="20"/>row_frame = tk.Frame(dots_frame, bg='#E8F5E8')</text:p>
      <text:p text:style-name="P17"><text:s text:c="20"/>row_frame.pack(pady=2)</text:p>
      <text:p text:style-name="P17"><text:s text:c="20"/></text:p>
      <text:p text:style-name="P17"><text:s text:c="20"/>dots_in_row = min(dots_per_row, self.quiz_number - row * dots_per_row)</text:p>
      <text:p text:style-name="P17"><text:s text:c="20"/>for dot in range(dots_in_row):</text:p>
      <text:p text:style-name="P17"><text:s text:c="24"/>dot_label = tk.Label(row_frame, text="●", </text:p>
      <text:p text:style-name="P17"><text:s text:c="44"/>font=('Comic Sans MS', 25, 'bold'),</text:p>
      <text:p text:style-name="P17"><text:s text:c="44"/>bg='#E8F5E8', fg='#4CAF50')</text:p>
      <text:p text:style-name="P17"><text:s text:c="24"/>dot_label.pack(side=tk.LEFT, padx=2)</text:p>
      <text:p text:style-name="P17"><text:s text:c="24"/></text:p>
      <text:p text:style-name="P17"><text:s text:c="8"/>elif question_type == 'count':</text:p>
      <text:p text:style-name="P17"><text:s text:c="12"/>items = ['🍎', '⭐', '🚗', '🐱', '🌸', '⚽', '🎈', '🦋']</text:p>
      <text:p text:style-name="P17"><text:s text:c="12"/>item = random.choice(items)</text:p>
      <text:p text:style-name="P17"><text:s text:c="12"/>self.quiz_number = random.randint(1, 8)</text:p>
      <text:p text:style-name="P17"><text:s text:c="12"/>question_text = f"How many {item} are there?"</text:p>
      <text:p text:style-name="P17"><text:s text:c="12"/></text:p>
      <text:p text:style-name="P17"><text:s text:c="12"/># Show items to count</text:p>
      <text:p text:style-name="P17"><text:s text:c="12"/>items_frame = tk.Frame(self.content_frame, bg='#E8F5E8')</text:p>
      <text:p text:style-name="P17"><text:s text:c="12"/>items_frame.pack(pady=20)</text:p>
      <text:p text:style-name="P17"><text:s text:c="12"/></text:p>
      <text:p text:style-name="P17"><text:soft-page-break/><text:s text:c="12"/>items_per_row = 4</text:p>
      <text:p text:style-name="P17"><text:s text:c="12"/>rows = math.ceil(self.quiz_number / items_per_row)</text:p>
      <text:p text:style-name="P17"><text:s text:c="12"/></text:p>
      <text:p text:style-name="P17"><text:s text:c="12"/>for row in range(rows):</text:p>
      <text:p text:style-name="P17"><text:s text:c="16"/>row_frame = tk.Frame(items_frame, bg='#E8F5E8')</text:p>
      <text:p text:style-name="P17"><text:s text:c="16"/>row_frame.pack(pady=5)</text:p>
      <text:p text:style-name="P17"><text:s text:c="16"/></text:p>
      <text:p text:style-name="P17"><text:s text:c="16"/>items_in_row = min(items_per_row, self.quiz_number - row * items_per_row)</text:p>
      <text:p text:style-name="P17"><text:s text:c="16"/>for i in range(items_in_row):</text:p>
      <text:p text:style-name="P17"><text:s text:c="20"/>item_label = tk.Label(row_frame, text=item, </text:p>
      <text:p text:style-name="P17"><text:s text:c="41"/>font=('Comic Sans MS', 30),</text:p>
      <text:p text:style-name="P17"><text:s text:c="41"/>bg='#E8F5E8')</text:p>
      <text:p text:style-name="P17"><text:s text:c="20"/>item_label.pack(side=tk.LEFT, padx=5)</text:p>
      <text:p text:style-name="P17"><text:s text:c="20"/></text:p>
      <text:p text:style-name="P17"><text:s text:c="8"/>elif question_type == 'next':</text:p>
      <text:p text:style-name="P17"><text:s text:c="12"/>self.quiz_number = random.randint(0, 9)</text:p>
      <text:p text:style-name="P17"><text:s text:c="12"/>question_text = f"What number comes after {self.quiz_number}?"</text:p>
      <text:p text:style-name="P17"><text:s text:c="12"/>self.quiz_number += 1</text:p>
      <text:p text:style-name="P17"><text:s text:c="12"/></text:p>
      <text:p text:style-name="P17"><text:s text:c="12"/># Show the number</text:p>
      <text:p text:style-name="P17"><text:s text:c="12"/>tk.Label(self.content_frame, text=str(self.quiz_number - 1), </text:p>
      <text:p text:style-name="P17"><text:s text:c="20"/>font=('Comic Sans MS', 80, 'bold'),</text:p>
      <text:p text:style-name="P17"><text:s text:c="20"/>bg='#E8F5E8', fg='#2E7D32').pack(pady=20)</text:p>
      <text:p text:style-name="P17"><text:s text:c="12"/></text:p>
      <text:p text:style-name="P17"><text:s text:c="8"/>else: <text:s/># previous</text:p>
      <text:p text:style-name="P17"><text:s text:c="12"/>self.quiz_number = random.randint(1, 10)</text:p>
      <text:p text:style-name="P17"><text:s text:c="12"/>question_text = f"What number comes before {self.quiz_number}?"</text:p>
      <text:p text:style-name="P17"><text:s text:c="12"/>self.quiz_number -= 1</text:p>
      <text:p text:style-name="P17"><text:s text:c="12"/></text:p>
      <text:p text:style-name="P17"><text:s text:c="12"/># Show the number</text:p>
      <text:p text:style-name="P17"><text:s text:c="12"/>tk.Label(self.content_frame, text=str(self.quiz_number + 1), </text:p>
      <text:p text:style-name="P17"><text:s text:c="20"/>font=('Comic Sans MS', 80, 'bold'),</text:p>
      <text:p text:style-name="P17"><text:s text:c="20"/>bg='#E8F5E8', fg='#2E7D32').pack(pady=20)</text:p>
      <text:p text:style-name="P17"><text:s text:c="8"/></text:p>
      <text:p text:style-name="P17"><text:s text:c="8"/># Question label</text:p>
      <text:p text:style-name="P17"><text:s text:c="8"/>self.question_label = tk.Label(self.content_frame, text=question_text,</text:p>
      <text:p text:style-name="P17"><text:s text:c="38"/>font=('Comic Sans MS', 18, 'bold'),</text:p>
      <text:p text:style-name="P17"><text:s text:c="38"/>bg='#E8F5E8', fg='#333',</text:p>
      <text:p text:style-name="P17"><text:s text:c="38"/>wraplength=600)</text:p>
      <text:p text:style-name="P17"><text:soft-page-break/><text:s text:c="8"/>self.question_label.pack(pady=20)</text:p>
      <text:p text:style-name="P17"><text:s text:c="8"/></text:p>
      <text:p text:style-name="P17"><text:s text:c="8"/># Answer options</text:p>
      <text:p text:style-name="P17"><text:s text:c="8"/>self.create_quiz_options()</text:p>
      <text:p text:style-name="P17"><text:s text:c="8"/></text:p>
      <text:p text:style-name="P17"><text:s text:c="4"/>def create_quiz_options(self):</text:p>
      <text:p text:style-name="P17"><text:s text:c="8"/>options_frame = tk.Frame(self.content_frame, bg='#E8F5E8')</text:p>
      <text:p text:style-name="P17"><text:s text:c="8"/>options_frame.pack(pady=30)</text:p>
      <text:p text:style-name="P17"><text:s text:c="8"/></text:p>
      <text:p text:style-name="P17"><text:s text:c="8"/># Generate options</text:p>
      <text:p text:style-name="P17"><text:s text:c="8"/>correct_answer = self.quiz_number</text:p>
      <text:p text:style-name="P17"><text:s text:c="8"/>options = [correct_answer]</text:p>
      <text:p text:style-name="P17"><text:s text:c="8"/></text:p>
      <text:p text:style-name="P17"><text:s text:c="8"/>while len(options) &lt; 4:</text:p>
      <text:p text:style-name="P17"><text:s text:c="12"/>option = random.randint(0, 10)</text:p>
      <text:p text:style-name="P17"><text:s text:c="12"/>if option not in options:</text:p>
      <text:p text:style-name="P17"><text:s text:c="16"/>options.append(option)</text:p>
      <text:p text:style-name="P17"><text:s text:c="8"/></text:p>
      <text:p text:style-name="P17"><text:s text:c="8"/>random.shuffle(options)</text:p>
      <text:p text:style-name="P17"><text:s text:c="8"/></text:p>
      <text:p text:style-name="P17"><text:s text:c="8"/># Create option buttons in 2x2 grid</text:p>
      <text:p text:style-name="P17"><text:s text:c="8"/>for i, option in enumerate(options):</text:p>
      <text:p text:style-name="P17"><text:s text:c="12"/>row = i // 2</text:p>
      <text:p text:style-name="P17"><text:s text:c="12"/>col = i % 2</text:p>
      <text:p text:style-name="P17"><text:s text:c="12"/></text:p>
      <text:p text:style-name="P17"><text:s text:c="12"/>if row == 0:</text:p>
      <text:p text:style-name="P17"><text:s text:c="16"/>if not hasattr(self, 'top_row'):</text:p>
      <text:p text:style-name="P17"><text:s text:c="20"/>self.top_row = tk.Frame(options_frame, bg='#E8F5E8')</text:p>
      <text:p text:style-name="P17"><text:s text:c="20"/>self.top_row.pack(pady=5)</text:p>
      <text:p text:style-name="P17"><text:s text:c="16"/>frame = self.top_row</text:p>
      <text:p text:style-name="P17"><text:s text:c="12"/>else:</text:p>
      <text:p text:style-name="P17"><text:s text:c="16"/>if not hasattr(self, 'bottom_row'):</text:p>
      <text:p text:style-name="P17"><text:s text:c="20"/>self.bottom_row = tk.Frame(options_frame, bg='#E8F5E8')</text:p>
      <text:p text:style-name="P17"><text:s text:c="20"/>self.bottom_row.pack(pady=5)</text:p>
      <text:p text:style-name="P17"><text:s text:c="16"/>frame = self.bottom_row</text:p>
      <text:p text:style-name="P17"><text:s text:c="12"/></text:p>
      <text:p text:style-name="P17"><text:s text:c="12"/>btn = tk.Button(frame, text=str(option), </text:p>
      <text:p text:style-name="P17"><text:s text:c="27"/>font=('Comic Sans MS', 24, 'bold'),</text:p>
      <text:p text:style-name="P17"><text:s text:c="27"/>bg='#9C27B0', fg='white',</text:p>
      <text:p text:style-name="P17"><text:s text:c="27"/>width=4, height=2,</text:p>
      <text:p text:style-name="P17"><text:s text:c="27"/>command=lambda opt=option: self.check_quiz_answer(opt),</text:p>
      <text:p text:style-name="P17"><text:soft-page-break/><text:s text:c="27"/>relief='raised', bd=3)</text:p>
      <text:p text:style-name="P17"><text:s text:c="12"/>btn.pack(side=tk.LEFT, padx=10)</text:p>
      <text:p text:style-name="P17"><text:s text:c="12"/></text:p>
      <text:p text:style-name="P17"><text:s text:c="8"/># Next question button (hidden initially)</text:p>
      <text:p text:style-name="P17"><text:s text:c="8"/>self.next_quiz_btn = tk.Button(self.content_frame, text="🎯 Next Question", </text:p>
      <text:p text:style-name="P17"><text:s text:c="38"/>font=('Comic Sans MS', 14, 'bold'),</text:p>
      <text:p text:style-name="P17"><text:s text:c="38"/>bg='#4CAF50', fg='white',</text:p>
      <text:p text:style-name="P17"><text:s text:c="38"/>command=self.show_quiz_mode,</text:p>
      <text:p text:style-name="P17"><text:s text:c="38"/>relief='raised', bd=3)</text:p>
      <text:p text:style-name="P17"><text:s text:c="8"/></text:p>
      <text:p text:style-name="P17"><text:s text:c="4"/>def show_counting_mode(self):</text:p>
      <text:p text:style-name="P17"><text:s text:c="8"/>self.game_mode = 'counting'</text:p>
      <text:p text:style-name="P17"><text:s text:c="8"/>self.clear_content()</text:p>
      <text:p text:style-name="P17"><text:s text:c="8"/></text:p>
      <text:p text:style-name="P17"><text:s text:c="8"/># Instructions</text:p>
      <text:p text:style-name="P17"><text:s text:c="8"/>tk.Label(self.content_frame, text="🔢 Count the objects and click the number!",</text:p>
      <text:p text:style-name="P17"><text:s text:c="16"/>font=('Comic Sans MS', 16, 'bold'),</text:p>
      <text:p text:style-name="P17"><text:s text:c="16"/>bg='#E8F5E8', fg='#333').pack(pady=20)</text:p>
      <text:p text:style-name="P17"><text:s text:c="8"/></text:p>
      <text:p text:style-name="P17"><text:s text:c="8"/># Generate random counting exercise</text:p>
      <text:p text:style-name="P17"><text:s text:c="8"/>objects = ['🍎', '⭐', '🚗', '🐱', '🌸', '⚽', '🎈', '🦋', '🍌', '🌺']</text:p>
      <text:p text:style-name="P17"><text:s text:c="8"/>self.counting_object = random.choice(objects)</text:p>
      <text:p text:style-name="P17"><text:s text:c="8"/>self.counting_number = random.randint(1, 10)</text:p>
      <text:p text:style-name="P17"><text:s text:c="8"/></text:p>
      <text:p text:style-name="P17"><text:s text:c="8"/># Show objects</text:p>
      <text:p text:style-name="P17"><text:s text:c="8"/>objects_frame = tk.Frame(self.content_frame, bg='#E8F5E8')</text:p>
      <text:p text:style-name="P17"><text:s text:c="8"/>objects_frame.pack(pady=20)</text:p>
      <text:p text:style-name="P17"><text:s text:c="8"/></text:p>
      <text:p text:style-name="P17"><text:s text:c="8"/>objects_per_row = 5</text:p>
      <text:p text:style-name="P17"><text:s text:c="8"/>rows = math.ceil(self.counting_number / objects_per_row)</text:p>
      <text:p text:style-name="P17"><text:s text:c="8"/></text:p>
      <text:p text:style-name="P17"><text:s text:c="8"/>for row in range(rows):</text:p>
      <text:p text:style-name="P17"><text:s text:c="12"/>row_frame = tk.Frame(objects_frame, bg='#E8F5E8')</text:p>
      <text:p text:style-name="P17"><text:s text:c="12"/>row_frame.pack(pady=5)</text:p>
      <text:p text:style-name="P17"><text:s text:c="12"/></text:p>
      <text:p text:style-name="P17"><text:s text:c="12"/>objects_in_row = min(objects_per_row, self.counting_number - row * objects_per_row)</text:p>
      <text:p text:style-name="P17"><text:s text:c="12"/>for i in range(objects_in_row):</text:p>
      <text:p text:style-name="P17"><text:s text:c="16"/>obj_label = tk.Label(row_frame, text=self.counting_object, </text:p>
      <text:p text:style-name="P17"><text:s text:c="36"/>font=('Comic Sans MS', 25),</text:p>
      <text:p text:style-name="P17"><text:soft-page-break/><text:s text:c="36"/>bg='#E8F5E8')</text:p>
      <text:p text:style-name="P17"><text:s text:c="16"/>obj_label.pack(side=tk.LEFT, padx=5)</text:p>
      <text:p text:style-name="P17"><text:s text:c="8"/></text:p>
      <text:p text:style-name="P17"><text:s text:c="8"/># Number buttons</text:p>
      <text:p text:style-name="P17"><text:s text:c="8"/>buttons_frame = tk.Frame(self.content_frame, bg='#E8F5E8')</text:p>
      <text:p text:style-name="P17"><text:s text:c="8"/>buttons_frame.pack(pady=30)</text:p>
      <text:p text:style-name="P17"><text:s text:c="8"/></text:p>
      <text:p text:style-name="P17"><text:s text:c="8"/>tk.Label(buttons_frame, text="How many do you see?", </text:p>
      <text:p text:style-name="P17"><text:s text:c="16"/>font=('Comic Sans MS', 14, 'bold'),</text:p>
      <text:p text:style-name="P17"><text:s text:c="16"/>bg='#E8F5E8', fg='#333').pack(pady=10)</text:p>
      <text:p text:style-name="P17"><text:s text:c="8"/></text:p>
      <text:p text:style-name="P17"><text:s text:c="8"/>numbers_frame = tk.Frame(buttons_frame, bg='#E8F5E8')</text:p>
      <text:p text:style-name="P17"><text:s text:c="8"/>numbers_frame.pack()</text:p>
      <text:p text:style-name="P17"><text:s text:c="8"/></text:p>
      <text:p text:style-name="P17"><text:s text:c="8"/>for i in range(1, 11):</text:p>
      <text:p text:style-name="P17"><text:s text:c="12"/>btn = tk.Button(numbers_frame, text=str(i), </text:p>
      <text:p text:style-name="P17"><text:s text:c="27"/>font=('Comic Sans MS', 16, 'bold'),</text:p>
      <text:p text:style-name="P17"><text:s text:c="27"/>bg='#FF9800', fg='white',</text:p>
      <text:p text:style-name="P17"><text:s text:c="27"/>width=3, height=2,</text:p>
      <text:p text:style-name="P17"><text:s text:c="27"/>command=lambda n=i: self.check_counting_answer(n),</text:p>
      <text:p text:style-name="P17"><text:s text:c="27"/>relief='raised', bd=3)</text:p>
      <text:p text:style-name="P17"><text:s text:c="12"/>btn.pack(side=tk.LEFT, padx=2)</text:p>
      <text:p text:style-name="P17"><text:s text:c="12"/></text:p>
      <text:p text:style-name="P17"><text:s text:c="8"/># Next counting exercise button</text:p>
      <text:p text:style-name="P17"><text:s text:c="8"/>self.next_counting_btn = tk.Button(self.content_frame, text="🔢 Next Exercise", </text:p>
      <text:p text:style-name="P17"><text:s text:c="42"/>font=('Comic Sans MS', 14, 'bold'),</text:p>
      <text:p text:style-name="P17"><text:s text:c="42"/>bg='#4CAF50', fg='white',</text:p>
      <text:p text:style-name="P17"><text:s text:c="42"/>command=self.show_counting_mode,</text:p>
      <text:p text:style-name="P17"><text:s text:c="42"/>relief='raised', bd=3)</text:p>
      <text:p text:style-name="P17"><text:s text:c="8"/></text:p>
      <text:p text:style-name="P17"><text:s text:c="4"/>def show_math_mode(self):</text:p>
      <text:p text:style-name="P17"><text:s text:c="8"/>self.game_mode = 'math'</text:p>
      <text:p text:style-name="P17"><text:s text:c="8"/>self.clear_content()</text:p>
      <text:p text:style-name="P17"><text:s text:c="8"/></text:p>
      <text:p text:style-name="P17"><text:s text:c="8"/># Instructions</text:p>
      <text:p text:style-name="P17"><text:s text:c="8"/>tk.Label(self.content_frame, text="➕ Simple Math Problems!",</text:p>
      <text:p text:style-name="P17"><text:s text:c="16"/>font=('Comic Sans MS', 16, 'bold'),</text:p>
      <text:p text:style-name="P17"><text:s text:c="16"/>bg='#E8F5E8', fg='#333').pack(pady=20)</text:p>
      <text:p text:style-name="P17"><text:s text:c="8"/></text:p>
      <text:p text:style-name="P17"><text:s text:c="8"/># Generate simple math problem</text:p>
      <text:p text:style-name="P17"><text:s text:c="8"/>operation = random.choice(['+', '-'])</text:p>
      <text:p text:style-name="P17"><text:soft-page-break/><text:s text:c="8"/></text:p>
      <text:p text:style-name="P17"><text:s text:c="8"/>if operation == '+':</text:p>
      <text:p text:style-name="P17"><text:s text:c="12"/>self.math_num1 = random.randint(1, 5)</text:p>
      <text:p text:style-name="P17"><text:s text:c="12"/>self.math_num2 = random.randint(1, 5)</text:p>
      <text:p text:style-name="P17"><text:s text:c="12"/>self.math_answer = self.math_num1 + self.math_num2</text:p>
      <text:p text:style-name="P17"><text:s text:c="12"/>problem_text = f"{self.math_num1} + {self.math_num2} = ?"</text:p>
      <text:p text:style-name="P17"><text:s text:c="8"/>else:</text:p>
      <text:p text:style-name="P17"><text:s text:c="12"/>self.math_num1 = random.randint(5, 10)</text:p>
      <text:p text:style-name="P17"><text:s text:c="12"/>self.math_num2 = random.randint(1, self.math_num1)</text:p>
      <text:p text:style-name="P17"><text:s text:c="12"/>self.math_answer = self.math_num1 - self.math_num2</text:p>
      <text:p text:style-name="P17"><text:s text:c="12"/>problem_text = f"{self.math_num1} - {self.math_num2} = ?"</text:p>
      <text:p text:style-name="P17"><text:s text:c="8"/></text:p>
      <text:p text:style-name="P17"><text:s text:c="8"/># Show problem</text:p>
      <text:p text:style-name="P17"><text:s text:c="8"/>tk.Label(self.content_frame, text=problem_text,</text:p>
      <text:p text:style-name="P17"><text:s text:c="16"/>font=('Comic Sans MS', 30, 'bold'),</text:p>
      <text:p text:style-name="P17"><text:s text:c="16"/>bg='#E8F5E8', fg='#2E7D32').pack(pady=30)</text:p>
      <text:p text:style-name="P17"><text:s text:c="8"/></text:p>
      <text:p text:style-name="P17"><text:s text:c="8"/># Visual representation</text:p>
      <text:p text:style-name="P17"><text:s text:c="8"/>visual_frame = tk.Frame(self.content_frame, bg='#E8F5E8')</text:p>
      <text:p text:style-name="P17"><text:s text:c="8"/>visual_frame.pack(pady=20)</text:p>
      <text:p text:style-name="P17"><text:s text:c="8"/></text:p>
      <text:p text:style-name="P17"><text:s text:c="8"/>if operation == '+':</text:p>
      <text:p text:style-name="P17"><text:s text:c="12"/># Show addition visually</text:p>
      <text:p text:style-name="P17"><text:s text:c="12"/>left_frame = tk.Frame(visual_frame, bg='#E8F5E8')</text:p>
      <text:p text:style-name="P17"><text:s text:c="12"/>left_frame.pack(side=tk.LEFT, padx=20)</text:p>
      <text:p text:style-name="P17"><text:s text:c="12"/></text:p>
      <text:p text:style-name="P17"><text:s text:c="12"/>for i in range(self.math_num1):</text:p>
      <text:p text:style-name="P17"><text:s text:c="16"/>tk.Label(left_frame, text="●", </text:p>
      <text:p text:style-name="P17"><text:s text:c="24"/>font=('Comic Sans MS', 20, 'bold'),</text:p>
      <text:p text:style-name="P17"><text:s text:c="24"/>bg='#E8F5E8', fg='#4CAF50').pack()</text:p>
      <text:p text:style-name="P17"><text:s text:c="12"/></text:p>
      <text:p text:style-name="P17"><text:s text:c="12"/>tk.Label(visual_frame, text="+", </text:p>
      <text:p text:style-name="P17"><text:s text:c="20"/>font=('Comic Sans MS', 30, 'bold'),</text:p>
      <text:p text:style-name="P17"><text:s text:c="20"/>bg='#E8F5E8', fg='#333').pack(side=tk.LEFT, padx=10)</text:p>
      <text:p text:style-name="P17"><text:s text:c="12"/></text:p>
      <text:p text:style-name="P17"><text:s text:c="12"/>right_frame = tk.Frame(visual_frame, bg='#E8F5E8')</text:p>
      <text:p text:style-name="P17"><text:s text:c="12"/>right_frame.pack(side=tk.LEFT, padx=20)</text:p>
      <text:p text:style-name="P17"><text:s text:c="12"/></text:p>
      <text:p text:style-name="P17"><text:s text:c="12"/>for i in range(self.math_num2):</text:p>
      <text:p text:style-name="P17"><text:s text:c="16"/>tk.Label(right_frame, text="●", </text:p>
      <text:p text:style-name="P17"><text:s text:c="24"/>font=('Comic Sans MS', 20, 'bold'),</text:p>
      <text:p text:style-name="P17"><text:s text:c="24"/>bg='#E8F5E8', fg='#2196F3').pack()</text:p>
      <text:p text:style-name="P17"><text:soft-page-break/><text:s text:c="8"/></text:p>
      <text:p text:style-name="P17"><text:s text:c="8"/># Answer buttons</text:p>
      <text:p text:style-name="P17"><text:s text:c="8"/>answers_frame = tk.Frame(self.content_frame, bg='#E8F5E8')</text:p>
      <text:p text:style-name="P17"><text:s text:c="8"/>answers_frame.pack(pady=30)</text:p>
      <text:p text:style-name="P17"><text:s text:c="8"/></text:p>
      <text:p text:style-name="P17"><text:s text:c="8"/># Generate answer options</text:p>
      <text:p text:style-name="P17"><text:s text:c="8"/>correct = self.math_answer</text:p>
      <text:p text:style-name="P17"><text:s text:c="8"/>options = [correct]</text:p>
      <text:p text:style-name="P17"><text:s text:c="8"/></text:p>
      <text:p text:style-name="P17"><text:s text:c="8"/>while len(options) &lt; 4:</text:p>
      <text:p text:style-name="P17"><text:s text:c="12"/>option = random.randint(0, 15)</text:p>
      <text:p text:style-name="P17"><text:s text:c="12"/>if option not in options:</text:p>
      <text:p text:style-name="P17"><text:s text:c="16"/>options.append(option)</text:p>
      <text:p text:style-name="P17"><text:s text:c="8"/></text:p>
      <text:p text:style-name="P17"><text:s text:c="8"/>random.shuffle(options)</text:p>
      <text:p text:style-name="P17"><text:s text:c="8"/></text:p>
      <text:p text:style-name="P17"><text:s text:c="8"/>for i, option in enumerate(options):</text:p>
      <text:p text:style-name="P17"><text:s text:c="12"/>if i % 2 == 0:</text:p>
      <text:p text:style-name="P17"><text:s text:c="16"/>row_frame = tk.Frame(answers_frame, bg='#E8F5E8')</text:p>
      <text:p text:style-name="P17"><text:s text:c="16"/>row_frame.pack(pady=5)</text:p>
      <text:p text:style-name="P17"><text:s text:c="12"/></text:p>
      <text:p text:style-name="P17"><text:s text:c="12"/>btn = tk.Button(row_frame, text=str(option), </text:p>
      <text:p text:style-name="P17"><text:s text:c="27"/>font=('Comic Sans MS', 20, 'bold'),</text:p>
      <text:p text:style-name="P17"><text:s text:c="27"/>bg='#9C27B0', fg='white',</text:p>
      <text:p text:style-name="P17"><text:s text:c="27"/>width=4, height=2,</text:p>
      <text:p text:style-name="P17"><text:s text:c="27"/>command=lambda opt=option: self.check_math_answer(opt),</text:p>
      <text:p text:style-name="P17"><text:s text:c="27"/>relief='raised', bd=3)</text:p>
      <text:p text:style-name="P17"><text:s text:c="12"/>btn.pack(side=tk.LEFT, padx=10)</text:p>
      <text:p text:style-name="P17"><text:s text:c="12"/></text:p>
      <text:p text:style-name="P17"><text:s text:c="8"/># Next problem button</text:p>
      <text:p text:style-name="P17"><text:s text:c="8"/>self.next_math_btn = tk.Button(self.content_frame, text="➕ Next Problem", </text:p>
      <text:p text:style-name="P17"><text:s text:c="38"/>font=('Comic Sans MS', 14, 'bold'),</text:p>
      <text:p text:style-name="P17"><text:s text:c="38"/>bg='#4CAF50', fg='white',</text:p>
      <text:p text:style-name="P17"><text:s text:c="38"/>command=self.show_math_mode,</text:p>
      <text:p text:style-name="P17"><text:s text:c="38"/>relief='raised', bd=3)</text:p>
      <text:p text:style-name="P17"><text:s text:c="8"/></text:p>
      <text:p text:style-name="P17"><text:s text:c="4"/>def clear_content(self):</text:p>
      <text:p text:style-name="P17"><text:s text:c="8"/>for widget in self.content_frame.winfo_children():</text:p>
      <text:p text:style-name="P17"><text:s text:c="12"/>widget.destroy()</text:p>
      <text:p text:style-name="P17"><text:s text:c="8"/># Reset row frames</text:p>
      <text:p text:style-name="P17"><text:soft-page-break/><text:s text:c="8"/>if hasattr(self, 'top_row'):</text:p>
      <text:p text:style-name="P17"><text:s text:c="12"/>delattr(self, 'top_row')</text:p>
      <text:p text:style-name="P17"><text:s text:c="8"/>if hasattr(self, 'bottom_row'):</text:p>
      <text:p text:style-name="P17"><text:s text:c="12"/>delattr(self, 'bottom_row')</text:p>
      <text:p text:style-name="P17"><text:s text:c="12"/></text:p>
      <text:p text:style-name="P17"><text:s text:c="4"/>def next_number(self):</text:p>
      <text:p text:style-name="P17"><text:s text:c="8"/>if self.current_number &lt; 10:</text:p>
      <text:p text:style-name="P17"><text:s text:c="12"/>self.current_number += 1</text:p>
      <text:p text:style-name="P17"><text:s text:c="8"/>else:</text:p>
      <text:p text:style-name="P17"><text:s text:c="12"/>self.current_number = 0</text:p>
      <text:p text:style-name="P17"><text:s text:c="8"/>self.update_learning_display()</text:p>
      <text:p text:style-name="P17"><text:s text:c="8"/></text:p>
      <text:p text:style-name="P17"><text:s text:c="4"/>def previous_number(self):</text:p>
      <text:p text:style-name="P17"><text:s text:c="8"/>if self.current_number &gt; 0:</text:p>
      <text:p text:style-name="P17"><text:s text:c="12"/>self.current_number -= 1</text:p>
      <text:p text:style-name="P17"><text:s text:c="8"/>else:</text:p>
      <text:p text:style-name="P17"><text:s text:c="12"/>self.current_number = 10</text:p>
      <text:p text:style-name="P17"><text:s text:c="8"/>self.update_learning_display()</text:p>
      <text:p text:style-name="P17"><text:s text:c="8"/></text:p>
      <text:p text:style-name="P17"><text:s text:c="4"/>def jump_to_number(self, number):</text:p>
      <text:p text:style-name="P17"><text:s text:c="8"/>self.current_number = number</text:p>
      <text:p text:style-name="P17"><text:s text:c="8"/>self.update_learning_display()</text:p>
      <text:p text:style-name="P17"><text:s text:c="8"/></text:p>
      <text:p text:style-name="P17"><text:s text:c="4"/>def update_learning_display(self):</text:p>
      <text:p text:style-name="P17"><text:s text:c="8"/>number_words = ["Zero", "One", "Two", "Three", "Four", "Five", </text:p>
      <text:p text:style-name="P17"><text:s text:c="23"/>"Six", "Seven", "Eight", "Nine", "Ten"]</text:p>
      <text:p text:style-name="P17"><text:s text:c="8"/></text:p>
      <text:p text:style-name="P17"><text:s text:c="8"/>self.number_display.config(text=str(self.current_number))</text:p>
      <text:p text:style-name="P17"><text:s text:c="8"/>self.number_word.config(text=number_words[self.current_number])</text:p>
      <text:p text:style-name="P17"><text:s text:c="8"/>self.fact_label.config(text=self.number_facts.get(self.current_number, "Amazing number!"))</text:p>
      <text:p text:style-name="P17"><text:s text:c="8"/>self.examples_label.config(text=", ".join(self.number_examples.get(self.current_number, ["Great number!"])))</text:p>
      <text:p text:style-name="P17"><text:s text:c="8"/></text:p>
      <text:p text:style-name="P17"><text:s text:c="8"/># Update visual representation</text:p>
      <text:p text:style-name="P17"><text:s text:c="8"/>for widget in self.content_frame.winfo_children():</text:p>
      <text:p text:style-name="P17"><text:s text:c="12"/>if isinstance(widget, tk.Frame):</text:p>
      <text:p text:style-name="P17"><text:s text:c="16"/>for child in widget.winfo_children():</text:p>
      <text:p text:style-name="P17"><text:s text:c="20"/>if isinstance(child, tk.Label) and child.cget('text') == "Visual:":</text:p>
      <text:p text:style-name="P17"><text:soft-page-break/><text:s text:c="24"/>parent = child.master</text:p>
      <text:p text:style-name="P17"><text:s text:c="24"/># Clear and recreate visual</text:p>
      <text:p text:style-name="P17"><text:s text:c="24"/>for w in parent.winfo_children()[1:]:</text:p>
      <text:p text:style-name="P17"><text:s text:c="28"/>w.destroy()</text:p>
      <text:p text:style-name="P17"><text:s text:c="24"/>self.create_visual_representation(parent)</text:p>
      <text:p text:style-name="P17"><text:s text:c="24"/>break</text:p>
      <text:p text:style-name="P17"><text:s text:c="24"/></text:p>
      <text:p text:style-name="P17"><text:s text:c="4"/>def check_quiz_answer(self, selected):</text:p>
      <text:p text:style-name="P17"><text:s text:c="8"/>self.total_questions += 1</text:p>
      <text:p text:style-name="P17"><text:s text:c="8"/></text:p>
      <text:p text:style-name="P17"><text:s text:c="8"/>if selected == self.quiz_number:</text:p>
      <text:p text:style-name="P17"><text:s text:c="12"/>self.score += 1</text:p>
      <text:p text:style-name="P17"><text:s text:c="12"/>result_text = "🎉 Excellent! That's correct!"</text:p>
      <text:p text:style-name="P17"><text:s text:c="12"/>result_color = '#4CAF50'</text:p>
      <text:p text:style-name="P17"><text:s text:c="8"/>else:</text:p>
      <text:p text:style-name="P17"><text:s text:c="12"/>result_text = f"❌ Oops! The correct answer is {self.quiz_number}"</text:p>
      <text:p text:style-name="P17"><text:s text:c="12"/>result_color = '#F44336'</text:p>
      <text:p text:style-name="P17"><text:s text:c="12"/></text:p>
      <text:p text:style-name="P17"><text:s text:c="8"/>self.update_score()</text:p>
      <text:p text:style-name="P17"><text:s text:c="8"/>self.show_result(result_text, result_color)</text:p>
      <text:p text:style-name="P17"><text:s text:c="8"/>self.next_quiz_btn.pack(pady=20)</text:p>
      <text:p text:style-name="P17"><text:s text:c="8"/></text:p>
      <text:p text:style-name="P17"><text:s text:c="4"/>def check_counting_answer(self, selected):</text:p>
      <text:p text:style-name="P17"><text:s text:c="8"/>self.total_questions += 1</text:p>
      <text:p text:style-name="P17"><text:s text:c="8"/></text:p>
      <text:p text:style-name="P17"><text:s text:c="8"/>if selected == self.counting_number:</text:p>
      <text:p text:style-name="P17"><text:s text:c="12"/>self.score += 1</text:p>
      <text:p text:style-name="P17"><text:s text:c="12"/>result_text = f"🎉 Perfect! There are {self.counting_number} {self.counting_object}!"</text:p>
      <text:p text:style-name="P17"><text:s text:c="12"/>result_color = '#4CAF50'</text:p>
      <text:p text:style-name="P17"><text:s text:c="8"/>else:</text:p>
      <text:p text:style-name="P17"><text:s text:c="12"/>result_text = f"❌ Try again! There are {self.counting_number} {self.counting_object}"</text:p>
      <text:p text:style-name="P17"><text:s text:c="12"/>result_color = '#F44336'</text:p>
      <text:p text:style-name="P17"><text:s text:c="12"/></text:p>
      <text:p text:style-name="P17"><text:s text:c="8"/>self.update_score()</text:p>
      <text:p text:style-name="P17"><text:s text:c="8"/>self.show_result(result_text, result_color)</text:p>
      <text:p text:style-name="P17"><text:s text:c="8"/>self.next_counting_btn.pack(pady=20)</text:p>
      <text:p text:style-name="P17"><text:s text:c="8"/></text:p>
      <text:p text:style-name="P17"><text:s text:c="4"/>def check_math_answer(self, selected):</text:p>
      <text:p text:style-name="P17"><text:s text:c="8"/>self.total_questions += 1</text:p>
      <text:p text:style-name="P17"><text:soft-page-break/><text:s text:c="8"/></text:p>
      <text:p text:style-name="P17"><text:s text:c="8"/>if selected == self.math_answer:</text:p>
      <text:p text:style-name="P17"><text:s text:c="12"/>self.score += 1</text:p>
      <text:p text:style-name="P17"><text:s text:c="12"/>result_text = f"🎉 Amazing! {self.math_answer} is correct!"</text:p>
      <text:p text:style-name="P17"><text:s text:c="12"/>result_color = '#4CAF50'</text:p>
      <text:p text:style-name="P17"><text:s text:c="8"/>else:</text:p>
      <text:p text:style-name="P17"><text:s text:c="12"/>result_text = f"❌ Close! The answer is {self.math_answer}"</text:p>
      <text:p text:style-name="P17"><text:s text:c="12"/>result_color = '#F44336'</text:p>
      <text:p text:style-name="P17"><text:s text:c="12"/></text:p>
      <text:p text:style-name="P17"><text:s text:c="8"/>self.update_score()</text:p>
      <text:p text:style-name="P17"><text:s text:c="8"/>self.show_result(result_text, result_color)</text:p>
      <text:p text:style-name="P17"><text:s text:c="8"/>self.next_math_btn.pack(pady=20)</text:p>
      <text:p text:style-name="P17"><text:s text:c="8"/></text:p>
      <text:p text:style-name="P17"><text:s text:c="4"/>def update_score(self):</text:p>
      <text:p text:style-name="P17"><text:s text:c="8"/>self.score_label.config(text=f"Score: {self.score}/{self.total_questions}")</text:p>
      <text:p text:style-name="P17"><text:s text:c="8"/></text:p>
      <text:p text:style-name="P17"><text:s text:c="4"/>def show_result(self, text, color):</text:p>
      <text:p text:style-name="P17"><text:s text:c="8"/>result_label = tk.Label(self.content_frame, text=text,</text:p>
      <text:p text:style-name="P17"><text:s text:c="31"/>font=('Comic Sans MS', 16, 'bold'),</text:p>
      <text:p text:style-name="P17"><text:s text:c="31"/>bg='#E8F5E8', fg=color)</text:p>
      <text:p text:style-name="P17"><text:s text:c="8"/>result_label.pack(pady=20)</text:p>
      <text:p text:style-name="P17"><text:s text:c="8"/></text:p>
      <text:p text:style-name="P17"><text:s text:c="8"/># Disable all buttons</text:p>
      <text:p text:style-name="P17"><text:s text:c="8"/>self.disable_buttons()</text:p>
      <text:p text:style-name="P17"><text:s text:c="8"/></text:p>
      <text:p text:style-name="P17"><text:s text:c="4"/>def disable_buttons(self):</text:p>
      <text:p text:style-name="P17"><text:s text:c="8"/>for widget in self.content_frame.winfo_children():</text:p>
      <text:p text:style-name="P17"><text:s text:c="12"/>if isinstance(widget, tk.Frame):</text:p>
      <text:p text:style-name="P17"><text:s text:c="16"/>for child in widget.winfo_children():</text:p>
      <text:p text:style-name="P17"><text:s text:c="20"/>if isinstance(child, tk.Frame):</text:p>
      <text:p text:style-name="P17"><text:s text:c="24"/>for button in child.winfo_children():</text:p>
      <text:p text:style-name="P17"><text:s text:c="28"/>if isinstance(button, tk.Button):</text:p>
      <text:p text:style-name="P17"><text:s text:c="32"/>button.config(state='disabled')</text:p>
      <text:p text:style-name="P17"><text:s text:c="20"/>elif isinstance(child, tk.Button):</text:p>
      <text:p text:style-name="P17"><text:s text:c="24"/>child.config(state='disabled')</text:p>
      <text:p text:style-name="P17"/>
      <text:p text:style-name="P17">def main():</text:p>
      <text:p text:style-name="P17"><text:s text:c="4"/>root = tk.Tk()</text:p>
      <text:p text:style-name="P17"/>
      <text:p text:style-name="P17"/>
      <text:p text:style-name="P17"/>
      <text:p text:style-name="P53"><text:soft-page-break/>phonics.html</text:p>
      <text:p text:style-name="P48"/>
      <text:p text:style-name="P50"><text:span text:style-name="T8">&lt;!</text:span><text:span text:style-name="T9">DOCTYPE</text:span> <text:span text:style-name="T10">html</text:span><text:span text:style-name="T8">&gt;</text:span></text:p>
      <text:p text:style-name="P49"><text:span text:style-name="T8">&lt;</text:span><text:span text:style-name="T9">html</text:span> <text:span text:style-name="T10">lang</text:span>=<text:span text:style-name="T11">"en"</text:span><text:span text:style-name="T8">&gt;</text:span></text:p>
      <text:p text:style-name="P49"><text:span text:style-name="T8">&lt;</text:span><text:span text:style-name="T9">head</text:span><text:span text:style-name="T8">&gt;</text:span></text:p>
      <text:p text:style-name="P49"><text:span text:style-name="T8">&lt;</text:span><text:span text:style-name="T9">meta</text:span> <text:span text:style-name="T10">charset</text:span>=<text:span text:style-name="T11">"UTF-8"</text:span> <text:span text:style-name="T8">/&gt;</text:span></text:p>
      <text:p text:style-name="P49"><text:span text:style-name="T8">&lt;</text:span><text:span text:style-name="T9">title</text:span><text:span text:style-name="T8">&gt;</text:span>🎺 Phonics Sounds A–Z<text:span text:style-name="T8">&lt;/</text:span><text:span text:style-name="T9">title</text:span><text:span text:style-name="T8">&gt;</text:span></text:p>
      <text:p text:style-name="P49"><text:span text:style-name="T8">&lt;</text:span><text:span text:style-name="T9">style</text:span><text:span text:style-name="T8">&gt;</text:span></text:p>
      <text:p text:style-name="P49"><text:span text:style-name="T13">body</text:span><text:span text:style-name="T12"> {</text:span></text:p>
      <text:p text:style-name="P49"><text:span text:style-name="T10">font-family</text:span><text:span text:style-name="T12">: </text:span><text:span text:style-name="T11">'Comic Sans MS'</text:span><text:span text:style-name="T12">, cursive;</text:span></text:p>
      <text:p text:style-name="P49"><text:span text:style-name="T10">background</text:span><text:span text:style-name="T12">: </text:span><text:span text:style-name="T11">#f9fbe7</text:span><text:span text:style-name="T12">;</text:span></text:p>
      <text:p text:style-name="P49"><text:span text:style-name="T10">text-align</text:span><text:span text:style-name="T12">: </text:span><text:span text:style-name="T11">center</text:span><text:span text:style-name="T12">;</text:span></text:p>
      <text:p text:style-name="P49"><text:span text:style-name="T10">padding</text:span><text:span text:style-name="T12">: </text:span><text:span text:style-name="T14">2rem</text:span><text:span text:style-name="T12">;</text:span></text:p>
      <text:p text:style-name="P51">}</text:p>
      <text:p text:style-name="P49"><text:span text:style-name="T13">h1</text:span><text:span text:style-name="T12"> {</text:span></text:p>
      <text:p text:style-name="P49"><text:span text:style-name="T10">color</text:span><text:span text:style-name="T12">: </text:span><text:span text:style-name="T11">#388e3c</text:span><text:span text:style-name="T12">;</text:span></text:p>
      <text:p text:style-name="P49"><text:span text:style-name="T10">margin-bottom</text:span><text:span text:style-name="T12">: </text:span><text:span text:style-name="T14">1rem</text:span><text:span text:style-name="T12">;</text:span></text:p>
      <text:p text:style-name="P49"><text:span text:style-name="T10">font-size</text:span><text:span text:style-name="T12">: </text:span><text:span text:style-name="T14">2.5rem</text:span><text:span text:style-name="T12">;</text:span></text:p>
      <text:p text:style-name="P51">}</text:p>
      <text:p text:style-name="P49"><text:span text:style-name="T13">.grid</text:span><text:span text:style-name="T12"> {</text:span></text:p>
      <text:p text:style-name="P49"><text:span text:style-name="T10">display</text:span><text:span text:style-name="T12">: </text:span><text:span text:style-name="T11">grid</text:span><text:span text:style-name="T12">;</text:span></text:p>
      <text:p text:style-name="P49"><text:span text:style-name="T10">grid-template-columns</text:span><text:span text:style-name="T12">: </text:span><text:span text:style-name="T15">repeat</text:span><text:span text:style-name="T12">(</text:span><text:span text:style-name="T11">auto-fit</text:span><text:span text:style-name="T12">, </text:span><text:span text:style-name="T15">minmax</text:span><text:span text:style-name="T12">(</text:span><text:span text:style-name="T14">130px</text:span><text:span text:style-name="T12">, </text:span><text:span text:style-name="T14">1fr</text:span><text:span text:style-name="T12">));</text:span></text:p>
      <text:p text:style-name="P49"><text:span text:style-name="T10">gap</text:span><text:span text:style-name="T12">: </text:span><text:span text:style-name="T14">1rem</text:span><text:span text:style-name="T12">;</text:span></text:p>
      <text:p text:style-name="P49"><text:span text:style-name="T10">max-width</text:span><text:span text:style-name="T12">: </text:span><text:span text:style-name="T14">900px</text:span><text:span text:style-name="T12">;</text:span></text:p>
      <text:p text:style-name="P49"><text:span text:style-name="T10">margin</text:span><text:span text:style-name="T12">: </text:span><text:span text:style-name="T11">auto</text:span><text:span text:style-name="T12">;</text:span></text:p>
      <text:p text:style-name="P51">}</text:p>
      <text:p text:style-name="P49"><text:span text:style-name="T13">.card</text:span><text:span text:style-name="T12"> {</text:span></text:p>
      <text:p text:style-name="P49"><text:span text:style-name="T10">background</text:span><text:span text:style-name="T12">: </text:span><text:span text:style-name="T11">#ffffff</text:span><text:span text:style-name="T12">;</text:span></text:p>
      <text:p text:style-name="P49"><text:span text:style-name="T10">border-radius</text:span><text:span text:style-name="T12">: </text:span><text:span text:style-name="T14">12px</text:span><text:span text:style-name="T12">;</text:span></text:p>
      <text:p text:style-name="P49"><text:span text:style-name="T10">box-shadow</text:span><text:span text:style-name="T12">: </text:span><text:span text:style-name="T14">0</text:span><text:span text:style-name="T12"> </text:span><text:span text:style-name="T14">4px</text:span><text:span text:style-name="T12"> </text:span><text:span text:style-name="T14">8px</text:span><text:span text:style-name="T12"> </text:span><text:span text:style-name="T15">rgba</text:span><text:span text:style-name="T12">(</text:span><text:span text:style-name="T14">0</text:span><text:span text:style-name="T12">,</text:span><text:span text:style-name="T14">0</text:span><text:span text:style-name="T12">,</text:span><text:span text:style-name="T14">0</text:span><text:span text:style-name="T12">,</text:span><text:span text:style-name="T14">0.1</text:span><text:span text:style-name="T12">);</text:span></text:p>
      <text:p text:style-name="P49"><text:span text:style-name="T10">padding</text:span><text:span text:style-name="T12">: </text:span><text:span text:style-name="T14">1rem</text:span><text:span text:style-name="T12">;</text:span></text:p>
      <text:p text:style-name="P49"><text:span text:style-name="T10">cursor</text:span><text:span text:style-name="T12">: </text:span><text:span text:style-name="T11">pointer</text:span><text:span text:style-name="T12">;</text:span></text:p>
      <text:p text:style-name="P49"><text:span text:style-name="T10">transition</text:span><text:span text:style-name="T12">: transform </text:span><text:span text:style-name="T14">0.2s</text:span><text:span text:style-name="T12">, </text:span><text:span text:style-name="T19">background</text:span><text:span text:style-name="T12"> </text:span><text:span text:style-name="T14">0.2s</text:span><text:span text:style-name="T12">;</text:span></text:p>
      <text:p text:style-name="P51">}</text:p>
      <text:p text:style-name="P49"><text:span text:style-name="T13">.card:hover</text:span><text:span text:style-name="T12"> {</text:span></text:p>
      <text:p text:style-name="P49"><text:span text:style-name="T10">background</text:span><text:span text:style-name="T12">: </text:span><text:span text:style-name="T11">#e8f5e9</text:span><text:span text:style-name="T12">;</text:span></text:p>
      <text:p text:style-name="P49"><text:span text:style-name="T10">transform</text:span><text:span text:style-name="T12">: </text:span><text:span text:style-name="T15">scale</text:span><text:span text:style-name="T12">(</text:span><text:span text:style-name="T14">1.03</text:span><text:span text:style-name="T12">);</text:span></text:p>
      <text:p text:style-name="P51">}</text:p>
      <text:p text:style-name="P49"><text:span text:style-name="T13">.letter</text:span><text:span text:style-name="T12"> {</text:span></text:p>
      <text:p text:style-name="P49"><text:span text:style-name="T10">font-size</text:span><text:span text:style-name="T12">: </text:span><text:span text:style-name="T14">2.2rem</text:span><text:span text:style-name="T12">;</text:span></text:p>
      <text:p text:style-name="P49"><text:span text:style-name="T10">margin-bottom</text:span><text:span text:style-name="T12">: </text:span><text:span text:style-name="T14">0.3rem</text:span><text:span text:style-name="T12">;</text:span></text:p>
      <text:p text:style-name="P49"><text:span text:style-name="T10">color</text:span><text:span text:style-name="T12">: </text:span><text:span text:style-name="T11">#2e7d32</text:span><text:span text:style-name="T12">;</text:span></text:p>
      <text:p text:style-name="P51">}</text:p>
      <text:p text:style-name="P49"><text:span text:style-name="T13">.ipa</text:span><text:span text:style-name="T12"> {</text:span></text:p>
      <text:p text:style-name="P49"><text:span text:style-name="T10">font-size</text:span><text:span text:style-name="T12">: </text:span><text:span text:style-name="T14">1.2rem</text:span><text:span text:style-name="T12">;</text:span></text:p>
      <text:p text:style-name="P49"><text:span text:style-name="T10">color</text:span><text:span text:style-name="T12">: </text:span><text:span text:style-name="T11">#616161</text:span><text:span text:style-name="T12">;</text:span></text:p>
      <text:p text:style-name="P49"><text:span text:style-name="T10">margin-bottom</text:span><text:span text:style-name="T12">: </text:span><text:span text:style-name="T14">0.5rem</text:span><text:span text:style-name="T12">;</text:span></text:p>
      <text:p text:style-name="P51">}</text:p>
      <text:p text:style-name="P49"><text:span text:style-name="T13">.emoji</text:span><text:span text:style-name="T12"> {</text:span></text:p>
      <text:p text:style-name="P49"><text:span text:style-name="T10">font-size</text:span><text:span text:style-name="T12">: </text:span><text:span text:style-name="T14">2rem</text:span><text:span text:style-name="T12">;</text:span></text:p>
      <text:p text:style-name="P49"><text:soft-page-break/><text:span text:style-name="T10">margin-bottom</text:span><text:span text:style-name="T12">: </text:span><text:span text:style-name="T14">0.4rem</text:span><text:span text:style-name="T12">;</text:span></text:p>
      <text:p text:style-name="P51">}</text:p>
      <text:p text:style-name="P49"><text:span text:style-name="T13">.example</text:span><text:span text:style-name="T12"> {</text:span></text:p>
      <text:p text:style-name="P49"><text:span text:style-name="T10">font-size</text:span><text:span text:style-name="T12">: </text:span><text:span text:style-name="T14">1rem</text:span><text:span text:style-name="T12">;</text:span></text:p>
      <text:p text:style-name="P49"><text:span text:style-name="T10">color</text:span><text:span text:style-name="T12">: </text:span><text:span text:style-name="T11">#424242</text:span><text:span text:style-name="T12">;</text:span></text:p>
      <text:p text:style-name="P51">}</text:p>
      <text:p text:style-name="P49"><text:span text:style-name="T13">button.back</text:span><text:span text:style-name="T12"> {</text:span></text:p>
      <text:p text:style-name="P49"><text:span text:style-name="T10">margin-top</text:span><text:span text:style-name="T12">: </text:span><text:span text:style-name="T14">2rem</text:span><text:span text:style-name="T12">;</text:span></text:p>
      <text:p text:style-name="P49"><text:span text:style-name="T10">background</text:span><text:span text:style-name="T12">: </text:span><text:span text:style-name="T11">#81c784</text:span><text:span text:style-name="T12">;</text:span></text:p>
      <text:p text:style-name="P49"><text:span text:style-name="T10">color</text:span><text:span text:style-name="T12">: </text:span><text:span text:style-name="T11">white</text:span><text:span text:style-name="T12">;</text:span></text:p>
      <text:p text:style-name="P49"><text:span text:style-name="T10">padding</text:span><text:span text:style-name="T12">: </text:span><text:span text:style-name="T14">0.7rem</text:span><text:span text:style-name="T12"> </text:span><text:span text:style-name="T14">1.5rem</text:span><text:span text:style-name="T12">;</text:span></text:p>
      <text:p text:style-name="P49"><text:span text:style-name="T10">font-size</text:span><text:span text:style-name="T12">: </text:span><text:span text:style-name="T14">1.1rem</text:span><text:span text:style-name="T12">;</text:span></text:p>
      <text:p text:style-name="P49"><text:span text:style-name="T10">border</text:span><text:span text:style-name="T12">: </text:span><text:span text:style-name="T11">none</text:span><text:span text:style-name="T12">;</text:span></text:p>
      <text:p text:style-name="P49"><text:span text:style-name="T10">border-radius</text:span><text:span text:style-name="T12">: </text:span><text:span text:style-name="T14">10px</text:span><text:span text:style-name="T12">;</text:span></text:p>
      <text:p text:style-name="P49"><text:span text:style-name="T10">cursor</text:span><text:span text:style-name="T12">: </text:span><text:span text:style-name="T11">pointer</text:span><text:span text:style-name="T12">;</text:span></text:p>
      <text:p text:style-name="P51">}</text:p>
      <text:p text:style-name="P49"><text:span text:style-name="T13">button.back:hover</text:span><text:span text:style-name="T12"> {</text:span></text:p>
      <text:p text:style-name="P49"><text:span text:style-name="T10">background</text:span><text:span text:style-name="T12">: </text:span><text:span text:style-name="T11">#66bb6a</text:span><text:span text:style-name="T12">;</text:span></text:p>
      <text:p text:style-name="P51">}</text:p>
      <text:p text:style-name="P49"><text:span text:style-name="T8">&lt;/</text:span><text:span text:style-name="T9">style</text:span><text:span text:style-name="T8">&gt;</text:span></text:p>
      <text:p text:style-name="P49"><text:span text:style-name="T8">&lt;/</text:span><text:span text:style-name="T9">head</text:span><text:span text:style-name="T8">&gt;</text:span></text:p>
      <text:p text:style-name="P49"><text:span text:style-name="T8">&lt;</text:span><text:span text:style-name="T9">body</text:span><text:span text:style-name="T8">&gt;</text:span></text:p>
      <text:p text:style-name="P52"/>
      <text:p text:style-name="P49"><text:span text:style-name="T8">&lt;</text:span><text:span text:style-name="T9">h1</text:span><text:span text:style-name="T8">&gt;</text:span>🎺 Phonics Sounds A–Z<text:span text:style-name="T8">&lt;/</text:span><text:span text:style-name="T9">h1</text:span><text:span text:style-name="T8">&gt;</text:span></text:p>
      <text:p text:style-name="P49"><text:span text:style-name="T8">&lt;</text:span><text:span text:style-name="T9">div</text:span> <text:span text:style-name="T10">class</text:span>=<text:span text:style-name="T11">"grid"</text:span> <text:span text:style-name="T10">id</text:span>=<text:span text:style-name="T11">"phonicsGrid"</text:span><text:span text:style-name="T8">&gt;&lt;/</text:span><text:span text:style-name="T9">div</text:span><text:span text:style-name="T8">&gt;</text:span></text:p>
      <text:p text:style-name="P52"/>
      <text:p text:style-name="P49"><text:span text:style-name="T8">&lt;</text:span><text:span text:style-name="T9">button</text:span> <text:span text:style-name="T10">class</text:span>=<text:span text:style-name="T11">"back"</text:span> <text:span text:style-name="T10">onclick</text:span>=<text:span text:style-name="T11">"</text:span><text:span text:style-name="T15">goBack</text:span><text:span text:style-name="T11">()"</text:span><text:span text:style-name="T8">&gt;</text:span>🔙 Back to Menu<text:span text:style-name="T8">&lt;/</text:span><text:span text:style-name="T9">button</text:span><text:span text:style-name="T8">&gt;</text:span></text:p>
      <text:p text:style-name="P52"/>
      <text:p text:style-name="P49"><text:span text:style-name="T8">&lt;</text:span><text:span text:style-name="T9">script</text:span><text:span text:style-name="T8">&gt;</text:span></text:p>
      <text:p text:style-name="P49"><text:span text:style-name="T9">const</text:span><text:span text:style-name="T12"> </text:span><text:span text:style-name="T16">phonics</text:span><text:span text:style-name="T12"> = [</text:span></text:p>
      <text:p text:style-name="P49"><text:span text:style-name="T12">{ </text:span><text:span text:style-name="T10">letter:</text:span><text:span text:style-name="T12"> </text:span><text:span text:style-name="T11">"A"</text:span><text:span text:style-name="T12">, </text:span><text:span text:style-name="T10">ipa:</text:span><text:span text:style-name="T12"> </text:span><text:span text:style-name="T11">"/æ/"</text:span><text:span text:style-name="T12">, </text:span><text:span text:style-name="T10">emoji:</text:span><text:span text:style-name="T12"> </text:span><text:span text:style-name="T11">"🍎"</text:span><text:span text:style-name="T12">, </text:span><text:span text:style-name="T10">example:</text:span><text:span text:style-name="T12"> </text:span><text:span text:style-name="T11">"apple"</text:span><text:span text:style-name="T12">, </text:span><text:span text:style-name="T10">sound:</text:span><text:span text:style-name="T12"> </text:span><text:span text:style-name="T11">"a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B"</text:span><text:span text:style-name="T12">, </text:span><text:span text:style-name="T10">ipa:</text:span><text:span text:style-name="T12"> </text:span><text:span text:style-name="T11">"/b/"</text:span><text:span text:style-name="T12">, </text:span><text:span text:style-name="T10">emoji:</text:span><text:span text:style-name="T12"> </text:span><text:span text:style-name="T11">"🧸"</text:span><text:span text:style-name="T12">, </text:span><text:span text:style-name="T10">example:</text:span><text:span text:style-name="T12"> </text:span><text:span text:style-name="T11">"bear"</text:span><text:span text:style-name="T12">, </text:span><text:span text:style-name="T10">sound:</text:span><text:span text:style-name="T12"> </text:span><text:span text:style-name="T11">"b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C"</text:span><text:span text:style-name="T12">, </text:span><text:span text:style-name="T10">ipa:</text:span><text:span text:style-name="T12"> </text:span><text:span text:style-name="T11">"/k/"</text:span><text:span text:style-name="T12">, </text:span><text:span text:style-name="T10">emoji:</text:span><text:span text:style-name="T12"> </text:span><text:span text:style-name="T11">"🐱"</text:span><text:span text:style-name="T12">, </text:span><text:span text:style-name="T10">example:</text:span><text:span text:style-name="T12"> </text:span><text:span text:style-name="T11">"cat"</text:span><text:span text:style-name="T12">, </text:span><text:span text:style-name="T10">sound:</text:span><text:span text:style-name="T12"> </text:span><text:span text:style-name="T11">"c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D"</text:span><text:span text:style-name="T12">, </text:span><text:span text:style-name="T10">ipa:</text:span><text:span text:style-name="T12"> </text:span><text:span text:style-name="T11">"/d/"</text:span><text:span text:style-name="T12">, </text:span><text:span text:style-name="T10">emoji:</text:span><text:span text:style-name="T12"> </text:span><text:span text:style-name="T11">"🐶"</text:span><text:span text:style-name="T12">, </text:span><text:span text:style-name="T10">example:</text:span><text:span text:style-name="T12"> </text:span><text:span text:style-name="T11">"dog"</text:span><text:span text:style-name="T12">, </text:span><text:span text:style-name="T10">sound:</text:span><text:span text:style-name="T12"> </text:span><text:span text:style-name="T11">"d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E"</text:span><text:span text:style-name="T12">, </text:span><text:span text:style-name="T10">ipa:</text:span><text:span text:style-name="T12"> </text:span><text:span text:style-name="T11">"/ɛ/"</text:span><text:span text:style-name="T12">, </text:span><text:span text:style-name="T10">emoji:</text:span><text:span text:style-name="T12"> </text:span><text:span text:style-name="T11">"🐘"</text:span><text:span text:style-name="T12">, </text:span><text:span text:style-name="T10">example:</text:span><text:span text:style-name="T12"> </text:span><text:span text:style-name="T11">"elephant"</text:span><text:span text:style-name="T12">, </text:span><text:span text:style-name="T10">sound:</text:span><text:span text:style-name="T12"> </text:span><text:span text:style-name="T11">"e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F"</text:span><text:span text:style-name="T12">, </text:span><text:span text:style-name="T10">ipa:</text:span><text:span text:style-name="T12"> </text:span><text:span text:style-name="T11">"/f/"</text:span><text:span text:style-name="T12">, </text:span><text:span text:style-name="T10">emoji:</text:span><text:span text:style-name="T12"> </text:span><text:span text:style-name="T11">"🐸"</text:span><text:span text:style-name="T12">, </text:span><text:span text:style-name="T10">example:</text:span><text:span text:style-name="T12"> </text:span><text:span text:style-name="T11">"frog"</text:span><text:span text:style-name="T12">, </text:span><text:span text:style-name="T10">sound:</text:span><text:span text:style-name="T12"> </text:span><text:span text:style-name="T11">"f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G"</text:span><text:span text:style-name="T12">, </text:span><text:span text:style-name="T10">ipa:</text:span><text:span text:style-name="T12"> </text:span><text:span text:style-name="T11">"/g/"</text:span><text:span text:style-name="T12">, </text:span><text:span text:style-name="T10">emoji:</text:span><text:span text:style-name="T12"> </text:span><text:span text:style-name="T11">"🦒"</text:span><text:span text:style-name="T12">, </text:span><text:span text:style-name="T10">example:</text:span><text:span text:style-name="T12"> </text:span><text:span text:style-name="T11">"goat"</text:span><text:span text:style-name="T12">, </text:span><text:span text:style-name="T10">sound:</text:span><text:span text:style-name="T12"> </text:span><text:span text:style-name="T11">"g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H"</text:span><text:span text:style-name="T12">, </text:span><text:span text:style-name="T10">ipa:</text:span><text:span text:style-name="T12"> </text:span><text:span text:style-name="T11">"/h/"</text:span><text:span text:style-name="T12">, </text:span><text:span text:style-name="T10">emoji:</text:span><text:span text:style-name="T12"> </text:span><text:span text:style-name="T11">"🎩"</text:span><text:span text:style-name="T12">, </text:span><text:span text:style-name="T10">example:</text:span><text:span text:style-name="T12"> </text:span><text:span text:style-name="T11">"hat"</text:span><text:span text:style-name="T12">, </text:span><text:span text:style-name="T10">sound:</text:span><text:span text:style-name="T12"> </text:span><text:span text:style-name="T11">"h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I"</text:span><text:span text:style-name="T12">, </text:span><text:span text:style-name="T10">ipa:</text:span><text:span text:style-name="T12"> </text:span><text:span text:style-name="T11">"/ɪ/"</text:span><text:span text:style-name="T12">, </text:span><text:span text:style-name="T10">emoji:</text:span><text:span text:style-name="T12"> </text:span><text:span text:style-name="T11">"🍦"</text:span><text:span text:style-name="T12">, </text:span><text:span text:style-name="T10">example:</text:span><text:span text:style-name="T12"> </text:span><text:span text:style-name="T11">"ice"</text:span><text:span text:style-name="T12">, </text:span><text:span text:style-name="T10">sound:</text:span><text:span text:style-name="T12"> </text:span><text:span text:style-name="T11">"i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J"</text:span><text:span text:style-name="T12">, </text:span><text:span text:style-name="T10">ipa:</text:span><text:span text:style-name="T12"> </text:span><text:span text:style-name="T11">"/ʤ/"</text:span><text:span text:style-name="T12">, </text:span><text:span text:style-name="T10">emoji:</text:span><text:span text:style-name="T12"> </text:span><text:span text:style-name="T11">"🍬"</text:span><text:span text:style-name="T12">, </text:span><text:span text:style-name="T10">example:</text:span><text:span text:style-name="T12"> </text:span><text:span text:style-name="T11">"jelly"</text:span><text:span text:style-name="T12">, </text:span><text:span text:style-name="T10">sound:</text:span><text:span text:style-name="T12"> </text:span><text:span text:style-name="T11">"j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K"</text:span><text:span text:style-name="T12">, </text:span><text:span text:style-name="T10">ipa:</text:span><text:span text:style-name="T12"> </text:span><text:span text:style-name="T11">"/k/"</text:span><text:span text:style-name="T12">, </text:span><text:span text:style-name="T10">emoji:</text:span><text:span text:style-name="T12"> </text:span><text:span text:style-name="T11">"🪁"</text:span><text:span text:style-name="T12">, </text:span><text:span text:style-name="T10">example:</text:span><text:span text:style-name="T12"> </text:span><text:span text:style-name="T11">"kite"</text:span><text:span text:style-name="T12">, </text:span><text:span text:style-name="T10">sound:</text:span><text:span text:style-name="T12"> </text:span><text:span text:style-name="T11">"k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L"</text:span><text:span text:style-name="T12">, </text:span><text:span text:style-name="T10">ipa:</text:span><text:span text:style-name="T12"> </text:span><text:span text:style-name="T11">"/l/"</text:span><text:span text:style-name="T12">, </text:span><text:span text:style-name="T10">emoji:</text:span><text:span text:style-name="T12"> </text:span><text:span text:style-name="T11">"🦁"</text:span><text:span text:style-name="T12">, </text:span><text:span text:style-name="T10">example:</text:span><text:span text:style-name="T12"> </text:span><text:span text:style-name="T11">"lion"</text:span><text:span text:style-name="T12">, </text:span><text:span text:style-name="T10">sound:</text:span><text:span text:style-name="T12"> </text:span><text:span text:style-name="T11">"l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M"</text:span><text:span text:style-name="T12">, </text:span><text:span text:style-name="T10">ipa:</text:span><text:span text:style-name="T12"> </text:span><text:span text:style-name="T11">"/m/"</text:span><text:span text:style-name="T12">, </text:span><text:span text:style-name="T10">emoji:</text:span><text:span text:style-name="T12"> </text:span><text:span text:style-name="T11">"🐭"</text:span><text:span text:style-name="T12">, </text:span><text:span text:style-name="T10">example:</text:span><text:span text:style-name="T12"> </text:span><text:span text:style-name="T11">"mouse"</text:span><text:span text:style-name="T12">, </text:span><text:span text:style-name="T10">sound:</text:span><text:span text:style-name="T12"> </text:span><text:span text:style-name="T11">"m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N"</text:span><text:span text:style-name="T12">, </text:span><text:span text:style-name="T10">ipa:</text:span><text:span text:style-name="T12"> </text:span><text:span text:style-name="T11">"/n/"</text:span><text:span text:style-name="T12">, </text:span><text:span text:style-name="T10">emoji:</text:span><text:span text:style-name="T12"> </text:span><text:span text:style-name="T11">"👃"</text:span><text:span text:style-name="T12">, </text:span><text:span text:style-name="T10">example:</text:span><text:span text:style-name="T12"> </text:span><text:span text:style-name="T11">"nose"</text:span><text:span text:style-name="T12">, </text:span><text:span text:style-name="T10">sound:</text:span><text:span text:style-name="T12"> </text:span><text:span text:style-name="T11">"n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O"</text:span><text:span text:style-name="T12">, </text:span><text:span text:style-name="T10">ipa:</text:span><text:span text:style-name="T12"> </text:span><text:span text:style-name="T11">"/ɒ/"</text:span><text:span text:style-name="T12">, </text:span><text:span text:style-name="T10">emoji:</text:span><text:span text:style-name="T12"> </text:span><text:span text:style-name="T11">"🐙"</text:span><text:span text:style-name="T12">, </text:span><text:span text:style-name="T10">example:</text:span><text:span text:style-name="T12"> </text:span><text:span text:style-name="T11">"octopus"</text:span><text:span text:style-name="T12">, </text:span><text:span text:style-name="T10">sound:</text:span><text:span text:style-name="T12"> </text:span><text:span text:style-name="T11">"o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P"</text:span><text:span text:style-name="T12">, </text:span><text:span text:style-name="T10">ipa:</text:span><text:span text:style-name="T12"> </text:span><text:span text:style-name="T11">"/p/"</text:span><text:span text:style-name="T12">, </text:span><text:span text:style-name="T10">emoji:</text:span><text:span text:style-name="T12"> </text:span><text:span text:style-name="T11">"🐷"</text:span><text:span text:style-name="T12">, </text:span><text:span text:style-name="T10">example:</text:span><text:span text:style-name="T12"> </text:span><text:span text:style-name="T11">"pig"</text:span><text:span text:style-name="T12">, </text:span><text:span text:style-name="T10">sound:</text:span><text:span text:style-name="T12"> </text:span><text:span text:style-name="T11">"p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Q"</text:span><text:span text:style-name="T12">, </text:span><text:span text:style-name="T10">ipa:</text:span><text:span text:style-name="T12"> </text:span><text:span text:style-name="T11">"/kw/"</text:span><text:span text:style-name="T12">, </text:span><text:span text:style-name="T10">emoji:</text:span><text:span text:style-name="T12"> </text:span><text:span text:style-name="T11">"👑"</text:span><text:span text:style-name="T12">, </text:span><text:span text:style-name="T10">example:</text:span><text:span text:style-name="T12"> </text:span><text:span text:style-name="T11">"queen"</text:span><text:span text:style-name="T12">, </text:span><text:span text:style-name="T10">sound:</text:span><text:span text:style-name="T12"> </text:span><text:span text:style-name="T11">"q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R"</text:span><text:span text:style-name="T12">, </text:span><text:span text:style-name="T10">ipa:</text:span><text:span text:style-name="T12"> </text:span><text:span text:style-name="T11">"/r/"</text:span><text:span text:style-name="T12">, </text:span><text:span text:style-name="T10">emoji:</text:span><text:span text:style-name="T12"> </text:span><text:span text:style-name="T11">"🐇"</text:span><text:span text:style-name="T12">, </text:span><text:span text:style-name="T10">example:</text:span><text:span text:style-name="T12"> </text:span><text:span text:style-name="T11">"rabbit"</text:span><text:span text:style-name="T12">, </text:span><text:span text:style-name="T10">sound:</text:span><text:span text:style-name="T12"> </text:span><text:span text:style-name="T11">"r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S"</text:span><text:span text:style-name="T12">, </text:span><text:span text:style-name="T10">ipa:</text:span><text:span text:style-name="T12"> </text:span><text:span text:style-name="T11">"/s/"</text:span><text:span text:style-name="T12">, </text:span><text:span text:style-name="T10">emoji:</text:span><text:span text:style-name="T12"> </text:span><text:span text:style-name="T11">"☀️"</text:span><text:span text:style-name="T12">, </text:span><text:span text:style-name="T10">example:</text:span><text:span text:style-name="T12"> </text:span><text:span text:style-name="T11">"sun"</text:span><text:span text:style-name="T12">, </text:span><text:span text:style-name="T10">sound:</text:span><text:span text:style-name="T12"> </text:span><text:span text:style-name="T11">"s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T"</text:span><text:span text:style-name="T12">, </text:span><text:span text:style-name="T10">ipa:</text:span><text:span text:style-name="T12"> </text:span><text:span text:style-name="T11">"/t/"</text:span><text:span text:style-name="T12">, </text:span><text:span text:style-name="T10">emoji:</text:span><text:span text:style-name="T12"> </text:span><text:span text:style-name="T11">"🐯"</text:span><text:span text:style-name="T12">, </text:span><text:span text:style-name="T10">example:</text:span><text:span text:style-name="T12"> </text:span><text:span text:style-name="T11">"tiger"</text:span><text:span text:style-name="T12">, </text:span><text:span text:style-name="T10">sound:</text:span><text:span text:style-name="T12"> </text:span><text:span text:style-name="T11">"t"</text:span><text:span text:style-name="T12"> },</text:span></text:p>
      <text:p text:style-name="P49"><text:soft-page-break/><text:span text:style-name="T12">{ </text:span><text:span text:style-name="T10">letter:</text:span><text:span text:style-name="T12"> </text:span><text:span text:style-name="T11">"U"</text:span><text:span text:style-name="T12">, </text:span><text:span text:style-name="T10">ipa:</text:span><text:span text:style-name="T12"> </text:span><text:span text:style-name="T11">"/ʌ/"</text:span><text:span text:style-name="T12">, </text:span><text:span text:style-name="T10">emoji:</text:span><text:span text:style-name="T12"> </text:span><text:span text:style-name="T11">"☔️"</text:span><text:span text:style-name="T12">, </text:span><text:span text:style-name="T10">example:</text:span><text:span text:style-name="T12"> </text:span><text:span text:style-name="T11">"umbrella"</text:span><text:span text:style-name="T12">, </text:span><text:span text:style-name="T10">sound:</text:span><text:span text:style-name="T12"> </text:span><text:span text:style-name="T11">"u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V"</text:span><text:span text:style-name="T12">, </text:span><text:span text:style-name="T10">ipa:</text:span><text:span text:style-name="T12"> </text:span><text:span text:style-name="T11">"/v/"</text:span><text:span text:style-name="T12">, </text:span><text:span text:style-name="T10">emoji:</text:span><text:span text:style-name="T12"> </text:span><text:span text:style-name="T11">"🎿"</text:span><text:span text:style-name="T12">, </text:span><text:span text:style-name="T10">example:</text:span><text:span text:style-name="T12"> </text:span><text:span text:style-name="T11">"violin"</text:span><text:span text:style-name="T12">, </text:span><text:span text:style-name="T10">sound:</text:span><text:span text:style-name="T12"> </text:span><text:span text:style-name="T11">"v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W"</text:span><text:span text:style-name="T12">, </text:span><text:span text:style-name="T10">ipa:</text:span><text:span text:style-name="T12"> </text:span><text:span text:style-name="T11">"/w/"</text:span><text:span text:style-name="T12">, </text:span><text:span text:style-name="T10">emoji:</text:span><text:span text:style-name="T12"> </text:span><text:span text:style-name="T11">"🌊"</text:span><text:span text:style-name="T12">, </text:span><text:span text:style-name="T10">example:</text:span><text:span text:style-name="T12"> </text:span><text:span text:style-name="T11">"water"</text:span><text:span text:style-name="T12">, </text:span><text:span text:style-name="T10">sound:</text:span><text:span text:style-name="T12"> </text:span><text:span text:style-name="T11">"w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X"</text:span><text:span text:style-name="T12">, </text:span><text:span text:style-name="T10">ipa:</text:span><text:span text:style-name="T12"> </text:span><text:span text:style-name="T11">"/ks/"</text:span><text:span text:style-name="T12">, </text:span><text:span text:style-name="T10">emoji:</text:span><text:span text:style-name="T12"> </text:span><text:span text:style-name="T11">"📦"</text:span><text:span text:style-name="T12">, </text:span><text:span text:style-name="T10">example:</text:span><text:span text:style-name="T12"> </text:span><text:span text:style-name="T11">"box"</text:span><text:span text:style-name="T12">, </text:span><text:span text:style-name="T10">sound:</text:span><text:span text:style-name="T12"> </text:span><text:span text:style-name="T11">"x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Y"</text:span><text:span text:style-name="T12">, </text:span><text:span text:style-name="T10">ipa:</text:span><text:span text:style-name="T12"> </text:span><text:span text:style-name="T11">"/j/"</text:span><text:span text:style-name="T12">, </text:span><text:span text:style-name="T10">emoji:</text:span><text:span text:style-name="T12"> </text:span><text:span text:style-name="T11">"🧶"</text:span><text:span text:style-name="T12">, </text:span><text:span text:style-name="T10">example:</text:span><text:span text:style-name="T12"> </text:span><text:span text:style-name="T11">"yarn"</text:span><text:span text:style-name="T12">, </text:span><text:span text:style-name="T10">sound:</text:span><text:span text:style-name="T12"> </text:span><text:span text:style-name="T11">"y"</text:span><text:span text:style-name="T12"> },</text:span></text:p>
      <text:p text:style-name="P49"><text:span text:style-name="T12">{ </text:span><text:span text:style-name="T10">letter:</text:span><text:span text:style-name="T12"> </text:span><text:span text:style-name="T11">"Z"</text:span><text:span text:style-name="T12">, </text:span><text:span text:style-name="T10">ipa:</text:span><text:span text:style-name="T12"> </text:span><text:span text:style-name="T11">"/z/"</text:span><text:span text:style-name="T12">, </text:span><text:span text:style-name="T10">emoji:</text:span><text:span text:style-name="T12"> </text:span><text:span text:style-name="T11">"🦓"</text:span><text:span text:style-name="T12">, </text:span><text:span text:style-name="T10">example:</text:span><text:span text:style-name="T12"> </text:span><text:span text:style-name="T11">"zebra"</text:span><text:span text:style-name="T12">, </text:span><text:span text:style-name="T10">sound:</text:span><text:span text:style-name="T12"> </text:span><text:span text:style-name="T11">"z"</text:span><text:span text:style-name="T12"> },</text:span></text:p>
      <text:p text:style-name="P51">];</text:p>
      <text:p text:style-name="P52"/>
      <text:p text:style-name="P49"><text:span text:style-name="T10">window</text:span><text:span text:style-name="T12">.</text:span><text:span text:style-name="T15">onload</text:span><text:span text:style-name="T12"> = () </text:span><text:span text:style-name="T9">=&gt;</text:span><text:span text:style-name="T12"> {</text:span></text:p>
      <text:p text:style-name="P49"><text:span text:style-name="T9">const</text:span><text:span text:style-name="T12"> </text:span><text:span text:style-name="T16">grid</text:span><text:span text:style-name="T12"> = </text:span><text:span text:style-name="T10">document</text:span><text:span text:style-name="T12">.</text:span><text:span text:style-name="T15">getElementById</text:span><text:span text:style-name="T12">(</text:span><text:span text:style-name="T11">"phonicsGrid"</text:span><text:span text:style-name="T12">);</text:span></text:p>
      <text:p text:style-name="P49"><text:span text:style-name="T10">phonics</text:span><text:span text:style-name="T12">.</text:span><text:span text:style-name="T15">forEach</text:span><text:span text:style-name="T12">(</text:span><text:span text:style-name="T10">p</text:span><text:span text:style-name="T12"> </text:span><text:span text:style-name="T9">=&gt;</text:span><text:span text:style-name="T12"> {</text:span></text:p>
      <text:p text:style-name="P49"><text:span text:style-name="T9">const</text:span><text:span text:style-name="T12"> </text:span><text:span text:style-name="T16">card</text:span><text:span text:style-name="T12"> = </text:span><text:span text:style-name="T10">document</text:span><text:span text:style-name="T12">.</text:span><text:span text:style-name="T15">createElement</text:span><text:span text:style-name="T12">(</text:span><text:span text:style-name="T11">"div"</text:span><text:span text:style-name="T12">);</text:span></text:p>
      <text:p text:style-name="P49"><text:span text:style-name="T10">card</text:span><text:span text:style-name="T12">.</text:span><text:span text:style-name="T10">className</text:span><text:span text:style-name="T12"> = </text:span><text:span text:style-name="T11">"card"</text:span><text:span text:style-name="T12">;</text:span></text:p>
      <text:p text:style-name="P49"><text:span text:style-name="T10">card</text:span><text:span text:style-name="T12">.</text:span><text:span text:style-name="T15">onclick</text:span><text:span text:style-name="T12"> = () </text:span><text:span text:style-name="T9">=&gt;</text:span><text:span text:style-name="T12"> {</text:span></text:p>
      <text:p text:style-name="P49"><text:span text:style-name="T9">new</text:span><text:span text:style-name="T12"> </text:span><text:span text:style-name="T15">Audio</text:span><text:span text:style-name="T12">(</text:span><text:span text:style-name="T11">`/static/sounds/</text:span><text:span text:style-name="T9">${</text:span><text:span text:style-name="T10">p</text:span><text:span text:style-name="T12">.</text:span><text:span text:style-name="T10">sound</text:span><text:span text:style-name="T9">}</text:span><text:span text:style-name="T11">.wav`</text:span><text:span text:style-name="T12">).</text:span><text:span text:style-name="T15">play</text:span><text:span text:style-name="T12">();</text:span></text:p>
      <text:p text:style-name="P51">};</text:p>
      <text:p text:style-name="P49"><text:span text:style-name="T10">card</text:span><text:span text:style-name="T12">.</text:span><text:span text:style-name="T10">innerHTML</text:span><text:span text:style-name="T12"> = </text:span><text:span text:style-name="T11">`</text:span></text:p>
      <text:p text:style-name="P49"><text:span text:style-name="T11">&lt;div class="letter"&gt;</text:span><text:span text:style-name="T9">${</text:span><text:span text:style-name="T10">p</text:span><text:span text:style-name="T12">.</text:span><text:span text:style-name="T10">letter</text:span><text:span text:style-name="T9">}</text:span><text:span text:style-name="T11">&lt;/div&gt;</text:span></text:p>
      <text:p text:style-name="P49"><text:span text:style-name="T11">&lt;div class="ipa"&gt;</text:span><text:span text:style-name="T9">${</text:span><text:span text:style-name="T10">p</text:span><text:span text:style-name="T12">.</text:span><text:span text:style-name="T10">ipa</text:span><text:span text:style-name="T9">}</text:span><text:span text:style-name="T11">&lt;/div&gt;</text:span></text:p>
      <text:p text:style-name="P49"><text:span text:style-name="T11">&lt;div class="emoji"&gt;</text:span><text:span text:style-name="T9">${</text:span><text:span text:style-name="T10">p</text:span><text:span text:style-name="T12">.</text:span><text:span text:style-name="T10">emoji</text:span><text:span text:style-name="T9">}</text:span><text:span text:style-name="T11">&lt;/div&gt;</text:span></text:p>
      <text:p text:style-name="P49"><text:span text:style-name="T11">&lt;div class="example"&gt;</text:span><text:span text:style-name="T9">${</text:span><text:span text:style-name="T10">p</text:span><text:span text:style-name="T12">.</text:span><text:span text:style-name="T10">example</text:span><text:span text:style-name="T9">}</text:span><text:span text:style-name="T11">&lt;/div&gt;</text:span></text:p>
      <text:p text:style-name="P49"><text:span text:style-name="T11">`</text:span><text:span text:style-name="T12">;</text:span></text:p>
      <text:p text:style-name="P49"><text:span text:style-name="T10">grid</text:span><text:span text:style-name="T12">.</text:span><text:span text:style-name="T15">appendChild</text:span><text:span text:style-name="T12">(</text:span><text:span text:style-name="T10">card</text:span><text:span text:style-name="T12">);</text:span></text:p>
      <text:p text:style-name="P51">});</text:p>
      <text:p text:style-name="P51">};</text:p>
      <text:p text:style-name="P52"/>
      <text:p text:style-name="P49"><text:span text:style-name="T9">function</text:span><text:span text:style-name="T12"> </text:span><text:span text:style-name="T15">goBack</text:span><text:span text:style-name="T12">() {</text:span></text:p>
      <text:p text:style-name="P49"><text:span text:style-name="T9">const</text:span><text:span text:style-name="T12"> </text:span><text:span text:style-name="T16">grade</text:span><text:span text:style-name="T12"> = </text:span><text:span text:style-name="T10">localStorage</text:span><text:span text:style-name="T12">.</text:span><text:span text:style-name="T15">getItem</text:span><text:span text:style-name="T12">(</text:span><text:span text:style-name="T11">"selected_grade"</text:span><text:span text:style-name="T12">) || </text:span><text:span text:style-name="T11">"tk"</text:span><text:span text:style-name="T12">;</text:span></text:p>
      <text:p text:style-name="P49"><text:span text:style-name="T10">window</text:span><text:span text:style-name="T12">.</text:span><text:span text:style-name="T10">location</text:span><text:span text:style-name="T12">.</text:span><text:span text:style-name="T10">href</text:span><text:span text:style-name="T12"> = </text:span><text:span text:style-name="T11">`menu-</text:span><text:span text:style-name="T9">${</text:span><text:span text:style-name="T10">grade</text:span><text:span text:style-name="T9">}</text:span><text:span text:style-name="T11">.html`</text:span><text:span text:style-name="T12">;</text:span></text:p>
      <text:p text:style-name="P51">}</text:p>
      <text:p text:style-name="P49"><text:span text:style-name="T8">&lt;/</text:span><text:span text:style-name="T9">script</text:span><text:span text:style-name="T8">&gt;</text:span></text:p>
      <text:p text:style-name="P52"/>
      <text:p text:style-name="P49"><text:span text:style-name="T8">&lt;/</text:span><text:span text:style-name="T9">body</text:span><text:span text:style-name="T8">&gt;</text:span></text:p>
      <text:p text:style-name="P49"><text:span text:style-name="T8">&lt;/</text:span><text:span text:style-name="T9">html</text:span><text:span text:style-name="T8">&gt;</text:span></text:p>
      <text:p text:style-name="P48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5T10:45:12.537540422</meta:creation-date>
    <dc:date>2025-07-09T08:16:09.979829472</dc:date>
    <meta:editing-duration>P3DT4H7M41S</meta:editing-duration>
    <meta:editing-cycles>21</meta:editing-cycles>
    <meta:generator>LibreOffice/24.2.7.2$Linux_X86_64 LibreOffice_project/420$Build-2</meta:generator>
    <meta:document-statistic meta:table-count="5" meta:image-count="0" meta:object-count="0" meta:page-count="64" meta:paragraph-count="2114" meta:word-count="7065" meta:character-count="67522" meta:non-whitespace-character-count="52599"/>
  </office:meta>
</office:document-meta>
</file>